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6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7.165cm"/>
    </style:style>
    <style:style style:name="co6" style:family="table-column">
      <style:table-column-properties fo:break-before="auto" style:column-width="13.644cm"/>
    </style:style>
    <style:style style:name="co7" style:family="table-column">
      <style:table-column-properties fo:break-before="auto" style:column-width="9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6.765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3.605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rang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subrange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table:style-name="Default" office:value-type="string" calcext:value-type="string">
            <text:p>100-199</text:p>
          </table:table-cell>
          <table:table-cell table:style-name="Default" office:value-type="string" calcext:value-type="string">
            <text:p>Colours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00-109</text:p>
          </table:table-cell>
          <table:table-cell office:value-type="string" calcext:value-type="string">
            <text:p>yellow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10-119</text:p>
          </table:table-cell>
          <table:table-cell office:value-type="string" calcext:value-type="string">
            <text:p>orange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20-129</text:p>
          </table:table-cell>
          <table:table-cell office:value-type="string" calcext:value-type="string">
            <text:p>red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30-139</text:p>
          </table:table-cell>
          <table:table-cell office:value-type="string" calcext:value-type="string">
            <text:p>blues and violet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40-149</text:p>
          </table:table-cell>
          <table:table-cell office:value-type="string" calcext:value-type="string">
            <text:p>green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50-159</text:p>
          </table:table-cell>
          <table:table-cell office:value-type="string" calcext:value-type="string">
            <text:p>browns and blacks </text:p>
          </table:table-cell>
        </table:table-row>
        <table:table-row table:style-name="ro1">
          <table:table-cell office:value-type="string" calcext:value-type="string">
            <text:p>100-199</text:p>
          </table:table-cell>
          <table:table-cell office:value-type="string" calcext:value-type="string">
            <text:p>160-199</text:p>
          </table:table-cell>
          <table:table-cell office:value-type="string" calcext:value-type="string">
            <text:p>gold and others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table:style-name="Default" office:value-type="string" calcext:value-type="string">
            <text:p>200-299</text:p>
          </table:table-cell>
          <table:table-cell table:style-name="Default" office:value-type="string" calcext:value-type="string">
            <text:p>Preservatives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00-209</text:p>
          </table:table-cell>
          <table:table-cell office:value-type="string" calcext:value-type="string">
            <text:p><text:a xlink:href="https://en.wikipedia.org/wiki/Sorbate" xlink:type="simple">sorb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10-219</text:p>
          </table:table-cell>
          <table:table-cell office:value-type="string" calcext:value-type="string">
            <text:p><text:a xlink:href="https://en.wikipedia.org/wiki/Benzoate" xlink:type="simple">benzo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20-229</text:p>
          </table:table-cell>
          <table:table-cell office:value-type="string" calcext:value-type="string">
            <text:p><text:a xlink:href="https://en.wikipedia.org/wiki/Sulfite" xlink:type="simple">sulfi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30-239</text:p>
          </table:table-cell>
          <table:table-cell office:value-type="string" calcext:value-type="string">
            <text:p><text:a xlink:href="https://en.wikipedia.org/wiki/Phenol" xlink:type="simple">phenols</text:a> and <text:a xlink:href="https://en.wikipedia.org/wiki/Formate" xlink:type="simple">formates</text:a> (meth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40-259</text:p>
          </table:table-cell>
          <table:table-cell office:value-type="string" calcext:value-type="string">
            <text:p><text:a xlink:href="https://en.wikipedia.org/wiki/Nitrate" xlink:type="simple">nitr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60-269</text:p>
          </table:table-cell>
          <table:table-cell office:value-type="string" calcext:value-type="string">
            <text:p><text:a xlink:href="https://en.wikipedia.org/wiki/Acetate" xlink:type="simple">acetates</text:a> (eth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70-279</text:p>
          </table:table-cell>
          <table:table-cell office:value-type="string" calcext:value-type="string">
            <text:p><text:a xlink:href="https://en.wikipedia.org/wiki/Lactic_acid" xlink:type="simple">lact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80-289</text:p>
          </table:table-cell>
          <table:table-cell office:value-type="string" calcext:value-type="string">
            <text:p><text:a xlink:href="https://en.wikipedia.org/wiki/Propionate" xlink:type="simple">propionates</text:a> (prop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90-2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table:style-name="Default" office:value-type="string" calcext:value-type="string">
            <text:p>300-399</text:p>
          </table:table-cell>
          <table:table-cell table:style-name="Default" office:value-type="string" calcext:value-type="string">
            <text:p>Antioxidants and acidity regulators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00-305</text:p>
          </table:table-cell>
          <table:table-cell office:value-type="string" calcext:value-type="string">
            <text:p>ascorbates (<text:a xlink:href="https://en.wikipedia.org/wiki/Vitamin_C" xlink:type="simple">vitamin C</text:a>)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06-309</text:p>
          </table:table-cell>
          <table:table-cell office:value-type="string" calcext:value-type="string">
            <text:p><text:a xlink:href="https://en.wikipedia.org/wiki/Tocopherol" xlink:type="simple">Tocopherol</text:a> (vitamin E)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10-319</text:p>
          </table:table-cell>
          <table:table-cell office:value-type="string" calcext:value-type="string">
            <text:p><text:a xlink:href="https://en.wikipedia.org/wiki/Gallic_acid" xlink:type="simple">gallates</text:a> and <text:a xlink:href="https://en.wikipedia.org/wiki/Erythorbate" xlink:type="simple">erythorb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20-329</text:p>
          </table:table-cell>
          <table:table-cell office:value-type="string" calcext:value-type="string">
            <text:p><text:a xlink:href="https://en.wikipedia.org/wiki/Lactic_acid" xlink:type="simple">lact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30-339</text:p>
          </table:table-cell>
          <table:table-cell office:value-type="string" calcext:value-type="string">
            <text:p><text:a xlink:href="https://en.wikipedia.org/wiki/Citrate" xlink:type="simple">citrates</text:a> and <text:a xlink:href="https://en.wikipedia.org/wiki/Tartrate" xlink:type="simple">tartr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40-349</text:p>
          </table:table-cell>
          <table:table-cell office:value-type="string" calcext:value-type="string">
            <text:p><text:a xlink:href="https://en.wikipedia.org/wiki/Phosphate" xlink:type="simple">phosph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50-359</text:p>
          </table:table-cell>
          <table:table-cell office:value-type="string" calcext:value-type="string">
            <text:p><text:a xlink:href="https://en.wikipedia.org/wiki/Malate" xlink:type="simple">malates</text:a> and <text:a xlink:href="https://en.wikipedia.org/wiki/Adipic_acid#Adipate_salts_and_esters" xlink:type="simple">adip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60-369</text:p>
          </table:table-cell>
          <table:table-cell office:value-type="string" calcext:value-type="string">
            <text:p><text:a xlink:href="https://en.wikipedia.org/wiki/Succinate" xlink:type="simple">succinates</text:a> and <text:a xlink:href="https://en.wikipedia.org/wiki/Fumarate" xlink:type="simple">fumar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70-3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table:style-name="Default" office:value-type="string" calcext:value-type="string">
            <text:p>400-499</text:p>
          </table:table-cell>
          <table:table-cell table:style-name="Default" office:value-type="string" calcext:value-type="string">
            <text:p>Thickeners, stabilisers and emulsifiers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00-409</text:p>
          </table:table-cell>
          <table:table-cell office:value-type="string" calcext:value-type="string">
            <text:p><text:a xlink:href="https://en.wikipedia.org/wiki/Alginate" xlink:type="simple">alginate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10-419</text:p>
          </table:table-cell>
          <table:table-cell office:value-type="string" calcext:value-type="string">
            <text:p><text:a xlink:href="https://en.wikipedia.org/wiki/Natural_gum" xlink:type="simple">natural gum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20-429</text:p>
          </table:table-cell>
          <table:table-cell office:value-type="string" calcext:value-type="string">
            <text:p>other natural agent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30-439</text:p>
          </table:table-cell>
          <table:table-cell office:value-type="string" calcext:value-type="string">
            <text:p><text:a xlink:href="https://en.wikipedia.org/wiki/Polyethylene_glycol" xlink:type="simple">polyoxyethene</text:a>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40-449</text:p>
          </table:table-cell>
          <table:table-cell office:value-type="string" calcext:value-type="string">
            <text:p>natural <text:a xlink:href="https://en.wikipedia.org/wiki/Emulsifier" xlink:type="simple">emulsifier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50-459</text:p>
          </table:table-cell>
          <table:table-cell office:value-type="string" calcext:value-type="string">
            <text:p><text:a xlink:href="https://en.wikipedia.org/wiki/Phosphate" xlink:type="simple">phosphate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60-469</text:p>
          </table:table-cell>
          <table:table-cell office:value-type="string" calcext:value-type="string">
            <text:p><text:a xlink:href="https://en.wikipedia.org/wiki/Cellulose" xlink:type="simple">cellulose</text:a>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70-489</text:p>
          </table:table-cell>
          <table:table-cell office:value-type="string" calcext:value-type="string">
            <text:p><text:a xlink:href="https://en.wikipedia.org/wiki/Fatty_acid" xlink:type="simple">fatty acids</text:a> and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90-4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table:style-name="Default" office:value-type="string" calcext:value-type="string">
            <text:p>500-599</text:p>
          </table:table-cell>
          <table:table-cell table:style-name="Default" office:value-type="string" calcext:value-type="string">
            <text:p>pH regulators and anti-caking agents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00-509</text:p>
          </table:table-cell>
          <table:table-cell office:value-type="string" calcext:value-type="string">
            <text:p><text:a xlink:href="https://en.wikipedia.org/wiki/Mineral_acid" xlink:type="simple">mineral acids</text:a> and base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10-519</text:p>
          </table:table-cell>
          <table:table-cell office:value-type="string" calcext:value-type="string">
            <text:p><text:a xlink:href="https://en.wikipedia.org/wiki/Chloride" xlink:type="simple">chlorides</text:a> and <text:a xlink:href="https://en.wikipedia.org/wiki/Sulfate" xlink:type="simple">sulf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20-529</text:p>
          </table:table-cell>
          <table:table-cell office:value-type="string" calcext:value-type="string">
            <text:p><text:a xlink:href="https://en.wikipedia.org/wiki/Sulfate" xlink:type="simple">sulfates</text:a> and <text:a xlink:href="https://en.wikipedia.org/wiki/Hydroxide" xlink:type="simple">hydroxid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30-549</text:p>
          </table:table-cell>
          <table:table-cell office:value-type="string" calcext:value-type="string">
            <text:p><text:a xlink:href="https://en.wikipedia.org/wiki/Alkali_metal" xlink:type="simple">alkali metal</text:a> compound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50-559</text:p>
          </table:table-cell>
          <table:table-cell office:value-type="string" calcext:value-type="string">
            <text:p><text:a xlink:href="https://en.wikipedia.org/wiki/Silicate" xlink:type="simple">silic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70-579</text:p>
          </table:table-cell>
          <table:table-cell office:value-type="string" calcext:value-type="string">
            <text:p><text:a xlink:href="https://en.wikipedia.org/wiki/Stearic_acid" xlink:type="simple">stearates</text:a> and <text:a xlink:href="https://en.wikipedia.org/wiki/Gluconate" xlink:type="simple">glucon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80-5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table:style-name="Default" office:value-type="string" calcext:value-type="string">
            <text:p>600-699</text:p>
          </table:table-cell>
          <table:table-cell table:style-name="Default" office:value-type="string" calcext:value-type="string">
            <text:p>Flavour enhancers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20-629</text:p>
          </table:table-cell>
          <table:table-cell office:value-type="string" calcext:value-type="string">
            <text:p><text:a xlink:href="https://en.wikipedia.org/wiki/Glutamate_flavoring" xlink:type="simple">glutamates</text:a> and guanylates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30-639</text:p>
          </table:table-cell>
          <table:table-cell office:value-type="string" calcext:value-type="string">
            <text:p><text:a xlink:href="https://en.wikipedia.org/wiki/Inosinate" xlink:type="simple">inosinates</text:a>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40-64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700-799</text:p>
          </table:table-cell>
          <table:table-cell table:style-name="Default" office:value-type="string" calcext:value-type="string">
            <text:p>700-799</text:p>
          </table:table-cell>
          <table:table-cell table:style-name="Default" office:value-type="string" calcext:value-type="string">
            <text:p>Antibiotics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table:style-name="Default" office:value-type="string" calcext:value-type="string">
            <text:p>900-999</text:p>
          </table:table-cell>
          <table:table-cell table:style-name="Default" office:value-type="string" calcext:value-type="string">
            <text:p>Glazing agents, gases and sweeteners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00-909</text:p>
          </table:table-cell>
          <table:table-cell office:value-type="string" calcext:value-type="string">
            <text:p><text:a xlink:href="https://en.wikipedia.org/wiki/Wax" xlink:type="simple">wax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10-919</text:p>
          </table:table-cell>
          <table:table-cell office:value-type="string" calcext:value-type="string">
            <text:p><text:a xlink:href="https://en.wikipedia.org/wiki/Glazing_agent" xlink:type="simple">synthetic glaz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20-929</text:p>
          </table:table-cell>
          <table:table-cell office:value-type="string" calcext:value-type="string">
            <text:p><text:a xlink:href="https://en.wikipedia.org/wiki/Improving_agent" xlink:type="simple">improving agent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30-949</text:p>
          </table:table-cell>
          <table:table-cell office:value-type="string" calcext:value-type="string">
            <text:p><text:a xlink:href="https://en.wikipedia.org/wiki/Packaging_gas" xlink:type="simple">packaging gas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50-969</text:p>
          </table:table-cell>
          <table:table-cell office:value-type="string" calcext:value-type="string">
            <text:p><text:a xlink:href="https://en.wikipedia.org/wiki/Sugar_substitute" xlink:type="simple">sweetener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90-999</text:p>
          </table:table-cell>
          <table:table-cell office:value-type="string" calcext:value-type="string">
            <text:p><text:a xlink:href="https://en.wikipedia.org/wiki/Foaming_agent" xlink:type="simple">foaming agents</text:a></text:p>
          </table:table-cell>
        </table:table-row>
        <table:table-row table:style-name="ro1">
          <table:table-cell office:value-type="string" calcext:value-type="string">
            <text:p>1000-1599</text:p>
          </table:table-cell>
          <table:table-cell table:style-name="Default" office:value-type="string" calcext:value-type="string">
            <text:p>1000-1599</text:p>
          </table:table-cell>
          <table:table-cell table:style-name="Default" office:value-type="string" calcext:value-type="string">
            <text:p>Additional additives </text:p>
          </table:table-cell>
        </table:table-row>
      </table:table>
      <table:table table:name="00legends" table:style-name="ta1">
        <table:table-column table:style-name="co3" table:default-cell-style-name="ce2"/>
        <table:table-row table:style-name="ro1">
          <table:table-cell office:value-type="string" calcext:value-type="string">
            <text:p>edit/add</text:p>
          </table:table-cell>
        </table:table-row>
      </table:table>
      <table:table table:name="00merged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_index</text:p>
          </table:table-cell>
          <table:table-cell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00 </text:p>
          </table:table-cell>
          <table:table-cell table:style-name="ce1" office:value-type="string" calcext:value-type="string">
            <text:p><text:a xlink:href="https://en.wikipedia.org/wiki/Curcumin" xlink:type="simple">Curcumin</text:a> (from <text:a xlink:href="https://en.wikipedia.org/wiki/Turmeric" xlink:type="simple">turmeric</text:a>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01 </text:p>
          </table:table-cell>
          <table:table-cell table:style-name="ce1" office:value-type="string" calcext:value-type="string">
            <text:p><text:a xlink:href="https://en.wikipedia.org/wiki/Riboflavin" xlink:type="simple">Riboflavin</text:a> (Vitamin B2), formerly called lactoflavin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1a" xlink:type="simple">E101a</text:a> </text:p>
          </table:table-cell>
          <table:table-cell table:style-name="ce1" office:value-type="string" calcext:value-type="string">
            <text:p><text:a xlink:href="https://en.wikipedia.org/wiki/Riboflavin-5%27-Phosphate" xlink:type="simple">Riboflavin-5'-Phosphat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2" xlink:type="simple">E102</text:a> </text:p>
          </table:table-cell>
          <table:table-cell table:style-name="ce1" office:value-type="string" calcext:value-type="string">
            <text:p><text:a xlink:href="https://en.wikipedia.org/wiki/Tartrazine" xlink:type="simple">Tartrazine</text:a> (FD&amp;C Yellow 5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 office:value-type="float" office:value="19140" calcext:value-type="float">
            <text:p>1914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3" xlink:type="simple">E103</text:a> </text:p>
          </table:table-cell>
          <table:table-cell table:style-name="ce1" office:value-type="string" calcext:value-type="string">
            <text:p><text:a xlink:href="https://en.wikipedia.org/wiki/Alkannin" xlink:type="simple">Alkannin</text:a><text:a xlink:href="https://en.wikipedia.org/wiki/E_number#cite_note-10" xlink:type="simple">[10]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-brown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4" xlink:type="simple">E104</text:a> </text:p>
          </table:table-cell>
          <table:table-cell table:style-name="ce1" office:value-type="string" calcext:value-type="string">
            <text:p><text:a xlink:href="https://en.wikipedia.org/wiki/Quinoline_Yellow_WS" xlink:type="simple">Quinoline Yellow W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ull or greenish yellow </text:p>
          </table:table-cell>
          <table:table-cell office:value-type="float" office:value="47005" calcext:value-type="float">
            <text:p>4700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Fast_Yellow_AB" xlink:type="simple">E105</text:a> </text:p>
          </table:table-cell>
          <table:table-cell table:style-name="ce1" office:value-type="string" calcext:value-type="string">
            <text:p><text:a xlink:href="https://en.wikipedia.org/wiki/Fast_Yellow_AB" xlink:type="simple">Fast Yellow AB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6" xlink:type="simple">E106</text:a> </text:p>
          </table:table-cell>
          <table:table-cell table:style-name="ce1" office:value-type="string" calcext:value-type="string">
            <text:p><text:a xlink:href="https://en.wikipedia.org/wiki/Riboflavin-5-Sodium_Phosphate" xlink:type="simple">Riboflavin-5-Sodium Phosphat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107 </text:p>
          </table:table-cell>
          <table:table-cell table:style-name="ce1" office:value-type="string" calcext:value-type="string">
            <text:p><text:a xlink:href="https://en.wikipedia.org/wiki/Yellow_2G" xlink:type="simple">Yellow 2G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E110 </text:p>
          </table:table-cell>
          <table:table-cell table:style-name="ce1" office:value-type="string" calcext:value-type="string">
            <text:p><text:a xlink:href="https://en.wikipedia.org/wiki/Sunset_Yellow_FCF" xlink:type="simple">Sunset Yellow FCF</text:a> (Orange Yellow S, FD&amp;C Yellow 6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 office:value-type="float" office:value="15985" calcext:value-type="float">
            <text:p>1598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Banned in <text:a xlink:href="https://en.wikipedia.org/wiki/Norway" xlink:type="simple">Norway</text:a>.<text:a xlink:href="https://en.wikipedia.org/wiki/E_number#cite_note-12" xlink:type="simple">[12]</text:a> Products in the EU require warnings and its use is being phased out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111 </text:p>
          </table:table-cell>
          <table:table-cell table:style-name="ce1" office:value-type="string" calcext:value-type="string">
            <text:p><text:a xlink:href="https://en.wikipedia.org/wiki/Orange_GGN" xlink:type="simple">Orange GG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E120 </text:p>
          </table:table-cell>
          <table:table-cell table:style-name="ce1" office:value-type="string" calcext:value-type="string">
            <text:p><text:a xlink:href="https://en.wikipedia.org/wiki/Cochineal" xlink:type="simple">Cochineal</text:a>, <text:a xlink:href="https://en.wikipedia.org/wiki/Carminic_acid" xlink:type="simple">Carminic acid</text:a>, <text:a xlink:href="https://en.wikipedia.org/wiki/Carmine" xlink:type="simple">Carmine</text:a> (Natural Red 4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Crimso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1 </text:p>
          </table:table-cell>
          <table:table-cell table:style-name="ce1" office:value-type="string" calcext:value-type="string">
            <text:p><text:a xlink:href="https://en.wikipedia.org/wiki/Citrus_Red_2" xlink:type="simple">Citrus Red 2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ark red </text:p>
          </table:table-cell>
          <table:table-cell/>
          <table:table-cell table:style-name="ce1" office:value-type="string" calcext:value-type="string">
            <text:p>Approved in the United States only for use in colouring the skin of oranges.<text:a xlink:href="https://en.wikipedia.org/wiki/E_number#cite_note-13" xlink:type="simple">[13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122" xlink:type="simple">E122</text:a> </text:p>
          </table:table-cell>
          <table:table-cell table:style-name="ce1" office:value-type="string" calcext:value-type="string">
            <text:p><text:a xlink:href="https://en.wikipedia.org/wiki/Carmoisine" xlink:type="simple">Carmoisine</text:a> (azorubine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to maroon </text:p>
          </table:table-cell>
          <table:table-cell office:value-type="float" office:value="14720" calcext:value-type="float">
            <text:p>1472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Undergoing a voluntary phase-out in the UK. Currently banned in Canada, Japan, Norway, USA .[<text:a xlink:href="https://en.wikipedia.org/wiki/Wikipedia:Citation_needed" xlink:type="simple">citation needed</text:a>] EU currently evaluating health risks.[<text:a xlink:href="https://en.wikipedia.org/wiki/Wikipedia:Citation_needed" xlink:type="simple">citation needed</text:a>]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3 </text:p>
          </table:table-cell>
          <table:table-cell table:style-name="ce1" office:value-type="string" calcext:value-type="string">
            <text:p><text:a xlink:href="https://en.wikipedia.org/wiki/Amaranth_(dye)" xlink:type="simple">Amaranth</text:a> (FD&amp;C Red 2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Banned in the United States.<text:a xlink:href="https://en.wikipedia.org/wiki/E_number#cite_note-time-14" xlink:type="simple">[14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24" xlink:type="simple">E124</text:a> </text:p>
          </table:table-cell>
          <table:table-cell table:style-name="ce1" office:value-type="string" calcext:value-type="string">
            <text:p><text:a xlink:href="https://en.wikipedia.org/wiki/Ponceau_4R" xlink:type="simple">Ponceau 4R</text:a> (Cochineal Red A, Brilliant Scarlet 4R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 office:value-type="float" office:value="16255" calcext:value-type="float">
            <text:p>1625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5 </text:p>
          </table:table-cell>
          <table:table-cell table:style-name="ce1" office:value-type="string" calcext:value-type="string">
            <text:p><text:a xlink:href="https://en.wikipedia.org/wiki/Ponceau_SX" xlink:type="simple">Ponceau SX</text:a>, <text:a xlink:href="https://en.wikipedia.org/wiki/Scarlet_GN" xlink:type="simple">Scarlet G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Only permitted for externally applied drugs and cosmetics in the US.<text:a xlink:href="https://en.wikipedia.org/wiki/E_number#cite_note-15" xlink:type="simple">[15]</text:a><text:a xlink:href="https://en.wikipedia.org/wiki/E_number#cite_note-16" xlink:type="simple">[16]</text:a><text:a xlink:href="https://en.wikipedia.org/wiki/E_number#cite_note-17" xlink:type="simple">[17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6 </text:p>
          </table:table-cell>
          <table:table-cell table:style-name="ce1" office:value-type="string" calcext:value-type="string">
            <text:p><text:a xlink:href="https://en.wikipedia.org/wiki/Ponceau_6R" xlink:type="simple">Ponceau 6R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127 </text:p>
          </table:table-cell>
          <table:table-cell table:style-name="ce1" office:value-type="string" calcext:value-type="string">
            <text:p><text:a xlink:href="https://en.wikipedia.org/wiki/Erythrosine" xlink:type="simple">Erythrosine</text:a> (FD&amp;C Red 3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except for lake variant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8 </text:p>
          </table:table-cell>
          <table:table-cell table:style-name="ce1" office:value-type="string" calcext:value-type="string">
            <text:p><text:a xlink:href="https://en.wikipedia.org/wiki/Red_2G" xlink:type="simple">Red 2G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or pink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29 </text:p>
          </table:table-cell>
          <table:table-cell table:style-name="ce1" office:value-type="string" calcext:value-type="string">
            <text:p><text:a xlink:href="https://en.wikipedia.org/wiki/Allura_Red_AC" xlink:type="simple">Allura Red AC</text:a> (FD&amp;C Red 4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 office:value-type="float" office:value="16035" calcext:value-type="float">
            <text:p>16035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<text:a xlink:href="https://en.wikipedia.org/wiki/Switzerland" xlink:type="simple">Switzerland</text:a>.[<text:a xlink:href="https://en.wikipedia.org/wiki/Wikipedia:Citation_needed" xlink:type="simple">citation needed</text:a>] Undergoing a voluntary phase out in the UK.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30 </text:p>
          </table:table-cell>
          <table:table-cell table:style-name="ce1" office:value-type="string" calcext:value-type="string">
            <text:p><text:a xlink:href="https://en.wikipedia.org/wiki/Indanthrene_blue_RS" xlink:type="simple">Indanthrene blue R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u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1" xlink:type="simple">E131</text:a> </text:p>
          </table:table-cell>
          <table:table-cell table:style-name="ce1" office:value-type="string" calcext:value-type="string">
            <text:p><text:a xlink:href="https://en.wikipedia.org/wiki/Patent_Blue_V" xlink:type="simple">Patent Blue V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ark blu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2" xlink:type="simple">E132</text:a> </text:p>
          </table:table-cell>
          <table:table-cell table:style-name="ce1" office:value-type="string" calcext:value-type="string">
            <text:p><text:a xlink:href="https://en.wikipedia.org/wiki/Indigo_carmine" xlink:type="simple">Indigo carmine</text:a> (indigotine, FD&amp;C Blue 2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Indigo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3" xlink:type="simple">E133</text:a> </text:p>
          </table:table-cell>
          <table:table-cell table:style-name="ce1" office:value-type="string" calcext:value-type="string">
            <text:p><text:a xlink:href="https://en.wikipedia.org/wiki/Brilliant_blue_FCF" xlink:type="simple">Brilliant blue FCF</text:a> (FD&amp;C Blue 1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dish blue </text:p>
          </table:table-cell>
          <table:table-cell office:value-type="float" office:value="42090" calcext:value-type="float">
            <text:p>4209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40 </text:p>
          </table:table-cell>
          <table:table-cell table:style-name="ce1" office:value-type="string" calcext:value-type="string">
            <text:p><text:a xlink:href="https://en.wikipedia.org/wiki/Chlorophyll" xlink:type="simple">Chlorophylls</text:a> and <text:a xlink:href="https://en.wikipedia.org/wiki/Chlorophyllin" xlink:type="simple">Chlorophyllins</text:a>: (i) Chlorophylls (ii) Chlorophyllins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E141 </text:p>
          </table:table-cell>
          <table:table-cell table:style-name="ce1" office:value-type="string" calcext:value-type="string">
            <text:p>Copper complexes of chlorophylls and chlorophyllins (i) Copper complexes of chlorophylls (ii) Copper complexes of chlorophyllins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42" xlink:type="simple">E142</text:a> </text:p>
          </table:table-cell>
          <table:table-cell table:style-name="ce1" office:value-type="string" calcext:value-type="string">
            <text:p><text:a xlink:href="https://en.wikipedia.org/wiki/Green_S" xlink:type="simple">Green 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43" xlink:type="simple">E143</text:a> </text:p>
          </table:table-cell>
          <table:table-cell table:style-name="ce1" office:value-type="string" calcext:value-type="string">
            <text:p><text:a xlink:href="https://en.wikipedia.org/wiki/Fast_Green_FCF" xlink:type="simple">Fast Green FCF</text:a> (FD&amp;C Green 3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US. Banned in the EU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a" xlink:type="simple">E150a</text:a> </text:p>
          </table:table-cell>
          <table:table-cell table:style-name="ce3" office:value-type="string" calcext:value-type="string">
            <text:p><text:a xlink:href="https://en.wikipedia.org/wiki/Caramel_coloring" xlink:type="simple">Plain caramel</text:a>, Caramel I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b" xlink:type="simple">E150b</text:a> </text:p>
          </table:table-cell>
          <table:table-cell table:style-name="ce3" office:value-type="string" calcext:value-type="string">
            <text:p><text:a xlink:href="https://en.wikipedia.org/wiki/Caramel_coloring" xlink:type="simple">Caustic sulfite caramel</text:a>, Caramel II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c" xlink:type="simple">E150c</text:a> </text:p>
          </table:table-cell>
          <table:table-cell table:style-name="ce3" office:value-type="string" calcext:value-type="string">
            <text:p><text:a xlink:href="https://en.wikipedia.org/wiki/Caramel_coloring" xlink:type="simple">Ammonia caramel</text:a>, Caramel III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d" xlink:type="simple">E150d</text:a> </text:p>
          </table:table-cell>
          <table:table-cell table:style-name="ce3" office:value-type="string" calcext:value-type="string">
            <text:p><text:a xlink:href="https://en.wikipedia.org/wiki/Caramel_coloring" xlink:type="simple">Sulfite ammonia caramel</text:a>, Caramel IV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" xlink:type="simple">E151</text:a> </text:p>
          </table:table-cell>
          <table:table-cell table:style-name="ce1" office:value-type="string" calcext:value-type="string">
            <text:p><text:a xlink:href="https://en.wikipedia.org/wiki/Black_PN" xlink:type="simple">Black PN</text:a>, <text:a xlink:href="https://en.wikipedia.org/wiki/Brilliant_Black_BN" xlink:type="simple">Brilliant Black B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" xlink:type="simple">E152</text:a> </text:p>
          </table:table-cell>
          <table:table-cell table:style-name="ce1" office:value-type="string" calcext:value-type="string">
            <text:p><text:a xlink:href="https://en.wikipedia.org/wiki/Carbon_black" xlink:type="simple">Carbon black</text:a> (hydrocarbon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3" xlink:type="simple">E153</text:a> </text:p>
          </table:table-cell>
          <table:table-cell table:style-name="ce1" office:value-type="string" calcext:value-type="string">
            <text:p><text:a xlink:href="https://en.wikipedia.org/wiki/Vegetable_carbon" xlink:type="simple">Vegetable carbo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4" xlink:type="simple">E154</text:a> </text:p>
          </table:table-cell>
          <table:table-cell table:style-name="ce1" office:value-type="string" calcext:value-type="string">
            <text:p><text:a xlink:href="https://en.wikipedia.org/wiki/Brown_FK" xlink:type="simple">Brown FK</text:a> (kipper brown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Previously approved in the EU for dyeing kippers only: approval withdrawn November 2011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55" xlink:type="simple">E155</text:a> </text:p>
          </table:table-cell>
          <table:table-cell table:style-name="ce1" office:value-type="string" calcext:value-type="string">
            <text:p><text:a xlink:href="https://en.wikipedia.org/wiki/Brown_HT" xlink:type="simple">Brown HT</text:a> (chocolate brown HT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a" xlink:type="simple">E160a</text:a> </text:p>
          </table:table-cell>
          <table:table-cell table:style-name="ce1" office:value-type="string" calcext:value-type="string">
            <text:p><text:a xlink:href="https://en.wikipedia.org/wiki/Alpha-carotene" xlink:type="simple">Alpha-carotene</text:a>, <text:a xlink:href="https://en.wikipedia.org/wiki/Beta-carotene" xlink:type="simple">Beta-carotene</text:a>, <text:a xlink:href="https://en.wikipedia.org/wiki/Gamma-carotene" xlink:type="simple">Gamma-caroten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to 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b" xlink:type="simple">E160b</text:a> </text:p>
          </table:table-cell>
          <table:table-cell table:style-name="ce1" office:value-type="string" calcext:value-type="string">
            <text:p><text:a xlink:href="https://en.wikipedia.org/wiki/Annatto" xlink:type="simple">Annatto</text:a>, <text:a xlink:href="https://en.wikipedia.org/wiki/Bixin" xlink:type="simple">bixin</text:a>, <text:a xlink:href="https://en.wikipedia.org/wiki/Norbixin" xlink:type="simple">norbix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c" xlink:type="simple">E160c</text:a> </text:p>
          </table:table-cell>
          <table:table-cell table:style-name="ce1" office:value-type="string" calcext:value-type="string">
            <text:p><text:a xlink:href="https://en.wikipedia.org/wiki/Paprika_oleoresin" xlink:type="simple">Paprika oleoresin</text:a>: (i) <text:a xlink:href="https://en.wikipedia.org/wiki/Capsanthin" xlink:type="simple">capsanthin</text:a>, (ii) <text:a xlink:href="https://en.wikipedia.org/wiki/Capsorubin" xlink:type="simple">capsorub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d" xlink:type="simple">E160d</text:a> </text:p>
          </table:table-cell>
          <table:table-cell table:style-name="ce1" office:value-type="string" calcext:value-type="string">
            <text:p><text:a xlink:href="https://en.wikipedia.org/wiki/Lycopene" xlink:type="simple">Lycopen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ight to deep red </text:p>
          </table:table-cell>
          <table:table-cell/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e" xlink:type="simple">E160e</text:a> </text:p>
          </table:table-cell>
          <table:table-cell table:style-name="ce1" office:value-type="string" calcext:value-type="string">
            <text:p><text:a xlink:href="https://en.wikipedia.org/wiki/Beta-apo-8%27-carotenal" xlink:type="simple">Beta-apo-8'-carotenal</text:a> (C 3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0f" xlink:type="simple">E160f</text:a> </text:p>
          </table:table-cell>
          <table:table-cell table:style-name="ce1" office:value-type="string" calcext:value-type="string">
            <text:p><text:a xlink:href="https://en.wikipedia.org/wiki/Ethyl_ester_of_beta-apo-8%27-carotenic_acid" xlink:type="simple">Ethyl ester of beta-apo-8'-carotenic acid</text:a> (C 3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a" xlink:type="simple">E161a</text:a> </text:p>
          </table:table-cell>
          <table:table-cell table:style-name="ce1" office:value-type="string" calcext:value-type="string">
            <text:p><text:a xlink:href="https://en.wikipedia.org/wiki/Flavoxanthin" xlink:type="simple">Flav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olden-yellow and brownish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b" xlink:type="simple">E161b</text:a> </text:p>
          </table:table-cell>
          <table:table-cell table:style-name="ce1" office:value-type="string" calcext:value-type="string">
            <text:p><text:a xlink:href="https://en.wikipedia.org/wiki/Lutein" xlink:type="simple">Lute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c" xlink:type="simple">E161c</text:a> </text:p>
          </table:table-cell>
          <table:table-cell table:style-name="ce1" office:value-type="string" calcext:value-type="string">
            <text:p><text:a xlink:href="https://en.wikipedia.org/wiki/Cryptoxanthin" xlink:type="simple">Crypt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d" xlink:type="simple">E161d</text:a> </text:p>
          </table:table-cell>
          <table:table-cell table:style-name="ce1" office:value-type="string" calcext:value-type="string">
            <text:p><text:a xlink:href="https://en.wikipedia.org/wiki/Rubixanthin" xlink:type="simple">Rubi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e" xlink:type="simple">E161e</text:a> </text:p>
          </table:table-cell>
          <table:table-cell table:style-name="ce1" office:value-type="string" calcext:value-type="string">
            <text:p><text:a xlink:href="https://en.wikipedia.org/wiki/Violaxanthin" xlink:type="simple">Viol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f" xlink:type="simple">E161f</text:a> </text:p>
          </table:table-cell>
          <table:table-cell table:style-name="ce1" office:value-type="string" calcext:value-type="string">
            <text:p><text:a xlink:href="https://en.wikipedia.org/wiki/Rhodoxanthin" xlink:type="simple">Rhod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Purpl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g" xlink:type="simple">E161g</text:a> </text:p>
          </table:table-cell>
          <table:table-cell table:style-name="ce1" office:value-type="string" calcext:value-type="string">
            <text:p><text:a xlink:href="https://en.wikipedia.org/wiki/Canthaxanthin" xlink:type="simple">Canth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Violet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h" xlink:type="simple">E161h</text:a> </text:p>
          </table:table-cell>
          <table:table-cell table:style-name="ce1" office:value-type="string" calcext:value-type="string">
            <text:p><text:a xlink:href="https://en.wikipedia.org/wiki/Zeaxanthin" xlink:type="simple">Ze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i" xlink:type="simple">E161i</text:a> </text:p>
          </table:table-cell>
          <table:table-cell table:style-name="ce1" office:value-type="string" calcext:value-type="string">
            <text:p><text:a xlink:href="https://en.wikipedia.org/wiki/Citranaxanthin" xlink:type="simple">Citran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eep violet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1j" xlink:type="simple">E161j</text:a> </text:p>
          </table:table-cell>
          <table:table-cell table:style-name="ce1" office:value-type="string" calcext:value-type="string">
            <text:p><text:a xlink:href="https://en.wikipedia.org/wiki/Astaxanthin" xlink:type="simple">Ast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62" xlink:type="simple">E162</text:a> </text:p>
          </table:table-cell>
          <table:table-cell table:style-name="ce1" office:value-type="string" calcext:value-type="string">
            <text:p><text:a xlink:href="https://en.wikipedia.org/wiki/Beetroot_Red" xlink:type="simple">Beetroot Red</text:a>, <text:a xlink:href="https://en.wikipedia.org/wiki/Betanin" xlink:type="simple">Betan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3" xlink:type="simple">E163</text:a> </text:p>
          </table:table-cell>
          <table:table-cell table:style-name="ce1" office:value-type="string" calcext:value-type="string">
            <text:p><text:a xlink:href="https://en.wikipedia.org/wiki/Anthocyanins" xlink:type="simple">Anthocyanin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<text:a xlink:href="https://en.wikipedia.org/wiki/PH_indicator" xlink:type="simple">pH dependent</text:a>(Red, green and purple ranges)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4_(E_number)" xlink:type="simple">E164</text:a> </text:p>
          </table:table-cell>
          <table:table-cell table:style-name="ce1" office:value-type="string" calcext:value-type="string">
            <text:p><text:a xlink:href="https://en.wikipedia.org/wiki/Saffron" xlink:type="simple">Saffro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[colour?] </text:p>
          </table:table-cell>
          <table:table-cell/>
          <table:table-cell table:style-name="ce1" office:value-type="string" calcext:value-type="string">
            <text:p>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70 </text:p>
          </table:table-cell>
          <table:table-cell table:style-name="ce1" office:value-type="string" calcext:value-type="string">
            <text:p><text:a xlink:href="https://en.wikipedia.org/wiki/Calcium_carbonate" xlink:type="simple">Calcium carbonate</text:a>, <text:a xlink:href="https://en.wikipedia.org/wiki/Chalk" xlink:type="simple">Chalk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Whit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71" xlink:type="simple">E171</text:a> </text:p>
          </table:table-cell>
          <table:table-cell table:style-name="ce1" office:value-type="string" calcext:value-type="string">
            <text:p><text:a xlink:href="https://en.wikipedia.org/wiki/Titanium_dioxide" xlink:type="simple">Titanium dioxid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White </text:p>
          </table:table-cell>
          <table:table-cell office:value-type="float" office:value="77891" calcext:value-type="float">
            <text:p>77891</text:p>
          </table:table-cell>
          <table:table-cell table:style-name="ce1" office:value-type="string" calcext:value-type="string">
            <text:p>No longer approved in the EU as of June 2022,<text:a xlink:href="https://en.wikipedia.org/wiki/E_number#cite_note-18" xlink:type="simple">[18]</text:a> due to the identification of potential carcinogenic effects.<text:a xlink:href="https://en.wikipedia.org/wiki/E_number#cite_note-19" xlink:type="simple">[19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72" xlink:type="simple">E172</text:a> </text:p>
          </table:table-cell>
          <table:table-cell table:style-name="ce1" office:value-type="string" calcext:value-type="string">
            <text:p><text:a xlink:href="https://en.wikipedia.org/wiki/Iron_oxide" xlink:type="simple">Iron oxides</text:a> and <text:a xlink:href="https://en.wikipedia.org/wiki/Iron_hydroxide" xlink:type="simple">iron hydroxide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for sausage casing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73" xlink:type="simple">E173</text:a> </text:p>
          </table:table-cell>
          <table:table-cell table:style-name="ce1" office:value-type="string" calcext:value-type="string">
            <text:p><text:a xlink:href="https://en.wikipedia.org/wiki/Aluminium" xlink:type="simple">Aluminium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Silver to grey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74" xlink:type="simple">E174</text:a> </text:p>
          </table:table-cell>
          <table:table-cell table:style-name="ce1" office:value-type="string" calcext:value-type="string">
            <text:p><text:a xlink:href="https://en.wikipedia.org/wiki/Silver" xlink:type="simple">Silver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Silver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75_(E_number)" xlink:type="simple">E175</text:a> </text:p>
          </table:table-cell>
          <table:table-cell table:style-name="ce1" office:value-type="string" calcext:value-type="string">
            <text:p><text:a xlink:href="https://en.wikipedia.org/wiki/Gold" xlink:type="simple">Gold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ol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80" xlink:type="simple">E180</text:a> </text:p>
          </table:table-cell>
          <table:table-cell table:style-name="ce1" office:value-type="string" calcext:value-type="string">
            <text:p><text:a xlink:href="https://en.wikipedia.org/wiki/Pigment_Rubine" xlink:type="simple">Pigment Rubine</text:a>, <text:a xlink:href="https://en.wikipedia.org/wiki/Lithol_Rubine_BK" xlink:type="simple">Lithol Rubine BK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Tannic_acid" xlink:type="simple">E181</text:a> </text:p>
          </table:table-cell>
          <table:table-cell table:style-name="ce1" office:value-type="string" calcext:value-type="string">
            <text:p><text:a xlink:href="https://en.wikipedia.org/wiki/Tannin" xlink:type="simple">Tann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82" xlink:type="simple">E182</text:a> </text:p>
          </table:table-cell>
          <table:table-cell table:style-name="ce1" office:value-type="string" calcext:value-type="string">
            <text:p><text:a xlink:href="https://en.wikipedia.org/wiki/Orcein" xlink:type="simple">Orcein</text:a>, <text:a xlink:href="https://en.wikipedia.org/wiki/Orchil" xlink:type="simple">Orchil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Purple 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E200 </text:p>
          </table:table-cell>
          <table:table-cell table:style-name="ce1" office:value-type="string" calcext:value-type="string">
            <text:p><text:a xlink:href="https://en.wikipedia.org/wiki/Sorbic_acid" xlink:type="simple">Sorb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01 </text:p>
          </table:table-cell>
          <table:table-cell table:style-name="ce1" office:value-type="string" calcext:value-type="string">
            <text:p><text:a xlink:href="https://en.wikipedia.org/wiki/Sodium_sorbate" xlink:type="simple">Sod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02" xlink:type="simple">E202</text:a> </text:p>
          </table:table-cell>
          <table:table-cell table:style-name="ce1" office:value-type="string" calcext:value-type="string">
            <text:p><text:a xlink:href="https://en.wikipedia.org/wiki/Potassium_sorbate" xlink:type="simple">Potass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03" xlink:type="simple">E203</text:a> </text:p>
          </table:table-cell>
          <table:table-cell table:style-name="ce1" office:value-type="string" calcext:value-type="string">
            <text:p><text:a xlink:href="https://en.wikipedia.org/wiki/Calcium_sorbate" xlink:type="simple">Calc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09" xlink:type="simple">E209</text:a> </text:p>
          </table:table-cell>
          <table:table-cell table:style-name="ce1" office:value-type="string" calcext:value-type="string">
            <text:p><text:a xlink:href="https://en.wikipedia.org/wiki/Heptyl_p-hydroxybenzoate" xlink:type="simple">Heptyl p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0" xlink:type="simple">E210</text:a> </text:p>
          </table:table-cell>
          <table:table-cell table:style-name="ce1" office:value-type="string" calcext:value-type="string">
            <text:p><text:a xlink:href="https://en.wikipedia.org/wiki/Benzoic_acid" xlink:type="simple">Benzo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1" xlink:type="simple">E211</text:a> </text:p>
          </table:table-cell>
          <table:table-cell table:style-name="ce1" office:value-type="string" calcext:value-type="string">
            <text:p><text:a xlink:href="https://en.wikipedia.org/wiki/Sodium_benzoate" xlink:type="simple">Sod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2" xlink:type="simple">E212</text:a> </text:p>
          </table:table-cell>
          <table:table-cell table:style-name="ce1" office:value-type="string" calcext:value-type="string">
            <text:p><text:a xlink:href="https://en.wikipedia.org/wiki/Potassium_benzoate" xlink:type="simple">Potass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3" xlink:type="simple">E213</text:a> </text:p>
          </table:table-cell>
          <table:table-cell table:style-name="ce1" office:value-type="string" calcext:value-type="string">
            <text:p><text:a xlink:href="https://en.wikipedia.org/wiki/Calcium_benzoate" xlink:type="simple">Calc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4" xlink:type="simple">E214</text:a> </text:p>
          </table:table-cell>
          <table:table-cell table:style-name="ce1" office:value-type="string" calcext:value-type="string">
            <text:p><text:a xlink:href="https://en.wikipedia.org/wiki/Ethylparaben" xlink:type="simple">Ethylparaben</text:a> (eth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5" xlink:type="simple">E215</text:a> </text:p>
          </table:table-cell>
          <table:table-cell table:style-name="ce1" office:value-type="string" calcext:value-type="string">
            <text:p><text:a xlink:href="https://en.wikipedia.org/wiki/Sodium_ethyl_para-hydroxybenzoate" xlink:type="simple">Sodium eth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6" xlink:type="simple">E216</text:a> </text:p>
          </table:table-cell>
          <table:table-cell table:style-name="ce1" office:value-type="string" calcext:value-type="string">
            <text:p><text:a xlink:href="https://en.wikipedia.org/wiki/Propylparaben" xlink:type="simple">Propylparaben</text:a> (prop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Sodium_propyl_para-hydroxybenzoate" xlink:type="simple">E217</text:a> </text:p>
          </table:table-cell>
          <table:table-cell table:style-name="ce1" office:value-type="string" calcext:value-type="string">
            <text:p><text:a xlink:href="https://en.wikipedia.org/wiki/Sodium_propyl_para-hydroxybenzoate" xlink:type="simple">Sodium prop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8" xlink:type="simple">E218</text:a> </text:p>
          </table:table-cell>
          <table:table-cell table:style-name="ce1" office:value-type="string" calcext:value-type="string">
            <text:p><text:a xlink:href="https://en.wikipedia.org/wiki/Methylparaben" xlink:type="simple">Methylparaben</text:a> (meth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9" xlink:type="simple">E219</text:a> </text:p>
          </table:table-cell>
          <table:table-cell table:style-name="ce1" office:value-type="string" calcext:value-type="string">
            <text:p><text:a xlink:href="https://en.wikipedia.org/wiki/Sodium_methyl_para-hydroxybenzoate" xlink:type="simple">Sodium meth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20 </text:p>
          </table:table-cell>
          <table:table-cell table:style-name="ce1" office:value-type="string" calcext:value-type="string">
            <text:p><text:a xlink:href="https://en.wikipedia.org/wiki/Sulfur_dioxide" xlink:type="simple">Sulfur dioxid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1" xlink:type="simple">E221</text:a> </text:p>
          </table:table-cell>
          <table:table-cell table:style-name="ce1" office:value-type="string" calcext:value-type="string">
            <text:p><text:a xlink:href="https://en.wikipedia.org/wiki/Sodium_sulfite" xlink:type="simple">Sod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2" xlink:type="simple">E222</text:a> </text:p>
          </table:table-cell>
          <table:table-cell table:style-name="ce1" office:value-type="string" calcext:value-type="string">
            <text:p><text:a xlink:href="https://en.wikipedia.org/wiki/Sodium_bisulfite" xlink:type="simple">Sodium bisulfite</text:a> (sodium hydrogen sulfi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3" xlink:type="simple">E223</text:a> </text:p>
          </table:table-cell>
          <table:table-cell table:style-name="ce1" office:value-type="string" calcext:value-type="string">
            <text:p><text:a xlink:href="https://en.wikipedia.org/wiki/Sodium_metabisulfite" xlink:type="simple">Sodium metabi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4" xlink:type="simple">E224</text:a> </text:p>
          </table:table-cell>
          <table:table-cell table:style-name="ce1" office:value-type="string" calcext:value-type="string">
            <text:p><text:a xlink:href="https://en.wikipedia.org/wiki/Potassium_metabisulfite" xlink:type="simple">Potassium metabi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5" xlink:type="simple">E225</text:a> </text:p>
          </table:table-cell>
          <table:table-cell table:style-name="ce1" office:value-type="string" calcext:value-type="string">
            <text:p><text:a xlink:href="https://en.wikipedia.org/wiki/Potassium_sulfite" xlink:type="simple">Potass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6" xlink:type="simple">E226</text:a> </text:p>
          </table:table-cell>
          <table:table-cell table:style-name="ce1" office:value-type="string" calcext:value-type="string">
            <text:p><text:a xlink:href="https://en.wikipedia.org/wiki/Calcium_sulfite" xlink:type="simple">Calc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7" xlink:type="simple">E227</text:a> </text:p>
          </table:table-cell>
          <table:table-cell table:style-name="ce1" office:value-type="string" calcext:value-type="string">
            <text:p><text:a xlink:href="https://en.wikipedia.org/wiki/Calcium_hydrogen_sulfite" xlink:type="simple">Calcium hydrogen sulfi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8" xlink:type="simple">E228</text:a> </text:p>
          </table:table-cell>
          <table:table-cell table:style-name="ce1" office:value-type="string" calcext:value-type="string">
            <text:p><text:a xlink:href="https://en.wikipedia.org/wiki/Potassium_hydrogen_sulfite" xlink:type="simple">Potassium hydrogen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0" xlink:type="simple">E230</text:a> </text:p>
          </table:table-cell>
          <table:table-cell table:style-name="ce1" office:value-type="string" calcext:value-type="string">
            <text:p><text:a xlink:href="https://en.wikipedia.org/wiki/Biphenyl" xlink:type="simple">Biphenyl, dipheny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2-Phenylphenol" xlink:type="simple">E231</text:a> </text:p>
          </table:table-cell>
          <table:table-cell table:style-name="ce1" office:value-type="string" calcext:value-type="string">
            <text:p><text:a xlink:href="https://en.wikipedia.org/wiki/Orthophenyl_phenol" xlink:type="simple">Orthophenyl pheno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2" xlink:type="simple">E232</text:a> </text:p>
          </table:table-cell>
          <table:table-cell table:style-name="ce1" office:value-type="string" calcext:value-type="string">
            <text:p><text:a xlink:href="https://en.wikipedia.org/wiki/Sodium_orthophenyl_phenol" xlink:type="simple">Sodium orthophenyl pheno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Thiabendazole" xlink:type="simple">E233</text:a> </text:p>
          </table:table-cell>
          <table:table-cell table:style-name="ce1" office:value-type="string" calcext:value-type="string">
            <text:p><text:a xlink:href="https://en.wikipedia.org/wiki/Thiabendazole" xlink:type="simple">Thiabendazol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Nisin" xlink:type="simple">E234</text:a> </text:p>
          </table:table-cell>
          <table:table-cell table:style-name="ce1" office:value-type="string" calcext:value-type="string">
            <text:p><text:a xlink:href="https://en.wikipedia.org/wiki/Nisin" xlink:type="simple">Nisin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5" xlink:type="simple">E235</text:a> </text:p>
          </table:table-cell>
          <table:table-cell table:style-name="ce1" office:value-type="string" calcext:value-type="string">
            <text:p><text:a xlink:href="https://en.wikipedia.org/wiki/Natamycin" xlink:type="simple">Natamycin, Pimaracin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6" xlink:type="simple">E236</text:a> </text:p>
          </table:table-cell>
          <table:table-cell table:style-name="ce1" office:value-type="string" calcext:value-type="string">
            <text:p><text:a xlink:href="https://en.wikipedia.org/wiki/Formic_acid" xlink:type="simple">Form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7" xlink:type="simple">E237</text:a> </text:p>
          </table:table-cell>
          <table:table-cell table:style-name="ce1" office:value-type="string" calcext:value-type="string">
            <text:p><text:a xlink:href="https://en.wikipedia.org/wiki/Sodium_formate" xlink:type="simple">Sodium form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8" xlink:type="simple">E238</text:a> </text:p>
          </table:table-cell>
          <table:table-cell table:style-name="ce1" office:value-type="string" calcext:value-type="string">
            <text:p><text:a xlink:href="https://en.wikipedia.org/wiki/Calcium_formate" xlink:type="simple">Calcium form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9" xlink:type="simple">E239</text:a> </text:p>
          </table:table-cell>
          <table:table-cell table:style-name="ce1" office:value-type="string" calcext:value-type="string">
            <text:p><text:a xlink:href="https://en.wikipedia.org/wiki/Hexamine" xlink:type="simple">Hexamine</text:a> (hexamethylene tetramin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0" xlink:type="simple">E240</text:a> </text:p>
          </table:table-cell>
          <table:table-cell table:style-name="ce1" office:value-type="string" calcext:value-type="string">
            <text:p><text:a xlink:href="https://en.wikipedia.org/wiki/Formaldehyde" xlink:type="simple">Formaldehyd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2" xlink:type="simple">E242</text:a> </text:p>
          </table:table-cell>
          <table:table-cell table:style-name="ce1" office:value-type="string" calcext:value-type="string">
            <text:p><text:a xlink:href="https://en.wikipedia.org/wiki/Dimethyl_dicarbonate" xlink:type="simple">Dimethyl dicarb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9" xlink:type="simple">E249</text:a> </text:p>
          </table:table-cell>
          <table:table-cell table:style-name="ce1" office:value-type="string" calcext:value-type="string">
            <text:p><text:a xlink:href="https://en.wikipedia.org/wiki/Potassium_nitrite" xlink:type="simple">Potassium nitr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Sodium_nitrite" xlink:type="simple">E250</text:a> </text:p>
          </table:table-cell>
          <table:table-cell table:style-name="ce1" office:value-type="string" calcext:value-type="string">
            <text:p><text:a xlink:href="https://en.wikipedia.org/wiki/Sodium_nitrite" xlink:type="simple">Sodium nitr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51" xlink:type="simple">E251</text:a> </text:p>
          </table:table-cell>
          <table:table-cell table:style-name="ce1" office:value-type="string" calcext:value-type="string">
            <text:p><text:a xlink:href="https://en.wikipedia.org/wiki/Sodium_nitrate" xlink:type="simple">Sodium nitrate</text:a> (Chile saltpetr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52" xlink:type="simple">E252</text:a> </text:p>
          </table:table-cell>
          <table:table-cell table:style-name="ce1" office:value-type="string" calcext:value-type="string">
            <text:p><text:a xlink:href="https://en.wikipedia.org/wiki/Potassium_nitrate" xlink:type="simple">Potassium nitrate</text:a> (Saltpetr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60 </text:p>
          </table:table-cell>
          <table:table-cell table:style-name="ce1" office:value-type="string" calcext:value-type="string">
            <text:p><text:a xlink:href="https://en.wikipedia.org/wiki/Acetic_acid" xlink:type="simple">Acetic acid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61 </text:p>
          </table:table-cell>
          <table:table-cell table:style-name="ce1" office:value-type="string" calcext:value-type="string">
            <text:p><text:a xlink:href="https://en.wikipedia.org/wiki/Potassium_acetate" xlink:type="simple">Potassium aceta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262 </text:p>
          </table:table-cell>
          <table:table-cell table:style-name="ce1" office:value-type="string" calcext:value-type="string">
            <text:p>Sodium acetates (i) <text:a xlink:href="https://en.wikipedia.org/wiki/Sodium_acetate" xlink:type="simple">Sodium acetate</text:a> (ii) <text:a xlink:href="https://en.wikipedia.org/wiki/Sodium_diacetate" xlink:type="simple">Sodium diacetate</text:a> (sodium hydrogen acetate) </text:p>
          </table:table-cell>
          <table:table-cell table:style-name="ce1" office:value-type="string" calcext:value-type="string">
            <text:p>preservative, 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Calcium_acetate" xlink:type="simple">E263</text:a> </text:p>
          </table:table-cell>
          <table:table-cell table:style-name="ce1" office:value-type="string" calcext:value-type="string">
            <text:p><text:a xlink:href="https://en.wikipedia.org/wiki/Calcium_acetate" xlink:type="simple">Calcium aceta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mmonium_acetate" xlink:type="simple">E264</text:a> </text:p>
          </table:table-cell>
          <table:table-cell table:style-name="ce1" office:value-type="string" calcext:value-type="string">
            <text:p><text:a xlink:href="https://en.wikipedia.org/wiki/Ammonium_acetate" xlink:type="simple">Ammonium acet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Australia and New Zealand<text:a xlink:href="https://en.wikipedia.org/wiki/E_number#cite_note-21" xlink:type="simple">[2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265 </text:p>
          </table:table-cell>
          <table:table-cell table:style-name="ce1" office:value-type="string" calcext:value-type="string">
            <text:p><text:a xlink:href="https://en.wikipedia.org/wiki/Dehydroacetic_acid" xlink:type="simple">Dehydroacet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66" xlink:type="simple">E266</text:a> </text:p>
          </table:table-cell>
          <table:table-cell table:style-name="ce1" office:value-type="string" calcext:value-type="string">
            <text:p><text:a xlink:href="https://en.wikipedia.org/wiki/Sodium_dehydroacetate" xlink:type="simple">Sodium dehydroacet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70" xlink:type="simple">E270</text:a> </text:p>
          </table:table-cell>
          <table:table-cell table:style-name="ce1" office:value-type="string" calcext:value-type="string">
            <text:p><text:a xlink:href="https://en.wikipedia.org/wiki/Lactic_acid" xlink:type="simple">Lactic acid</text:a> (preservative)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0" xlink:type="simple">E280</text:a> </text:p>
          </table:table-cell>
          <table:table-cell table:style-name="ce1" office:value-type="string" calcext:value-type="string">
            <text:p><text:a xlink:href="https://en.wikipedia.org/wiki/Propionic_acid" xlink:type="simple">Propion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1" xlink:type="simple">E281</text:a> </text:p>
          </table:table-cell>
          <table:table-cell table:style-name="ce1" office:value-type="string" calcext:value-type="string">
            <text:p><text:a xlink:href="https://en.wikipedia.org/wiki/Sodium_propionate" xlink:type="simple">Sod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2" xlink:type="simple">E282</text:a> </text:p>
          </table:table-cell>
          <table:table-cell table:style-name="ce1" office:value-type="string" calcext:value-type="string">
            <text:p><text:a xlink:href="https://en.wikipedia.org/wiki/Calcium_propionate" xlink:type="simple">Calc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3" xlink:type="simple">E283</text:a> </text:p>
          </table:table-cell>
          <table:table-cell table:style-name="ce1" office:value-type="string" calcext:value-type="string">
            <text:p><text:a xlink:href="https://en.wikipedia.org/wiki/Potassium_propionate" xlink:type="simple">Potass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4" xlink:type="simple">E284</text:a> </text:p>
          </table:table-cell>
          <table:table-cell table:style-name="ce1" office:value-type="string" calcext:value-type="string">
            <text:p><text:a xlink:href="https://en.wikipedia.org/wiki/Boric_acid" xlink:type="simple">Bor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5" xlink:type="simple">E285</text:a> </text:p>
          </table:table-cell>
          <table:table-cell table:style-name="ce1" office:value-type="string" calcext:value-type="string">
            <text:p><text:a xlink:href="https://en.wikipedia.org/wiki/Sodium_tetraborate" xlink:type="simple">Sodium tetraborate (borax)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0" xlink:type="simple">E290</text:a> </text:p>
          </table:table-cell>
          <table:table-cell table:style-name="ce1" office:value-type="string" calcext:value-type="string">
            <text:p><text:a xlink:href="https://en.wikipedia.org/wiki/Carbon_dioxide" xlink:type="simple">Carbon dioxide</text:a> </text:p>
          </table:table-cell>
          <table:table-cell table:style-name="ce1" office:value-type="string" calcext:value-type="string">
            <text:p>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6" xlink:type="simple">E296</text:a> </text:p>
          </table:table-cell>
          <table:table-cell table:style-name="ce1" office:value-type="string" calcext:value-type="string">
            <text:p><text:a xlink:href="https://en.wikipedia.org/wiki/Malic_acid" xlink:type="simple">Malic acid</text:a> (acid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7" xlink:type="simple">E297</text:a> </text:p>
          </table:table-cell>
          <table:table-cell table:style-name="ce1" office:value-type="string" calcext:value-type="string">
            <text:p><text:a xlink:href="https://en.wikipedia.org/wiki/Fumaric_acid" xlink:type="simple">Fumar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scorbic_acid" xlink:type="simple">E300</text:a> </text:p>
          </table:table-cell>
          <table:table-cell table:style-name="ce1" office:value-type="string" calcext:value-type="string">
            <text:p><text:a xlink:href="https://en.wikipedia.org/wiki/Ascorbic_acid" xlink:type="simple">Ascorbic acid</text:a> (<text:a xlink:href="https://en.wikipedia.org/wiki/Vitamin_C" xlink:type="simple">Vitamin C</text:a>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1" xlink:type="simple">E301</text:a> </text:p>
          </table:table-cell>
          <table:table-cell table:style-name="ce1" office:value-type="string" calcext:value-type="string">
            <text:p><text:a xlink:href="https://en.wikipedia.org/wiki/Sodium_ascorbate" xlink:type="simple">Sod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2" xlink:type="simple">E302</text:a> </text:p>
          </table:table-cell>
          <table:table-cell table:style-name="ce1" office:value-type="string" calcext:value-type="string">
            <text:p><text:a xlink:href="https://en.wikipedia.org/wiki/Calcium_ascorbate" xlink:type="simple">Calc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3" xlink:type="simple">E303</text:a> </text:p>
          </table:table-cell>
          <table:table-cell table:style-name="ce1" office:value-type="string" calcext:value-type="string">
            <text:p><text:a xlink:href="https://en.wikipedia.org/wiki/Potassium_ascorbate" xlink:type="simple">Potass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04" xlink:type="simple">E304</text:a> </text:p>
          </table:table-cell>
          <table:table-cell table:style-name="ce1" office:value-type="string" calcext:value-type="string">
            <text:p><text:a xlink:href="https://en.wikipedia.org/wiki/Fatty_acid" xlink:type="simple">Fatty acid</text:a> <text:a xlink:href="https://en.wikipedia.org/wiki/Ester" xlink:type="simple">esters</text:a> of <text:a xlink:href="https://en.wikipedia.org/wiki/Ascorbic_acid" xlink:type="simple">ascorbic acid</text:a> (<text:a xlink:href="https://en.wikipedia.org/wiki/Ascorbyl_palmitate" xlink:type="simple">Ascorbyl palmitate</text:a>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5" xlink:type="simple">E305</text:a> </text:p>
          </table:table-cell>
          <table:table-cell table:style-name="ce1" office:value-type="string" calcext:value-type="string">
            <text:p><text:a xlink:href="https://en.wikipedia.org/wiki/Ascorbyl_stearate" xlink:type="simple">Ascorbyl stear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6" xlink:type="simple">E306</text:a> </text:p>
          </table:table-cell>
          <table:table-cell table:style-name="ce1" office:value-type="string" calcext:value-type="string">
            <text:p><text:a xlink:href="https://en.wikipedia.org/wiki/Tocopherol" xlink:type="simple">Tocopherols</text:a> (Vitamin E, natural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7" xlink:type="simple">E307</text:a> </text:p>
          </table:table-cell>
          <table:table-cell table:style-name="ce1" office:value-type="string" calcext:value-type="string">
            <text:p><text:a xlink:href="https://en.wikipedia.org/wiki/Alpha-Tocopherol" xlink:type="simple">Alph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8" xlink:type="simple">E308</text:a> </text:p>
          </table:table-cell>
          <table:table-cell table:style-name="ce1" office:value-type="string" calcext:value-type="string">
            <text:p><text:a xlink:href="https://en.wikipedia.org/wiki/Gamma-Tocopherol" xlink:type="simple">Gamm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9" xlink:type="simple">E309</text:a> </text:p>
          </table:table-cell>
          <table:table-cell table:style-name="ce1" office:value-type="string" calcext:value-type="string">
            <text:p><text:a xlink:href="https://en.wikipedia.org/wiki/Delta-Tocopherol" xlink:type="simple">Delt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Propyl_gallate" xlink:type="simple">E310</text:a> </text:p>
          </table:table-cell>
          <table:table-cell table:style-name="ce1" office:value-type="string" calcext:value-type="string">
            <text:p><text:a xlink:href="https://en.wikipedia.org/wiki/Propyl_gallate" xlink:type="simple">Prop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Octyl_gallate" xlink:type="simple">E311</text:a> </text:p>
          </table:table-cell>
          <table:table-cell table:style-name="ce1" office:value-type="string" calcext:value-type="string">
            <text:p><text:a xlink:href="https://en.wikipedia.org/wiki/Octyl_gallate" xlink:type="simple">Oct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Dodecyl_gallate" xlink:type="simple">E312</text:a> </text:p>
          </table:table-cell>
          <table:table-cell table:style-name="ce1" office:value-type="string" calcext:value-type="string">
            <text:p><text:a xlink:href="https://en.wikipedia.org/wiki/Dodecyl_gallate" xlink:type="simple">Dodec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thyl_gallate" xlink:type="simple">E313</text:a> </text:p>
          </table:table-cell>
          <table:table-cell table:style-name="ce1" office:value-type="string" calcext:value-type="string">
            <text:p><text:a xlink:href="https://en.wikipedia.org/wiki/Ethyl_gallate" xlink:type="simple">Eth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Guaiacum" xlink:type="simple">E314</text:a> </text:p>
          </table:table-cell>
          <table:table-cell table:style-name="ce1" office:value-type="string" calcext:value-type="string">
            <text:p><text:a xlink:href="https://en.wikipedia.org/wiki/Guaiac_resin" xlink:type="simple">Guaiac resin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5" xlink:type="simple">E315</text:a> </text:p>
          </table:table-cell>
          <table:table-cell table:style-name="ce1" office:value-type="string" calcext:value-type="string">
            <text:p><text:a xlink:href="https://en.wikipedia.org/wiki/Erythorbic_acid" xlink:type="simple">Erythorbic acid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6" xlink:type="simple">E316</text:a> </text:p>
          </table:table-cell>
          <table:table-cell table:style-name="ce1" office:value-type="string" calcext:value-type="string">
            <text:p><text:a xlink:href="https://en.wikipedia.org/wiki/Sodium_erythorbate" xlink:type="simple">Sodium eryth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7" xlink:type="simple">E317</text:a> </text:p>
          </table:table-cell>
          <table:table-cell table:style-name="ce1" office:value-type="string" calcext:value-type="string">
            <text:p><text:a xlink:href="https://en.wikipedia.org/wiki/Erythorbin_acid" xlink:type="simple">Erythorbin acid</text:a>[<text:a xlink:href="https://en.wikipedia.org/wiki/Wikipedia:Citation_needed" xlink:type="simple">citation needed</text:a>]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8" xlink:type="simple">E318</text:a> </text:p>
          </table:table-cell>
          <table:table-cell table:style-name="ce1" office:value-type="string" calcext:value-type="string">
            <text:p><text:a xlink:href="https://en.wikipedia.org/wiki/Calcium_erythorbate" xlink:type="simple">Sodium erythorbin</text:a>[<text:a xlink:href="https://en.wikipedia.org/wiki/Wikipedia:Citation_needed" xlink:type="simple">citation needed</text:a>]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9" xlink:type="simple">E319</text:a> </text:p>
          </table:table-cell>
          <table:table-cell table:style-name="ce1" office:value-type="string" calcext:value-type="string">
            <text:p><text:a xlink:href="https://en.wikipedia.org/wiki/Tert-Butylhydroquinone" xlink:type="simple">tert-Butylhydroquinone</text:a> (TBHQ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0" xlink:type="simple">E320</text:a> </text:p>
          </table:table-cell>
          <table:table-cell table:style-name="ce1" office:value-type="string" calcext:value-type="string">
            <text:p><text:a xlink:href="https://en.wikipedia.org/wiki/Butylated_hydroxyanisole" xlink:type="simple">Butylated hydroxyanisole</text:a> (BHA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1" xlink:type="simple">E321</text:a> </text:p>
          </table:table-cell>
          <table:table-cell table:style-name="ce1" office:value-type="string" calcext:value-type="string">
            <text:p><text:a xlink:href="https://en.wikipedia.org/wiki/Butylated_hydroxytoluene" xlink:type="simple">Butylated hydroxytoluene</text:a> (BHT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2" xlink:type="simple">E322</text:a> </text:p>
          </table:table-cell>
          <table:table-cell table:style-name="ce1" office:value-type="string" calcext:value-type="string">
            <text:p><text:a xlink:href="https://en.wikipedia.org/wiki/Lecithin" xlink:type="simple">Lecithin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3" xlink:type="simple">E323</text:a> </text:p>
          </table:table-cell>
          <table:table-cell table:style-name="ce1" office:value-type="string" calcext:value-type="string">
            <text:p><text:a xlink:href="https://en.wikipedia.org/wiki/Anoxomer" xlink:type="simple">Anoxomer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4" xlink:type="simple">E324</text:a> </text:p>
          </table:table-cell>
          <table:table-cell table:style-name="ce1" office:value-type="string" calcext:value-type="string">
            <text:p><text:a xlink:href="https://en.wikipedia.org/wiki/Ethoxyquin" xlink:type="simple">Ethoxyquin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5" xlink:type="simple">E325</text:a> </text:p>
          </table:table-cell>
          <table:table-cell table:style-name="ce1" office:value-type="string" calcext:value-type="string">
            <text:p><text:a xlink:href="https://en.wikipedia.org/wiki/Sodium_lactate" xlink:type="simple">Sod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6" xlink:type="simple">E326</text:a> </text:p>
          </table:table-cell>
          <table:table-cell table:style-name="ce1" office:value-type="string" calcext:value-type="string">
            <text:p><text:a xlink:href="https://en.wikipedia.org/wiki/Potassium_lactate" xlink:type="simple">Potassium lactate</text:a> (<text:a xlink:href="https://en.wikipedia.org/wiki/Antioxidant" xlink:type="simple">antioxidant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7" xlink:type="simple">E327</text:a> </text:p>
          </table:table-cell>
          <table:table-cell table:style-name="ce1" office:value-type="string" calcext:value-type="string">
            <text:p><text:a xlink:href="https://en.wikipedia.org/wiki/Calcium_lactate" xlink:type="simple">Calc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8" xlink:type="simple">E328</text:a> </text:p>
          </table:table-cell>
          <table:table-cell table:style-name="ce1" office:value-type="string" calcext:value-type="string">
            <text:p><text:a xlink:href="https://en.wikipedia.org/wiki/Ammonium_lactate" xlink:type="simple">Ammon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9" xlink:type="simple">E329</text:a> </text:p>
          </table:table-cell>
          <table:table-cell table:style-name="ce1" office:value-type="string" calcext:value-type="string">
            <text:p><text:a xlink:href="https://en.wikipedia.org/wiki/Magnesium_lactate" xlink:type="simple">Magnes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0" xlink:type="simple">E330</text:a> </text:p>
          </table:table-cell>
          <table:table-cell table:style-name="ce1" office:value-type="string" calcext:value-type="string">
            <text:p><text:a xlink:href="https://en.wikipedia.org/wiki/Citric_acid" xlink:type="simple">Citric acid</text:a> </text:p>
          </table:table-cell>
          <table:table-cell table:style-name="ce1" office:value-type="string" calcext:value-type="string">
            <text:p><text:a xlink:href="https://en.wikipedia.org/wiki/Stabilizer_(food)" xlink:type="simple">acid</text:a>, 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Sodium_citrate" xlink:type="simple">E331</text:a> </text:p>
          </table:table-cell>
          <table:table-cell table:style-name="ce1" office:value-type="string" calcext:value-type="string">
            <text:p><text:a xlink:href="https://en.wikipedia.org/wiki/Sodium_citrate" xlink:type="simple">Sodium citrates</text:a> (i) <text:a xlink:href="https://en.wikipedia.org/wiki/Monosodium_citrate" xlink:type="simple">Monosodium citrate</text:a> (ii) <text:a xlink:href="https://en.wikipedia.org/wiki/Disodium_citrate" xlink:type="simple">Disodium citrate</text:a> (iii) <text:a xlink:href="https://en.wikipedia.org/wiki/Trisodium_citrate" xlink:type="simple">Sodium citrate</text:a> (trisodium citr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32" xlink:type="simple">E332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Citrate" xlink:type="simple">citrates</text:a> (i) <text:a xlink:href="https://en.wikipedia.org/wiki/Monopotassium_citrate" xlink:type="simple">Monopotassium citrate</text:a> (ii) <text:a xlink:href="https://en.wikipedia.org/wiki/Potassium_citrate" xlink:type="simple">Potassium citrate</text:a> (tripotassium citr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33" xlink:type="simple">E333</text:a> </text:p>
          </table:table-cell>
          <table:table-cell table:style-name="ce1" office:value-type="string" calcext:value-type="string">
            <text:p><text:a xlink:href="https://en.wikipedia.org/wiki/Calcium" xlink:type="simple">Calcium</text:a> <text:a xlink:href="https://en.wikipedia.org/wiki/Citrate" xlink:type="simple">citrates</text:a> (i) <text:a xlink:href="https://en.wikipedia.org/wiki/Monocalcium_citrate" xlink:type="simple">Monocalcium citrate</text:a> (ii) <text:a xlink:href="https://en.wikipedia.org/wiki/Dicalcium_citrate" xlink:type="simple">Dicalcium citrate</text:a> (iii) <text:a xlink:href="https://en.wikipedia.org/wiki/Calcium_citrate" xlink:type="simple">Calcium citrate</text:a> (tricalcium citrate) </text:p>
          </table:table-cell>
          <table:table-cell table:style-name="ce1" office:value-type="string" calcext:value-type="string">
            <text:p>acidity regulator, <text:a xlink:href="https://en.wikipedia.org/wiki/Firming_agent" xlink:type="simple">firming agent</text:a>, 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4" xlink:type="simple">E334</text:a> </text:p>
          </table:table-cell>
          <table:table-cell table:style-name="ce1" office:value-type="string" calcext:value-type="string">
            <text:p><text:a xlink:href="https://en.wikipedia.org/wiki/Tartaric_acid" xlink:type="simple">Tartaric acid</text:a> (L(+)-) </text:p>
          </table:table-cell>
          <table:table-cell table:style-name="ce1" office:value-type="string" calcext:value-type="string">
            <text:p>(<text:a xlink:href="https://en.wikipedia.org/wiki/Stabilizer_(food)" xlink:type="simple">acid</text:a>)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35" xlink:type="simple">E335</text:a> </text:p>
          </table:table-cell>
          <table:table-cell table:style-name="ce1" office:value-type="string" calcext:value-type="string">
            <text:p><text:a xlink:href="https://en.wikipedia.org/wiki/Sodium_tartrate" xlink:type="simple">Sodium tartrates</text:a> (i) <text:a xlink:href="https://en.wikipedia.org/wiki/Monosodium_tartrate" xlink:type="simple">Monosodium tartrate</text:a> (ii), <text:a xlink:href="https://en.wikipedia.org/wiki/Disodium_tartrate" xlink:type="simple">Disod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36" xlink:type="simple">E336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Tartrate" xlink:type="simple">tartrates</text:a> (i) <text:a xlink:href="https://en.wikipedia.org/wiki/Monopotassium_tartrate" xlink:type="simple">Monopotassium tartrate</text:a> (cream of tartar) (ii) <text:a xlink:href="https://en.wikipedia.org/wiki/Dipotassium_tartrate" xlink:type="simple">Dipotass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7" xlink:type="simple">E337</text:a> </text:p>
          </table:table-cell>
          <table:table-cell table:style-name="ce1" office:value-type="string" calcext:value-type="string">
            <text:p><text:a xlink:href="https://en.wikipedia.org/wiki/Sodium_potassium_tartrate" xlink:type="simple">Sodium potass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8" xlink:type="simple">E338</text:a> </text:p>
          </table:table-cell>
          <table:table-cell table:style-name="ce1" office:value-type="string" calcext:value-type="string">
            <text:p><text:a xlink:href="https://en.wikipedia.org/wiki/Phosphoric_acid" xlink:type="simple">Phosphoric acid</text:a> </text:p>
          </table:table-cell>
          <table:table-cell table:style-name="ce1" office:value-type="string" calcext:value-type="string">
            <text:p><text:a xlink:href="https://en.wikipedia.org/wiki/Stabilizer_(food)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39" xlink:type="simple">E339</text:a> </text:p>
          </table:table-cell>
          <table:table-cell table:style-name="ce1" office:value-type="string" calcext:value-type="string">
            <text:p><text:a xlink:href="https://en.wikipedia.org/wiki/Sodium_phosphate" xlink:type="simple">Sodium phosphates</text:a> (i) <text:a xlink:href="https://en.wikipedia.org/wiki/Monosodium_phosphate" xlink:type="simple">Monosodium phosphate</text:a> (ii) <text:a xlink:href="https://en.wikipedia.org/wiki/Disodium_phosphate" xlink:type="simple">Disodium phosphate</text:a> (iii) <text:a xlink:href="https://en.wikipedia.org/wiki/Trisodium_phosphate" xlink:type="simple">Trisodium phosph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340" xlink:type="simple">E340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Phosphate" xlink:type="simple">phosphates</text:a> (i) <text:a xlink:href="https://en.wikipedia.org/wiki/Monopotassium_phosphate" xlink:type="simple">Monopotassium phosphate</text:a> (ii) <text:a xlink:href="https://en.wikipedia.org/wiki/Dipotassium_phosphate" xlink:type="simple">Dipotassium phosphate</text:a> (iii) <text:a xlink:href="https://en.wikipedia.org/wiki/Tripotassium_phosphate" xlink:type="simple">Tripotassium phosph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41" xlink:type="simple">E341</text:a> </text:p>
          </table:table-cell>
          <table:table-cell table:style-name="ce1" office:value-type="string" calcext:value-type="string">
            <text:p><text:a xlink:href="https://en.wikipedia.org/wiki/Calcium_phosphate" xlink:type="simple">Calcium phosphates</text:a> (i) <text:a xlink:href="https://en.wikipedia.org/wiki/Monocalcium_phosphate" xlink:type="simple">Monocalcium phosphate</text:a> (ii) <text:a xlink:href="https://en.wikipedia.org/wiki/Dicalcium_phosphate" xlink:type="simple">Dicalcium phosphate</text:a> (iii) <text:a xlink:href="https://en.wikipedia.org/wiki/Tricalcium_phosphate" xlink:type="simple">Tricalcium phosphate</text:a>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, 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42" xlink:type="simple">E342</text:a> </text:p>
          </table:table-cell>
          <table:table-cell table:style-name="ce1" office:value-type="string" calcext:value-type="string">
            <text:p><text:a xlink:href="https://en.wikipedia.org/wiki/Ammonium_phosphate" xlink:type="simple">Ammonium phosphates</text:a>: (i) <text:a xlink:href="https://en.wikipedia.org/wiki/Monoammonium_phosphate" xlink:type="simple">monoammonium phosphate</text:a> (ii) <text:a xlink:href="https://en.wikipedia.org/wiki/Diammonium_phosphate" xlink:type="simple">diammonium phosph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43" xlink:type="simple">E343</text:a> </text:p>
          </table:table-cell>
          <table:table-cell table:style-name="ce1" office:value-type="string" calcext:value-type="string">
            <text:p><text:a xlink:href="https://en.wikipedia.org/wiki/Magnesium_phosphate" xlink:type="simple">Magnesium phosphates</text:a> (i) <text:a xlink:href="https://en.wikipedia.org/wiki/Monomagnesium_phosphate" xlink:type="simple">monomagnesium phosphate</text:a> (ii) <text:a xlink:href="https://en.wikipedia.org/wiki/Dimagnesium_phosphate" xlink:type="simple">Dimagnesium phosphate</text:a>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This additive is under discussion and may be included in a future amendment to the Directive on miscellaneous additives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4" xlink:type="simple">E344</text:a> </text:p>
          </table:table-cell>
          <table:table-cell table:style-name="ce1" office:value-type="string" calcext:value-type="string">
            <text:p><text:a xlink:href="https://en.wikipedia.org/wiki/Lecithin_citrate" xlink:type="simple">Lecithin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6" office:value-type="string" calcext:value-type="string">
            <text:p>Not approved in the UK<text:a xlink:href="https://en.wikipedia.org/wiki/E_number#cite_note-24" xlink:type="simple">[24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5" xlink:type="simple">E345</text:a> </text:p>
          </table:table-cell>
          <table:table-cell table:style-name="ce1" office:value-type="string" calcext:value-type="string">
            <text:p><text:a xlink:href="https://en.wikipedia.org/wiki/Magnesium_citrate" xlink:type="simple">Magnesium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9" xlink:type="simple">E349</text:a> </text:p>
          </table:table-cell>
          <table:table-cell table:style-name="ce1" office:value-type="string" calcext:value-type="string">
            <text:p><text:a xlink:href="https://en.wikipedia.org/wiki/Ammonium_malate" xlink:type="simple">Ammonium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50_(food_additive)" xlink:type="simple">E350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Malate" xlink:type="simple">malates</text:a> (i) <text:a xlink:href="https://en.wikipedia.org/wiki/Sodium_malate" xlink:type="simple">Sodium malate</text:a> (ii) <text:a xlink:href="https://en.wikipedia.org/w/index.php?title=Sodium_hydrogen_malate&amp;action=edit&amp;redlink=1" xlink:type="simple">Sodium hydrogen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1" xlink:type="simple">E351</text:a> </text:p>
          </table:table-cell>
          <table:table-cell table:style-name="ce1" office:value-type="string" calcext:value-type="string">
            <text:p><text:a xlink:href="https://en.wikipedia.org/wiki/Potassium_malate" xlink:type="simple">Potassium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52" xlink:type="simple">E352</text:a> </text:p>
          </table:table-cell>
          <table:table-cell table:style-name="ce1" office:value-type="string" calcext:value-type="string">
            <text:p><text:a xlink:href="https://en.wikipedia.org/wiki/Calcium" xlink:type="simple">Calcium</text:a> <text:a xlink:href="https://en.wikipedia.org/wiki/Malate" xlink:type="simple">malates</text:a> (i) <text:a xlink:href="https://en.wikipedia.org/wiki/Calcium_malate" xlink:type="simple">Calcium malate</text:a> (ii) <text:a xlink:href="https://en.wikipedia.org/w/index.php?title=Calcium_hydrogen_malate&amp;action=edit&amp;redlink=1" xlink:type="simple">Calcium hydrogen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etatartaric_acid" xlink:type="simple">E353</text:a> </text:p>
          </table:table-cell>
          <table:table-cell table:style-name="ce1" office:value-type="string" calcext:value-type="string">
            <text:p><text:a xlink:href="https://en.wikipedia.org/wiki/Metatartaric_acid" xlink:type="simple">Metatartaric acid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4" xlink:type="simple">E354</text:a> </text:p>
          </table:table-cell>
          <table:table-cell table:style-name="ce1" office:value-type="string" calcext:value-type="string">
            <text:p><text:a xlink:href="https://en.wikipedia.org/wiki/Calcium_tartrate" xlink:type="simple">Calcium tartr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dipic_acid" xlink:type="simple">E355</text:a> </text:p>
          </table:table-cell>
          <table:table-cell table:style-name="ce1" office:value-type="string" calcext:value-type="string">
            <text:p><text:a xlink:href="https://en.wikipedia.org/wiki/Adipic_acid" xlink:type="simple">Adip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6" xlink:type="simple">E356</text:a> </text:p>
          </table:table-cell>
          <table:table-cell table:style-name="ce1" office:value-type="string" calcext:value-type="string">
            <text:p><text:a xlink:href="https://en.wikipedia.org/wiki/Sodium_adipate" xlink:type="simple">Sod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7" xlink:type="simple">E357</text:a> </text:p>
          </table:table-cell>
          <table:table-cell table:style-name="ce1" office:value-type="string" calcext:value-type="string">
            <text:p><text:a xlink:href="https://en.wikipedia.org/wiki/Potassium_adipate" xlink:type="simple">Potass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9" xlink:type="simple">E359</text:a> </text:p>
          </table:table-cell>
          <table:table-cell table:style-name="ce1" office:value-type="string" calcext:value-type="string">
            <text:p><text:a xlink:href="https://en.wikipedia.org/wiki/Ammonium_adipate" xlink:type="simple">Ammon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3" xlink:type="simple">E363</text:a> </text:p>
          </table:table-cell>
          <table:table-cell table:style-name="ce1" office:value-type="string" calcext:value-type="string">
            <text:p><text:a xlink:href="https://en.wikipedia.org/wiki/Succinic_acid" xlink:type="simple">Succin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odium_fumarate" xlink:type="simple">E365</text:a> </text:p>
          </table:table-cell>
          <table:table-cell table:style-name="ce1" office:value-type="string" calcext:value-type="string">
            <text:p><text:a xlink:href="https://en.wikipedia.org/w/index.php?title=Monosodium_fumarate&amp;action=edit&amp;redlink=1" xlink:type="simple">Monosod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6" xlink:type="simple">E366</text:a> </text:p>
          </table:table-cell>
          <table:table-cell table:style-name="ce1" office:value-type="string" calcext:value-type="string">
            <text:p><text:a xlink:href="https://en.wikipedia.org/wiki/Potassium_fumarate" xlink:type="simple">Potass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7" xlink:type="simple">E367</text:a> </text:p>
          </table:table-cell>
          <table:table-cell table:style-name="ce1" office:value-type="string" calcext:value-type="string">
            <text:p><text:a xlink:href="https://en.wikipedia.org/wiki/Calcium_fumarate" xlink:type="simple">Calc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8" xlink:type="simple">E368</text:a> </text:p>
          </table:table-cell>
          <table:table-cell table:style-name="ce1" office:value-type="string" calcext:value-type="string">
            <text:p><text:a xlink:href="https://en.wikipedia.org/wiki/Ammonium_fumarate" xlink:type="simple">Ammon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1,4-Heptonolactone&amp;action=edit&amp;redlink=1" xlink:type="simple">E370</text:a> </text:p>
          </table:table-cell>
          <table:table-cell table:style-name="ce1" office:value-type="string" calcext:value-type="string">
            <text:p><text:a xlink:href="https://en.wikipedia.org/w/index.php?title=1,4-Heptonolactone&amp;action=edit&amp;redlink=1" xlink:type="simple">1,4-Heptonolacton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Niacin_(substance)" xlink:type="simple">E375</text:a> </text:p>
          </table:table-cell>
          <table:table-cell table:style-name="ce1" office:value-type="string" calcext:value-type="string">
            <text:p><text:a xlink:href="https://en.wikipedia.org/wiki/Niacin_(substance)" xlink:type="simple">Niacin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Triammonium_citrate" xlink:type="simple">E380</text:a> </text:p>
          </table:table-cell>
          <table:table-cell table:style-name="ce1" office:value-type="string" calcext:value-type="string">
            <text:p><text:a xlink:href="https://en.wikipedia.org/wiki/Triammonium_citrate" xlink:type="simple">Triammonium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81" xlink:type="simple">E381</text:a> </text:p>
          </table:table-cell>
          <table:table-cell table:style-name="ce1" office:value-type="string" calcext:value-type="string">
            <text:p><text:a xlink:href="https://en.wikipedia.org/wiki/Ammonium_ferric_citrate" xlink:type="simple">Ammonium ferric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83" xlink:type="simple">E383</text:a> </text:p>
          </table:table-cell>
          <table:table-cell table:style-name="ce1" office:value-type="string" calcext:value-type="string">
            <text:p><text:a xlink:href="https://en.wikipedia.org/wiki/Calcium_glycerylphosphate" xlink:type="simple">Calcium glycerylphosph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384 </text:p>
          </table:table-cell>
          <table:table-cell table:style-name="ce1" office:value-type="string" calcext:value-type="string">
            <text:p><text:a xlink:href="https://en.wikipedia.org/w/index.php?title=Isopropyl_citrate&amp;action=edit&amp;redlink=1" xlink:type="simple">Isopropyl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85" xlink:type="simple">E385</text:a> </text:p>
          </table:table-cell>
          <table:table-cell table:style-name="ce1" office:value-type="string" calcext:value-type="string">
            <text:p><text:a xlink:href="https://en.wikipedia.org/wiki/Calcium_disodium_ethylene_diamine_tetraacetate" xlink:type="simple">Calcium disodium ethylene diamine tetraacetate</text:a>, (Calcium disodium EDTA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86" xlink:type="simple">E386</text:a> </text:p>
          </table:table-cell>
          <table:table-cell table:style-name="ce1" office:value-type="string" calcext:value-type="string">
            <text:p><text:a xlink:href="https://en.wikipedia.org/wiki/Disodium_ethylene_diamine_tetraacetate" xlink:type="simple">Disodium ethylene diamine tetraacetate</text:a> (Disodium EDTA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7&amp;action=edit&amp;redlink=1" xlink:type="simple">E387</text:a> </text:p>
          </table:table-cell>
          <table:table-cell table:style-name="ce1" office:value-type="string" calcext:value-type="string">
            <text:p><text:a xlink:href="https://en.wikipedia.org/w/index.php?title=Oxystearin&amp;action=edit&amp;redlink=1" xlink:type="simple">Oxystearin</text:a> </text:p>
          </table:table-cell>
          <table:table-cell table:style-name="ce1" office:value-type="string" calcext:value-type="string">
            <text:p><text:a xlink:href="https://en.wikipedia.org/wiki/Stabiliser_(food)" xlink:type="simple">stabilis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8&amp;action=edit&amp;redlink=1" xlink:type="simple">E388</text:a> </text:p>
          </table:table-cell>
          <table:table-cell table:style-name="ce1" office:value-type="string" calcext:value-type="string">
            <text:p><text:a xlink:href="https://en.wikipedia.org/w/index.php?title=Thiodipropionic_acid&amp;action=edit&amp;redlink=1" xlink:type="simple">Thiodipropionic acid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9&amp;action=edit&amp;redlink=1" xlink:type="simple">E389</text:a> </text:p>
          </table:table-cell>
          <table:table-cell table:style-name="ce1" office:value-type="string" calcext:value-type="string">
            <text:p><text:a xlink:href="https://en.wikipedia.org/w/index.php?title=Dilauryl_thiodipropionate&amp;action=edit&amp;redlink=1" xlink:type="simple">Dilauryl thiodipropi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90&amp;action=edit&amp;redlink=1" xlink:type="simple">E390</text:a> </text:p>
          </table:table-cell>
          <table:table-cell table:style-name="ce1" office:value-type="string" calcext:value-type="string">
            <text:p><text:a xlink:href="https://en.wikipedia.org/w/index.php?title=Distearyl_thiodipropionate&amp;action=edit&amp;redlink=1" xlink:type="simple">Distearyl thiodipropi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1" xlink:type="simple">E391</text:a> </text:p>
          </table:table-cell>
          <table:table-cell table:style-name="ce1" office:value-type="string" calcext:value-type="string">
            <text:p><text:a xlink:href="https://en.wikipedia.org/wiki/Phytic_acid" xlink:type="simple">Phytic acid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2" xlink:type="simple">E392</text:a> </text:p>
          </table:table-cell>
          <table:table-cell table:style-name="ce1" office:value-type="string" calcext:value-type="string">
            <text:p>Extracts of <text:a xlink:href="https://en.wikipedia.org/wiki/Rosemary" xlink:type="simple">rosemary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9" xlink:type="simple">E399</text:a> </text:p>
          </table:table-cell>
          <table:table-cell table:style-name="ce1" office:value-type="string" calcext:value-type="string">
            <text:p><text:a xlink:href="https://en.wikipedia.org/wiki/Calcium_lactobionate" xlink:type="simple">Calcium lactobionate</text:a> </text:p>
          </table:table-cell>
          <table:table-cell table:style-name="ce4"/>
          <table:table-cell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Alginic_acid" xlink:type="simple">E400</text:a> </text:p>
          </table:table-cell>
          <table:table-cell table:style-name="ce1" office:value-type="string" calcext:value-type="string">
            <text:p><text:a xlink:href="https://en.wikipedia.org/wiki/Alginic_acid" xlink:type="simple">Alginic acid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1" xlink:type="simple">E401</text:a> </text:p>
          </table:table-cell>
          <table:table-cell table:style-name="ce1" office:value-type="string" calcext:value-type="string">
            <text:p><text:a xlink:href="https://en.wikipedia.org/wiki/Sodium_alginate" xlink:type="simple">Sod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2" xlink:type="simple">E402</text:a> </text:p>
          </table:table-cell>
          <table:table-cell table:style-name="ce1" office:value-type="string" calcext:value-type="string">
            <text:p><text:a xlink:href="https://en.wikipedia.org/wiki/Potassium_alginate" xlink:type="simple">Potass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3" xlink:type="simple">E403</text:a> </text:p>
          </table:table-cell>
          <table:table-cell table:style-name="ce1" office:value-type="string" calcext:value-type="string">
            <text:p><text:a xlink:href="https://en.wikipedia.org/w/index.php?title=Ammonium_alginate&amp;action=edit&amp;redlink=1" xlink:type="simple">Ammonium alginate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4" xlink:type="simple">E404</text:a> </text:p>
          </table:table-cell>
          <table:table-cell table:style-name="ce1" office:value-type="string" calcext:value-type="string">
            <text:p><text:a xlink:href="https://en.wikipedia.org/wiki/Calcium_alginate" xlink:type="simple">Calc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5" xlink:type="simple">E405</text:a> </text:p>
          </table:table-cell>
          <table:table-cell table:style-name="ce1" office:value-type="string" calcext:value-type="string">
            <text:p><text:a xlink:href="https://en.wikipedia.org/wiki/Propane-1,2-diol_alginate" xlink:type="simple">Propane-1,2-diol alginate</text:a> (<text:a xlink:href="https://en.wikipedia.org/wiki/Propylene_glycol_alginate" xlink:type="simple">Propylene glycol alginate</text:a>)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6" xlink:type="simple">E406</text:a> </text:p>
          </table:table-cell>
          <table:table-cell table:style-name="ce1" office:value-type="string" calcext:value-type="string">
            <text:p><text:a xlink:href="https://en.wikipedia.org/wiki/Agar" xlink:type="simple">Agar</text:a> (thicken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7" xlink:type="simple">E407</text:a> </text:p>
          </table:table-cell>
          <table:table-cell table:style-name="ce1" office:value-type="string" calcext:value-type="string">
            <text:p><text:a xlink:href="https://en.wikipedia.org/wiki/Carrageenan" xlink:type="simple">Carrageenan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7a" xlink:type="simple">E407a</text:a> </text:p>
          </table:table-cell>
          <table:table-cell table:style-name="ce1" office:value-type="string" calcext:value-type="string">
            <text:p><text:a xlink:href="https://en.wikipedia.org/wiki/Carrageenan" xlink:type="simple">Processed eucheuma seaweed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08&amp;action=edit&amp;redlink=1" xlink:type="simple">E408</text:a> </text:p>
          </table:table-cell>
          <table:table-cell table:style-name="ce1" office:value-type="string" calcext:value-type="string">
            <text:p><text:a xlink:href="https://en.wikipedia.org/w/index.php?title=Bakers_yeast_glycan&amp;action=edit&amp;redlink=1" xlink:type="simple">Bakers yeast glyca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9" xlink:type="simple">E409</text:a> </text:p>
          </table:table-cell>
          <table:table-cell table:style-name="ce1" office:value-type="string" calcext:value-type="string">
            <text:p><text:a xlink:href="https://en.wikipedia.org/wiki/Arabinogalactan" xlink:type="simple">Arabinogalacta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Locust_bean_gum" xlink:type="simple">E410</text:a> </text:p>
          </table:table-cell>
          <table:table-cell table:style-name="ce1" office:value-type="string" calcext:value-type="string">
            <text:p><text:a xlink:href="https://en.wikipedia.org/wiki/Locust_bean_gum" xlink:type="simple">Locust bean gum</text:a> (Carob gum)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Oat_gum&amp;action=edit&amp;redlink=1" xlink:type="simple">E411</text:a> </text:p>
          </table:table-cell>
          <table:table-cell table:style-name="ce1" office:value-type="string" calcext:value-type="string">
            <text:p><text:a xlink:href="https://en.wikipedia.org/w/index.php?title=Oat_gum&amp;action=edit&amp;redlink=1" xlink:type="simple">Oat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Guar_gum" xlink:type="simple">E412</text:a> </text:p>
          </table:table-cell>
          <table:table-cell table:style-name="ce1" office:value-type="string" calcext:value-type="string">
            <text:p><text:a xlink:href="https://en.wikipedia.org/wiki/Guar_gum" xlink:type="simple">Guar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3" xlink:type="simple">E413</text:a> </text:p>
          </table:table-cell>
          <table:table-cell table:style-name="ce1" office:value-type="string" calcext:value-type="string">
            <text:p><text:a xlink:href="https://en.wikipedia.org/wiki/Tragacanth" xlink:type="simple">Tragacanth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4" xlink:type="simple">E414</text:a> </text:p>
          </table:table-cell>
          <table:table-cell table:style-name="ce1" office:value-type="string" calcext:value-type="string">
            <text:p><text:a xlink:href="https://en.wikipedia.org/wiki/Acacia_gum" xlink:type="simple">Acacia gum</text:a> (<text:a xlink:href="https://en.wikipedia.org/wiki/Gum_arabic" xlink:type="simple">gum arabic</text:a>)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5" xlink:type="simple">E415</text:a> </text:p>
          </table:table-cell>
          <table:table-cell table:style-name="ce1" office:value-type="string" calcext:value-type="string">
            <text:p><text:a xlink:href="https://en.wikipedia.org/wiki/Xanthan_gum" xlink:type="simple">Xanthan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6" xlink:type="simple">E416</text:a> </text:p>
          </table:table-cell>
          <table:table-cell table:style-name="ce1" office:value-type="string" calcext:value-type="string">
            <text:p><text:a xlink:href="https://en.wikipedia.org/wiki/Karaya_gum" xlink:type="simple">Karaya gum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7" xlink:type="simple">E417</text:a> </text:p>
          </table:table-cell>
          <table:table-cell table:style-name="ce1" office:value-type="string" calcext:value-type="string">
            <text:p><text:a xlink:href="https://en.wikipedia.org/wiki/Tara_gum" xlink:type="simple">Tara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8" xlink:type="simple">E418</text:a> </text:p>
          </table:table-cell>
          <table:table-cell table:style-name="ce1" office:value-type="string" calcext:value-type="string">
            <text:p><text:a xlink:href="https://en.wikipedia.org/wiki/Gellan_gum" xlink:type="simple">Gellan gum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9" xlink:type="simple">E419</text:a> </text:p>
          </table:table-cell>
          <table:table-cell table:style-name="ce1" office:value-type="string" calcext:value-type="string">
            <text:p><text:a xlink:href="https://en.wikipedia.org/wiki/Gum_ghatti" xlink:type="simple">Gum ghatti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20" xlink:type="simple">E420</text:a> </text:p>
          </table:table-cell>
          <table:table-cell table:style-name="ce1" office:value-type="string" calcext:value-type="string">
            <text:p><text:a xlink:href="https://en.wikipedia.org/wiki/Sorbitol" xlink:type="simple">Sorbitol</text:a> (i) Sorbitol (ii) Sorbitol syrup (emulsifier) (<text:a xlink:href="https://en.wikipedia.org/wiki/Sugar_substitute" xlink:type="simple">sweetener</text:a>) </text:p>
          </table:table-cell>
          <table:table-cell table:style-name="ce1" office:value-type="string" calcext:value-type="string">
            <text:p><text:a xlink:href="https://en.wikipedia.org/wiki/Humectant" xlink:type="simple">humect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1" xlink:type="simple">E421</text:a> </text:p>
          </table:table-cell>
          <table:table-cell table:style-name="ce1" office:value-type="string" calcext:value-type="string">
            <text:p><text:a xlink:href="https://en.wikipedia.org/wiki/Mannitol" xlink:type="simple">Mannitol</text:a> (<text:a xlink:href="https://en.wikipedia.org/wiki/Anti-caking_agent" xlink:type="simple">anti-caking agent</text:a>) </text:p>
          </table:table-cell>
          <table:table-cell table:style-name="ce1" office:value-type="string" calcext:value-type="string">
            <text:p><text:a xlink:href="https://en.wikipedia.org/wiki/Sugar_substitute" xlink:type="simple">sweeten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2" xlink:type="simple">E422</text:a> </text:p>
          </table:table-cell>
          <table:table-cell table:style-name="ce1" office:value-type="string" calcext:value-type="string">
            <text:p><text:a xlink:href="https://en.wikipedia.org/wiki/Glycerol" xlink:type="simple">Glycerol</text:a> (emulsifier) </text:p>
          </table:table-cell>
          <table:table-cell table:style-name="ce1" office:value-type="string" calcext:value-type="string">
            <text:p><text:a xlink:href="https://en.wikipedia.org/wiki/Sugar_substitute" xlink:type="simple">sweeten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4" xlink:type="simple">E424</text:a> </text:p>
          </table:table-cell>
          <table:table-cell table:style-name="ce1" office:value-type="string" calcext:value-type="string">
            <text:p><text:a xlink:href="https://en.wikipedia.org/wiki/Curdlan" xlink:type="simple">Curdlan</text:a> </text:p>
          </table:table-cell>
          <table:table-cell table:style-name="ce1" office:value-type="string" calcext:value-type="string">
            <text:p>gell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25" xlink:type="simple">E425</text:a> </text:p>
          </table:table-cell>
          <table:table-cell table:style-name="ce1" office:value-type="string" calcext:value-type="string">
            <text:p><text:a xlink:href="https://en.wikipedia.org/wiki/Konjac" xlink:type="simple">Konjac</text:a> (i) <text:a xlink:href="https://en.wikipedia.org/wiki/Konjac_gum" xlink:type="simple">Konjac gum</text:a> (ii) <text:a xlink:href="https://en.wikipedia.org/wiki/Konjac_glucomannane" xlink:type="simple">Konjac glucomannan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May not be used in confectionery owing to choking risk.[<text:a xlink:href="https://en.wikipedia.org/wiki/Wikipedia:Citation_needed" xlink:type="simple">citation needed</text:a>]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26&amp;action=edit&amp;redlink=1" xlink:type="simple">E426</text:a> </text:p>
          </table:table-cell>
          <table:table-cell table:style-name="ce1" office:value-type="string" calcext:value-type="string">
            <text:p><text:a xlink:href="https://en.wikipedia.org/w/index.php?title=Soybean_hemicellulose&amp;action=edit&amp;redlink=1" xlink:type="simple">Soybean hemicellulos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7" xlink:type="simple">E427</text:a> </text:p>
          </table:table-cell>
          <table:table-cell table:style-name="ce1" office:value-type="string" calcext:value-type="string">
            <text:p><text:a xlink:href="https://en.wikipedia.org/wiki/Cassia_gum" xlink:type="simple">Cassia gum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9" xlink:type="simple">E429</text:a> </text:p>
          </table:table-cell>
          <table:table-cell table:style-name="ce1" office:value-type="string" calcext:value-type="string">
            <text:p><text:a xlink:href="https://en.wikipedia.org/wiki/Peptone" xlink:type="simple">Pepton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Polyoxyethene_(8)_stearate&amp;action=edit&amp;redlink=1" xlink:type="simple">E430</text:a> </text:p>
          </table:table-cell>
          <table:table-cell table:style-name="ce1" office:value-type="string" calcext:value-type="string">
            <text:p><text:a xlink:href="https://en.wikipedia.org/w/index.php?title=Polyoxyethene_(8)_stearate&amp;action=edit&amp;redlink=1" xlink:type="simple">Polyoxyethene (8) stearate</text:a> (emulsifi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31" xlink:type="simple">E431</text:a> </text:p>
          </table:table-cell>
          <table:table-cell table:style-name="ce1" office:value-type="string" calcext:value-type="string">
            <text:p><text:a xlink:href="https://en.wikipedia.org/w/index.php?title=Polyoxyethene_(40)_stearate&amp;action=edit&amp;redlink=1" xlink:type="simple">Polyoxyethene (40) 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2" xlink:type="simple">E432</text:a> </text:p>
          </table:table-cell>
          <table:table-cell table:style-name="ce1" office:value-type="string" calcext:value-type="string">
            <text:p><text:a xlink:href="https://en.wikipedia.org/wiki/Polyoxyethene_(20)_sorbitan_monolaurate" xlink:type="simple">Polyoxyethene (20) sorbitan monolaurate</text:a> (<text:a xlink:href="https://en.wikipedia.org/wiki/Polysorbate_20" xlink:type="simple">polysorbate 2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3" xlink:type="simple">E433</text:a> </text:p>
          </table:table-cell>
          <table:table-cell table:style-name="ce1" office:value-type="string" calcext:value-type="string">
            <text:p><text:a xlink:href="https://en.wikipedia.org/wiki/Polyoxyethene_(20)_sorbitan_monooleate" xlink:type="simple">Polyoxyethene (20) sorbitan monooleate</text:a> (<text:a xlink:href="https://en.wikipedia.org/wiki/Polysorbate_80" xlink:type="simple">polysorbate 8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4" xlink:type="simple">E434</text:a> </text:p>
          </table:table-cell>
          <table:table-cell table:style-name="ce1" office:value-type="string" calcext:value-type="string">
            <text:p><text:a xlink:href="https://en.wikipedia.org/w/index.php?title=Polyoxyethene_(20)_sorbitan_monopalmitate&amp;action=edit&amp;redlink=1" xlink:type="simple">Polyoxyethene (20) sorbitan monopalmitate</text:a> (<text:a xlink:href="https://en.wikipedia.org/wiki/Polysorbate_40" xlink:type="simple">polysorbate 4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5" xlink:type="simple">E435</text:a> </text:p>
          </table:table-cell>
          <table:table-cell table:style-name="ce1" office:value-type="string" calcext:value-type="string">
            <text:p><text:a xlink:href="https://en.wikipedia.org/w/index.php?title=Polyoxyethene_(20)_sorbitan_monostearate&amp;action=edit&amp;redlink=1" xlink:type="simple">Polyoxyethene (20) sorbitan monostearate</text:a> (<text:a xlink:href="https://en.wikipedia.org/wiki/Polysorbate_60" xlink:type="simple">polysorbate 6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6" xlink:type="simple">E436</text:a> </text:p>
          </table:table-cell>
          <table:table-cell table:style-name="ce1" office:value-type="string" calcext:value-type="string">
            <text:p><text:a xlink:href="https://en.wikipedia.org/w/index.php?title=Polyoxyethene_(20)_sorbitan_tristearate&amp;action=edit&amp;redlink=1" xlink:type="simple">Polyoxyethene (20) sorbitan tristearate</text:a> (<text:a xlink:href="https://en.wikipedia.org/wiki/Polysorbate_65" xlink:type="simple">polysorbate 65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0" xlink:type="simple">E440</text:a> </text:p>
          </table:table-cell>
          <table:table-cell table:style-name="ce1" office:value-type="string" calcext:value-type="string">
            <text:p><text:a xlink:href="https://en.wikipedia.org/wiki/Pectin" xlink:type="simple">Pectins</text:a> (i) pectin (ii) amidated pectin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1" xlink:type="simple">E441</text:a> </text:p>
          </table:table-cell>
          <table:table-cell table:style-name="ce1" office:value-type="string" calcext:value-type="string">
            <text:p><text:a xlink:href="https://en.wikipedia.org/wiki/Gelatine" xlink:type="simple">Gelatine</text:a> (emulsifier) </text:p>
          </table:table-cell>
          <table:table-cell table:style-name="ce1" office:value-type="string" calcext:value-type="string">
            <text:p><text:a xlink:href="https://en.wikipedia.org/wiki/Gelling_agent" xlink:type="simple">gell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2" xlink:type="simple">E442</text:a> </text:p>
          </table:table-cell>
          <table:table-cell table:style-name="ce1" office:value-type="string" calcext:value-type="string">
            <text:p><text:a xlink:href="https://en.wikipedia.org/wiki/Ammonium_phosphatides" xlink:type="simple">Ammonium phosphat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3" xlink:type="simple">E443</text:a> </text:p>
          </table:table-cell>
          <table:table-cell table:style-name="ce1" office:value-type="string" calcext:value-type="string">
            <text:p><text:a xlink:href="https://en.wikipedia.org/wiki/Brominated_vegetable_oil" xlink:type="simple">Brominated vegetable oil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ucrose_acetate_isobutyrate" xlink:type="simple">E444</text:a> </text:p>
          </table:table-cell>
          <table:table-cell table:style-name="ce1" office:value-type="string" calcext:value-type="string">
            <text:p><text:a xlink:href="https://en.wikipedia.org/wiki/Sucrose_acetate_isobutyrate" xlink:type="simple">Sucrose acetate isobuty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5" xlink:type="simple">E445</text:a> </text:p>
          </table:table-cell>
          <table:table-cell table:style-name="ce1" office:value-type="string" calcext:value-type="string">
            <text:p><text:a xlink:href="https://en.wikipedia.org/wiki/Glycerol_esters_of_wood_rosins" xlink:type="simple">Glycerol esters of wood rosin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46&amp;action=edit&amp;redlink=1" xlink:type="simple">E446</text:a> </text:p>
          </table:table-cell>
          <table:table-cell table:style-name="ce1" office:value-type="string" calcext:value-type="string">
            <text:p><text:a xlink:href="https://en.wikipedia.org/w/index.php?title=Succistearin&amp;action=edit&amp;redlink=1" xlink:type="simple">Succisteari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7">
          <table:table-cell table:style-name="ce1" office:value-type="string" calcext:value-type="string">
            <text:p><text:a xlink:href="https://en.wikipedia.org/wiki/E450_(food_additive)" xlink:type="simple">E450</text:a> </text:p>
          </table:table-cell>
          <table:table-cell table:style-name="ce1" office:value-type="string" calcext:value-type="string">
            <text:p><text:a xlink:href="https://en.wikipedia.org/wiki/Diphosphate" xlink:type="simple">Diphosphates</text:a> (i) <text:a xlink:href="https://en.wikipedia.org/wiki/Disodium_diphosphate" xlink:type="simple">Disodium diphosphate</text:a> (ii) <text:a xlink:href="https://en.wikipedia.org/w/index.php?title=Trisodium_diphosphate&amp;action=edit&amp;redlink=1" xlink:type="simple">Trisodium diphosphate</text:a> (iii) <text:a xlink:href="https://en.wikipedia.org/wiki/Tetrasodium_diphosphate" xlink:type="simple">Tetrasodium diphosphate</text:a> (iv) <text:a xlink:href="https://en.wikipedia.org/w/index.php?title=Dipotassium_diphosphate&amp;action=edit&amp;redlink=1" xlink:type="simple">Dipotassium diphosphate</text:a> (v) <text:a xlink:href="https://en.wikipedia.org/w/index.php?title=Tetrapotassium_diphosphate&amp;action=edit&amp;redlink=1" xlink:type="simple">Tetrapotassium diphosphate</text:a> (vi) <text:a xlink:href="https://en.wikipedia.org/wiki/Dicalcium_diphosphate" xlink:type="simple">Dicalcium diphosphate</text:a> (vii) <text:a xlink:href="https://en.wikipedia.org/w/index.php?title=Calcium_dihydrogen_diphosphate&amp;action=edit&amp;redlink=1" xlink:type="simple">Calcium dihydrogen di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451" xlink:type="simple">E451</text:a> </text:p>
          </table:table-cell>
          <table:table-cell table:style-name="ce1" office:value-type="string" calcext:value-type="string">
            <text:p><text:a xlink:href="https://en.wikipedia.org/wiki/Triphosphate" xlink:type="simple">Triphosphates</text:a> (i) <text:a xlink:href="https://en.wikipedia.org/wiki/Sodium_triphosphate" xlink:type="simple">Sodium triphosphate</text:a> (pentasodium triphosphate) (ii) <text:a xlink:href="https://en.wikipedia.org/w/index.php?title=Pentapotassium_triphosphate&amp;action=edit&amp;redlink=1" xlink:type="simple">Pentapotassium tri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8">
          <table:table-cell table:style-name="ce1" office:value-type="string" calcext:value-type="string">
            <text:p><text:a xlink:href="https://en.wikipedia.org/wiki/E452" xlink:type="simple">E452</text:a> </text:p>
          </table:table-cell>
          <table:table-cell table:style-name="ce1" office:value-type="string" calcext:value-type="string">
            <text:p><text:a xlink:href="https://en.wikipedia.org/wiki/Polyphosphate" xlink:type="simple">Polyphosphates</text:a> (i) <text:a xlink:href="https://en.wikipedia.org/wiki/Sodium_polyphosphate" xlink:type="simple">Sodium polyphosphates</text:a> (ii) <text:a xlink:href="https://en.wikipedia.org/w/index.php?title=Potassium_polyphosphate&amp;action=edit&amp;redlink=1" xlink:type="simple">Potassium polyphosphates</text:a> (iii) <text:a xlink:href="https://en.wikipedia.org/w/index.php?title=Sodium_calcium_polyphosphate&amp;action=edit&amp;redlink=1" xlink:type="simple">Sodium calcium polyphosphate</text:a> (iv) <text:a xlink:href="https://en.wikipedia.org/w/index.php?title=Calcium_polyphosphate&amp;action=edit&amp;redlink=1" xlink:type="simple">Calcium polyphosphates</text:a> (v) <text:a xlink:href="https://en.wikipedia.org/wiki/Ammonium_polyphosphate" xlink:type="simple">Ammonium poly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59" xlink:type="simple">E459</text:a> </text:p>
          </table:table-cell>
          <table:table-cell table:style-name="ce1" office:value-type="string" calcext:value-type="string">
            <text:p><text:a xlink:href="https://en.wikipedia.org/wiki/Beta-cyclodextrin" xlink:type="simple">Beta-cyclodextrin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0" xlink:type="simple">E460</text:a> </text:p>
          </table:table-cell>
          <table:table-cell table:style-name="ce1" office:value-type="string" calcext:value-type="string">
            <text:p><text:a xlink:href="https://en.wikipedia.org/wiki/Cellulose" xlink:type="simple">Cellulose</text:a> (i) <text:a xlink:href="https://en.wikipedia.org/wiki/Microcrystalline_cellulose" xlink:type="simple">Microcrystalline cellulose</text:a> (ii) <text:a xlink:href="https://en.wikipedia.org/w/index.php?title=Powdered_cellulose&amp;action=edit&amp;redlink=1" xlink:type="simple">Powdered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1" xlink:type="simple">E461</text:a> </text:p>
          </table:table-cell>
          <table:table-cell table:style-name="ce1" office:value-type="string" calcext:value-type="string">
            <text:p><text:a xlink:href="https://en.wikipedia.org/wiki/Methyl_cellulose" xlink:type="simple">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2" xlink:type="simple">E462</text:a> </text:p>
          </table:table-cell>
          <table:table-cell table:style-name="ce1" office:value-type="string" calcext:value-type="string">
            <text:p><text:a xlink:href="https://en.wikipedia.org/wiki/Ethyl_cellulose" xlink:type="simple">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3" xlink:type="simple">E463</text:a> </text:p>
          </table:table-cell>
          <table:table-cell table:style-name="ce1" office:value-type="string" calcext:value-type="string">
            <text:p><text:a xlink:href="https://en.wikipedia.org/wiki/Hydroxypropyl_cellulose" xlink:type="simple">Hydroxyprop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Hypromellose" xlink:type="simple">E464</text:a> </text:p>
          </table:table-cell>
          <table:table-cell table:style-name="ce1" office:value-type="string" calcext:value-type="string">
            <text:p><text:a xlink:href="https://en.wikipedia.org/wiki/Hypromellose" xlink:type="simple">Hypromellose</text:a> (hydroxypropyl methylcellulos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5" xlink:type="simple">E465</text:a> </text:p>
          </table:table-cell>
          <table:table-cell table:style-name="ce1" office:value-type="string" calcext:value-type="string">
            <text:p><text:a xlink:href="https://en.wikipedia.org/wiki/Ethyl_methyl_cellulose" xlink:type="simple">Ethyl 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6" xlink:type="simple">E466</text:a> </text:p>
          </table:table-cell>
          <table:table-cell table:style-name="ce1" office:value-type="string" calcext:value-type="string">
            <text:p><text:a xlink:href="https://en.wikipedia.org/wiki/Carboxymethyl_cellulose" xlink:type="simple">Carboxymethyl cellulose</text:a>, <text:a xlink:href="https://en.wikipedia.org/wiki/Sodium_carboxymethyl_cellulose" xlink:type="simple">Sodium carboxy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67" xlink:type="simple">E467</text:a> </text:p>
          </table:table-cell>
          <table:table-cell table:style-name="ce1" office:value-type="string" calcext:value-type="string">
            <text:p><text:a xlink:href="https://en.wikipedia.org/wiki/Ethyl_hydroxyethyl_cellulose" xlink:type="simple">Ethyl hydroxyethyl cellulos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8" xlink:type="simple">E468</text:a> </text:p>
          </table:table-cell>
          <table:table-cell table:style-name="ce1" office:value-type="string" calcext:value-type="string">
            <text:p><text:a xlink:href="https://en.wikipedia.org/wiki/Croscarmellose_sodium" xlink:type="simple">Crosslinked sodium carboxymethyl cellulose</text:a> (Croscarmellos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This additive is under discussion and may be included in a future amendment to the Directive on miscellaneous additives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9" xlink:type="simple">E469</text:a> </text:p>
          </table:table-cell>
          <table:table-cell table:style-name="ce1" office:value-type="string" calcext:value-type="string">
            <text:p>Enzymically <text:a xlink:href="https://en.wikipedia.org/wiki/Hydrolysed" xlink:type="simple">hydrolysed</text:a> <text:a xlink:href="https://en.wikipedia.org/wiki/Carboxymethylcellulose" xlink:type="simple">carboxymethyl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0a&amp;action=edit&amp;redlink=1" xlink:type="simple">E470a</text:a> </text:p>
          </table:table-cell>
          <table:table-cell table:style-name="ce1" office:value-type="string" calcext:value-type="string">
            <text:p>Sodium, potassium and calcium salts of fatty acids (emulsifier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0b" xlink:type="simple">E470b</text:a> </text:p>
          </table:table-cell>
          <table:table-cell table:style-name="ce1" office:value-type="string" calcext:value-type="string">
            <text:p>Magnesium salts of fatty acids (emulsifier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1" xlink:type="simple">E471</text:a> </text:p>
          </table:table-cell>
          <table:table-cell table:style-name="ce1" office:value-type="string" calcext:value-type="string">
            <text:p><text:a xlink:href="https://en.wikipedia.org/wiki/Mono-_and_diglycerides_of_fatty_acids" xlink:type="simple">Mono- and diglycerides of fatty acids</text:a> (glyceryl monostearate, glyceryl distearat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a&amp;action=edit&amp;redlink=1" xlink:type="simple">E472a</text:a> </text:p>
          </table:table-cell>
          <table:table-cell table:style-name="ce1" office:value-type="string" calcext:value-type="string">
            <text:p>Acet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b&amp;action=edit&amp;redlink=1" xlink:type="simple">E472b</text:a> </text:p>
          </table:table-cell>
          <table:table-cell table:style-name="ce1" office:value-type="string" calcext:value-type="string">
            <text:p>Lact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c&amp;action=edit&amp;redlink=1" xlink:type="simple">E472c</text:a> </text:p>
          </table:table-cell>
          <table:table-cell table:style-name="ce1" office:value-type="string" calcext:value-type="string">
            <text:p>Cit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d&amp;action=edit&amp;redlink=1" xlink:type="simple">E472d</text:a> </text:p>
          </table:table-cell>
          <table:table-cell table:style-name="ce1" office:value-type="string" calcext:value-type="string">
            <text:p>Tarta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2e" xlink:type="simple">E472e</text:a> </text:p>
          </table:table-cell>
          <table:table-cell table:style-name="ce1" office:value-type="string" calcext:value-type="string">
            <text:p><text:a xlink:href="https://en.wikipedia.org/wiki/DATEM" xlink:type="simple">Mono- and diacetyl tartaric acid esters of mono- and diglycerides of fatty acid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f&amp;action=edit&amp;redlink=1" xlink:type="simple">E472f</text:a> </text:p>
          </table:table-cell>
          <table:table-cell table:style-name="ce1" office:value-type="string" calcext:value-type="string">
            <text:p>Mixed acetic and tarta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72g&amp;action=edit&amp;redlink=1" xlink:type="simple">E472g</text:a> </text:p>
          </table:table-cell>
          <table:table-cell table:style-name="ce1" office:value-type="string" calcext:value-type="string">
            <text:p><text:a xlink:href="https://en.wikipedia.org/w/index.php?title=Succinylated_monoglycerides&amp;action=edit&amp;redlink=1" xlink:type="simple">Succinylated monoglycer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3" xlink:type="simple">E473</text:a> </text:p>
          </table:table-cell>
          <table:table-cell table:style-name="ce1" office:value-type="string" calcext:value-type="string">
            <text:p><text:a xlink:href="https://en.wikipedia.org/wiki/Sucrose_esters" xlink:type="simple">Sucrose esters</text:a>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ucroglyceride" xlink:type="simple">E474</text:a> </text:p>
          </table:table-cell>
          <table:table-cell table:style-name="ce1" office:value-type="string" calcext:value-type="string">
            <text:p><text:a xlink:href="https://en.wikipedia.org/wiki/Sucroglyceride" xlink:type="simple">Sucroglycer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5" xlink:type="simple">E475</text:a> </text:p>
          </table:table-cell>
          <table:table-cell table:style-name="ce1" office:value-type="string" calcext:value-type="string">
            <text:p>Polyglycerol ester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6" xlink:type="simple">E476</text:a> </text:p>
          </table:table-cell>
          <table:table-cell table:style-name="ce1" office:value-type="string" calcext:value-type="string">
            <text:p><text:a xlink:href="https://en.wikipedia.org/wiki/Polyglycerol_polyricinoleate" xlink:type="simple">Polyglycerol polyricin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7" xlink:type="simple">E477</text:a> </text:p>
          </table:table-cell>
          <table:table-cell table:style-name="ce1" office:value-type="string" calcext:value-type="string">
            <text:p>Propane-1,2-diol esters of fatty acids, propylene glycol ester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8&amp;action=edit&amp;redlink=1" xlink:type="simple">E478</text:a> </text:p>
          </table:table-cell>
          <table:table-cell table:style-name="ce1" office:value-type="string" calcext:value-type="string">
            <text:p>Lactylated fatty acid esters of glycerol and propane-1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9b" xlink:type="simple">E479b</text:a> </text:p>
          </table:table-cell>
          <table:table-cell table:style-name="ce1" office:value-type="string" calcext:value-type="string">
            <text:p>Thermally oxidized soya bean oil interacted with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0" xlink:type="simple">E480</text:a> </text:p>
          </table:table-cell>
          <table:table-cell table:style-name="ce1" office:value-type="string" calcext:value-type="string">
            <text:p><text:a xlink:href="https://en.wikipedia.org/wiki/Dioctyl_sodium_sulfosuccinate" xlink:type="simple">Dioctyl sodium sulfosuccin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1" xlink:type="simple">E481</text:a> </text:p>
          </table:table-cell>
          <table:table-cell table:style-name="ce1" office:value-type="string" calcext:value-type="string">
            <text:p><text:a xlink:href="https://en.wikipedia.org/wiki/Sodium_stearoyl-2-lactylate" xlink:type="simple">Sodium stearoyl-2-lactyl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2" xlink:type="simple">E482</text:a> </text:p>
          </table:table-cell>
          <table:table-cell table:style-name="ce1" office:value-type="string" calcext:value-type="string">
            <text:p><text:a xlink:href="https://en.wikipedia.org/wiki/Calcium_stearoyl-2-lactylate" xlink:type="simple">Calcium stearoyl-2-lactyl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3" xlink:type="simple">E483</text:a> </text:p>
          </table:table-cell>
          <table:table-cell table:style-name="ce1" office:value-type="string" calcext:value-type="string">
            <text:p><text:a xlink:href="https://en.wikipedia.org/wiki/Stearyl_tartrate" xlink:type="simple">Stearyl tart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4&amp;action=edit&amp;redlink=1" xlink:type="simple">E484</text:a> </text:p>
          </table:table-cell>
          <table:table-cell table:style-name="ce1" office:value-type="string" calcext:value-type="string">
            <text:p><text:a xlink:href="https://en.wikipedia.org/w/index.php?title=Stearyl_citrate&amp;action=edit&amp;redlink=1" xlink:type="simple">Stearyl cit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5&amp;action=edit&amp;redlink=1" xlink:type="simple">E485</text:a> </text:p>
          </table:table-cell>
          <table:table-cell table:style-name="ce1" office:value-type="string" calcext:value-type="string">
            <text:p><text:a xlink:href="https://en.wikipedia.org/w/index.php?title=Sodium_stearoyl_fumarate&amp;action=edit&amp;redlink=1" xlink:type="simple">Sodium stearoyl fum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6&amp;action=edit&amp;redlink=1" xlink:type="simple">E486</text:a> </text:p>
          </table:table-cell>
          <table:table-cell table:style-name="ce1" office:value-type="string" calcext:value-type="string">
            <text:p><text:a xlink:href="https://en.wikipedia.org/w/index.php?title=Calcium_stearoyl_fumarate&amp;action=edit&amp;redlink=1" xlink:type="simple">Calcium stearoyl fum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7" xlink:type="simple">E487</text:a> </text:p>
          </table:table-cell>
          <table:table-cell table:style-name="ce1" office:value-type="string" calcext:value-type="string">
            <text:p><text:a xlink:href="https://en.wikipedia.org/w/index.php?title=Sodium_laurylsulfate&amp;action=edit&amp;redlink=1" xlink:type="simple">Sodium laurylsulf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8&amp;action=edit&amp;redlink=1" xlink:type="simple">E488</text:a> </text:p>
          </table:table-cell>
          <table:table-cell table:style-name="ce1" office:value-type="string" calcext:value-type="string">
            <text:p>Ethoxylated Mono- and Di-Glyceride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9&amp;action=edit&amp;redlink=1" xlink:type="simple">E489</text:a> </text:p>
          </table:table-cell>
          <table:table-cell table:style-name="ce1" office:value-type="string" calcext:value-type="string">
            <text:p>Methyl glucoside-coconut oil ester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0" xlink:type="simple">E490</text:a> </text:p>
          </table:table-cell>
          <table:table-cell table:style-name="ce1" office:value-type="string" calcext:value-type="string">
            <text:p><text:a xlink:href="https://en.wikipedia.org/wiki/Propane-1,2-diol" xlink:type="simple">Propane-1,2-di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1" xlink:type="simple">E491</text:a> </text:p>
          </table:table-cell>
          <table:table-cell table:style-name="ce1" office:value-type="string" calcext:value-type="string">
            <text:p><text:a xlink:href="https://en.wikipedia.org/wiki/Sorbitan_monostearate" xlink:type="simple">Sorbitan mono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2" xlink:type="simple">E492</text:a> </text:p>
          </table:table-cell>
          <table:table-cell table:style-name="ce1" office:value-type="string" calcext:value-type="string">
            <text:p><text:a xlink:href="https://en.wikipedia.org/wiki/Sorbitan_tristearate" xlink:type="simple">Sorbitan tri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3" xlink:type="simple">E493</text:a> </text:p>
          </table:table-cell>
          <table:table-cell table:style-name="ce1" office:value-type="string" calcext:value-type="string">
            <text:p><text:a xlink:href="https://en.wikipedia.org/wiki/Sorbitan_monolaurate" xlink:type="simple">Sorbitan monolau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4" xlink:type="simple">E494</text:a> </text:p>
          </table:table-cell>
          <table:table-cell table:style-name="ce1" office:value-type="string" calcext:value-type="string">
            <text:p><text:a xlink:href="https://en.wikipedia.org/wiki/Sorbitan_monooleate" xlink:type="simple">Sorbitan mono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5" xlink:type="simple">E495</text:a> </text:p>
          </table:table-cell>
          <table:table-cell table:style-name="ce1" office:value-type="string" calcext:value-type="string">
            <text:p><text:a xlink:href="https://en.wikipedia.org/wiki/Sorbitan_monopalmitate" xlink:type="simple">Sorbitan monopalmit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96&amp;action=edit&amp;redlink=1" xlink:type="simple">E496</text:a> </text:p>
          </table:table-cell>
          <table:table-cell table:style-name="ce1" office:value-type="string" calcext:value-type="string">
            <text:p><text:a xlink:href="https://en.wikipedia.org/w/index.php?title=Sorbitan_trioleate&amp;action=edit&amp;redlink=1" xlink:type="simple">Sorbitan tri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97&amp;action=edit&amp;redlink=1" xlink:type="simple">E497</text:a> </text:p>
          </table:table-cell>
          <table:table-cell table:style-name="ce1" office:value-type="string" calcext:value-type="string">
            <text:p>Polyoxypropylene-polyoxyethylene polymers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98&amp;action=edit&amp;redlink=1" xlink:type="simple">E498</text:a> </text:p>
          </table:table-cell>
          <table:table-cell table:style-name="ce1" office:value-type="string" calcext:value-type="string">
            <text:p>Partial polyglycerol esters of polycondensed fatty acids of castor oil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99" xlink:type="simple">E499</text:a> </text:p>
          </table:table-cell>
          <table:table-cell table:style-name="ce1" office:value-type="string" calcext:value-type="string">
            <text:p>Stigmasterol-rich plant sterols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E500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Carbonate" xlink:type="simple">carbonates</text:a>: (i) <text:a xlink:href="https://en.wikipedia.org/wiki/Sodium_carbonate" xlink:type="simple">Sodium carbonate</text:a> (ii) <text:a xlink:href="https://en.wikipedia.org/wiki/Sodium_bicarbonate" xlink:type="simple">Sodium bicarbonate</text:a> (Sodium hydrogen carbonate) (iii) <text:a xlink:href="https://en.wikipedia.org/wiki/Sodium_sesquicarbonate" xlink:type="simple">Sodium sesquicarbonat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Raising_agent" xlink:type="simple">rais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E501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Carbonate" xlink:type="simple">carbonates</text:a>: (i) <text:a xlink:href="https://en.wikipedia.org/wiki/Potassium_carbonate" xlink:type="simple">Potassium carbonate</text:a> (ii) <text:a xlink:href="https://en.wikipedia.org/wiki/Potassium_bicarbonate" xlink:type="simple">Potassium bicarbonate</text:a> (Potassium hydrogen carbon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503" xlink:type="simple">E503</text:a> </text:p>
          </table:table-cell>
          <table:table-cell table:style-name="ce1" office:value-type="string" calcext:value-type="string">
            <text:p><text:a xlink:href="https://en.wikipedia.org/wiki/Ammonium" xlink:type="simple">Ammonium</text:a> <text:a xlink:href="https://en.wikipedia.org/wiki/Carbonate" xlink:type="simple">carbonates</text:a>: (i) <text:a xlink:href="https://en.wikipedia.org/wiki/Ammonium_carbonate" xlink:type="simple">Ammonium carbonate</text:a> (ii) <text:a xlink:href="https://en.wikipedia.org/wiki/Ammonium_bicarbonate" xlink:type="simple">Ammonium bicarbonate</text:a> (Ammonium hydrogen carbon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504" xlink:type="simple">E504</text:a> </text:p>
          </table:table-cell>
          <table:table-cell table:style-name="ce1" office:value-type="string" calcext:value-type="string">
            <text:p><text:a xlink:href="https://en.wikipedia.org/wiki/Magnesium" xlink:type="simple">Magnesium</text:a> <text:a xlink:href="https://en.wikipedia.org/wiki/Carbonate" xlink:type="simple">carbonates</text:a>: (i) <text:a xlink:href="https://en.wikipedia.org/wiki/Magnesium_carbonate" xlink:type="simple">Magnesium carbonate</text:a> (ii) <text:a xlink:href="https://en.wikipedia.org/wiki/Magnesium_bicarbonate" xlink:type="simple">Magnesium bicarbonate</text:a> Magnesium hydrogen carbonate </text:p>
          </table:table-cell>
          <table:table-cell table:style-name="ce1" office:value-type="string" calcext:value-type="string">
            <text:p>acidity regulator, 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5" xlink:type="simple">E505</text:a> </text:p>
          </table:table-cell>
          <table:table-cell table:style-name="ce1" office:value-type="string" calcext:value-type="string">
            <text:p><text:a xlink:href="https://en.wikipedia.org/wiki/Ferrous_carbonate" xlink:type="simple">Ferrous carbon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7" xlink:type="simple">E507</text:a> </text:p>
          </table:table-cell>
          <table:table-cell table:style-name="ce1" office:value-type="string" calcext:value-type="string">
            <text:p><text:a xlink:href="https://en.wikipedia.org/wiki/Hydrochloric_acid" xlink:type="simple">Hydrochloric acid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8" xlink:type="simple">E508</text:a> </text:p>
          </table:table-cell>
          <table:table-cell table:style-name="ce1" office:value-type="string" calcext:value-type="string">
            <text:p><text:a xlink:href="https://en.wikipedia.org/wiki/Potassium_chloride" xlink:type="simple">Potassium chloride</text:a> (<text:a xlink:href="https://en.wikipedia.org/wiki/Gelling_agent" xlink:type="simple">gelling agent</text:a>) </text:p>
          </table:table-cell>
          <table:table-cell table:style-name="ce1" office:value-type="string" calcext:value-type="string">
            <text:p><text:a xlink:href="https://en.wikipedia.org/wiki/Seasoning" xlink:type="simple">season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9" xlink:type="simple">E509</text:a> </text:p>
          </table:table-cell>
          <table:table-cell table:style-name="ce1" office:value-type="string" calcext:value-type="string">
            <text:p><text:a xlink:href="https://en.wikipedia.org/wiki/Calcium_chloride" xlink:type="simple">Calcium chloride</text:a> (<text:a xlink:href="https://en.wikipedia.org/wiki/Sequestrant" xlink:type="simple">sequestrant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Ammonium_chloride" xlink:type="simple">E510</text:a> </text:p>
          </table:table-cell>
          <table:table-cell table:style-name="ce1" office:value-type="string" calcext:value-type="string">
            <text:p><text:a xlink:href="https://en.wikipedia.org/wiki/Ammonium_chloride" xlink:type="simple">Ammonium chloride</text:a>, ammonia solution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1" xlink:type="simple">E511</text:a> </text:p>
          </table:table-cell>
          <table:table-cell table:style-name="ce1" office:value-type="string" calcext:value-type="string">
            <text:p><text:a xlink:href="https://en.wikipedia.org/wiki/Magnesium_chloride" xlink:type="simple">Magnesium chlorid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2" xlink:type="simple">E512</text:a> </text:p>
          </table:table-cell>
          <table:table-cell table:style-name="ce1" office:value-type="string" calcext:value-type="string">
            <text:p><text:a xlink:href="https://en.wikipedia.org/wiki/Tin(II)_chloride" xlink:type="simple">Stannous chlorid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3" xlink:type="simple">E513</text:a> </text:p>
          </table:table-cell>
          <table:table-cell table:style-name="ce1" office:value-type="string" calcext:value-type="string">
            <text:p><text:a xlink:href="https://en.wikipedia.org/wiki/Sulfuric_acid" xlink:type="simple">Sulfuric acid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4" xlink:type="simple">E514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Sulfates" xlink:type="simple">sulfates</text:a> (i) <text:a xlink:href="https://en.wikipedia.org/wiki/Sodium_sulfate" xlink:type="simple">Sodium sulfate</text:a> (ii) <text:a xlink:href="https://en.wikipedia.org/wiki/Sodium_bisulfate" xlink:type="simple">sodium bisulfate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5" xlink:type="simple">E515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Sulfates" xlink:type="simple">sulfates</text:a> (i) <text:a xlink:href="https://en.wikipedia.org/wiki/Potassium_sulfate" xlink:type="simple">potassium sulfate</text:a> (ii) <text:a xlink:href="https://en.wikipedia.org/wiki/Potassium_bisulfate" xlink:type="simple">potassium bisulf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6" xlink:type="simple">E516</text:a> </text:p>
          </table:table-cell>
          <table:table-cell table:style-name="ce1" office:value-type="string" calcext:value-type="string">
            <text:p><text:a xlink:href="https://en.wikipedia.org/wiki/Calcium_sulfate" xlink:type="simple">Calcium sulf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7" xlink:type="simple">E517</text:a> </text:p>
          </table:table-cell>
          <table:table-cell table:style-name="ce1" office:value-type="string" calcext:value-type="string">
            <text:p><text:a xlink:href="https://en.wikipedia.org/wiki/Ammonium_sulfate" xlink:type="simple">Ammon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8" xlink:type="simple">E518</text:a> </text:p>
          </table:table-cell>
          <table:table-cell table:style-name="ce1" office:value-type="string" calcext:value-type="string">
            <text:p><text:a xlink:href="https://en.wikipedia.org/wiki/Magnesium_sulfate" xlink:type="simple">Magnesium sulfate</text:a> (Epsom salts),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9" xlink:type="simple">E519</text:a> </text:p>
          </table:table-cell>
          <table:table-cell table:style-name="ce1" office:value-type="string" calcext:value-type="string">
            <text:p><text:a xlink:href="https://en.wikipedia.org/wiki/Copper(II)_sulfate" xlink:type="simple">Copper(II) sulfat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0" xlink:type="simple">E520</text:a> </text:p>
          </table:table-cell>
          <table:table-cell table:style-name="ce1" office:value-type="string" calcext:value-type="string">
            <text:p><text:a xlink:href="https://en.wikipedia.org/wiki/Aluminium_sulfate" xlink:type="simple">Aluminium sulf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1" xlink:type="simple">E521</text:a> </text:p>
          </table:table-cell>
          <table:table-cell table:style-name="ce1" office:value-type="string" calcext:value-type="string">
            <text:p><text:a xlink:href="https://en.wikipedia.org/wiki/Aluminium_sodium_sulfate" xlink:type="simple">Aluminium sodium sulf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2" xlink:type="simple">E522</text:a> </text:p>
          </table:table-cell>
          <table:table-cell table:style-name="ce1" office:value-type="string" calcext:value-type="string">
            <text:p><text:a xlink:href="https://en.wikipedia.org/wiki/Aluminium_potassium_sulfate" xlink:type="simple">Aluminium potass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3" xlink:type="simple">E523</text:a> </text:p>
          </table:table-cell>
          <table:table-cell table:style-name="ce1" office:value-type="string" calcext:value-type="string">
            <text:p><text:a xlink:href="https://en.wikipedia.org/wiki/Aluminium_ammonium_sulfate" xlink:type="simple">Aluminium ammon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4" xlink:type="simple">E524</text:a> </text:p>
          </table:table-cell>
          <table:table-cell table:style-name="ce1" office:value-type="string" calcext:value-type="string">
            <text:p><text:a xlink:href="https://en.wikipedia.org/wiki/Sodium_hydroxide" xlink:type="simple">Sod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5" xlink:type="simple">E525</text:a> </text:p>
          </table:table-cell>
          <table:table-cell table:style-name="ce1" office:value-type="string" calcext:value-type="string">
            <text:p><text:a xlink:href="https://en.wikipedia.org/wiki/Potassium_hydroxide" xlink:type="simple">Potass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6" xlink:type="simple">E526</text:a> </text:p>
          </table:table-cell>
          <table:table-cell table:style-name="ce1" office:value-type="string" calcext:value-type="string">
            <text:p><text:a xlink:href="https://en.wikipedia.org/wiki/Calcium_hydroxide" xlink:type="simple">Calcium hydr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7" xlink:type="simple">E527</text:a> </text:p>
          </table:table-cell>
          <table:table-cell table:style-name="ce1" office:value-type="string" calcext:value-type="string">
            <text:p><text:a xlink:href="https://en.wikipedia.org/wiki/Ammonium_hydroxide" xlink:type="simple">Ammon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8" xlink:type="simple">E528</text:a> </text:p>
          </table:table-cell>
          <table:table-cell table:style-name="ce1" office:value-type="string" calcext:value-type="string">
            <text:p><text:a xlink:href="https://en.wikipedia.org/wiki/Magnesium_hydroxide" xlink:type="simple">Magnes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9" xlink:type="simple">E529</text:a> </text:p>
          </table:table-cell>
          <table:table-cell table:style-name="ce1" office:value-type="string" calcext:value-type="string">
            <text:p><text:a xlink:href="https://en.wikipedia.org/wiki/Calcium_oxide" xlink:type="simple">Calcium 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0" xlink:type="simple">E530</text:a> </text:p>
          </table:table-cell>
          <table:table-cell table:style-name="ce1" office:value-type="string" calcext:value-type="string">
            <text:p><text:a xlink:href="https://en.wikipedia.org/wiki/Magnesium_oxide" xlink:type="simple">Magnesium 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5" xlink:type="simple">E535</text:a> </text:p>
          </table:table-cell>
          <table:table-cell table:style-name="ce1" office:value-type="string" calcext:value-type="string">
            <text:p><text:a xlink:href="https://en.wikipedia.org/wiki/Sodium_ferrocyanide" xlink:type="simple">Sodium ferrocyan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6" xlink:type="simple">E536</text:a> </text:p>
          </table:table-cell>
          <table:table-cell table:style-name="ce1" office:value-type="string" calcext:value-type="string">
            <text:p><text:a xlink:href="https://en.wikipedia.org/wiki/Potassium_ferrocyanide" xlink:type="simple">Potassium ferrocyanid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37&amp;action=edit&amp;redlink=1" xlink:type="simple">E537</text:a> </text:p>
          </table:table-cell>
          <table:table-cell table:style-name="ce1" office:value-type="string" calcext:value-type="string">
            <text:p><text:a xlink:href="https://en.wikipedia.org/w/index.php?title=Ferrous_hexacyanomanganate&amp;action=edit&amp;redlink=1" xlink:type="simple">Ferrous hexacyanomangan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8" xlink:type="simple">E538</text:a> </text:p>
          </table:table-cell>
          <table:table-cell table:style-name="ce1" office:value-type="string" calcext:value-type="string">
            <text:p><text:a xlink:href="https://en.wikipedia.org/wiki/Calcium_ferrocyanide" xlink:type="simple">Calcium ferrocyanid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9" xlink:type="simple">E539</text:a> </text:p>
          </table:table-cell>
          <table:table-cell table:style-name="ce1" office:value-type="string" calcext:value-type="string">
            <text:p><text:a xlink:href="https://en.wikipedia.org/wiki/Sodium_thiosulfate" xlink:type="simple">Sodium thiosulfat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540&amp;action=edit&amp;redlink=1" xlink:type="simple">E540</text:a> </text:p>
          </table:table-cell>
          <table:table-cell table:style-name="ce1" office:value-type="string" calcext:value-type="string">
            <text:p><text:a xlink:href="https://en.wikipedia.org/wiki/Dicalcium_diphosphate" xlink:type="simple">Dicalcium diphosphate</text:a>[<text:a xlink:href="https://en.wikipedia.org/wiki/Wikipedia:Citation_needed" xlink:type="simple">citation needed</text:a>]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41" xlink:type="simple">E541</text:a> </text:p>
          </table:table-cell>
          <table:table-cell table:style-name="ce1" office:value-type="string" calcext:value-type="string">
            <text:p><text:a xlink:href="https://en.wikipedia.org/wiki/Sodium_aluminium_phosphate" xlink:type="simple">Sodium aluminium phosphate</text:a> (i) Acidic (ii) Basic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542&amp;action=edit&amp;redlink=1" xlink:type="simple">E542</text:a> </text:p>
          </table:table-cell>
          <table:table-cell table:style-name="ce1" office:value-type="string" calcext:value-type="string">
            <text:p><text:a xlink:href="https://en.wikipedia.org/w/index.php?title=Bone_phosphate&amp;action=edit&amp;redlink=1" xlink:type="simple">Bone phosphate</text:a> (Essentiale Calcium Phosphate, Tribasic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43&amp;action=edit&amp;redlink=1" xlink:type="simple">E543</text:a> </text:p>
          </table:table-cell>
          <table:table-cell table:style-name="ce1" office:value-type="string" calcext:value-type="string">
            <text:p><text:a xlink:href="https://en.wikipedia.org/w/index.php?title=Calcium_sodium_polyphosphate&amp;action=edit&amp;redlink=1" xlink:type="simple">Calcium sod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44&amp;action=edit&amp;redlink=1" xlink:type="simple">E544</text:a> </text:p>
          </table:table-cell>
          <table:table-cell table:style-name="ce1" office:value-type="string" calcext:value-type="string">
            <text:p><text:a xlink:href="https://en.wikipedia.org/w/index.php?title=Calcium_polyphosphate&amp;action=edit&amp;redlink=1" xlink:type="simple">Calc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45" xlink:type="simple">E545</text:a> </text:p>
          </table:table-cell>
          <table:table-cell table:style-name="ce1" office:value-type="string" calcext:value-type="string">
            <text:p><text:a xlink:href="https://en.wikipedia.org/wiki/Ammonium_polyphosphate" xlink:type="simple">Ammon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0" xlink:type="simple">E550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Silicates" xlink:type="simple">Silicates</text:a> (i) <text:a xlink:href="https://en.wikipedia.org/wiki/Sodium_silicate" xlink:type="simple">Sodium silicate</text:a> (ii) <text:a xlink:href="https://en.wikipedia.org/wiki/Sodium_metasilicate" xlink:type="simple">Sodium meta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1" xlink:type="simple">E551</text:a> </text:p>
          </table:table-cell>
          <table:table-cell table:style-name="ce1" office:value-type="string" calcext:value-type="string">
            <text:p><text:a xlink:href="https://en.wikipedia.org/wiki/Silicon_dioxide" xlink:type="simple">Silicon dioxide</text:a> (Silica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2" xlink:type="simple">E552</text:a> </text:p>
          </table:table-cell>
          <table:table-cell table:style-name="ce1" office:value-type="string" calcext:value-type="string">
            <text:p><text:a xlink:href="https://en.wikipedia.org/wiki/Calcium_silicate" xlink:type="simple">Calc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3a" xlink:type="simple">E553a</text:a> </text:p>
          </table:table-cell>
          <table:table-cell table:style-name="ce1" office:value-type="string" calcext:value-type="string">
            <text:p>(i) <text:a xlink:href="https://en.wikipedia.org/wiki/Magnesium_silicate" xlink:type="simple">Magnesium silicate</text:a> (ii) <text:a xlink:href="https://en.wikipedia.org/wiki/Magnesium_trisilicate" xlink:type="simple">Magnesium tri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3b" xlink:type="simple">E553b</text:a> </text:p>
          </table:table-cell>
          <table:table-cell table:style-name="ce1" office:value-type="string" calcext:value-type="string">
            <text:p><text:a xlink:href="https://en.wikipedia.org/wiki/Talc" xlink:type="simple">Talc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4" xlink:type="simple">E554</text:a> </text:p>
          </table:table-cell>
          <table:table-cell table:style-name="ce1" office:value-type="string" calcext:value-type="string">
            <text:p><text:a xlink:href="https://en.wikipedia.org/wiki/Sodium_aluminosilicate" xlink:type="simple">Sodium aluminosilicate</text:a> (sodium aluminium silicate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55" xlink:type="simple">E555</text:a> </text:p>
          </table:table-cell>
          <table:table-cell table:style-name="ce1" office:value-type="string" calcext:value-type="string">
            <text:p><text:a xlink:href="https://en.wikipedia.org/wiki/Potassium_aluminium_silicate" xlink:type="simple">Potassium alumin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6" xlink:type="simple">E556</text:a> </text:p>
          </table:table-cell>
          <table:table-cell table:style-name="ce1" office:value-type="string" calcext:value-type="string">
            <text:p><text:a xlink:href="https://en.wikipedia.org/wiki/Calcium_aluminosilicate" xlink:type="simple">Calcium aluminosilicate</text:a> (calcium aluminium silicate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7" xlink:type="simple">E557</text:a> </text:p>
          </table:table-cell>
          <table:table-cell table:style-name="ce1" office:value-type="string" calcext:value-type="string">
            <text:p><text:a xlink:href="https://en.wikipedia.org/wiki/Hemimorphite" xlink:type="simple">Zinc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8" xlink:type="simple">E558</text:a> </text:p>
          </table:table-cell>
          <table:table-cell table:style-name="ce1" office:value-type="string" calcext:value-type="string">
            <text:p><text:a xlink:href="https://en.wikipedia.org/wiki/Bentonite" xlink:type="simple">Bentoni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9" xlink:type="simple">E559</text:a> </text:p>
          </table:table-cell>
          <table:table-cell table:style-name="ce1" office:value-type="string" calcext:value-type="string">
            <text:p><text:a xlink:href="https://en.wikipedia.org/wiki/Aluminium_silicate" xlink:type="simple">Aluminium silicate</text:a> (Kaolin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60" xlink:type="simple">E560</text:a> </text:p>
          </table:table-cell>
          <table:table-cell table:style-name="ce1" office:value-type="string" calcext:value-type="string">
            <text:p><text:a xlink:href="https://en.wikipedia.org/wiki/Potassium_silicate" xlink:type="simple">Potass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61" xlink:type="simple">E561</text:a> </text:p>
          </table:table-cell>
          <table:table-cell table:style-name="ce1" office:value-type="string" calcext:value-type="string">
            <text:p><text:a xlink:href="https://en.wikipedia.org/wiki/Vermiculite" xlink:type="simple">Vermicu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Sepiolite" xlink:type="simple">E562</text:a> </text:p>
          </table:table-cell>
          <table:table-cell table:style-name="ce1" office:value-type="string" calcext:value-type="string">
            <text:p><text:a xlink:href="https://en.wikipedia.org/wiki/Sepiolite" xlink:type="simple">Sepio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63&amp;action=edit&amp;redlink=1" xlink:type="simple">E563</text:a> </text:p>
          </table:table-cell>
          <table:table-cell table:style-name="ce1" office:value-type="string" calcext:value-type="string">
            <text:p><text:a xlink:href="https://en.wikipedia.org/w/index.php?title=Sepiolitic_clay&amp;action=edit&amp;redlink=1" xlink:type="simple">Sepiolitic clay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65" xlink:type="simple">E565</text:a> </text:p>
          </table:table-cell>
          <table:table-cell table:style-name="ce1" office:value-type="string" calcext:value-type="string">
            <text:p><text:a xlink:href="https://en.wikipedia.org/wiki/Lignosulfonate" xlink:type="simple">Lignosulfonat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66&amp;action=edit&amp;redlink=1" xlink:type="simple">E566</text:a> </text:p>
          </table:table-cell>
          <table:table-cell table:style-name="ce1" office:value-type="string" calcext:value-type="string">
            <text:p><text:a xlink:href="https://en.wikipedia.org/w/index.php?title=Natrolite-phonolite&amp;action=edit&amp;redlink=1" xlink:type="simple">Natrolite-phono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0" xlink:type="simple">E570</text:a> </text:p>
          </table:table-cell>
          <table:table-cell table:style-name="ce1" office:value-type="string" calcext:value-type="string">
            <text:p><text:a xlink:href="https://en.wikipedia.org/wiki/Fatty_acid" xlink:type="simple">Fatty acids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Magnesium_stearate" xlink:type="simple">E572</text:a> </text:p>
          </table:table-cell>
          <table:table-cell table:style-name="ce1" office:value-type="string" calcext:value-type="string">
            <text:p><text:a xlink:href="https://en.wikipedia.org/wiki/Magnesium_stearate" xlink:type="simple">Magnesium stearate</text:a>, <text:a xlink:href="https://en.wikipedia.org/wiki/Calcium_stearate" xlink:type="simple">calcium stearate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4" xlink:type="simple">E574</text:a> </text:p>
          </table:table-cell>
          <table:table-cell table:style-name="ce1" office:value-type="string" calcext:value-type="string">
            <text:p><text:a xlink:href="https://en.wikipedia.org/wiki/Gluconic_acid" xlink:type="simple">Glucon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5" xlink:type="simple">E575</text:a> </text:p>
          </table:table-cell>
          <table:table-cell table:style-name="ce1" office:value-type="string" calcext:value-type="string">
            <text:p><text:a xlink:href="https://en.wikipedia.org/wiki/Glucono_delta-lactone" xlink:type="simple">Glucono delta-lacton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Gluconic_acid" xlink:type="simple">E576</text:a> </text:p>
          </table:table-cell>
          <table:table-cell table:style-name="ce1" office:value-type="string" calcext:value-type="string">
            <text:p><text:a xlink:href="https://en.wikipedia.org/wiki/Sodium_gluconate" xlink:type="simple">Sodium gluconate</text:a>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7" xlink:type="simple">E577</text:a> </text:p>
          </table:table-cell>
          <table:table-cell table:style-name="ce1" office:value-type="string" calcext:value-type="string">
            <text:p><text:a xlink:href="https://en.wikipedia.org/wiki/Potassium_gluconate" xlink:type="simple">Potassium gluconate</text:a>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8" xlink:type="simple">E578</text:a> </text:p>
          </table:table-cell>
          <table:table-cell table:style-name="ce1" office:value-type="string" calcext:value-type="string">
            <text:p><text:a xlink:href="https://en.wikipedia.org/wiki/Calcium_gluconate" xlink:type="simple">Calcium glucon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9" xlink:type="simple">E579</text:a> </text:p>
          </table:table-cell>
          <table:table-cell table:style-name="ce1" office:value-type="string" calcext:value-type="string">
            <text:p><text:a xlink:href="https://en.wikipedia.org/wiki/Ferrous_gluconate" xlink:type="simple">Ferrous gluconate</text:a> </text:p>
          </table:table-cell>
          <table:table-cell table:style-name="ce1" office:value-type="string" calcext:value-type="string">
            <text:p><text:a xlink:href="https://en.wikipedia.org/wiki/Food_coloring" xlink:type="simple">food colour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0" xlink:type="simple">E580</text:a> </text:p>
          </table:table-cell>
          <table:table-cell table:style-name="ce1" office:value-type="string" calcext:value-type="string">
            <text:p><text:a xlink:href="https://en.wikipedia.org/wiki/Magnesium_gluconate" xlink:type="simple">Magnesium gluc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5" xlink:type="simple">E585</text:a> </text:p>
          </table:table-cell>
          <table:table-cell table:style-name="ce1" office:value-type="string" calcext:value-type="string">
            <text:p><text:a xlink:href="https://en.wikipedia.org/wiki/Ferrous_lactate" xlink:type="simple">Ferrous lactate</text:a> </text:p>
          </table:table-cell>
          <table:table-cell table:style-name="ce1" office:value-type="string" calcext:value-type="string">
            <text:p><text:a xlink:href="https://en.wikipedia.org/wiki/Food_coloring" xlink:type="simple">food colour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6" xlink:type="simple">E586</text:a> </text:p>
          </table:table-cell>
          <table:table-cell table:style-name="ce1" office:value-type="string" calcext:value-type="string">
            <text:p><text:a xlink:href="https://en.wikipedia.org/wiki/4-Hexylresorcinol" xlink:type="simple">4-Hexylresorcinol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98" xlink:type="simple">E598</text:a> </text:p>
          </table:table-cell>
          <table:table-cell table:style-name="ce1" office:value-type="string" calcext:value-type="string">
            <text:p>Synthetic <text:a xlink:href="https://en.wikipedia.org/wiki/Calcium_aluminates" xlink:type="simple">calcium aluminat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9">
          <table:table-cell table:style-name="ce1" office:value-type="string" calcext:value-type="string">
            <text:p><text:a xlink:href="https://en.wikipedia.org/wiki/E599" xlink:type="simple">E599</text:a> </text:p>
          </table:table-cell>
          <table:table-cell table:style-name="ce1" office:value-type="string" calcext:value-type="string">
            <text:p><text:a xlink:href="https://en.wikipedia.org/wiki/Perlite" xlink:type="simple">Perlite</text:a> </text:p>
          </table:table-cell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0" xlink:type="simple">E620</text:a> </text:p>
          </table:table-cell>
          <table:table-cell table:style-name="ce1" office:value-type="string" calcext:value-type="string">
            <text:p><text:a xlink:href="https://en.wikipedia.org/wiki/Glutamic_acid" xlink:type="simple">Glutam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onosodium_glutamate" xlink:type="simple">E621</text:a> </text:p>
          </table:table-cell>
          <table:table-cell table:style-name="ce1" office:value-type="string" calcext:value-type="string">
            <text:p><text:a xlink:href="https://en.wikipedia.org/wiki/Monosodium_glutamate" xlink:type="simple">Monosodium glutamate</text:a> (MSG)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2" xlink:type="simple">E622</text:a> </text:p>
          </table:table-cell>
          <table:table-cell table:style-name="ce1" office:value-type="string" calcext:value-type="string">
            <text:p><text:a xlink:href="https://en.wikipedia.org/wiki/Monopotassium_glutamate" xlink:type="simple">Monopotassium 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3" xlink:type="simple">E623</text:a> </text:p>
          </table:table-cell>
          <table:table-cell table:style-name="ce1" office:value-type="string" calcext:value-type="string">
            <text:p><text:a xlink:href="https://en.wikipedia.org/wiki/Calcium_diglutamate" xlink:type="simple">Calcium di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4" xlink:type="simple">E624</text:a> </text:p>
          </table:table-cell>
          <table:table-cell table:style-name="ce1" office:value-type="string" calcext:value-type="string">
            <text:p><text:a xlink:href="https://en.wikipedia.org/wiki/Monoammonium_glutamate" xlink:type="simple">Monoammonium 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5" xlink:type="simple">E625</text:a> </text:p>
          </table:table-cell>
          <table:table-cell table:style-name="ce1" office:value-type="string" calcext:value-type="string">
            <text:p><text:a xlink:href="https://en.wikipedia.org/wiki/Magnesium_diglutamate" xlink:type="simple">Magnesium di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6" xlink:type="simple">E626</text:a> </text:p>
          </table:table-cell>
          <table:table-cell table:style-name="ce1" office:value-type="string" calcext:value-type="string">
            <text:p><text:a xlink:href="https://en.wikipedia.org/wiki/Guanylic_acid" xlink:type="simple">Guanyl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7" xlink:type="simple">E627</text:a> </text:p>
          </table:table-cell>
          <table:table-cell table:style-name="ce1" office:value-type="string" calcext:value-type="string">
            <text:p><text:a xlink:href="https://en.wikipedia.org/wiki/Disodium_guanylate" xlink:type="simple">Disodium guanylate</text:a>, sodium guanylate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8" xlink:type="simple">E628</text:a> </text:p>
          </table:table-cell>
          <table:table-cell table:style-name="ce1" office:value-type="string" calcext:value-type="string">
            <text:p><text:a xlink:href="https://en.wikipedia.org/wiki/Dipotassium_guanylate" xlink:type="simple">Dipotassium guanyl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9" xlink:type="simple">E629</text:a> </text:p>
          </table:table-cell>
          <table:table-cell table:style-name="ce1" office:value-type="string" calcext:value-type="string">
            <text:p><text:a xlink:href="https://en.wikipedia.org/wiki/Calcium_guanylate" xlink:type="simple">Calcium guanyl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0" xlink:type="simple">E630</text:a> </text:p>
          </table:table-cell>
          <table:table-cell table:style-name="ce1" office:value-type="string" calcext:value-type="string">
            <text:p><text:a xlink:href="https://en.wikipedia.org/wiki/Inosinic_acid" xlink:type="simple">Inosin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1" xlink:type="simple">E631</text:a> </text:p>
          </table:table-cell>
          <table:table-cell table:style-name="ce1" office:value-type="string" calcext:value-type="string">
            <text:p><text:a xlink:href="https://en.wikipedia.org/wiki/Disodium_inosinate" xlink:type="simple">Disod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Dipotassium_inosinate" xlink:type="simple">E632</text:a> </text:p>
          </table:table-cell>
          <table:table-cell table:style-name="ce1" office:value-type="string" calcext:value-type="string">
            <text:p><text:a xlink:href="https://en.wikipedia.org/wiki/Dipotassium_inosinate" xlink:type="simple">Dipotass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Calcium_inosinate" xlink:type="simple">E633</text:a> </text:p>
          </table:table-cell>
          <table:table-cell table:style-name="ce1" office:value-type="string" calcext:value-type="string">
            <text:p><text:a xlink:href="https://en.wikipedia.org/wiki/Calcium_inosinate" xlink:type="simple">Calc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4" xlink:type="simple">E634</text:a> </text:p>
          </table:table-cell>
          <table:table-cell table:style-name="ce1" office:value-type="string" calcext:value-type="string">
            <text:p><text:a xlink:href="https://en.wikipedia.org/wiki/Calcium_5%27-ribonucleotides" xlink:type="simple">Calcium 5'-ribonucleotides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5" xlink:type="simple">E635</text:a> </text:p>
          </table:table-cell>
          <table:table-cell table:style-name="ce1" office:value-type="string" calcext:value-type="string">
            <text:p><text:a xlink:href="https://en.wikipedia.org/wiki/Disodium_5%27-ribonucleotide" xlink:type="simple">Disodium 5'-ribonucleotides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altol" xlink:type="simple">E636</text:a> </text:p>
          </table:table-cell>
          <table:table-cell table:style-name="ce1" office:value-type="string" calcext:value-type="string">
            <text:p><text:a xlink:href="https://en.wikipedia.org/wiki/Maltol" xlink:type="simple">Maltol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thyl_maltol" xlink:type="simple">E637</text:a> </text:p>
          </table:table-cell>
          <table:table-cell table:style-name="ce1" office:value-type="string" calcext:value-type="string">
            <text:p><text:a xlink:href="https://en.wikipedia.org/wiki/Ethyl_maltol" xlink:type="simple">Ethyl maltol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40" xlink:type="simple">E640</text:a> </text:p>
          </table:table-cell>
          <table:table-cell table:style-name="ce1" office:value-type="string" calcext:value-type="string">
            <text:p><text:a xlink:href="https://en.wikipedia.org/wiki/Glycine" xlink:type="simple">Glycine</text:a> and its sodium salt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50" xlink:type="simple">E650</text:a> </text:p>
          </table:table-cell>
          <table:table-cell table:style-name="ce1" office:value-type="string" calcext:value-type="string">
            <text:p><text:a xlink:href="https://en.wikipedia.org/wiki/Zinc_acetate" xlink:type="simple">Zinc acet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701" xlink:type="simple">E701</text:a> </text:p>
          </table:table-cell>
          <table:table-cell table:style-name="ce1" office:value-type="string" calcext:value-type="string">
            <text:p><text:a xlink:href="https://en.wikipedia.org/wiki/Tetracyclines" xlink:type="simple">Tetracycline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2" xlink:type="simple">E702</text:a> </text:p>
          </table:table-cell>
          <table:table-cell table:style-name="ce1" office:value-type="string" calcext:value-type="string">
            <text:p><text:a xlink:href="https://en.wikipedia.org/wiki/Chlortetracycline" xlink:type="simple">Chlortetracycl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3" xlink:type="simple">E703</text:a> </text:p>
          </table:table-cell>
          <table:table-cell table:style-name="ce1" office:value-type="string" calcext:value-type="string">
            <text:p><text:a xlink:href="https://en.wikipedia.org/wiki/Oxytetracycline" xlink:type="simple">Oxytetracycl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4" xlink:type="simple">E704</text:a> </text:p>
          </table:table-cell>
          <table:table-cell table:style-name="ce1" office:value-type="string" calcext:value-type="string">
            <text:p><text:a xlink:href="https://en.wikipedia.org/wiki/Oleandomycin" xlink:type="simple">Oleand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5 </text:p>
          </table:table-cell>
          <table:table-cell table:style-name="ce1" office:value-type="string" calcext:value-type="string">
            <text:p><text:a xlink:href="https://en.wikipedia.org/wiki/Penicillin_G_potassium" xlink:type="simple">Penicillin G potassium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6 </text:p>
          </table:table-cell>
          <table:table-cell table:style-name="ce1" office:value-type="string" calcext:value-type="string">
            <text:p><text:a xlink:href="https://en.wikipedia.org/wiki/Penicillin_G_sodium" xlink:type="simple">Penicillin G sodium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7 </text:p>
          </table:table-cell>
          <table:table-cell table:style-name="ce1" office:value-type="string" calcext:value-type="string">
            <text:p><text:a xlink:href="https://en.wikipedia.org/wiki/Penicillin_G_procaine" xlink:type="simple">Penicillin G proca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8 </text:p>
          </table:table-cell>
          <table:table-cell table:style-name="ce1" office:value-type="string" calcext:value-type="string">
            <text:p><text:a xlink:href="https://en.wikipedia.org/wiki/Benzathine_benzylpenicillin" xlink:type="simple">Penicillin G benzath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0" xlink:type="simple">E710</text:a> </text:p>
          </table:table-cell>
          <table:table-cell table:style-name="ce1" office:value-type="string" calcext:value-type="string">
            <text:p><text:a xlink:href="https://en.wikipedia.org/wiki/Spiramycin" xlink:type="simple">Spiramycin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1 </text:p>
          </table:table-cell>
          <table:table-cell table:style-name="ce1" office:value-type="string" calcext:value-type="string">
            <text:p><text:a xlink:href="https://en.wikipedia.org/wiki/Virginiamycin" xlink:type="simple">Virginiamycin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2 </text:p>
          </table:table-cell>
          <table:table-cell table:style-name="ce1" office:value-type="string" calcext:value-type="string">
            <text:p><text:a xlink:href="https://en.wikipedia.org/wiki/Flavomycin" xlink:type="simple">Flav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3" xlink:type="simple">E713</text:a> </text:p>
          </table:table-cell>
          <table:table-cell table:style-name="ce1" office:value-type="string" calcext:value-type="string">
            <text:p><text:a xlink:href="https://en.wikipedia.org/wiki/Tylosin" xlink:type="simple">Tylos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4" xlink:type="simple">E714</text:a> </text:p>
          </table:table-cell>
          <table:table-cell table:style-name="ce1" office:value-type="string" calcext:value-type="string">
            <text:p><text:a xlink:href="https://en.wikipedia.org/wiki/Monensin_A" xlink:type="simple">Monensin A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5" xlink:type="simple">E715</text:a> </text:p>
          </table:table-cell>
          <table:table-cell table:style-name="ce1" office:value-type="string" calcext:value-type="string">
            <text:p><text:a xlink:href="https://en.wikipedia.org/wiki/Avoparcin" xlink:type="simple">Avopar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6" xlink:type="simple">E716</text:a> </text:p>
          </table:table-cell>
          <table:table-cell table:style-name="ce1" office:value-type="string" calcext:value-type="string">
            <text:p><text:a xlink:href="https://en.wikipedia.org/wiki/Salinomycin" xlink:type="simple">Salin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7 </text:p>
          </table:table-cell>
          <table:table-cell table:style-name="ce1" office:value-type="string" calcext:value-type="string">
            <text:p><text:a xlink:href="https://en.wikipedia.org/w/index.php?title=Avilamycin&amp;action=edit&amp;redlink=1" xlink:type="simple">Avila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Polydimethylsiloxane" xlink:type="simple">E900</text:a> </text:p>
          </table:table-cell>
          <table:table-cell table:style-name="ce1" office:value-type="string" calcext:value-type="string">
            <text:p><text:a xlink:href="https://en.wikipedia.org/wiki/Dimethyl_polysiloxane" xlink:type="simple">Dimethyl polysiloxane</text:a> (<text:a xlink:href="https://en.wikipedia.org/wiki/Anti-foaming_agent" xlink:type="simple">anti-foaming agent</text:a>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1" xlink:type="simple">E901</text:a> </text:p>
          </table:table-cell>
          <table:table-cell table:style-name="ce1" office:value-type="string" calcext:value-type="string">
            <text:p><text:a xlink:href="https://en.wikipedia.org/wiki/Beeswax" xlink:type="simple">Beeswax</text:a>, white and yellow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2" xlink:type="simple">E902</text:a> </text:p>
          </table:table-cell>
          <table:table-cell table:style-name="ce1" office:value-type="string" calcext:value-type="string">
            <text:p><text:a xlink:href="https://en.wikipedia.org/wiki/Candelilla_wax" xlink:type="simple">Candelilla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3" xlink:type="simple">E903</text:a> </text:p>
          </table:table-cell>
          <table:table-cell table:style-name="ce1" office:value-type="string" calcext:value-type="string">
            <text:p><text:a xlink:href="https://en.wikipedia.org/wiki/Carnauba_wax" xlink:type="simple">Carnauba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4" xlink:type="simple">E904</text:a> </text:p>
          </table:table-cell>
          <table:table-cell table:style-name="ce1" office:value-type="string" calcext:value-type="string">
            <text:p><text:a xlink:href="https://en.wikipedia.org/wiki/Shellac" xlink:type="simple">Shellac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" xlink:type="simple">E905</text:a> </text:p>
          </table:table-cell>
          <table:table-cell table:style-name="ce1" office:value-type="string" calcext:value-type="string">
            <text:p><text:a xlink:href="https://en.wikipedia.org/wiki/Paraffin_wax" xlink:type="simple">Paraffins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a" xlink:type="simple">E905a</text:a> </text:p>
          </table:table-cell>
          <table:table-cell table:style-name="ce1" office:value-type="string" calcext:value-type="string">
            <text:p><text:a xlink:href="https://en.wikipedia.org/wiki/Mineral_oil" xlink:type="simple">Mineral oil</text:a> </text:p>
          </table:table-cell>
          <table:table-cell table:style-name="ce1" office:value-type="string" calcext:value-type="string">
            <text:p><text:a xlink:href="https://en.wikipedia.org/wiki/Anti-foaming_agent" xlink:type="simple">anti-foam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b" xlink:type="simple">E905b</text:a> </text:p>
          </table:table-cell>
          <table:table-cell table:style-name="ce1" office:value-type="string" calcext:value-type="string">
            <text:p><text:a xlink:href="https://en.wikipedia.org/wiki/Petrolatum" xlink:type="simple">Petrolatum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05c" xlink:type="simple">E905c</text:a> </text:p>
          </table:table-cell>
          <table:table-cell table:style-name="ce1" office:value-type="string" calcext:value-type="string">
            <text:p><text:a xlink:href="https://en.wikipedia.org/wiki/Petroleum_wax" xlink:type="simple">Petroleum wax</text:a> (i)<text:a xlink:href="https://en.wikipedia.org/wiki/Microcrystalline_wax" xlink:type="simple">Microcrystalline wax</text:a> (ii) <text:a xlink:href="https://en.wikipedia.org/wiki/Paraffin_wax" xlink:type="simple">Paraffin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6" xlink:type="simple">E906</text:a> </text:p>
          </table:table-cell>
          <table:table-cell table:style-name="ce1" office:value-type="string" calcext:value-type="string">
            <text:p><text:a xlink:href="https://en.wikipedia.org/wiki/Gum_benzoic" xlink:type="simple">Gum benzoic</text:a>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7" xlink:type="simple">E907</text:a> </text:p>
          </table:table-cell>
          <table:table-cell table:style-name="ce1" office:value-type="string" calcext:value-type="string">
            <text:p><text:a xlink:href="https://en.wikipedia.org/wiki/Crystalline_wax" xlink:type="simple">Crystalline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8" xlink:type="simple">E908</text:a> </text:p>
          </table:table-cell>
          <table:table-cell table:style-name="ce1" office:value-type="string" calcext:value-type="string">
            <text:p><text:a xlink:href="https://en.wikipedia.org/wiki/Rice_bran_wax" xlink:type="simple">Rice bran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9" xlink:type="simple">E909</text:a> </text:p>
          </table:table-cell>
          <table:table-cell table:style-name="ce1" office:value-type="string" calcext:value-type="string">
            <text:p><text:a xlink:href="https://en.wikipedia.org/wiki/Spermaceti" xlink:type="simple">Spermaceti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0" xlink:type="simple">E910</text:a> </text:p>
          </table:table-cell>
          <table:table-cell table:style-name="ce1" office:value-type="string" calcext:value-type="string">
            <text:p><text:a xlink:href="https://en.wikipedia.org/wiki/Wax_ester" xlink:type="simple">Wax ester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E911 </text:p>
          </table:table-cell>
          <table:table-cell table:style-name="ce1" office:value-type="string" calcext:value-type="string">
            <text:p><text:a xlink:href="https://en.wikipedia.org/wiki/Fatty_acid_methyl_ester" xlink:type="simple">Methyl esters of fatty acid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2" xlink:type="simple">E912</text:a> </text:p>
          </table:table-cell>
          <table:table-cell table:style-name="ce1" office:value-type="string" calcext:value-type="string">
            <text:p><text:a xlink:href="https://en.wikipedia.org/wiki/Montanic_acid" xlink:type="simple">Montanic acid</text:a> esters, <text:a xlink:href="https://en.wikipedia.org/wiki/Montan_acid_esters" xlink:type="simple">Montan acid ester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3" xlink:type="simple">E913</text:a> </text:p>
          </table:table-cell>
          <table:table-cell table:style-name="ce1" office:value-type="string" calcext:value-type="string">
            <text:p><text:a xlink:href="https://en.wikipedia.org/wiki/Lanolin" xlink:type="simple">Lanolin</text:a>, sheep wool grease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14" xlink:type="simple">E914</text:a> </text:p>
          </table:table-cell>
          <table:table-cell table:style-name="ce1" office:value-type="string" calcext:value-type="string">
            <text:p><text:a xlink:href="https://en.wikipedia.org/w/index.php?title=Oxidized_polyethylene_wax&amp;action=edit&amp;redlink=1" xlink:type="simple">Oxidized polyethylene wax</text:a>, oxidized <text:a xlink:href="https://en.wikipedia.org/wiki/Polyethylene" xlink:type="simple">polyethylene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5" xlink:type="simple">E915</text:a> </text:p>
          </table:table-cell>
          <table:table-cell table:style-name="ce1" office:value-type="string" calcext:value-type="string">
            <text:p>Esters of <text:a xlink:href="https://en.wikipedia.org/wiki/Colophony" xlink:type="simple">colophony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6" xlink:type="simple">E916</text:a> </text:p>
          </table:table-cell>
          <table:table-cell table:style-name="ce1" office:value-type="string" calcext:value-type="string">
            <text:p><text:a xlink:href="https://en.wikipedia.org/wiki/Calcium_iodate" xlink:type="simple">Calcium iod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7" xlink:type="simple">E917</text:a> </text:p>
          </table:table-cell>
          <table:table-cell table:style-name="ce1" office:value-type="string" calcext:value-type="string">
            <text:p><text:a xlink:href="https://en.wikipedia.org/wiki/Potassium_iodate" xlink:type="simple">Potassium iod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8" xlink:type="simple">E918</text:a> </text:p>
          </table:table-cell>
          <table:table-cell table:style-name="ce1" office:value-type="string" calcext:value-type="string">
            <text:p><text:a xlink:href="https://en.wikipedia.org/wiki/Nitrogen_oxide" xlink:type="simple">Nitrogen oxid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9" xlink:type="simple">E919</text:a> </text:p>
          </table:table-cell>
          <table:table-cell table:style-name="ce1" office:value-type="string" calcext:value-type="string">
            <text:p><text:a xlink:href="https://en.wikipedia.org/wiki/Nitrosyl_chloride" xlink:type="simple">Nitrosyl chlorid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0" xlink:type="simple">E920</text:a> </text:p>
          </table:table-cell>
          <table:table-cell table:style-name="ce1" office:value-type="string" calcext:value-type="string">
            <text:p><text:a xlink:href="https://en.wikipedia.org/wiki/L-cysteine" xlink:type="simple">L-cystein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<text:a xlink:href="https://en.wikipedia.org/wiki/E_number#cite_note-28" xlink:type="simple">[2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1" xlink:type="simple">E921</text:a> </text:p>
          </table:table-cell>
          <table:table-cell table:style-name="ce1" office:value-type="string" calcext:value-type="string">
            <text:p><text:a xlink:href="https://en.wikipedia.org/wiki/Cystine" xlink:type="simple">L-cystin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2" xlink:type="simple">E922</text:a> </text:p>
          </table:table-cell>
          <table:table-cell table:style-name="ce1" office:value-type="string" calcext:value-type="string">
            <text:p><text:a xlink:href="https://en.wikipedia.org/wiki/Potassium_persulfate" xlink:type="simple">Potassium persulf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3" xlink:type="simple">E923</text:a> </text:p>
          </table:table-cell>
          <table:table-cell table:style-name="ce1" office:value-type="string" calcext:value-type="string">
            <text:p><text:a xlink:href="https://en.wikipedia.org/wiki/Ammonium_persulfate" xlink:type="simple">Ammonium persulf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4" xlink:type="simple">E924</text:a> </text:p>
          </table:table-cell>
          <table:table-cell table:style-name="ce1" office:value-type="string" calcext:value-type="string">
            <text:p><text:a xlink:href="https://en.wikipedia.org/wiki/Potassium_bromate" xlink:type="simple">Potassium brom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Banned in the EU;<text:a xlink:href="https://en.wikipedia.org/wiki/E_number#cite_note-29" xlink:type="simple">[29]</text:a> genotoxic carcinogen<text:a xlink:href="https://en.wikipedia.org/wiki/E_number#cite_note-30" xlink:type="simple">[3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4b" xlink:type="simple">E924b</text:a> </text:p>
          </table:table-cell>
          <table:table-cell table:style-name="ce1" office:value-type="string" calcext:value-type="string">
            <text:p><text:a xlink:href="https://en.wikipedia.org/wiki/Calcium_bromate" xlink:type="simple">Calcium brom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25" xlink:type="simple">E925</text:a> </text:p>
          </table:table-cell>
          <table:table-cell table:style-name="ce1" office:value-type="string" calcext:value-type="string">
            <text:p><text:a xlink:href="https://en.wikipedia.org/wiki/Chlorine" xlink:type="simple">Chlorin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, <text:a xlink:href="https://en.wikipedia.org/wiki/Flour_bleaching_agent" xlink:type="simple">bleach</text:a>, 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6" xlink:type="simple">E926</text:a> </text:p>
          </table:table-cell>
          <table:table-cell table:style-name="ce1" office:value-type="string" calcext:value-type="string">
            <text:p><text:a xlink:href="https://en.wikipedia.org/wiki/Chlorine_dioxide" xlink:type="simple">Chlorine dioxid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7a" xlink:type="simple">E927a</text:a> </text:p>
          </table:table-cell>
          <table:table-cell table:style-name="ce1" office:value-type="string" calcext:value-type="string">
            <text:p><text:a xlink:href="https://en.wikipedia.org/wiki/Azodicarbonamide" xlink:type="simple">Azodicarbonamid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identified as a Substance of Very High Concern in EU.<text:a xlink:href="https://en.wikipedia.org/wiki/E_number#cite_note-31" xlink:type="simple">[3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7b" xlink:type="simple">E927b</text:a> </text:p>
          </table:table-cell>
          <table:table-cell table:style-name="ce1" office:value-type="string" calcext:value-type="string">
            <text:p><text:a xlink:href="https://en.wikipedia.org/wiki/Carbamide" xlink:type="simple">Carbamide</text:a> (urea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8" xlink:type="simple">E928</text:a> </text:p>
          </table:table-cell>
          <table:table-cell table:style-name="ce1" office:value-type="string" calcext:value-type="string">
            <text:p><text:a xlink:href="https://en.wikipedia.org/wiki/Benzoyl_peroxide" xlink:type="simple">Benzoyl peroxide</text:a> (<text:a xlink:href="https://en.wikipedia.org/wiki/Improving_agent" xlink:type="simple">improving agent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9" xlink:type="simple">E929</text:a> </text:p>
          </table:table-cell>
          <table:table-cell table:style-name="ce1" office:value-type="string" calcext:value-type="string">
            <text:p><text:a xlink:href="https://en.wikipedia.org/wiki/Acetone_peroxide" xlink:type="simple">Acetone peroxid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0" xlink:type="simple">E930</text:a> </text:p>
          </table:table-cell>
          <table:table-cell table:style-name="ce1" office:value-type="string" calcext:value-type="string">
            <text:p><text:a xlink:href="https://en.wikipedia.org/wiki/Calcium_peroxide" xlink:type="simple">Calcium peroxide</text:a> (<text:a xlink:href="https://en.wikipedia.org/wiki/Improving_agent" xlink:type="simple">improving agent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8" xlink:type="simple">E938</text:a> </text:p>
          </table:table-cell>
          <table:table-cell table:style-name="ce1" office:value-type="string" calcext:value-type="string">
            <text:p><text:a xlink:href="https://en.wikipedia.org/wiki/Argon" xlink:type="simple">Argo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9" xlink:type="simple">E939</text:a> </text:p>
          </table:table-cell>
          <table:table-cell table:style-name="ce1" office:value-type="string" calcext:value-type="string">
            <text:p><text:a xlink:href="https://en.wikipedia.org/wiki/Helium" xlink:type="simple">Helium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0" xlink:type="simple">E940</text:a> </text:p>
          </table:table-cell>
          <table:table-cell table:style-name="ce1" office:value-type="string" calcext:value-type="string">
            <text:p><text:a xlink:href="https://en.wikipedia.org/wiki/Dichlorodifluoromethane" xlink:type="simple">Dichlorodifluoromethane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Banned in all countries, in compliance with the <text:a xlink:href="https://en.wikipedia.org/wiki/Montreal_Protocol" xlink:type="simple">Montreal Protocol</text:a>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1" xlink:type="simple">E941</text:a> </text:p>
          </table:table-cell>
          <table:table-cell table:style-name="ce1" office:value-type="string" calcext:value-type="string">
            <text:p><text:a xlink:href="https://en.wikipedia.org/wiki/Nitrogen" xlink:type="simple">Nitrogen</text:a> (<text:a xlink:href="https://en.wikipedia.org/wiki/Packaging_gas" xlink:type="simple">packaging gas</text:a>)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2" xlink:type="simple">E942</text:a> </text:p>
          </table:table-cell>
          <table:table-cell table:style-name="ce1" office:value-type="string" calcext:value-type="string">
            <text:p><text:a xlink:href="https://en.wikipedia.org/wiki/Nitrous_oxide" xlink:type="simple">Nitrous oxid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3a" xlink:type="simple">E943a</text:a> </text:p>
          </table:table-cell>
          <table:table-cell table:style-name="ce1" office:value-type="string" calcext:value-type="string">
            <text:p><text:a xlink:href="https://en.wikipedia.org/wiki/Butane" xlink:type="simple">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3b" xlink:type="simple">E943b</text:a> </text:p>
          </table:table-cell>
          <table:table-cell table:style-name="ce1" office:value-type="string" calcext:value-type="string">
            <text:p><text:a xlink:href="https://en.wikipedia.org/wiki/Isobutane" xlink:type="simple">Iso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4" xlink:type="simple">E944</text:a> </text:p>
          </table:table-cell>
          <table:table-cell table:style-name="ce1" office:value-type="string" calcext:value-type="string">
            <text:p><text:a xlink:href="https://en.wikipedia.org/wiki/Propane" xlink:type="simple">Prop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5" xlink:type="simple">E945</text:a> </text:p>
          </table:table-cell>
          <table:table-cell table:style-name="ce1" office:value-type="string" calcext:value-type="string">
            <text:p><text:a xlink:href="https://en.wikipedia.org/wiki/Chloropentafluoroethane" xlink:type="simple">Chloropentafluoroeth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6" xlink:type="simple">E946</text:a> </text:p>
          </table:table-cell>
          <table:table-cell table:style-name="ce1" office:value-type="string" calcext:value-type="string">
            <text:p><text:a xlink:href="https://en.wikipedia.org/wiki/Octafluorocyclobutane" xlink:type="simple">Octafluorocyclo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8" xlink:type="simple">E948</text:a> </text:p>
          </table:table-cell>
          <table:table-cell table:style-name="ce1" office:value-type="string" calcext:value-type="string">
            <text:p><text:a xlink:href="https://en.wikipedia.org/wiki/Oxygen" xlink:type="simple">Oxyge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9" xlink:type="simple">E949</text:a> </text:p>
          </table:table-cell>
          <table:table-cell table:style-name="ce1" office:value-type="string" calcext:value-type="string">
            <text:p><text:a xlink:href="https://en.wikipedia.org/wiki/Hydrogen" xlink:type="simple">Hydroge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cesulfame_potassium" xlink:type="simple">E950</text:a> </text:p>
          </table:table-cell>
          <table:table-cell table:style-name="ce1" office:value-type="string" calcext:value-type="string">
            <text:p><text:a xlink:href="https://en.wikipedia.org/wiki/Acesulfame_potassium" xlink:type="simple">Acesulfame potassium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51" xlink:type="simple">E951</text:a> </text:p>
          </table:table-cell>
          <table:table-cell table:style-name="ce1" office:value-type="string" calcext:value-type="string">
            <text:p><text:a xlink:href="https://en.wikipedia.org/wiki/Aspartame" xlink:type="simple">Aspar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52" xlink:type="simple">E952</text:a> </text:p>
          </table:table-cell>
          <table:table-cell table:style-name="ce1" office:value-type="string" calcext:value-type="string">
            <text:p>Cyclamic acid and its sodium and calcium salts, also known as <text:a xlink:href="https://en.wikipedia.org/wiki/Cyclamate" xlink:type="simple">Cyclamat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3" xlink:type="simple">E953</text:a> </text:p>
          </table:table-cell>
          <table:table-cell table:style-name="ce1" office:value-type="string" calcext:value-type="string">
            <text:p><text:a xlink:href="https://en.wikipedia.org/wiki/Isomalt" xlink:type="simple">Isomalt</text:a>, Isomaltitol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54" xlink:type="simple">E954</text:a> </text:p>
          </table:table-cell>
          <table:table-cell table:style-name="ce1" office:value-type="string" calcext:value-type="string">
            <text:p><text:a xlink:href="https://en.wikipedia.org/wiki/Saccharin" xlink:type="simple">Saccharin</text:a> and its sodium, potassium and calcium salts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5" xlink:type="simple">E955</text:a> </text:p>
          </table:table-cell>
          <table:table-cell table:style-name="ce1" office:value-type="string" calcext:value-type="string">
            <text:p><text:a xlink:href="https://en.wikipedia.org/wiki/Sucralose" xlink:type="simple">Sucralose</text:a> (Trichlorogalactosucrose)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6" xlink:type="simple">E956</text:a> </text:p>
          </table:table-cell>
          <table:table-cell table:style-name="ce1" office:value-type="string" calcext:value-type="string">
            <text:p><text:a xlink:href="https://en.wikipedia.org/wiki/Alitame" xlink:type="simple">Ali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7" xlink:type="simple">E957</text:a> </text:p>
          </table:table-cell>
          <table:table-cell table:style-name="ce1" office:value-type="string" calcext:value-type="string">
            <text:p><text:a xlink:href="https://en.wikipedia.org/wiki/Thaumatin" xlink:type="simple">Thaumatin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8" xlink:type="simple">E958</text:a> </text:p>
          </table:table-cell>
          <table:table-cell table:style-name="ce1" office:value-type="string" calcext:value-type="string">
            <text:p><text:a xlink:href="https://en.wikipedia.org/wiki/Glycyrrhizin" xlink:type="simple">Glycyrrhizin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9" xlink:type="simple">E959</text:a> </text:p>
          </table:table-cell>
          <table:table-cell table:style-name="ce1" office:value-type="string" calcext:value-type="string">
            <text:p><text:a xlink:href="https://en.wikipedia.org/wiki/Neohesperidine_dihydrochalcone" xlink:type="simple">Neohesperidine dihydrochalcone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0" xlink:type="simple">E960</text:a> </text:p>
          </table:table-cell>
          <table:table-cell table:style-name="ce1" office:value-type="string" calcext:value-type="string">
            <text:p><text:a xlink:href="https://en.wikipedia.org/wiki/Steviol_glycoside" xlink:type="simple">Steviol glycosides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32" xlink:type="simple">[32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1" xlink:type="simple">E961</text:a> </text:p>
          </table:table-cell>
          <table:table-cell table:style-name="ce1" office:value-type="string" calcext:value-type="string">
            <text:p><text:a xlink:href="https://en.wikipedia.org/wiki/Neotame" xlink:type="simple">Neo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2" xlink:type="simple">E962</text:a> </text:p>
          </table:table-cell>
          <table:table-cell table:style-name="ce1" office:value-type="string" calcext:value-type="string">
            <text:p><text:a xlink:href="https://en.wikipedia.org/wiki/Aspartame-acesulfame_salt" xlink:type="simple">Aspartame-acesulfame salt</text:a> (sweetener)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65" xlink:type="simple">E965</text:a> </text:p>
          </table:table-cell>
          <table:table-cell table:style-name="ce1" office:value-type="string" calcext:value-type="string">
            <text:p><text:a xlink:href="https://en.wikipedia.org/wiki/Maltitol" xlink:type="simple">Maltitol</text:a> (i) Maltitol (ii) Maltitol syrup (sweetener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Humectant" xlink:type="simple">humect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6" xlink:type="simple">E966</text:a> </text:p>
          </table:table-cell>
          <table:table-cell table:style-name="ce1" office:value-type="string" calcext:value-type="string">
            <text:p><text:a xlink:href="https://en.wikipedia.org/wiki/Lactitol" xlink:type="simple">Lact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7" xlink:type="simple">E967</text:a> </text:p>
          </table:table-cell>
          <table:table-cell table:style-name="ce1" office:value-type="string" calcext:value-type="string">
            <text:p><text:a xlink:href="https://en.wikipedia.org/wiki/Xylitol" xlink:type="simple">Xyl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8" xlink:type="simple">E968</text:a> </text:p>
          </table:table-cell>
          <table:table-cell table:style-name="ce1" office:value-type="string" calcext:value-type="string">
            <text:p><text:a xlink:href="https://en.wikipedia.org/wiki/Erythritol" xlink:type="simple">Erythr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9" xlink:type="simple">E969</text:a> </text:p>
          </table:table-cell>
          <table:table-cell table:style-name="ce1" office:value-type="string" calcext:value-type="string">
            <text:p><text:a xlink:href="https://en.wikipedia.org/wiki/Advantame" xlink:type="simple">Advan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99" xlink:type="simple">E999</text:a> </text:p>
          </table:table-cell>
          <table:table-cell table:style-name="ce1" office:value-type="string" calcext:value-type="string">
            <text:p><text:a xlink:href="https://en.wikipedia.org/wiki/Quillaia" xlink:type="simple">Quillaia</text:a> extract </text:p>
          </table:table-cell>
          <table:table-cell table:style-name="ce1" office:value-type="string" calcext:value-type="string">
            <text:p><text:a xlink:href="https://en.wikipedia.org/wiki/Foaming_agent" xlink:type="simple">foa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Cholic_acid" xlink:type="simple">E1000</text:a> </text:p>
          </table:table-cell>
          <table:table-cell table:style-name="ce1" office:value-type="string" calcext:value-type="string">
            <text:p><text:a xlink:href="https://en.wikipedia.org/wiki/Cholic_acid" xlink:type="simple">Cholic acid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001" xlink:type="simple">E1001</text:a> </text:p>
          </table:table-cell>
          <table:table-cell table:style-name="ce1" office:value-type="string" calcext:value-type="string">
            <text:p><text:a xlink:href="https://en.wikipedia.org/wiki/Choline" xlink:type="simple">Choline</text:a> <text:a xlink:href="https://en.wikipedia.org/wiki/Salt_(chemistry)" xlink:type="simple">salts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100" xlink:type="simple">E1100</text:a> </text:p>
          </table:table-cell>
          <table:table-cell table:style-name="ce1" office:value-type="string" calcext:value-type="string">
            <text:p><text:a xlink:href="https://en.wikipedia.org/wiki/Amylase" xlink:type="simple">Amylase</text:a> </text:p>
          </table:table-cell>
          <table:table-cell table:style-name="ce1"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101" xlink:type="simple">E1101</text:a> </text:p>
          </table:table-cell>
          <table:table-cell table:style-name="ce1" office:value-type="string" calcext:value-type="string">
            <text:p><text:a xlink:href="https://en.wikipedia.org/wiki/Protease" xlink:type="simple">Proteases</text:a> ((i)<text:a xlink:href="https://en.wikipedia.org/wiki/Protease" xlink:type="simple">Protease</text:a>, (ii)<text:a xlink:href="https://en.wikipedia.org/wiki/Papain" xlink:type="simple">Papain</text:a>, (iii)<text:a xlink:href="https://en.wikipedia.org/wiki/Bromelain" xlink:type="simple">Bromelain</text:a>, (iv)<text:a xlink:href="https://en.wikipedia.org/wiki/Ficin" xlink:type="simple">Ficin</text:a>) </text:p>
          </table:table-cell>
          <table:table-cell table:style-name="ce1"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2" xlink:type="simple">E1102</text:a> </text:p>
          </table:table-cell>
          <table:table-cell table:style-name="ce1" office:value-type="string" calcext:value-type="string">
            <text:p><text:a xlink:href="https://en.wikipedia.org/wiki/Glucose_oxidase" xlink:type="simple">Glucose oxidas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3" xlink:type="simple">E1103</text:a> </text:p>
          </table:table-cell>
          <table:table-cell table:style-name="ce1" office:value-type="string" calcext:value-type="string">
            <text:p><text:a xlink:href="https://en.wikipedia.org/wiki/Invertase" xlink:type="simple">Invertas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4" xlink:type="simple">E1104</text:a> </text:p>
          </table:table-cell>
          <table:table-cell table:style-name="ce1" office:value-type="string" calcext:value-type="string">
            <text:p><text:a xlink:href="https://en.wikipedia.org/wiki/Lipases" xlink:type="simple">Lipas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5" xlink:type="simple">E1105</text:a> </text:p>
          </table:table-cell>
          <table:table-cell table:style-name="ce1" office:value-type="string" calcext:value-type="string">
            <text:p><text:a xlink:href="https://en.wikipedia.org/wiki/Lysozyme" xlink:type="simple">Lysozym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200" xlink:type="simple">E1200</text:a> </text:p>
          </table:table-cell>
          <table:table-cell table:style-name="ce1" office:value-type="string" calcext:value-type="string">
            <text:p><text:a xlink:href="https://en.wikipedia.org/wiki/Polydextrose" xlink:type="simple">Polydextros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, <text:a xlink:href="https://en.wikipedia.org/wiki/Thickening_agent" xlink:type="simple">thickening agent</text:a>, <text:a xlink:href="https://en.wikipedia.org/wiki/Humectant" xlink:type="simple">humectant</text:a>, <text:a xlink:href="https://en.wikipedia.org/w/index.php?title=Carrier_(food)&amp;action=edit&amp;redlink=1" xlink:type="simple">carr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1" xlink:type="simple">E1201</text:a> </text:p>
          </table:table-cell>
          <table:table-cell table:style-name="ce1" office:value-type="string" calcext:value-type="string">
            <text:p><text:a xlink:href="https://en.wikipedia.org/wiki/Polyvinylpyrrolidone" xlink:type="simple">Polyvinylpyrrolidon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2" xlink:type="simple">E1202</text:a> </text:p>
          </table:table-cell>
          <table:table-cell table:style-name="ce1" office:value-type="string" calcext:value-type="string">
            <text:p><text:a xlink:href="https://en.wikipedia.org/wiki/Polyvinylpolypyrrolidone" xlink:type="simple">Polyvinylpolypyrrolidone</text:a> (<text:a xlink:href="https://en.wikipedia.org/w/index.php?title=Carrier_(food)&amp;action=edit&amp;redlink=1" xlink:type="simple">carrier</text:a>)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3" xlink:type="simple">E1203</text:a> </text:p>
          </table:table-cell>
          <table:table-cell table:style-name="ce1" office:value-type="string" calcext:value-type="string">
            <text:p><text:a xlink:href="https://en.wikipedia.org/wiki/Polyvinyl_alcohol" xlink:type="simple">Polyvinyl alcohol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4" xlink:type="simple">E1204</text:a> </text:p>
          </table:table-cell>
          <table:table-cell table:style-name="ce1" office:value-type="string" calcext:value-type="string">
            <text:p><text:a xlink:href="https://en.wikipedia.org/wiki/Pullulan" xlink:type="simple">Pullulan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00" xlink:type="simple">E1400</text:a> </text:p>
          </table:table-cell>
          <table:table-cell table:style-name="ce1" office:value-type="string" calcext:value-type="string">
            <text:p><text:a xlink:href="https://en.wikipedia.org/wiki/Dextrin" xlink:type="simple">Dextrin</text:a> (Dextrins, roasted starch white and yellow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01" xlink:type="simple">E1401</text:a> </text:p>
          </table:table-cell>
          <table:table-cell table:style-name="ce1" office:value-type="string" calcext:value-type="string">
            <text:p><text:a xlink:href="https://en.wikipedia.org/wiki/Modified_starch" xlink:type="simple">Modified starch</text:a> ((Acid-treated starch) 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2&amp;action=edit&amp;redlink=1" xlink:type="simple">E1402</text:a> </text:p>
          </table:table-cell>
          <table:table-cell table:style-name="ce1" office:value-type="string" calcext:value-type="string">
            <text:p><text:a xlink:href="https://en.wikipedia.org/w/index.php?title=Alkaline_modified_starch&amp;action=edit&amp;redlink=1" xlink:type="simple">Alkaline modified starch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3&amp;action=edit&amp;redlink=1" xlink:type="simple">E1403</text:a> </text:p>
          </table:table-cell>
          <table:table-cell table:style-name="ce1" office:value-type="string" calcext:value-type="string">
            <text:p><text:a xlink:href="https://en.wikipedia.org/w/index.php?title=Bleached_starch&amp;action=edit&amp;redlink=1" xlink:type="simple">Bleached starch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4&amp;action=edit&amp;redlink=1" xlink:type="simple">E1404</text:a> </text:p>
          </table:table-cell>
          <table:table-cell table:style-name="ce1" office:value-type="string" calcext:value-type="string">
            <text:p><text:a xlink:href="https://en.wikipedia.org/w/index.php?title=Oxidized_starch&amp;action=edit&amp;redlink=1" xlink:type="simple">Oxidized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5&amp;action=edit&amp;redlink=1" xlink:type="simple">E1405</text:a> </text:p>
          </table:table-cell>
          <table:table-cell table:style-name="ce1" office:value-type="string" calcext:value-type="string">
            <text:p><text:a xlink:href="https://en.wikipedia.org/w/index.php?title=Enzyme_treated_starch&amp;action=edit&amp;redlink=1" xlink:type="simple">Enzyme treated starch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0" xlink:type="simple">E1410</text:a> </text:p>
          </table:table-cell>
          <table:table-cell table:style-name="ce1" office:value-type="string" calcext:value-type="string">
            <text:p><text:a xlink:href="https://en.wikipedia.org/wiki/Monostarch_phosphate" xlink:type="simple">Mono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11&amp;action=edit&amp;redlink=1" xlink:type="simple">E1411</text:a> </text:p>
          </table:table-cell>
          <table:table-cell table:style-name="ce1" office:value-type="string" calcext:value-type="string">
            <text:p><text:a xlink:href="https://en.wikipedia.org/w/index.php?title=Distarch_glycerol&amp;action=edit&amp;redlink=1" xlink:type="simple">Distarch glycerol</text:a> (<text:a xlink:href="https://en.wikipedia.org/wiki/Thickening_agent" xlink:type="simple">thickening agent</text:a>)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1412" xlink:type="simple">E1412</text:a> </text:p>
          </table:table-cell>
          <table:table-cell table:style-name="ce1" office:value-type="string" calcext:value-type="string">
            <text:p><text:a xlink:href="https://en.wikipedia.org/wiki/Distarch_phosphate" xlink:type="simple">Distarch phosphate</text:a> esterified with sodium trimetasphosphate; esterified with phosphorus oxychlorid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3" xlink:type="simple">E1413</text:a> </text:p>
          </table:table-cell>
          <table:table-cell table:style-name="ce1" office:value-type="string" calcext:value-type="string">
            <text:p><text:a xlink:href="https://en.wikipedia.org/wiki/Phosphated_distarch_phosphate" xlink:type="simple">Phosphated di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4" xlink:type="simple">E1414</text:a> </text:p>
          </table:table-cell>
          <table:table-cell table:style-name="ce1" office:value-type="string" calcext:value-type="string">
            <text:p><text:a xlink:href="https://en.wikipedia.org/wiki/Acetylated_distarch_phosphate" xlink:type="simple">Acetylated distarch phosphate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20" xlink:type="simple">E1420</text:a> </text:p>
          </table:table-cell>
          <table:table-cell table:style-name="ce1" office:value-type="string" calcext:value-type="string">
            <text:p>Starch acetate esterified with acetic anhydrid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1421&amp;action=edit&amp;redlink=1" xlink:type="simple">E1421</text:a> </text:p>
          </table:table-cell>
          <table:table-cell table:style-name="ce1" office:value-type="string" calcext:value-type="string">
            <text:p>Starch acetate esterified with vinyl acetat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22" xlink:type="simple">E1422</text:a> </text:p>
          </table:table-cell>
          <table:table-cell table:style-name="ce1" office:value-type="string" calcext:value-type="string">
            <text:p><text:a xlink:href="https://en.wikipedia.org/wiki/Acetylated_distarch_adipate" xlink:type="simple">Acetylated distarch adip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23&amp;action=edit&amp;redlink=1" xlink:type="simple">E1423</text:a> </text:p>
          </table:table-cell>
          <table:table-cell table:style-name="ce1" office:value-type="string" calcext:value-type="string">
            <text:p><text:a xlink:href="https://en.wikipedia.org/w/index.php?title=Acetylated_distarch_glycerol&amp;action=edit&amp;redlink=1" xlink:type="simple">Acetylated distarch glycerol</text:a>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30&amp;action=edit&amp;redlink=1" xlink:type="simple">E1430</text:a> </text:p>
          </table:table-cell>
          <table:table-cell table:style-name="ce1" office:value-type="string" calcext:value-type="string">
            <text:p><text:a xlink:href="https://en.wikipedia.org/w/index.php?title=Distarch_glycerine&amp;action=edit&amp;redlink=1" xlink:type="simple">Distarch glycerin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40" xlink:type="simple">E1440</text:a> </text:p>
          </table:table-cell>
          <table:table-cell table:style-name="ce1" office:value-type="string" calcext:value-type="string">
            <text:p><text:a xlink:href="https://en.wikipedia.org/w/index.php?title=Hydroxy_propyl_starch&amp;action=edit&amp;redlink=1" xlink:type="simple">Hydroxy propyl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41&amp;action=edit&amp;redlink=1" xlink:type="simple">E1441</text:a> </text:p>
          </table:table-cell>
          <table:table-cell table:style-name="ce1" office:value-type="string" calcext:value-type="string">
            <text:p><text:a xlink:href="https://en.wikipedia.org/w/index.php?title=Hydroxy_propyl_distarch_glycerine&amp;action=edit&amp;redlink=1" xlink:type="simple">Hydroxy propyl distarch glycerin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42" xlink:type="simple">E1442</text:a> </text:p>
          </table:table-cell>
          <table:table-cell table:style-name="ce1" office:value-type="string" calcext:value-type="string">
            <text:p><text:a xlink:href="https://en.wikipedia.org/wiki/Hydroxy_propyl_distarch_phosphate" xlink:type="simple">Hydroxy propyl di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43&amp;action=edit&amp;redlink=1" xlink:type="simple">E1443</text:a> </text:p>
          </table:table-cell>
          <table:table-cell table:style-name="ce1" office:value-type="string" calcext:value-type="string">
            <text:p><text:a xlink:href="https://en.wikipedia.org/w/index.php?title=Hydroxy_propyl_distarch_glycerol&amp;action=edit&amp;redlink=1" xlink:type="simple">Hydroxy propyl distarch glycer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50" xlink:type="simple">E1450</text:a> </text:p>
          </table:table-cell>
          <table:table-cell table:style-name="ce1" office:value-type="string" calcext:value-type="string">
            <text:p><text:a xlink:href="https://en.wikipedia.org/wiki/Starch_sodium_octenyl_succinate" xlink:type="simple">Starch sodium octenyl succinate</text:a> (<text:a xlink:href="https://en.wikipedia.org/wiki/Emulsifier" xlink:type="simple">emulsifier</text:a>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451&amp;action=edit&amp;redlink=1" xlink:type="simple">E1451</text:a> </text:p>
          </table:table-cell>
          <table:table-cell table:style-name="ce1" office:value-type="string" calcext:value-type="string">
            <text:p><text:a xlink:href="https://en.wikipedia.org/w/index.php?title=Acetylated_oxidised_starch&amp;action=edit&amp;redlink=1" xlink:type="simple">Acetylated oxidised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452&amp;action=edit&amp;redlink=1" xlink:type="simple">E1452</text:a> </text:p>
          </table:table-cell>
          <table:table-cell table:style-name="ce1" office:value-type="string" calcext:value-type="string">
            <text:p><text:a xlink:href="https://en.wikipedia.org/w/index.php?title=Starch_aluminium_octenyl_succinate&amp;action=edit&amp;redlink=1" xlink:type="simple">Starch aluminium octenyl succin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501&amp;action=edit&amp;redlink=1" xlink:type="simple">E1501</text:a> </text:p>
          </table:table-cell>
          <table:table-cell table:style-name="ce1" office:value-type="string" calcext:value-type="string">
            <text:p><text:a xlink:href="https://en.wikipedia.org/w/index.php?title=Benzylated_hydrocarbons&amp;action=edit&amp;redlink=1" xlink:type="simple">Benzylated hydrocarbon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2" xlink:type="simple">E1502</text:a> </text:p>
          </table:table-cell>
          <table:table-cell table:style-name="ce1" office:value-type="string" calcext:value-type="string">
            <text:p><text:a xlink:href="https://en.wikipedia.org/wiki/Butane-1,_3-diol" xlink:type="simple">Butane-1, 3-di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3" xlink:type="simple">E1503</text:a> </text:p>
          </table:table-cell>
          <table:table-cell table:style-name="ce1" office:value-type="string" calcext:value-type="string">
            <text:p><text:a xlink:href="https://en.wikipedia.org/wiki/Castor_oil" xlink:type="simple">Castor oil</text:a> </text:p>
          </table:table-cell>
          <table:table-cell table:style-name="ce1" office:value-type="string" calcext:value-type="string">
            <text:p><text:a xlink:href="https://en.wikipedia.org/wiki/Resolving_agent" xlink:type="simple">resol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4" xlink:type="simple">E1504</text:a> </text:p>
          </table:table-cell>
          <table:table-cell table:style-name="ce1" office:value-type="string" calcext:value-type="string">
            <text:p><text:a xlink:href="https://en.wikipedia.org/wiki/Ethyl_acetate" xlink:type="simple">Ethyl acetate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5" xlink:type="simple">E1505</text:a> </text:p>
          </table:table-cell>
          <table:table-cell table:style-name="ce1" office:value-type="string" calcext:value-type="string">
            <text:p><text:a xlink:href="https://en.wikipedia.org/wiki/Triethyl_citrate" xlink:type="simple">Triethyl citrate</text:a> </text:p>
          </table:table-cell>
          <table:table-cell table:style-name="ce1" office:value-type="string" calcext:value-type="string">
            <text:p><text:a xlink:href="https://en.wikipedia.org/w/index.php?title=Foam_stabiliser&amp;action=edit&amp;redlink=1" xlink:type="simple">foam 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0" xlink:type="simple">E1510</text:a> </text:p>
          </table:table-cell>
          <table:table-cell table:style-name="ce1" office:value-type="string" calcext:value-type="string">
            <text:p><text:a xlink:href="https://en.wikipedia.org/wiki/Ethanol" xlink:type="simple">Ethan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516&amp;action=edit&amp;redlink=1" xlink:type="simple">E1516</text:a> </text:p>
          </table:table-cell>
          <table:table-cell table:style-name="ce1" office:value-type="string" calcext:value-type="string">
            <text:p><text:a xlink:href="https://en.wikipedia.org/w/index.php?title=Glyceryl_monoacetate&amp;action=edit&amp;redlink=1" xlink:type="simple">Glyceryl monoacetate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7" xlink:type="simple">E1517</text:a> </text:p>
          </table:table-cell>
          <table:table-cell table:style-name="ce1" office:value-type="string" calcext:value-type="string">
            <text:p><text:a xlink:href="https://en.wikipedia.org/wiki/Glyceryl_diacetate" xlink:type="simple">Glyceryl diacetate</text:a> or <text:a xlink:href="https://en.wikipedia.org/wiki/Diacetin" xlink:type="simple">diacetin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18" xlink:type="simple">E1518</text:a> </text:p>
          </table:table-cell>
          <table:table-cell table:style-name="ce1" office:value-type="string" calcext:value-type="string">
            <text:p><text:a xlink:href="https://en.wikipedia.org/wiki/Glyceryl_triacetate" xlink:type="simple">Glyceryl triacetate</text:a> or <text:a xlink:href="https://en.wikipedia.org/wiki/Triacetin" xlink:type="simple">triacetin</text:a> </text:p>
          </table:table-cell>
          <table:table-cell table:style-name="ce1"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9" xlink:type="simple">E1519</text:a> </text:p>
          </table:table-cell>
          <table:table-cell table:style-name="ce1" office:value-type="string" calcext:value-type="string">
            <text:p><text:a xlink:href="https://en.wikipedia.org/wiki/Benzyl_alcohol" xlink:type="simple">Benzyl alcoh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20" xlink:type="simple">E1520</text:a> </text:p>
          </table:table-cell>
          <table:table-cell table:style-name="ce1" office:value-type="string" calcext:value-type="string">
            <text:p><text:a xlink:href="https://en.wikipedia.org/wiki/Propylene_glycol" xlink:type="simple">Propylene glycol</text:a> </text:p>
          </table:table-cell>
          <table:table-cell table:style-name="ce1"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1" xlink:type="simple">E1521</text:a> </text:p>
          </table:table-cell>
          <table:table-cell table:style-name="ce1" office:value-type="string" calcext:value-type="string">
            <text:p><text:a xlink:href="https://en.wikipedia.org/wiki/Polyethylene_glycol" xlink:type="simple">Polyethylene glycol</text:a> 8000<text:a xlink:href="https://en.wikipedia.org/wiki/E_number#cite_note-ibp-33" xlink:type="simple">[33]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5" xlink:type="simple">E1525</text:a> </text:p>
          </table:table-cell>
          <table:table-cell table:style-name="ce1" office:value-type="string" calcext:value-type="string">
            <text:p><text:a xlink:href="https://en.wikipedia.org/wiki/Hydroxyethyl_cellulose" xlink:type="simple">Hydroxyethyl cellulose</text:a>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10480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xx_color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Colour </text:p>
          </table:table-cell>
          <table:table-cell table:style-name="ce6" office:value-type="string" calcext:value-type="string">
            <text:p>Status </text:p>
          </table:table-cell>
          <table:table-cell office:value-type="string" calcext:value-type="string">
            <text:p>color_index</text:p>
          </table:table-cell>
        </table:table-row>
        <table:table-row table:style-name="ro6">
          <table:table-cell table:style-name="ce1" office:value-type="string" calcext:value-type="string">
            <text:p>E100 </text:p>
          </table:table-cell>
          <table:table-cell table:style-name="ce1" office:value-type="string" calcext:value-type="string">
            <text:p><text:a xlink:href="https://en.wikipedia.org/wiki/Curcumin" xlink:type="simple">Curcumin</text:a> (from <text:a xlink:href="https://en.wikipedia.org/wiki/Turmeric" xlink:type="simple">turmeric</text:a>)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E101 </text:p>
          </table:table-cell>
          <table:table-cell table:style-name="ce1" office:value-type="string" calcext:value-type="string">
            <text:p><text:a xlink:href="https://en.wikipedia.org/wiki/Riboflavin" xlink:type="simple">Riboflavin</text:a> (Vitamin B2), formerly called lactoflavin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01a" xlink:type="simple">E101a</text:a> </text:p>
          </table:table-cell>
          <table:table-cell table:style-name="ce1" office:value-type="string" calcext:value-type="string">
            <text:p><text:a xlink:href="https://en.wikipedia.org/wiki/Riboflavin-5%27-Phosphate" xlink:type="simple">Riboflavin-5'-Phosphate</text:a>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02" xlink:type="simple">E102</text:a> </text:p>
          </table:table-cell>
          <table:table-cell table:style-name="ce1" office:value-type="string" calcext:value-type="string">
            <text:p><text:a xlink:href="https://en.wikipedia.org/wiki/Tartrazine" xlink:type="simple">Tartrazine</text:a> (FD&amp;C Yellow 5) </text:p>
          </table:table-cell>
          <table:table-cell table:style-name="ce1" office:value-type="string" calcext:value-type="string">
            <text:p>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E103" xlink:type="simple">E103</text:a> </text:p>
          </table:table-cell>
          <table:table-cell table:style-name="ce1" office:value-type="string" calcext:value-type="string">
            <text:p><text:a xlink:href="https://en.wikipedia.org/wiki/Alkannin" xlink:type="simple">Alkannin</text:a><text:a xlink:href="https://en.wikipedia.org/wiki/E_number#cite_note-10" xlink:type="simple">[10]</text:a> </text:p>
          </table:table-cell>
          <table:table-cell table:style-name="ce1" office:value-type="string" calcext:value-type="string">
            <text:p>Red-brown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5">
          <table:table-cell table:style-name="ce1" office:value-type="string" calcext:value-type="string">
            <text:p><text:a xlink:href="https://en.wikipedia.org/wiki/E104" xlink:type="simple">E104</text:a> </text:p>
          </table:table-cell>
          <table:table-cell table:style-name="ce1" office:value-type="string" calcext:value-type="string">
            <text:p><text:a xlink:href="https://en.wikipedia.org/wiki/Quinoline_Yellow_WS" xlink:type="simple">Quinoline Yellow WS</text:a> </text:p>
          </table:table-cell>
          <table:table-cell table:style-name="ce1" office:value-type="string" calcext:value-type="string">
            <text:p>Dull or greenish yellow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Fast_Yellow_AB" xlink:type="simple">E105</text:a> </text:p>
          </table:table-cell>
          <table:table-cell table:style-name="ce1" office:value-type="string" calcext:value-type="string">
            <text:p><text:a xlink:href="https://en.wikipedia.org/wiki/Fast_Yellow_AB" xlink:type="simple">Fast Yellow AB</text:a> </text:p>
          </table:table-cell>
          <table:table-cell table:style-name="ce1" office:value-type="string" calcext:value-type="string">
            <text:p>Yellow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06" xlink:type="simple">E106</text:a> </text:p>
          </table:table-cell>
          <table:table-cell table:style-name="ce1" office:value-type="string" calcext:value-type="string">
            <text:p><text:a xlink:href="https://en.wikipedia.org/wiki/Riboflavin-5-Sodium_Phosphate" xlink:type="simple">Riboflavin-5-Sodium Phosphate</text:a> </text:p>
          </table:table-cell>
          <table:table-cell table:style-name="ce1" office:value-type="string" calcext:value-type="string">
            <text:p>Yellow </text:p>
          </table:table-cell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E107 </text:p>
          </table:table-cell>
          <table:table-cell table:style-name="ce1" office:value-type="string" calcext:value-type="string">
            <text:p><text:a xlink:href="https://en.wikipedia.org/wiki/Yellow_2G" xlink:type="simple">Yellow 2G</text:a> </text:p>
          </table:table-cell>
          <table:table-cell table:style-name="ce1" office:value-type="string" calcext:value-type="string">
            <text:p>Yellow </text:p>
          </table:table-cell>
          <table:table-cell table:style-name="ce4"/>
          <table:table-cell/>
        </table:table-row>
        <table:table-row table:style-name="ro10">
          <table:table-cell table:style-name="ce1" office:value-type="string" calcext:value-type="string">
            <text:p>E110 </text:p>
          </table:table-cell>
          <table:table-cell table:style-name="ce1" office:value-type="string" calcext:value-type="string">
            <text:p><text:a xlink:href="https://en.wikipedia.org/wiki/Sunset_Yellow_FCF" xlink:type="simple">Sunset Yellow FCF</text:a> (Orange Yellow S, FD&amp;C Yellow 6)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Banned in <text:a xlink:href="https://en.wikipedia.org/wiki/Norway" xlink:type="simple">Norway</text:a>.<text:a xlink:href="https://en.wikipedia.org/wiki/E_number#cite_note-12" xlink:type="simple">[12]</text:a> Products in the EU require warnings and its use is being phased out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 table:style-name="ce1" office:value-type="string" calcext:value-type="string">
            <text:p>E111 </text:p>
          </table:table-cell>
          <table:table-cell table:style-name="ce1" office:value-type="string" calcext:value-type="string">
            <text:p><text:a xlink:href="https://en.wikipedia.org/wiki/Orange_GGN" xlink:type="simple">Orange GGN</text:a> </text:p>
          </table:table-cell>
          <table:table-cell table:style-name="ce1" office:value-type="string" calcext:value-type="string">
            <text:p>Orange </text:p>
          </table:table-cell>
          <table:table-cell table:style-name="ce4"/>
          <table:table-cell/>
        </table:table-row>
        <table:table-row table:style-name="ro6">
          <table:table-cell table:style-name="ce1" office:value-type="string" calcext:value-type="string">
            <text:p>E120 </text:p>
          </table:table-cell>
          <table:table-cell table:style-name="ce1" office:value-type="string" calcext:value-type="string">
            <text:p><text:a xlink:href="https://en.wikipedia.org/wiki/Cochineal" xlink:type="simple">Cochineal</text:a>, <text:a xlink:href="https://en.wikipedia.org/wiki/Carminic_acid" xlink:type="simple">Carminic acid</text:a>, <text:a xlink:href="https://en.wikipedia.org/wiki/Carmine" xlink:type="simple">Carmine</text:a> (Natural Red 4) </text:p>
          </table:table-cell>
          <table:table-cell table:style-name="ce1" office:value-type="string" calcext:value-type="string">
            <text:p>Crimso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7">
          <table:table-cell table:style-name="ce1" office:value-type="string" calcext:value-type="string">
            <text:p>E121 </text:p>
          </table:table-cell>
          <table:table-cell table:style-name="ce1" office:value-type="string" calcext:value-type="string">
            <text:p><text:a xlink:href="https://en.wikipedia.org/wiki/Citrus_Red_2" xlink:type="simple">Citrus Red 2</text:a> </text:p>
          </table:table-cell>
          <table:table-cell table:style-name="ce1" office:value-type="string" calcext:value-type="string">
            <text:p>Dark red </text:p>
          </table:table-cell>
          <table:table-cell table:style-name="ce1" office:value-type="string" calcext:value-type="string">
            <text:p>Approved in the United States only for use in colouring the skin of oranges.<text:a xlink:href="https://en.wikipedia.org/wiki/E_number#cite_note-13" xlink:type="simple">[13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22" xlink:type="simple">E122</text:a> </text:p>
          </table:table-cell>
          <table:table-cell table:style-name="ce1" office:value-type="string" calcext:value-type="string">
            <text:p><text:a xlink:href="https://en.wikipedia.org/wiki/Carmoisine" xlink:type="simple">Carmoisine</text:a> (azorubine) </text:p>
          </table:table-cell>
          <table:table-cell table:style-name="ce1" office:value-type="string" calcext:value-type="string">
            <text:p>Red to maroo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Undergoing a voluntary phase-out in the UK. Currently banned in Canada, Japan, Norway, USA .[<text:a xlink:href="https://en.wikipedia.org/wiki/Wikipedia:Citation_needed" xlink:type="simple">citation needed</text:a>] EU currently evaluating health risks.[<text:a xlink:href="https://en.wikipedia.org/wiki/Wikipedia:Citation_needed" xlink:type="simple">citation needed</text:a>] 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8">
          <table:table-cell table:style-name="ce1" office:value-type="string" calcext:value-type="string">
            <text:p>E123 </text:p>
          </table:table-cell>
          <table:table-cell table:style-name="ce1" office:value-type="string" calcext:value-type="string">
            <text:p><text:a xlink:href="https://en.wikipedia.org/wiki/Amaranth_(dye)" xlink:type="simple">Amaranth</text:a> (FD&amp;C Red 2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the United States.<text:a xlink:href="https://en.wikipedia.org/wiki/E_number#cite_note-time-14" xlink:type="simple">[14]</text:a> </text:p>
          </table:table-cell>
          <table:table-cell/>
        </table:table-row>
        <table:table-row table:style-name="ro5">
          <table:table-cell table:style-name="ce1" office:value-type="string" calcext:value-type="string">
            <text:p><text:a xlink:href="https://en.wikipedia.org/wiki/E124" xlink:type="simple">E124</text:a> </text:p>
          </table:table-cell>
          <table:table-cell table:style-name="ce1" office:value-type="string" calcext:value-type="string">
            <text:p><text:a xlink:href="https://en.wikipedia.org/wiki/Ponceau_4R" xlink:type="simple">Ponceau 4R</text:a> (Cochineal Red A, Brilliant Scarlet 4R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7">
          <table:table-cell table:style-name="ce1" office:value-type="string" calcext:value-type="string">
            <text:p>E125 </text:p>
          </table:table-cell>
          <table:table-cell table:style-name="ce1" office:value-type="string" calcext:value-type="string">
            <text:p><text:a xlink:href="https://en.wikipedia.org/wiki/Ponceau_SX" xlink:type="simple">Ponceau SX</text:a>, <text:a xlink:href="https://en.wikipedia.org/wiki/Scarlet_GN" xlink:type="simple">Scarlet G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Only permitted for externally applied drugs and cosmetics in the US.<text:a xlink:href="https://en.wikipedia.org/wiki/E_number#cite_note-15" xlink:type="simple">[15]</text:a><text:a xlink:href="https://en.wikipedia.org/wiki/E_number#cite_note-16" xlink:type="simple">[16]</text:a><text:a xlink:href="https://en.wikipedia.org/wiki/E_number#cite_note-17" xlink:type="simple">[17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E126 </text:p>
          </table:table-cell>
          <table:table-cell table:style-name="ce1" office:value-type="string" calcext:value-type="string">
            <text:p><text:a xlink:href="https://en.wikipedia.org/wiki/Ponceau_6R" xlink:type="simple">Ponceau 6R</text:a> </text:p>
          </table:table-cell>
          <table:table-cell table:style-name="ce1" office:value-type="string" calcext:value-type="string">
            <text:p>Red </text:p>
          </table:table-cell>
          <table:table-cell table:style-name="ce4"/>
          <table:table-cell/>
        </table:table-row>
        <table:table-row table:style-name="ro12">
          <table:table-cell table:style-name="ce1" office:value-type="string" calcext:value-type="string">
            <text:p>E127 </text:p>
          </table:table-cell>
          <table:table-cell table:style-name="ce1" office:value-type="string" calcext:value-type="string">
            <text:p><text:a xlink:href="https://en.wikipedia.org/wiki/Erythrosine" xlink:type="simple">Erythrosine</text:a> (FD&amp;C Red 3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except for lake variant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E128 </text:p>
          </table:table-cell>
          <table:table-cell table:style-name="ce1" office:value-type="string" calcext:value-type="string">
            <text:p><text:a xlink:href="https://en.wikipedia.org/wiki/Red_2G" xlink:type="simple">Red 2G</text:a> </text:p>
          </table:table-cell>
          <table:table-cell table:style-name="ce1" office:value-type="string" calcext:value-type="string">
            <text:p>Red or pink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/>
        </table:table-row>
        <table:table-row table:style-name="ro13">
          <table:table-cell table:style-name="ce1" office:value-type="string" calcext:value-type="string">
            <text:p>E129 </text:p>
          </table:table-cell>
          <table:table-cell table:style-name="ce1" office:value-type="string" calcext:value-type="string">
            <text:p><text:a xlink:href="https://en.wikipedia.org/wiki/Allura_Red_AC" xlink:type="simple">Allura Red AC</text:a> (FD&amp;C Red 40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<text:a xlink:href="https://en.wikipedia.org/wiki/Switzerland" xlink:type="simple">Switzerland</text:a>.[<text:a xlink:href="https://en.wikipedia.org/wiki/Wikipedia:Citation_needed" xlink:type="simple">citation needed</text:a>] Undergoing a voluntary phase out in the UK. Approved in the US.<text:a xlink:href="https://en.wikipedia.org/wiki/E_number#cite_note-FDA_colors-9" xlink:type="simple">[9]</text:a> </text:p>
          </table:table-cell>
          <table:table-cell office:value-type="float" office:value="16035" calcext:value-type="float">
            <text:p>16035</text:p>
          </table:table-cell>
        </table:table-row>
        <table:table-row table:style-name="ro1">
          <table:table-cell table:style-name="ce1" office:value-type="string" calcext:value-type="string">
            <text:p>E130 </text:p>
          </table:table-cell>
          <table:table-cell table:style-name="ce1" office:value-type="string" calcext:value-type="string">
            <text:p><text:a xlink:href="https://en.wikipedia.org/wiki/Indanthrene_blue_RS" xlink:type="simple">Indanthrene blue RS</text:a> </text:p>
          </table:table-cell>
          <table:table-cell table:style-name="ce1" office:value-type="string" calcext:value-type="string">
            <text:p>Blu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31" xlink:type="simple">E131</text:a> </text:p>
          </table:table-cell>
          <table:table-cell table:style-name="ce1" office:value-type="string" calcext:value-type="string">
            <text:p><text:a xlink:href="https://en.wikipedia.org/wiki/Patent_Blue_V" xlink:type="simple">Patent Blue V</text:a> </text:p>
          </table:table-cell>
          <table:table-cell table:style-name="ce1" office:value-type="string" calcext:value-type="string">
            <text:p>Dark blu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32" xlink:type="simple">E132</text:a> </text:p>
          </table:table-cell>
          <table:table-cell table:style-name="ce1" office:value-type="string" calcext:value-type="string">
            <text:p><text:a xlink:href="https://en.wikipedia.org/wiki/Indigo_carmine" xlink:type="simple">Indigo carmine</text:a> (indigotine, FD&amp;C Blue 2) </text:p>
          </table:table-cell>
          <table:table-cell table:style-name="ce1" office:value-type="string" calcext:value-type="string">
            <text:p>Indigo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33" xlink:type="simple">E133</text:a> </text:p>
          </table:table-cell>
          <table:table-cell table:style-name="ce1" office:value-type="string" calcext:value-type="string">
            <text:p><text:a xlink:href="https://en.wikipedia.org/wiki/Brilliant_blue_FCF" xlink:type="simple">Brilliant blue FCF</text:a> (FD&amp;C Blue 1) </text:p>
          </table:table-cell>
          <table:table-cell table:style-name="ce1" office:value-type="string" calcext:value-type="string">
            <text:p>Reddish blu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office:value-type="float" office:value="42090" calcext:value-type="float">
            <text:p>42090</text:p>
          </table:table-cell>
        </table:table-row>
        <table:table-row table:style-name="ro4">
          <table:table-cell table:style-name="ce1" office:value-type="string" calcext:value-type="string">
            <text:p>E140 </text:p>
          </table:table-cell>
          <table:table-cell table:style-name="ce1" office:value-type="string" calcext:value-type="string">
            <text:p><text:a xlink:href="https://en.wikipedia.org/wiki/Chlorophyll" xlink:type="simple">Chlorophylls</text:a> and <text:a xlink:href="https://en.wikipedia.org/wiki/Chlorophyllin" xlink:type="simple">Chlorophyllins</text:a>: (i) Chlorophylls (ii) Chlorophyllins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E141 </text:p>
          </table:table-cell>
          <table:table-cell table:style-name="ce1" office:value-type="string" calcext:value-type="string">
            <text:p>Copper complexes of chlorophylls and chlorophyllins (i) Copper complexes of chlorophylls (ii) Copper complexes of chlorophyllins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42" xlink:type="simple">E142</text:a> </text:p>
          </table:table-cell>
          <table:table-cell table:style-name="ce1" office:value-type="string" calcext:value-type="string">
            <text:p><text:a xlink:href="https://en.wikipedia.org/wiki/Green_S" xlink:type="simple">Green S</text:a>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43" xlink:type="simple">E143</text:a> </text:p>
          </table:table-cell>
          <table:table-cell table:style-name="ce1" office:value-type="string" calcext:value-type="string">
            <text:p><text:a xlink:href="https://en.wikipedia.org/wiki/Fast_Green_FCF" xlink:type="simple">Fast Green FCF</text:a> (FD&amp;C Green 3)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US. Banned in the EU.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50a" xlink:type="simple">E150a</text:a> </text:p>
          </table:table-cell>
          <table:table-cell table:style-name="ce3" office:value-type="string" calcext:value-type="string">
            <text:p><text:a xlink:href="https://en.wikipedia.org/wiki/Caramel_coloring" xlink:type="simple">Plain caramel</text:a>, Caramel I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50b" xlink:type="simple">E150b</text:a> </text:p>
          </table:table-cell>
          <table:table-cell table:style-name="ce3" office:value-type="string" calcext:value-type="string">
            <text:p><text:a xlink:href="https://en.wikipedia.org/wiki/Caramel_coloring" xlink:type="simple">Caustic sulfite caramel</text:a>, Caramel II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50c" xlink:type="simple">E150c</text:a> </text:p>
          </table:table-cell>
          <table:table-cell table:style-name="ce3" office:value-type="string" calcext:value-type="string">
            <text:p><text:a xlink:href="https://en.wikipedia.org/wiki/Caramel_coloring" xlink:type="simple">Ammonia caramel</text:a>, Caramel III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50d" xlink:type="simple">E150d</text:a> </text:p>
          </table:table-cell>
          <table:table-cell table:style-name="ce3" office:value-type="string" calcext:value-type="string">
            <text:p><text:a xlink:href="https://en.wikipedia.org/wiki/Caramel_coloring" xlink:type="simple">Sulfite ammonia caramel</text:a>, Caramel IV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51" xlink:type="simple">E151</text:a> </text:p>
          </table:table-cell>
          <table:table-cell table:style-name="ce1" office:value-type="string" calcext:value-type="string">
            <text:p><text:a xlink:href="https://en.wikipedia.org/wiki/Black_PN" xlink:type="simple">Black PN</text:a>, <text:a xlink:href="https://en.wikipedia.org/wiki/Brilliant_Black_BN" xlink:type="simple">Brilliant Black BN</text:a> </text:p>
          </table:table-cell>
          <table:table-cell table:style-name="ce1" office:value-type="string" calcext:value-type="string">
            <text:p>Black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52" xlink:type="simple">E152</text:a> </text:p>
          </table:table-cell>
          <table:table-cell table:style-name="ce1" office:value-type="string" calcext:value-type="string">
            <text:p><text:a xlink:href="https://en.wikipedia.org/wiki/Carbon_black" xlink:type="simple">Carbon black</text:a> (hydrocarbon) </text:p>
          </table:table-cell>
          <table:table-cell table:style-name="ce1" office:value-type="string" calcext:value-type="string">
            <text:p>Black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53" xlink:type="simple">E153</text:a> </text:p>
          </table:table-cell>
          <table:table-cell table:style-name="ce1" office:value-type="string" calcext:value-type="string">
            <text:p><text:a xlink:href="https://en.wikipedia.org/wiki/Vegetable_carbon" xlink:type="simple">Vegetable carbon</text:a> </text:p>
          </table:table-cell>
          <table:table-cell table:style-name="ce1" office:value-type="string" calcext:value-type="string">
            <text:p>Black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4">
          <table:table-cell table:style-name="ce1" office:value-type="string" calcext:value-type="string">
            <text:p><text:a xlink:href="https://en.wikipedia.org/wiki/E154" xlink:type="simple">E154</text:a> </text:p>
          </table:table-cell>
          <table:table-cell table:style-name="ce1" office:value-type="string" calcext:value-type="string">
            <text:p><text:a xlink:href="https://en.wikipedia.org/wiki/Brown_FK" xlink:type="simple">Brown FK</text:a> (kipper brown)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Previously approved in the EU for dyeing kippers only: approval withdrawn November 2011.<text:a xlink:href="https://en.wikipedia.org/wiki/E_number#cite_note-1129/2011-11" xlink:type="simple">[11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55" xlink:type="simple">E155</text:a> </text:p>
          </table:table-cell>
          <table:table-cell table:style-name="ce1" office:value-type="string" calcext:value-type="string">
            <text:p><text:a xlink:href="https://en.wikipedia.org/wiki/Brown_HT" xlink:type="simple">Brown HT</text:a> (chocolate brown HT)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60a" xlink:type="simple">E160a</text:a> </text:p>
          </table:table-cell>
          <table:table-cell table:style-name="ce1" office:value-type="string" calcext:value-type="string">
            <text:p><text:a xlink:href="https://en.wikipedia.org/wiki/Alpha-carotene" xlink:type="simple">Alpha-carotene</text:a>, <text:a xlink:href="https://en.wikipedia.org/wiki/Beta-carotene" xlink:type="simple">Beta-carotene</text:a>, <text:a xlink:href="https://en.wikipedia.org/wiki/Gamma-carotene" xlink:type="simple">Gamma-carotene</text:a> </text:p>
          </table:table-cell>
          <table:table-cell table:style-name="ce1" office:value-type="string" calcext:value-type="string">
            <text:p>Yellow-orange to 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0b" xlink:type="simple">E160b</text:a> </text:p>
          </table:table-cell>
          <table:table-cell table:style-name="ce1" office:value-type="string" calcext:value-type="string">
            <text:p><text:a xlink:href="https://en.wikipedia.org/wiki/Annatto" xlink:type="simple">Annatto</text:a>, <text:a xlink:href="https://en.wikipedia.org/wiki/Bixin" xlink:type="simple">bixin</text:a>, <text:a xlink:href="https://en.wikipedia.org/wiki/Norbixin" xlink:type="simple">norbixin</text:a> </text:p>
          </table:table-cell>
          <table:table-cell table:style-name="ce1" office:value-type="string" calcext:value-type="string">
            <text:p>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0c" xlink:type="simple">E160c</text:a> </text:p>
          </table:table-cell>
          <table:table-cell table:style-name="ce1" office:value-type="string" calcext:value-type="string">
            <text:p><text:a xlink:href="https://en.wikipedia.org/wiki/Paprika_oleoresin" xlink:type="simple">Paprika oleoresin</text:a>: (i) <text:a xlink:href="https://en.wikipedia.org/wiki/Capsanthin" xlink:type="simple">capsanthin</text:a>, (ii) <text:a xlink:href="https://en.wikipedia.org/wiki/Capsorubin" xlink:type="simple">capsorubi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8">
          <table:table-cell table:style-name="ce1" office:value-type="string" calcext:value-type="string">
            <text:p><text:a xlink:href="https://en.wikipedia.org/wiki/E160d" xlink:type="simple">E160d</text:a> </text:p>
          </table:table-cell>
          <table:table-cell table:style-name="ce1" office:value-type="string" calcext:value-type="string">
            <text:p><text:a xlink:href="https://en.wikipedia.org/wiki/Lycopene" xlink:type="simple">Lycopene</text:a> </text:p>
          </table:table-cell>
          <table:table-cell table:style-name="ce1" office:value-type="string" calcext:value-type="string">
            <text:p>Bright to deep red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0e" xlink:type="simple">E160e</text:a> </text:p>
          </table:table-cell>
          <table:table-cell table:style-name="ce1" office:value-type="string" calcext:value-type="string">
            <text:p><text:a xlink:href="https://en.wikipedia.org/wiki/Beta-apo-8%27-carotenal" xlink:type="simple">Beta-apo-8'-carotenal</text:a> (C 30)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60f" xlink:type="simple">E160f</text:a> </text:p>
          </table:table-cell>
          <table:table-cell table:style-name="ce1" office:value-type="string" calcext:value-type="string">
            <text:p><text:a xlink:href="https://en.wikipedia.org/wiki/Ethyl_ester_of_beta-apo-8%27-carotenic_acid" xlink:type="simple">Ethyl ester of beta-apo-8'-carotenic acid</text:a> (C 30)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61a" xlink:type="simple">E161a</text:a> </text:p>
          </table:table-cell>
          <table:table-cell table:style-name="ce1" office:value-type="string" calcext:value-type="string">
            <text:p><text:a xlink:href="https://en.wikipedia.org/wiki/Flavoxanthin" xlink:type="simple">Flavoxanthin</text:a> </text:p>
          </table:table-cell>
          <table:table-cell table:style-name="ce1" office:value-type="string" calcext:value-type="string">
            <text:p>Golden-yellow and brownish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61b" xlink:type="simple">E161b</text:a> </text:p>
          </table:table-cell>
          <table:table-cell table:style-name="ce1" office:value-type="string" calcext:value-type="string">
            <text:p><text:a xlink:href="https://en.wikipedia.org/wiki/Lutein" xlink:type="simple">Lutein</text:a>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c" xlink:type="simple">E161c</text:a> </text:p>
          </table:table-cell>
          <table:table-cell table:style-name="ce1" office:value-type="string" calcext:value-type="string">
            <text:p><text:a xlink:href="https://en.wikipedia.org/wiki/Cryptoxanthin" xlink:type="simple">Crypto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d" xlink:type="simple">E161d</text:a> </text:p>
          </table:table-cell>
          <table:table-cell table:style-name="ce1" office:value-type="string" calcext:value-type="string">
            <text:p><text:a xlink:href="https://en.wikipedia.org/wiki/Rubixanthin" xlink:type="simple">Rubi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e" xlink:type="simple">E161e</text:a> </text:p>
          </table:table-cell>
          <table:table-cell table:style-name="ce1" office:value-type="string" calcext:value-type="string">
            <text:p><text:a xlink:href="https://en.wikipedia.org/wiki/Violaxanthin" xlink:type="simple">Violaxanthin</text:a> </text:p>
          </table:table-cell>
          <table:table-cell table:style-name="ce1" office:value-type="string" calcext:value-type="string">
            <text:p>Orang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f" xlink:type="simple">E161f</text:a> </text:p>
          </table:table-cell>
          <table:table-cell table:style-name="ce1" office:value-type="string" calcext:value-type="string">
            <text:p><text:a xlink:href="https://en.wikipedia.org/wiki/Rhodoxanthin" xlink:type="simple">Rhodoxanthin</text:a> </text:p>
          </table:table-cell>
          <table:table-cell table:style-name="ce1" office:value-type="string" calcext:value-type="string">
            <text:p>Purpl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1g" xlink:type="simple">E161g</text:a> </text:p>
          </table:table-cell>
          <table:table-cell table:style-name="ce1" office:value-type="string" calcext:value-type="string">
            <text:p><text:a xlink:href="https://en.wikipedia.org/wiki/Canthaxanthin" xlink:type="simple">Canthaxanthin</text:a> </text:p>
          </table:table-cell>
          <table:table-cell table:style-name="ce1" office:value-type="string" calcext:value-type="string">
            <text:p>Violet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h" xlink:type="simple">E161h</text:a> </text:p>
          </table:table-cell>
          <table:table-cell table:style-name="ce1" office:value-type="string" calcext:value-type="string">
            <text:p><text:a xlink:href="https://en.wikipedia.org/wiki/Zeaxanthin" xlink:type="simple">Zea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i" xlink:type="simple">E161i</text:a> </text:p>
          </table:table-cell>
          <table:table-cell table:style-name="ce1" office:value-type="string" calcext:value-type="string">
            <text:p><text:a xlink:href="https://en.wikipedia.org/wiki/Citranaxanthin" xlink:type="simple">Citranaxanthin</text:a> </text:p>
          </table:table-cell>
          <table:table-cell table:style-name="ce1" office:value-type="string" calcext:value-type="string">
            <text:p>Deep viole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j" xlink:type="simple">E161j</text:a> </text:p>
          </table:table-cell>
          <table:table-cell table:style-name="ce1" office:value-type="string" calcext:value-type="string">
            <text:p><text:a xlink:href="https://en.wikipedia.org/wiki/Astaxanthin" xlink:type="simple">Astaxanthin</text:a> </text:p>
          </table:table-cell>
          <table:table-cell table:style-name="ce1" office:value-type="string" calcext:value-type="string">
            <text:p>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2" xlink:type="simple">E162</text:a> </text:p>
          </table:table-cell>
          <table:table-cell table:style-name="ce1" office:value-type="string" calcext:value-type="string">
            <text:p><text:a xlink:href="https://en.wikipedia.org/wiki/Beetroot_Red" xlink:type="simple">Beetroot Red</text:a>, <text:a xlink:href="https://en.wikipedia.org/wiki/Betanin" xlink:type="simple">Betani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6">
          <table:table-cell table:style-name="ce1" office:value-type="string" calcext:value-type="string">
            <text:p><text:a xlink:href="https://en.wikipedia.org/wiki/E163" xlink:type="simple">E163</text:a> </text:p>
          </table:table-cell>
          <table:table-cell table:style-name="ce1" office:value-type="string" calcext:value-type="string">
            <text:p><text:a xlink:href="https://en.wikipedia.org/wiki/Anthocyanins" xlink:type="simple">Anthocyanins</text:a> </text:p>
          </table:table-cell>
          <table:table-cell table:style-name="ce1" office:value-type="string" calcext:value-type="string">
            <text:p><text:a xlink:href="https://en.wikipedia.org/wiki/PH_indicator" xlink:type="simple">pH dependent</text:a>(Red, green and purple ranges)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64_(E_number)" xlink:type="simple">E164</text:a> </text:p>
          </table:table-cell>
          <table:table-cell table:style-name="ce1" office:value-type="string" calcext:value-type="string">
            <text:p><text:a xlink:href="https://en.wikipedia.org/wiki/Saffron" xlink:type="simple">Saffron</text:a> </text:p>
          </table:table-cell>
          <table:table-cell table:style-name="ce1" office:value-type="string" calcext:value-type="string">
            <text:p>Orange-red[colour?] </text:p>
          </table:table-cell>
          <table:table-cell table:style-name="ce1" office:value-type="string" calcext:value-type="string">
            <text:p>Approved in the U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E170 </text:p>
          </table:table-cell>
          <table:table-cell table:style-name="ce1" office:value-type="string" calcext:value-type="string">
            <text:p><text:a xlink:href="https://en.wikipedia.org/wiki/Calcium_carbonate" xlink:type="simple">Calcium carbonate</text:a>, <text:a xlink:href="https://en.wikipedia.org/wiki/Chalk" xlink:type="simple">Chalk</text:a> </text:p>
          </table:table-cell>
          <table:table-cell table:style-name="ce1" office:value-type="string" calcext:value-type="string">
            <text:p>Whit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3">
          <table:table-cell table:style-name="ce1" office:value-type="string" calcext:value-type="string">
            <text:p><text:a xlink:href="https://en.wikipedia.org/wiki/E171" xlink:type="simple">E171</text:a> </text:p>
          </table:table-cell>
          <table:table-cell table:style-name="ce1" office:value-type="string" calcext:value-type="string">
            <text:p><text:a xlink:href="https://en.wikipedia.org/wiki/Titanium_dioxide" xlink:type="simple">Titanium dioxide</text:a> </text:p>
          </table:table-cell>
          <table:table-cell table:style-name="ce1" office:value-type="string" calcext:value-type="string">
            <text:p>White </text:p>
          </table:table-cell>
          <table:table-cell table:style-name="ce1" office:value-type="string" calcext:value-type="string">
            <text:p>No longer approved in the EU as of June 2022,<text:a xlink:href="https://en.wikipedia.org/wiki/E_number#cite_note-18" xlink:type="simple">[18]</text:a> due to the identification of potential carcinogenic effects.<text:a xlink:href="https://en.wikipedia.org/wiki/E_number#cite_note-19" xlink:type="simple">[19]</text:a> Approved in the US.<text:a xlink:href="https://en.wikipedia.org/wiki/E_number#cite_note-FDA_colors-9" xlink:type="simple">[9]</text:a> </text:p>
          </table:table-cell>
          <table:table-cell office:value-type="float" office:value="77891" calcext:value-type="float">
            <text:p>77891</text:p>
          </table:table-cell>
        </table:table-row>
        <table:table-row table:style-name="ro12">
          <table:table-cell table:style-name="ce1" office:value-type="string" calcext:value-type="string">
            <text:p><text:a xlink:href="https://en.wikipedia.org/wiki/E172" xlink:type="simple">E172</text:a> </text:p>
          </table:table-cell>
          <table:table-cell table:style-name="ce1" office:value-type="string" calcext:value-type="string">
            <text:p><text:a xlink:href="https://en.wikipedia.org/wiki/Iron_oxide" xlink:type="simple">Iron oxides</text:a> and <text:a xlink:href="https://en.wikipedia.org/wiki/Iron_hydroxide" xlink:type="simple">iron hydroxides</text:a>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for sausage casings.<text:a xlink:href="https://en.wikipedia.org/wiki/E_number#cite_note-FDA_colors-9" xlink:type="simple">[9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73" xlink:type="simple">E173</text:a> </text:p>
          </table:table-cell>
          <table:table-cell table:style-name="ce1" office:value-type="string" calcext:value-type="string">
            <text:p><text:a xlink:href="https://en.wikipedia.org/wiki/Aluminium" xlink:type="simple">Aluminium</text:a> </text:p>
          </table:table-cell>
          <table:table-cell table:style-name="ce1" office:value-type="string" calcext:value-type="string">
            <text:p>Silver to grey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74" xlink:type="simple">E174</text:a> </text:p>
          </table:table-cell>
          <table:table-cell table:style-name="ce1" office:value-type="string" calcext:value-type="string">
            <text:p><text:a xlink:href="https://en.wikipedia.org/wiki/Silver" xlink:type="simple">Silver</text:a> </text:p>
          </table:table-cell>
          <table:table-cell table:style-name="ce1" office:value-type="string" calcext:value-type="string">
            <text:p>Silver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75_(E_number)" xlink:type="simple">E175</text:a> </text:p>
          </table:table-cell>
          <table:table-cell table:style-name="ce1" office:value-type="string" calcext:value-type="string">
            <text:p><text:a xlink:href="https://en.wikipedia.org/wiki/Gold" xlink:type="simple">Gold</text:a> </text:p>
          </table:table-cell>
          <table:table-cell table:style-name="ce1" office:value-type="string" calcext:value-type="string">
            <text:p>Gol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en.wikipedia.org/wiki/E180" xlink:type="simple">E180</text:a> </text:p>
          </table:table-cell>
          <table:table-cell table:style-name="ce1" office:value-type="string" calcext:value-type="string">
            <text:p><text:a xlink:href="https://en.wikipedia.org/wiki/Pigment_Rubine" xlink:type="simple">Pigment Rubine</text:a>, <text:a xlink:href="https://en.wikipedia.org/wiki/Lithol_Rubine_BK" xlink:type="simple">Lithol Rubine BK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annic_acid" xlink:type="simple">E181</text:a> </text:p>
          </table:table-cell>
          <table:table-cell table:style-name="ce1" office:value-type="string" calcext:value-type="string">
            <text:p><text:a xlink:href="https://en.wikipedia.org/wiki/Tannin" xlink:type="simple">Tannin</text:a> </text:p>
          </table:table-cell>
          <table:table-cell table:style-name="ce1" office:value-type="string" calcext:value-type="string">
            <text:p>Brown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82" xlink:type="simple">E182</text:a> </text:p>
          </table:table-cell>
          <table:table-cell table:style-name="ce1" office:value-type="string" calcext:value-type="string">
            <text:p><text:a xlink:href="https://en.wikipedia.org/wiki/Orcein" xlink:type="simple">Orcein</text:a>, <text:a xlink:href="https://en.wikipedia.org/wiki/Orchil" xlink:type="simple">Orchil</text:a> </text:p>
          </table:table-cell>
          <table:table-cell table:style-name="ce1" office:value-type="string" calcext:value-type="string">
            <text:p>Purple </text:p>
          </table:table-cell>
          <table:table-cell table:style-name="ce4"/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xx_preservative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4">
          <table:table-cell office:value-type="string" calcext:value-type="string">
            <text:p>E200 </text:p>
          </table:table-cell>
          <table:table-cell office:value-type="string" calcext:value-type="string">
            <text:p><text:a xlink:href="https://en.wikipedia.org/wiki/Sorbic_acid" xlink:type="simple">Sorb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E201 </text:p>
          </table:table-cell>
          <table:table-cell office:value-type="string" calcext:value-type="string">
            <text:p><text:a xlink:href="https://en.wikipedia.org/wiki/Sodium_sorbate" xlink:type="simple">Sodium sorb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02" xlink:type="simple">E202</text:a> </text:p>
          </table:table-cell>
          <table:table-cell office:value-type="string" calcext:value-type="string">
            <text:p><text:a xlink:href="https://en.wikipedia.org/wiki/Potassium_sorbate" xlink:type="simple">Potassium sorb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03" xlink:type="simple">E203</text:a> </text:p>
          </table:table-cell>
          <table:table-cell office:value-type="string" calcext:value-type="string">
            <text:p><text:a xlink:href="https://en.wikipedia.org/wiki/Calcium_sorbate" xlink:type="simple">Calcium sorb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09" xlink:type="simple">E209</text:a> </text:p>
          </table:table-cell>
          <table:table-cell office:value-type="string" calcext:value-type="string">
            <text:p><text:a xlink:href="https://en.wikipedia.org/wiki/Heptyl_p-hydroxybenzoate" xlink:type="simple">Heptyl p-hydroxybenzo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10" xlink:type="simple">E210</text:a> </text:p>
          </table:table-cell>
          <table:table-cell office:value-type="string" calcext:value-type="string">
            <text:p><text:a xlink:href="https://en.wikipedia.org/wiki/Benzoic_acid" xlink:type="simple">Benzo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11" xlink:type="simple">E211</text:a> </text:p>
          </table:table-cell>
          <table:table-cell office:value-type="string" calcext:value-type="string">
            <text:p><text:a xlink:href="https://en.wikipedia.org/wiki/Sodium_benzoate" xlink:type="simple">Sod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12" xlink:type="simple">E212</text:a> </text:p>
          </table:table-cell>
          <table:table-cell office:value-type="string" calcext:value-type="string">
            <text:p><text:a xlink:href="https://en.wikipedia.org/wiki/Potassium_benzoate" xlink:type="simple">Potass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13" xlink:type="simple">E213</text:a> </text:p>
          </table:table-cell>
          <table:table-cell office:value-type="string" calcext:value-type="string">
            <text:p><text:a xlink:href="https://en.wikipedia.org/wiki/Calcium_benzoate" xlink:type="simple">Calc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214" xlink:type="simple">E214</text:a> </text:p>
          </table:table-cell>
          <table:table-cell office:value-type="string" calcext:value-type="string">
            <text:p><text:a xlink:href="https://en.wikipedia.org/wiki/Ethylparaben" xlink:type="simple">Ethylparaben</text:a> (ethyl para-hydroxybenzoa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15" xlink:type="simple">E215</text:a> </text:p>
          </table:table-cell>
          <table:table-cell office:value-type="string" calcext:value-type="string">
            <text:p><text:a xlink:href="https://en.wikipedia.org/wiki/Sodium_ethyl_para-hydroxybenzoate" xlink:type="simple">Sodium ethyl para-hydroxy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216" xlink:type="simple">E216</text:a> </text:p>
          </table:table-cell>
          <table:table-cell office:value-type="string" calcext:value-type="string">
            <text:p><text:a xlink:href="https://en.wikipedia.org/wiki/Propylparaben" xlink:type="simple">Propylparaben</text:a> (propyl para-hydroxybenzoate)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Sodium_propyl_para-hydroxybenzoate" xlink:type="simple">E217</text:a> </text:p>
          </table:table-cell>
          <table:table-cell office:value-type="string" calcext:value-type="string">
            <text:p><text:a xlink:href="https://en.wikipedia.org/wiki/Sodium_propyl_para-hydroxybenzoate" xlink:type="simple">Sodium propyl para-hydroxybenzo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218" xlink:type="simple">E218</text:a> </text:p>
          </table:table-cell>
          <table:table-cell office:value-type="string" calcext:value-type="string">
            <text:p><text:a xlink:href="https://en.wikipedia.org/wiki/Methylparaben" xlink:type="simple">Methylparaben</text:a> (methyl para-hydroxybenzoa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19" xlink:type="simple">E219</text:a> </text:p>
          </table:table-cell>
          <table:table-cell office:value-type="string" calcext:value-type="string">
            <text:p><text:a xlink:href="https://en.wikipedia.org/wiki/Sodium_methyl_para-hydroxybenzoate" xlink:type="simple">Sodium methyl para-hydroxy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E220 </text:p>
          </table:table-cell>
          <table:table-cell office:value-type="string" calcext:value-type="string">
            <text:p><text:a xlink:href="https://en.wikipedia.org/wiki/Sulfur_dioxide" xlink:type="simple">Sulfur dioxid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1" xlink:type="simple">E221</text:a> </text:p>
          </table:table-cell>
          <table:table-cell office:value-type="string" calcext:value-type="string">
            <text:p><text:a xlink:href="https://en.wikipedia.org/wiki/Sodium_sulfite" xlink:type="simple">Sodium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222" xlink:type="simple">E222</text:a> </text:p>
          </table:table-cell>
          <table:table-cell office:value-type="string" calcext:value-type="string">
            <text:p><text:a xlink:href="https://en.wikipedia.org/wiki/Sodium_bisulfite" xlink:type="simple">Sodium bisulfite</text:a> (sodium hydrogen sulfi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3" xlink:type="simple">E223</text:a> </text:p>
          </table:table-cell>
          <table:table-cell office:value-type="string" calcext:value-type="string">
            <text:p><text:a xlink:href="https://en.wikipedia.org/wiki/Sodium_metabisulfite" xlink:type="simple">Sodium metabi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4" xlink:type="simple">E224</text:a> </text:p>
          </table:table-cell>
          <table:table-cell office:value-type="string" calcext:value-type="string">
            <text:p><text:a xlink:href="https://en.wikipedia.org/wiki/Potassium_metabisulfite" xlink:type="simple">Potassium metabi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5" xlink:type="simple">E225</text:a> </text:p>
          </table:table-cell>
          <table:table-cell office:value-type="string" calcext:value-type="string">
            <text:p><text:a xlink:href="https://en.wikipedia.org/wiki/Potassium_sulfite" xlink:type="simple">Potassium sulfi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26" xlink:type="simple">E226</text:a> </text:p>
          </table:table-cell>
          <table:table-cell office:value-type="string" calcext:value-type="string">
            <text:p><text:a xlink:href="https://en.wikipedia.org/wiki/Calcium_sulfite" xlink:type="simple">Calcium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7" xlink:type="simple">E227</text:a> </text:p>
          </table:table-cell>
          <table:table-cell office:value-type="string" calcext:value-type="string">
            <text:p><text:a xlink:href="https://en.wikipedia.org/wiki/Calcium_hydrogen_sulfite" xlink:type="simple">Calcium hydrogen sulfite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28" xlink:type="simple">E228</text:a> </text:p>
          </table:table-cell>
          <table:table-cell office:value-type="string" calcext:value-type="string">
            <text:p><text:a xlink:href="https://en.wikipedia.org/wiki/Potassium_hydrogen_sulfite" xlink:type="simple">Potassium hydrogen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30" xlink:type="simple">E230</text:a> </text:p>
          </table:table-cell>
          <table:table-cell office:value-type="string" calcext:value-type="string">
            <text:p><text:a xlink:href="https://en.wikipedia.org/wiki/Biphenyl" xlink:type="simple">Biphenyl, dipheny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4">
          <table:table-cell office:value-type="string" calcext:value-type="string">
            <text:p><text:a xlink:href="https://en.wikipedia.org/wiki/2-Phenylphenol" xlink:type="simple">E231</text:a> </text:p>
          </table:table-cell>
          <table:table-cell office:value-type="string" calcext:value-type="string">
            <text:p><text:a xlink:href="https://en.wikipedia.org/wiki/Orthophenyl_phenol" xlink:type="simple">Orthophenyl pheno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4">
          <table:table-cell office:value-type="string" calcext:value-type="string">
            <text:p><text:a xlink:href="https://en.wikipedia.org/wiki/E232" xlink:type="simple">E232</text:a> </text:p>
          </table:table-cell>
          <table:table-cell office:value-type="string" calcext:value-type="string">
            <text:p><text:a xlink:href="https://en.wikipedia.org/wiki/Sodium_orthophenyl_phenol" xlink:type="simple">Sodium orthophenyl pheno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4">
          <table:table-cell office:value-type="string" calcext:value-type="string">
            <text:p><text:a xlink:href="https://en.wikipedia.org/wiki/Thiabendazole" xlink:type="simple">E233</text:a> </text:p>
          </table:table-cell>
          <table:table-cell office:value-type="string" calcext:value-type="string">
            <text:p><text:a xlink:href="https://en.wikipedia.org/wiki/Thiabendazole" xlink:type="simple">Thiabendazole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4">
          <table:table-cell office:value-type="string" calcext:value-type="string">
            <text:p><text:a xlink:href="https://en.wikipedia.org/wiki/Nisin" xlink:type="simple">E234</text:a> </text:p>
          </table:table-cell>
          <table:table-cell office:value-type="string" calcext:value-type="string">
            <text:p><text:a xlink:href="https://en.wikipedia.org/wiki/Nisin" xlink:type="simple">Nisin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35" xlink:type="simple">E235</text:a> </text:p>
          </table:table-cell>
          <table:table-cell office:value-type="string" calcext:value-type="string">
            <text:p><text:a xlink:href="https://en.wikipedia.org/wiki/Natamycin" xlink:type="simple">Natamycin, Pimaracin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236" xlink:type="simple">E236</text:a> </text:p>
          </table:table-cell>
          <table:table-cell office:value-type="string" calcext:value-type="string">
            <text:p><text:a xlink:href="https://en.wikipedia.org/wiki/Formic_acid" xlink:type="simple">Formic acid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37" xlink:type="simple">E237</text:a> </text:p>
          </table:table-cell>
          <table:table-cell office:value-type="string" calcext:value-type="string">
            <text:p><text:a xlink:href="https://en.wikipedia.org/wiki/Sodium_formate" xlink:type="simple">Sodium form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38" xlink:type="simple">E238</text:a> </text:p>
          </table:table-cell>
          <table:table-cell office:value-type="string" calcext:value-type="string">
            <text:p><text:a xlink:href="https://en.wikipedia.org/wiki/Calcium_formate" xlink:type="simple">Calcium form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239" xlink:type="simple">E239</text:a> </text:p>
          </table:table-cell>
          <table:table-cell office:value-type="string" calcext:value-type="string">
            <text:p><text:a xlink:href="https://en.wikipedia.org/wiki/Hexamine" xlink:type="simple">Hexamine</text:a> (hexamethylene tetramin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240" xlink:type="simple">E240</text:a> </text:p>
          </table:table-cell>
          <table:table-cell office:value-type="string" calcext:value-type="string">
            <text:p><text:a xlink:href="https://en.wikipedia.org/wiki/Formaldehyde" xlink:type="simple">Formaldehyd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42" xlink:type="simple">E242</text:a> </text:p>
          </table:table-cell>
          <table:table-cell office:value-type="string" calcext:value-type="string">
            <text:p><text:a xlink:href="https://en.wikipedia.org/wiki/Dimethyl_dicarbonate" xlink:type="simple">Dimethyl dicarb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49" xlink:type="simple">E249</text:a> </text:p>
          </table:table-cell>
          <table:table-cell office:value-type="string" calcext:value-type="string">
            <text:p><text:a xlink:href="https://en.wikipedia.org/wiki/Potassium_nitrite" xlink:type="simple">Potassium nitr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Sodium_nitrite" xlink:type="simple">E250</text:a> </text:p>
          </table:table-cell>
          <table:table-cell office:value-type="string" calcext:value-type="string">
            <text:p><text:a xlink:href="https://en.wikipedia.org/wiki/Sodium_nitrite" xlink:type="simple">Sodium nitr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251" xlink:type="simple">E251</text:a> </text:p>
          </table:table-cell>
          <table:table-cell office:value-type="string" calcext:value-type="string">
            <text:p><text:a xlink:href="https://en.wikipedia.org/wiki/Sodium_nitrate" xlink:type="simple">Sodium nitrate</text:a> (Chile saltpetr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52" xlink:type="simple">E252</text:a> </text:p>
          </table:table-cell>
          <table:table-cell office:value-type="string" calcext:value-type="string">
            <text:p><text:a xlink:href="https://en.wikipedia.org/wiki/Potassium_nitrate" xlink:type="simple">Potassium nitrate</text:a> (Saltpetr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E260 </text:p>
          </table:table-cell>
          <table:table-cell office:value-type="string" calcext:value-type="string">
            <text:p><text:a xlink:href="https://en.wikipedia.org/wiki/Acetic_acid" xlink:type="simple">Acetic acid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E261 </text:p>
          </table:table-cell>
          <table:table-cell office:value-type="string" calcext:value-type="string">
            <text:p><text:a xlink:href="https://en.wikipedia.org/wiki/Potassium_acetate" xlink:type="simple">Potassium acetate</text:a> (<text:a xlink:href="https://en.wikipedia.org/wiki/Preservative" xlink:type="simple">preservative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E262 </text:p>
          </table:table-cell>
          <table:table-cell office:value-type="string" calcext:value-type="string">
            <text:p>Sodium acetates (i) <text:a xlink:href="https://en.wikipedia.org/wiki/Sodium_acetate" xlink:type="simple">Sodium acetate</text:a> (ii) <text:a xlink:href="https://en.wikipedia.org/wiki/Sodium_diacetate" xlink:type="simple">Sodium diacetate</text:a> (sodium hydrogen acetate) </text:p>
          </table:table-cell>
          <table:table-cell office:value-type="string" calcext:value-type="string">
            <text:p>preservative, 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Calcium_acetate" xlink:type="simple">E263</text:a> </text:p>
          </table:table-cell>
          <table:table-cell office:value-type="string" calcext:value-type="string">
            <text:p><text:a xlink:href="https://en.wikipedia.org/wiki/Calcium_acetate" xlink:type="simple">Calcium acetate</text:a> (<text:a xlink:href="https://en.wikipedia.org/wiki/Preservative" xlink:type="simple">preservative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Ammonium_acetate" xlink:type="simple">E264</text:a> </text:p>
          </table:table-cell>
          <table:table-cell office:value-type="string" calcext:value-type="string">
            <text:p><text:a xlink:href="https://en.wikipedia.org/wiki/Ammonium_acetate" xlink:type="simple">Ammonium acet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Australia and New Zealand<text:a xlink:href="https://en.wikipedia.org/wiki/E_number#cite_note-21" xlink:type="simple">[21]</text:a> </text:p>
          </table:table-cell>
        </table:table-row>
        <table:table-row table:style-name="ro4">
          <table:table-cell office:value-type="string" calcext:value-type="string">
            <text:p>E265 </text:p>
          </table:table-cell>
          <table:table-cell office:value-type="string" calcext:value-type="string">
            <text:p><text:a xlink:href="https://en.wikipedia.org/wiki/Dehydroacetic_acid" xlink:type="simple">Dehydroacetic acid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66" xlink:type="simple">E266</text:a> </text:p>
          </table:table-cell>
          <table:table-cell office:value-type="string" calcext:value-type="string">
            <text:p><text:a xlink:href="https://en.wikipedia.org/wiki/Sodium_dehydroacetate" xlink:type="simple">Sodium dehydroacet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270" xlink:type="simple">E270</text:a> </text:p>
          </table:table-cell>
          <table:table-cell office:value-type="string" calcext:value-type="string">
            <text:p><text:a xlink:href="https://en.wikipedia.org/wiki/Lactic_acid" xlink:type="simple">Lactic acid</text:a> (preservative)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0" xlink:type="simple">E280</text:a> </text:p>
          </table:table-cell>
          <table:table-cell office:value-type="string" calcext:value-type="string">
            <text:p><text:a xlink:href="https://en.wikipedia.org/wiki/Propionic_acid" xlink:type="simple">Propion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1" xlink:type="simple">E281</text:a> </text:p>
          </table:table-cell>
          <table:table-cell office:value-type="string" calcext:value-type="string">
            <text:p><text:a xlink:href="https://en.wikipedia.org/wiki/Sodium_propionate" xlink:type="simple">Sod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2" xlink:type="simple">E282</text:a> </text:p>
          </table:table-cell>
          <table:table-cell office:value-type="string" calcext:value-type="string">
            <text:p><text:a xlink:href="https://en.wikipedia.org/wiki/Calcium_propionate" xlink:type="simple">Calc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3" xlink:type="simple">E283</text:a> </text:p>
          </table:table-cell>
          <table:table-cell office:value-type="string" calcext:value-type="string">
            <text:p><text:a xlink:href="https://en.wikipedia.org/wiki/Potassium_propionate" xlink:type="simple">Potass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4" xlink:type="simple">E284</text:a> </text:p>
          </table:table-cell>
          <table:table-cell office:value-type="string" calcext:value-type="string">
            <text:p><text:a xlink:href="https://en.wikipedia.org/wiki/Boric_acid" xlink:type="simple">Bor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85" xlink:type="simple">E285</text:a> </text:p>
          </table:table-cell>
          <table:table-cell office:value-type="string" calcext:value-type="string">
            <text:p><text:a xlink:href="https://en.wikipedia.org/wiki/Sodium_tetraborate" xlink:type="simple">Sodium tetraborate (borax)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90" xlink:type="simple">E290</text:a> </text:p>
          </table:table-cell>
          <table:table-cell office:value-type="string" calcext:value-type="string">
            <text:p><text:a xlink:href="https://en.wikipedia.org/wiki/Carbon_dioxide" xlink:type="simple">Carbon dioxide</text:a> </text:p>
          </table:table-cell>
          <table:table-cell office:value-type="string" calcext:value-type="string">
            <text:p>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96" xlink:type="simple">E296</text:a> </text:p>
          </table:table-cell>
          <table:table-cell office:value-type="string" calcext:value-type="string">
            <text:p><text:a xlink:href="https://en.wikipedia.org/wiki/Malic_acid" xlink:type="simple">Malic acid</text:a> (acid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297" xlink:type="simple">E297</text:a> </text:p>
          </table:table-cell>
          <table:table-cell office:value-type="string" calcext:value-type="string">
            <text:p><text:a xlink:href="https://en.wikipedia.org/wiki/Fumaric_acid" xlink:type="simple">Fumar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9">
          <table:table-cell table:style-name="ce7"/>
          <table:table-cell table:style-name="Default" table:number-columns-repeated="3"/>
        </table:table-row>
        <table:table-row table:style-name="ro1">
          <table:table-cell table:style-name="ce6"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 table:number-rows-repeated="7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4"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2"/>
          <table:table-cell table:style-name="ce4" table:number-columns-repeated="2"/>
        </table:table-row>
      </table:table>
      <table:table table:name="3xx_antioxidant_acidity_regulato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4">
          <table:table-cell office:value-type="string" calcext:value-type="string">
            <text:p><text:a xlink:href="https://en.wikipedia.org/wiki/Ascorbic_acid" xlink:type="simple">E300</text:a> </text:p>
          </table:table-cell>
          <table:table-cell office:value-type="string" calcext:value-type="string">
            <text:p><text:a xlink:href="https://en.wikipedia.org/wiki/Ascorbic_acid" xlink:type="simple">Ascorbic acid</text:a> (<text:a xlink:href="https://en.wikipedia.org/wiki/Vitamin_C" xlink:type="simple">Vitamin C</text:a>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1" xlink:type="simple">E301</text:a> </text:p>
          </table:table-cell>
          <table:table-cell office:value-type="string" calcext:value-type="string">
            <text:p><text:a xlink:href="https://en.wikipedia.org/wiki/Sodium_ascorbate" xlink:type="simple">Sodium asc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2" xlink:type="simple">E302</text:a> </text:p>
          </table:table-cell>
          <table:table-cell office:value-type="string" calcext:value-type="string">
            <text:p><text:a xlink:href="https://en.wikipedia.org/wiki/Calcium_ascorbate" xlink:type="simple">Calcium asc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3" xlink:type="simple">E303</text:a> </text:p>
          </table:table-cell>
          <table:table-cell office:value-type="string" calcext:value-type="string">
            <text:p><text:a xlink:href="https://en.wikipedia.org/wiki/Potassium_ascorbate" xlink:type="simple">Potassium ascorb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304" xlink:type="simple">E304</text:a> </text:p>
          </table:table-cell>
          <table:table-cell office:value-type="string" calcext:value-type="string">
            <text:p><text:a xlink:href="https://en.wikipedia.org/wiki/Fatty_acid" xlink:type="simple">Fatty acid</text:a> <text:a xlink:href="https://en.wikipedia.org/wiki/Ester" xlink:type="simple">esters</text:a> of <text:a xlink:href="https://en.wikipedia.org/wiki/Ascorbic_acid" xlink:type="simple">ascorbic acid</text:a> (<text:a xlink:href="https://en.wikipedia.org/wiki/Ascorbyl_palmitate" xlink:type="simple">Ascorbyl palmitate</text:a>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5" xlink:type="simple">E305</text:a> </text:p>
          </table:table-cell>
          <table:table-cell office:value-type="string" calcext:value-type="string">
            <text:p><text:a xlink:href="https://en.wikipedia.org/wiki/Ascorbyl_stearate" xlink:type="simple">Ascorbyl stear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306" xlink:type="simple">E306</text:a> </text:p>
          </table:table-cell>
          <table:table-cell office:value-type="string" calcext:value-type="string">
            <text:p><text:a xlink:href="https://en.wikipedia.org/wiki/Tocopherol" xlink:type="simple">Tocopherols</text:a> (Vitamin E, natural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7" xlink:type="simple">E307</text:a> </text:p>
          </table:table-cell>
          <table:table-cell office:value-type="string" calcext:value-type="string">
            <text:p><text:a xlink:href="https://en.wikipedia.org/wiki/Alpha-Tocopherol" xlink:type="simple">Alph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8" xlink:type="simple">E308</text:a> </text:p>
          </table:table-cell>
          <table:table-cell office:value-type="string" calcext:value-type="string">
            <text:p><text:a xlink:href="https://en.wikipedia.org/wiki/Gamma-Tocopherol" xlink:type="simple">Gamm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09" xlink:type="simple">E309</text:a> </text:p>
          </table:table-cell>
          <table:table-cell office:value-type="string" calcext:value-type="string">
            <text:p><text:a xlink:href="https://en.wikipedia.org/wiki/Delta-Tocopherol" xlink:type="simple">Delt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Propyl_gallate" xlink:type="simple">E310</text:a> </text:p>
          </table:table-cell>
          <table:table-cell office:value-type="string" calcext:value-type="string">
            <text:p><text:a xlink:href="https://en.wikipedia.org/wiki/Propyl_gallate" xlink:type="simple">Prop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Octyl_gallate" xlink:type="simple">E311</text:a> </text:p>
          </table:table-cell>
          <table:table-cell office:value-type="string" calcext:value-type="string">
            <text:p><text:a xlink:href="https://en.wikipedia.org/wiki/Octyl_gallate" xlink:type="simple">Oct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Dodecyl_gallate" xlink:type="simple">E312</text:a> </text:p>
          </table:table-cell>
          <table:table-cell office:value-type="string" calcext:value-type="string">
            <text:p><text:a xlink:href="https://en.wikipedia.org/wiki/Dodecyl_gallate" xlink:type="simple">Dodec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thyl_gallate" xlink:type="simple">E313</text:a> </text:p>
          </table:table-cell>
          <table:table-cell office:value-type="string" calcext:value-type="string">
            <text:p><text:a xlink:href="https://en.wikipedia.org/wiki/Ethyl_gallate" xlink:type="simple">Ethyl gall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Guaiacum" xlink:type="simple">E314</text:a> </text:p>
          </table:table-cell>
          <table:table-cell office:value-type="string" calcext:value-type="string">
            <text:p><text:a xlink:href="https://en.wikipedia.org/wiki/Guaiac_resin" xlink:type="simple">Guaiac resin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15" xlink:type="simple">E315</text:a> </text:p>
          </table:table-cell>
          <table:table-cell office:value-type="string" calcext:value-type="string">
            <text:p><text:a xlink:href="https://en.wikipedia.org/wiki/Erythorbic_acid" xlink:type="simple">Erythorbic acid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16" xlink:type="simple">E316</text:a> </text:p>
          </table:table-cell>
          <table:table-cell office:value-type="string" calcext:value-type="string">
            <text:p><text:a xlink:href="https://en.wikipedia.org/wiki/Sodium_erythorbate" xlink:type="simple">Sodium eryth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317" xlink:type="simple">E317</text:a> </text:p>
          </table:table-cell>
          <table:table-cell office:value-type="string" calcext:value-type="string">
            <text:p><text:a xlink:href="https://en.wikipedia.org/wiki/Erythorbin_acid" xlink:type="simple">Erythorbin acid</text:a>[<text:a xlink:href="https://en.wikipedia.org/wiki/Wikipedia:Citation_needed" xlink:type="simple">citation needed</text:a>]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318" xlink:type="simple">E318</text:a> </text:p>
          </table:table-cell>
          <table:table-cell office:value-type="string" calcext:value-type="string">
            <text:p><text:a xlink:href="https://en.wikipedia.org/wiki/Calcium_erythorbate" xlink:type="simple">Sodium erythorbin</text:a>[<text:a xlink:href="https://en.wikipedia.org/wiki/Wikipedia:Citation_needed" xlink:type="simple">citation needed</text:a>]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19" xlink:type="simple">E319</text:a> </text:p>
          </table:table-cell>
          <table:table-cell office:value-type="string" calcext:value-type="string">
            <text:p><text:a xlink:href="https://en.wikipedia.org/wiki/Tert-Butylhydroquinone" xlink:type="simple">tert-Butylhydroquinone</text:a> (TBHQ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0" xlink:type="simple">E320</text:a> </text:p>
          </table:table-cell>
          <table:table-cell office:value-type="string" calcext:value-type="string">
            <text:p><text:a xlink:href="https://en.wikipedia.org/wiki/Butylated_hydroxyanisole" xlink:type="simple">Butylated hydroxyanisole</text:a> (BHA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1" xlink:type="simple">E321</text:a> </text:p>
          </table:table-cell>
          <table:table-cell office:value-type="string" calcext:value-type="string">
            <text:p><text:a xlink:href="https://en.wikipedia.org/wiki/Butylated_hydroxytoluene" xlink:type="simple">Butylated hydroxytoluene</text:a> (BHT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2" xlink:type="simple">E322</text:a> </text:p>
          </table:table-cell>
          <table:table-cell office:value-type="string" calcext:value-type="string">
            <text:p><text:a xlink:href="https://en.wikipedia.org/wiki/Lecithin" xlink:type="simple">Lecithin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323" xlink:type="simple">E323</text:a> </text:p>
          </table:table-cell>
          <table:table-cell office:value-type="string" calcext:value-type="string">
            <text:p><text:a xlink:href="https://en.wikipedia.org/wiki/Anoxomer" xlink:type="simple">Anoxomer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324" xlink:type="simple">E324</text:a> </text:p>
          </table:table-cell>
          <table:table-cell office:value-type="string" calcext:value-type="string">
            <text:p><text:a xlink:href="https://en.wikipedia.org/wiki/Ethoxyquin" xlink:type="simple">Ethoxyquin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25" xlink:type="simple">E325</text:a> </text:p>
          </table:table-cell>
          <table:table-cell office:value-type="string" calcext:value-type="string">
            <text:p><text:a xlink:href="https://en.wikipedia.org/wiki/Sodium_lactate" xlink:type="simple">Sodium lact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6" xlink:type="simple">E326</text:a> </text:p>
          </table:table-cell>
          <table:table-cell office:value-type="string" calcext:value-type="string">
            <text:p><text:a xlink:href="https://en.wikipedia.org/wiki/Potassium_lactate" xlink:type="simple">Potassium lactate</text:a> (<text:a xlink:href="https://en.wikipedia.org/wiki/Antioxidant" xlink:type="simple">antioxidant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7" xlink:type="simple">E327</text:a> </text:p>
          </table:table-cell>
          <table:table-cell office:value-type="string" calcext:value-type="string">
            <text:p><text:a xlink:href="https://en.wikipedia.org/wiki/Calcium_lactate" xlink:type="simple">Calcium lact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28" xlink:type="simple">E328</text:a> </text:p>
          </table:table-cell>
          <table:table-cell office:value-type="string" calcext:value-type="string">
            <text:p><text:a xlink:href="https://en.wikipedia.org/wiki/Ammonium_lactate" xlink:type="simple">Ammonium lact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29" xlink:type="simple">E329</text:a> </text:p>
          </table:table-cell>
          <table:table-cell office:value-type="string" calcext:value-type="string">
            <text:p><text:a xlink:href="https://en.wikipedia.org/wiki/Magnesium_lactate" xlink:type="simple">Magnesium lact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330" xlink:type="simple">E330</text:a> </text:p>
          </table:table-cell>
          <table:table-cell office:value-type="string" calcext:value-type="string">
            <text:p><text:a xlink:href="https://en.wikipedia.org/wiki/Citric_acid" xlink:type="simple">Citric acid</text:a> </text:p>
          </table:table-cell>
          <table:table-cell office:value-type="string" calcext:value-type="string">
            <text:p><text:a xlink:href="https://en.wikipedia.org/wiki/Stabilizer_(food)" xlink:type="simple">acid</text:a>, 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5">
          <table:table-cell office:value-type="string" calcext:value-type="string">
            <text:p><text:a xlink:href="https://en.wikipedia.org/wiki/Sodium_citrate" xlink:type="simple">E331</text:a> </text:p>
          </table:table-cell>
          <table:table-cell office:value-type="string" calcext:value-type="string">
            <text:p><text:a xlink:href="https://en.wikipedia.org/wiki/Sodium_citrate" xlink:type="simple">Sodium citrates</text:a> (i) <text:a xlink:href="https://en.wikipedia.org/wiki/Monosodium_citrate" xlink:type="simple">Monosodium citrate</text:a> (ii) <text:a xlink:href="https://en.wikipedia.org/wiki/Disodium_citrate" xlink:type="simple">Disodium citrate</text:a> (iii) <text:a xlink:href="https://en.wikipedia.org/wiki/Trisodium_citrate" xlink:type="simple">Sodium citrate</text:a> (trisodium citr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7">
          <table:table-cell office:value-type="string" calcext:value-type="string">
            <text:p><text:a xlink:href="https://en.wikipedia.org/wiki/E332" xlink:type="simple">E332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Citrate" xlink:type="simple">citrates</text:a> (i) <text:a xlink:href="https://en.wikipedia.org/wiki/Monopotassium_citrate" xlink:type="simple">Monopotassium citrate</text:a> (ii) <text:a xlink:href="https://en.wikipedia.org/wiki/Potassium_citrate" xlink:type="simple">Potassium citrate</text:a> (tripotassium citr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5">
          <table:table-cell office:value-type="string" calcext:value-type="string">
            <text:p><text:a xlink:href="https://en.wikipedia.org/wiki/E333" xlink:type="simple">E333</text:a> </text:p>
          </table:table-cell>
          <table:table-cell office:value-type="string" calcext:value-type="string">
            <text:p><text:a xlink:href="https://en.wikipedia.org/wiki/Calcium" xlink:type="simple">Calcium</text:a> <text:a xlink:href="https://en.wikipedia.org/wiki/Citrate" xlink:type="simple">citrates</text:a> (i) <text:a xlink:href="https://en.wikipedia.org/wiki/Monocalcium_citrate" xlink:type="simple">Monocalcium citrate</text:a> (ii) <text:a xlink:href="https://en.wikipedia.org/wiki/Dicalcium_citrate" xlink:type="simple">Dicalcium citrate</text:a> (iii) <text:a xlink:href="https://en.wikipedia.org/wiki/Calcium_citrate" xlink:type="simple">Calcium citrate</text:a> (tricalcium citrate) </text:p>
          </table:table-cell>
          <table:table-cell office:value-type="string" calcext:value-type="string">
            <text:p>acidity regulator, <text:a xlink:href="https://en.wikipedia.org/wiki/Firming_agent" xlink:type="simple">firming agent</text:a>, 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34" xlink:type="simple">E334</text:a> </text:p>
          </table:table-cell>
          <table:table-cell office:value-type="string" calcext:value-type="string">
            <text:p><text:a xlink:href="https://en.wikipedia.org/wiki/Tartaric_acid" xlink:type="simple">Tartaric acid</text:a> (L(+)-) </text:p>
          </table:table-cell>
          <table:table-cell office:value-type="string" calcext:value-type="string">
            <text:p>(<text:a xlink:href="https://en.wikipedia.org/wiki/Stabilizer_(food)" xlink:type="simple">acid</text:a>)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335" xlink:type="simple">E335</text:a> </text:p>
          </table:table-cell>
          <table:table-cell office:value-type="string" calcext:value-type="string">
            <text:p><text:a xlink:href="https://en.wikipedia.org/wiki/Sodium_tartrate" xlink:type="simple">Sodium tartrates</text:a> (i) <text:a xlink:href="https://en.wikipedia.org/wiki/Monosodium_tartrate" xlink:type="simple">Monosodium tartrate</text:a> (ii), <text:a xlink:href="https://en.wikipedia.org/wiki/Disodium_tartrate" xlink:type="simple">Disod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7">
          <table:table-cell office:value-type="string" calcext:value-type="string">
            <text:p><text:a xlink:href="https://en.wikipedia.org/wiki/E336" xlink:type="simple">E336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Tartrate" xlink:type="simple">tartrates</text:a> (i) <text:a xlink:href="https://en.wikipedia.org/wiki/Monopotassium_tartrate" xlink:type="simple">Monopotassium tartrate</text:a> (cream of tartar) (ii) <text:a xlink:href="https://en.wikipedia.org/wiki/Dipotassium_tartrate" xlink:type="simple">Dipotass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37" xlink:type="simple">E337</text:a> </text:p>
          </table:table-cell>
          <table:table-cell office:value-type="string" calcext:value-type="string">
            <text:p><text:a xlink:href="https://en.wikipedia.org/wiki/Sodium_potassium_tartrate" xlink:type="simple">Sodium potass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38" xlink:type="simple">E338</text:a> </text:p>
          </table:table-cell>
          <table:table-cell office:value-type="string" calcext:value-type="string">
            <text:p><text:a xlink:href="https://en.wikipedia.org/wiki/Phosphoric_acid" xlink:type="simple">Phosphoric acid</text:a> </text:p>
          </table:table-cell>
          <table:table-cell office:value-type="string" calcext:value-type="string">
            <text:p><text:a xlink:href="https://en.wikipedia.org/wiki/Stabilizer_(food)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339" xlink:type="simple">E339</text:a> </text:p>
          </table:table-cell>
          <table:table-cell office:value-type="string" calcext:value-type="string">
            <text:p><text:a xlink:href="https://en.wikipedia.org/wiki/Sodium_phosphate" xlink:type="simple">Sodium phosphates</text:a> (i) <text:a xlink:href="https://en.wikipedia.org/wiki/Monosodium_phosphate" xlink:type="simple">Monosodium phosphate</text:a> (ii) <text:a xlink:href="https://en.wikipedia.org/wiki/Disodium_phosphate" xlink:type="simple">Disodium phosphate</text:a> (iii) <text:a xlink:href="https://en.wikipedia.org/wiki/Trisodium_phosphate" xlink:type="simple">Trisodium phosph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340" xlink:type="simple">E340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Phosphate" xlink:type="simple">phosphates</text:a> (i) <text:a xlink:href="https://en.wikipedia.org/wiki/Monopotassium_phosphate" xlink:type="simple">Monopotassium phosphate</text:a> (ii) <text:a xlink:href="https://en.wikipedia.org/wiki/Dipotassium_phosphate" xlink:type="simple">Dipotassium phosphate</text:a> (iii) <text:a xlink:href="https://en.wikipedia.org/wiki/Tripotassium_phosphate" xlink:type="simple">Tripotassium phosph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341" xlink:type="simple">E341</text:a> </text:p>
          </table:table-cell>
          <table:table-cell office:value-type="string" calcext:value-type="string">
            <text:p><text:a xlink:href="https://en.wikipedia.org/wiki/Calcium_phosphate" xlink:type="simple">Calcium phosphates</text:a> (i) <text:a xlink:href="https://en.wikipedia.org/wiki/Monocalcium_phosphate" xlink:type="simple">Monocalcium phosphate</text:a> (ii) <text:a xlink:href="https://en.wikipedia.org/wiki/Dicalcium_phosphate" xlink:type="simple">Dicalcium phosphate</text:a> (iii) <text:a xlink:href="https://en.wikipedia.org/wiki/Tricalcium_phosphate" xlink:type="simple">Tricalcium phosphate</text:a> </text:p>
          </table:table-cell>
          <table:table-cell office:value-type="string" calcext:value-type="string">
            <text:p><text:a xlink:href="https://en.wikipedia.org/wiki/Anti-caking_agent" xlink:type="simple">anti-caking agent</text:a>, 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342" xlink:type="simple">E342</text:a> </text:p>
          </table:table-cell>
          <table:table-cell office:value-type="string" calcext:value-type="string">
            <text:p><text:a xlink:href="https://en.wikipedia.org/wiki/Ammonium_phosphate" xlink:type="simple">Ammonium phosphates</text:a>: (i) <text:a xlink:href="https://en.wikipedia.org/wiki/Monoammonium_phosphate" xlink:type="simple">monoammonium phosphate</text:a> (ii) <text:a xlink:href="https://en.wikipedia.org/wiki/Diammonium_phosphate" xlink:type="simple">diammonium phosph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343" xlink:type="simple">E343</text:a> </text:p>
          </table:table-cell>
          <table:table-cell office:value-type="string" calcext:value-type="string">
            <text:p><text:a xlink:href="https://en.wikipedia.org/wiki/Magnesium_phosphate" xlink:type="simple">Magnesium phosphates</text:a> (i) <text:a xlink:href="https://en.wikipedia.org/wiki/Monomagnesium_phosphate" xlink:type="simple">monomagnesium phosphate</text:a> (ii) <text:a xlink:href="https://en.wikipedia.org/wiki/Dimagnesium_phosphate" xlink:type="simple">Dimagnesium phosphate</text:a>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This additive is under discussion and may be included in a future amendment to the Directive on miscellaneous additives. </text:p>
          </table:table-cell>
        </table:table-row>
        <table:table-row table:style-name="ro4">
          <table:table-cell office:value-type="string" calcext:value-type="string">
            <text:p><text:a xlink:href="https://en.wikipedia.org/wiki/E344" xlink:type="simple">E344</text:a> </text:p>
          </table:table-cell>
          <table:table-cell office:value-type="string" calcext:value-type="string">
            <text:p><text:a xlink:href="https://en.wikipedia.org/wiki/Lecithin_citrate" xlink:type="simple">Lecithin citrate</text:a> </text:p>
          </table:table-cell>
          <table:table-cell office:value-type="string" calcext:value-type="string">
            <text:p>acidity regulator </text:p>
          </table:table-cell>
          <table:table-cell table:style-name="ce6" office:value-type="string" calcext:value-type="string">
            <text:p>Not approved in the UK<text:a xlink:href="https://en.wikipedia.org/wiki/E_number#cite_note-24" xlink:type="simple">[24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45" xlink:type="simple">E345</text:a> </text:p>
          </table:table-cell>
          <table:table-cell office:value-type="string" calcext:value-type="string">
            <text:p><text:a xlink:href="https://en.wikipedia.org/wiki/Magnesium_citrate" xlink:type="simple">Magnesium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49" xlink:type="simple">E349</text:a> </text:p>
          </table:table-cell>
          <table:table-cell office:value-type="string" calcext:value-type="string">
            <text:p><text:a xlink:href="https://en.wikipedia.org/wiki/Ammonium_malate" xlink:type="simple">Ammonium mal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350_(food_additive)" xlink:type="simple">E350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Malate" xlink:type="simple">malates</text:a> (i) <text:a xlink:href="https://en.wikipedia.org/wiki/Sodium_malate" xlink:type="simple">Sodium malate</text:a> (ii) <text:a xlink:href="https://en.wikipedia.org/w/index.php?title=Sodium_hydrogen_malate&amp;action=edit&amp;redlink=1" xlink:type="simple">Sodium hydrogen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51" xlink:type="simple">E351</text:a> </text:p>
          </table:table-cell>
          <table:table-cell office:value-type="string" calcext:value-type="string">
            <text:p><text:a xlink:href="https://en.wikipedia.org/wiki/Potassium_malate" xlink:type="simple">Potassium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352" xlink:type="simple">E352</text:a> </text:p>
          </table:table-cell>
          <table:table-cell office:value-type="string" calcext:value-type="string">
            <text:p><text:a xlink:href="https://en.wikipedia.org/wiki/Calcium" xlink:type="simple">Calcium</text:a> <text:a xlink:href="https://en.wikipedia.org/wiki/Malate" xlink:type="simple">malates</text:a> (i) <text:a xlink:href="https://en.wikipedia.org/wiki/Calcium_malate" xlink:type="simple">Calcium malate</text:a> (ii) <text:a xlink:href="https://en.wikipedia.org/w/index.php?title=Calcium_hydrogen_malate&amp;action=edit&amp;redlink=1" xlink:type="simple">Calcium hydrogen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Metatartaric_acid" xlink:type="simple">E353</text:a> </text:p>
          </table:table-cell>
          <table:table-cell office:value-type="string" calcext:value-type="string">
            <text:p><text:a xlink:href="https://en.wikipedia.org/wiki/Metatartaric_acid" xlink:type="simple">Metatartaric acid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54" xlink:type="simple">E354</text:a> </text:p>
          </table:table-cell>
          <table:table-cell office:value-type="string" calcext:value-type="string">
            <text:p><text:a xlink:href="https://en.wikipedia.org/wiki/Calcium_tartrate" xlink:type="simple">Calcium tartr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Adipic_acid" xlink:type="simple">E355</text:a> </text:p>
          </table:table-cell>
          <table:table-cell office:value-type="string" calcext:value-type="string">
            <text:p><text:a xlink:href="https://en.wikipedia.org/wiki/Adipic_acid" xlink:type="simple">Adip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56" xlink:type="simple">E356</text:a> </text:p>
          </table:table-cell>
          <table:table-cell office:value-type="string" calcext:value-type="string">
            <text:p><text:a xlink:href="https://en.wikipedia.org/wiki/Sodium_adipate" xlink:type="simple">Sodium adip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57" xlink:type="simple">E357</text:a> </text:p>
          </table:table-cell>
          <table:table-cell office:value-type="string" calcext:value-type="string">
            <text:p><text:a xlink:href="https://en.wikipedia.org/wiki/Potassium_adipate" xlink:type="simple">Potassium adip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59" xlink:type="simple">E359</text:a> </text:p>
          </table:table-cell>
          <table:table-cell office:value-type="string" calcext:value-type="string">
            <text:p><text:a xlink:href="https://en.wikipedia.org/wiki/Ammonium_adipate" xlink:type="simple">Ammonium adip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63" xlink:type="simple">E363</text:a> </text:p>
          </table:table-cell>
          <table:table-cell office:value-type="string" calcext:value-type="string">
            <text:p><text:a xlink:href="https://en.wikipedia.org/wiki/Succinic_acid" xlink:type="simple">Succin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Sodium_fumarate" xlink:type="simple">E365</text:a> </text:p>
          </table:table-cell>
          <table:table-cell office:value-type="string" calcext:value-type="string">
            <text:p><text:a xlink:href="https://en.wikipedia.org/w/index.php?title=Monosodium_fumarate&amp;action=edit&amp;redlink=1" xlink:type="simple">Monosod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66" xlink:type="simple">E366</text:a> </text:p>
          </table:table-cell>
          <table:table-cell office:value-type="string" calcext:value-type="string">
            <text:p><text:a xlink:href="https://en.wikipedia.org/wiki/Potassium_fumarate" xlink:type="simple">Potass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67" xlink:type="simple">E367</text:a> </text:p>
          </table:table-cell>
          <table:table-cell office:value-type="string" calcext:value-type="string">
            <text:p><text:a xlink:href="https://en.wikipedia.org/wiki/Calcium_fumarate" xlink:type="simple">Calc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68" xlink:type="simple">E368</text:a> </text:p>
          </table:table-cell>
          <table:table-cell office:value-type="string" calcext:value-type="string">
            <text:p><text:a xlink:href="https://en.wikipedia.org/wiki/Ammonium_fumarate" xlink:type="simple">Ammon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1,4-Heptonolactone&amp;action=edit&amp;redlink=1" xlink:type="simple">E370</text:a> </text:p>
          </table:table-cell>
          <table:table-cell office:value-type="string" calcext:value-type="string">
            <text:p><text:a xlink:href="https://en.wikipedia.org/w/index.php?title=1,4-Heptonolactone&amp;action=edit&amp;redlink=1" xlink:type="simple">1,4-Heptonolacton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Niacin_(substance)" xlink:type="simple">E375</text:a> </text:p>
          </table:table-cell>
          <table:table-cell office:value-type="string" calcext:value-type="string">
            <text:p><text:a xlink:href="https://en.wikipedia.org/wiki/Niacin_(substance)" xlink:type="simple">Niacin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Triammonium_citrate" xlink:type="simple">E380</text:a> </text:p>
          </table:table-cell>
          <table:table-cell office:value-type="string" calcext:value-type="string">
            <text:p><text:a xlink:href="https://en.wikipedia.org/wiki/Triammonium_citrate" xlink:type="simple">Triammonium ci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81" xlink:type="simple">E381</text:a> </text:p>
          </table:table-cell>
          <table:table-cell office:value-type="string" calcext:value-type="string">
            <text:p><text:a xlink:href="https://en.wikipedia.org/wiki/Ammonium_ferric_citrate" xlink:type="simple">Ammonium ferric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83" xlink:type="simple">E383</text:a> </text:p>
          </table:table-cell>
          <table:table-cell office:value-type="string" calcext:value-type="string">
            <text:p><text:a xlink:href="https://en.wikipedia.org/wiki/Calcium_glycerylphosphate" xlink:type="simple">Calcium glycerylphosphate</text:a> </text:p>
          </table:table-cell>
          <table:table-cell office:value-type="string" calcext:value-type="string">
            <text:p>acidity regulator </text:p>
          </table:table-cell>
          <table:table-cell table:style-name="ce4"/>
        </table:table-row>
        <table:table-row table:style-name="ro4">
          <table:table-cell office:value-type="string" calcext:value-type="string">
            <text:p>E384 </text:p>
          </table:table-cell>
          <table:table-cell office:value-type="string" calcext:value-type="string">
            <text:p><text:a xlink:href="https://en.wikipedia.org/w/index.php?title=Isopropyl_citrate&amp;action=edit&amp;redlink=1" xlink:type="simple">Isopropyl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385" xlink:type="simple">E385</text:a> </text:p>
          </table:table-cell>
          <table:table-cell office:value-type="string" calcext:value-type="string">
            <text:p><text:a xlink:href="https://en.wikipedia.org/wiki/Calcium_disodium_ethylene_diamine_tetraacetate" xlink:type="simple">Calcium disodium ethylene diamine tetraacetate</text:a>, (Calcium disodium EDTA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386" xlink:type="simple">E386</text:a> </text:p>
          </table:table-cell>
          <table:table-cell office:value-type="string" calcext:value-type="string">
            <text:p><text:a xlink:href="https://en.wikipedia.org/wiki/Disodium_ethylene_diamine_tetraacetate" xlink:type="simple">Disodium ethylene diamine tetraacetate</text:a> (Disodium EDTA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/index.php?title=E387&amp;action=edit&amp;redlink=1" xlink:type="simple">E387</text:a> </text:p>
          </table:table-cell>
          <table:table-cell office:value-type="string" calcext:value-type="string">
            <text:p><text:a xlink:href="https://en.wikipedia.org/w/index.php?title=Oxystearin&amp;action=edit&amp;redlink=1" xlink:type="simple">Oxystearin</text:a> </text:p>
          </table:table-cell>
          <table:table-cell office:value-type="string" calcext:value-type="string">
            <text:p><text:a xlink:href="https://en.wikipedia.org/wiki/Stabiliser_(food)" xlink:type="simple">stabilis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388&amp;action=edit&amp;redlink=1" xlink:type="simple">E388</text:a> </text:p>
          </table:table-cell>
          <table:table-cell office:value-type="string" calcext:value-type="string">
            <text:p><text:a xlink:href="https://en.wikipedia.org/w/index.php?title=Thiodipropionic_acid&amp;action=edit&amp;redlink=1" xlink:type="simple">Thiodipropionic acid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389&amp;action=edit&amp;redlink=1" xlink:type="simple">E389</text:a> </text:p>
          </table:table-cell>
          <table:table-cell office:value-type="string" calcext:value-type="string">
            <text:p><text:a xlink:href="https://en.wikipedia.org/w/index.php?title=Dilauryl_thiodipropionate&amp;action=edit&amp;redlink=1" xlink:type="simple">Dilauryl thiodipropion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390&amp;action=edit&amp;redlink=1" xlink:type="simple">E390</text:a> </text:p>
          </table:table-cell>
          <table:table-cell office:value-type="string" calcext:value-type="string">
            <text:p><text:a xlink:href="https://en.wikipedia.org/w/index.php?title=Distearyl_thiodipropionate&amp;action=edit&amp;redlink=1" xlink:type="simple">Distearyl thiodipropion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391" xlink:type="simple">E391</text:a> </text:p>
          </table:table-cell>
          <table:table-cell office:value-type="string" calcext:value-type="string">
            <text:p><text:a xlink:href="https://en.wikipedia.org/wiki/Phytic_acid" xlink:type="simple">Phytic acid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392" xlink:type="simple">E392</text:a> </text:p>
          </table:table-cell>
          <table:table-cell office:value-type="string" calcext:value-type="string">
            <text:p>Extracts of <text:a xlink:href="https://en.wikipedia.org/wiki/Rosemary" xlink:type="simple">rosemary</text:a> </text:p>
          </table:table-cell>
          <table:table-cell table:style-name="ce4"/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399" xlink:type="simple">E399</text:a> </text:p>
          </table:table-cell>
          <table:table-cell office:value-type="string" calcext:value-type="string">
            <text:p><text:a xlink:href="https://en.wikipedia.org/wiki/Calcium_lactobionate" xlink:type="simple">Calcium lactobionate</text:a> </text:p>
          </table:table-cell>
          <table:table-cell table:style-name="ce4" table:number-columns-repeated="2"/>
        </table:table-row>
      </table:table>
      <table:table table:name="4xx_thickener_stabilizer_emulsifi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6">
          <table:table-cell office:value-type="string" calcext:value-type="string">
            <text:p><text:a xlink:href="https://en.wikipedia.org/wiki/Alginic_acid" xlink:type="simple">E400</text:a> </text:p>
          </table:table-cell>
          <table:table-cell office:value-type="string" calcext:value-type="string">
            <text:p><text:a xlink:href="https://en.wikipedia.org/wiki/Alginic_acid" xlink:type="simple">Alginic acid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01" xlink:type="simple">E401</text:a> </text:p>
          </table:table-cell>
          <table:table-cell office:value-type="string" calcext:value-type="string">
            <text:p><text:a xlink:href="https://en.wikipedia.org/wiki/Sodium_alginate" xlink:type="simple">Sod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02" xlink:type="simple">E402</text:a> </text:p>
          </table:table-cell>
          <table:table-cell office:value-type="string" calcext:value-type="string">
            <text:p><text:a xlink:href="https://en.wikipedia.org/wiki/Potassium_alginate" xlink:type="simple">Potass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03" xlink:type="simple">E403</text:a> </text:p>
          </table:table-cell>
          <table:table-cell office:value-type="string" calcext:value-type="string">
            <text:p><text:a xlink:href="https://en.wikipedia.org/w/index.php?title=Ammonium_alginate&amp;action=edit&amp;redlink=1" xlink:type="simple">Ammonium alginate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04" xlink:type="simple">E404</text:a> </text:p>
          </table:table-cell>
          <table:table-cell office:value-type="string" calcext:value-type="string">
            <text:p><text:a xlink:href="https://en.wikipedia.org/wiki/Calcium_alginate" xlink:type="simple">Calc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E405" xlink:type="simple">E405</text:a> </text:p>
          </table:table-cell>
          <table:table-cell office:value-type="string" calcext:value-type="string">
            <text:p><text:a xlink:href="https://en.wikipedia.org/wiki/Propane-1,2-diol_alginate" xlink:type="simple">Propane-1,2-diol alginate</text:a> (<text:a xlink:href="https://en.wikipedia.org/wiki/Propylene_glycol_alginate" xlink:type="simple">Propylene glycol alginate</text:a>)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06" xlink:type="simple">E406</text:a> </text:p>
          </table:table-cell>
          <table:table-cell office:value-type="string" calcext:value-type="string">
            <text:p><text:a xlink:href="https://en.wikipedia.org/wiki/Agar" xlink:type="simple">Agar</text:a> (thickener) (<text:a xlink:href="https://en.wikipedia.org/wiki/Gelling_agent" xlink:type="simple">gelling agent</text:a>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07" xlink:type="simple">E407</text:a> </text:p>
          </table:table-cell>
          <table:table-cell office:value-type="string" calcext:value-type="string">
            <text:p><text:a xlink:href="https://en.wikipedia.org/wiki/Carrageenan" xlink:type="simple">Carrageenan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07a" xlink:type="simple">E407a</text:a> </text:p>
          </table:table-cell>
          <table:table-cell office:value-type="string" calcext:value-type="string">
            <text:p><text:a xlink:href="https://en.wikipedia.org/wiki/Carrageenan" xlink:type="simple">Processed eucheuma seaweed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408&amp;action=edit&amp;redlink=1" xlink:type="simple">E408</text:a> </text:p>
          </table:table-cell>
          <table:table-cell office:value-type="string" calcext:value-type="string">
            <text:p><text:a xlink:href="https://en.wikipedia.org/w/index.php?title=Bakers_yeast_glycan&amp;action=edit&amp;redlink=1" xlink:type="simple">Bakers yeast glyca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09" xlink:type="simple">E409</text:a> </text:p>
          </table:table-cell>
          <table:table-cell office:value-type="string" calcext:value-type="string">
            <text:p><text:a xlink:href="https://en.wikipedia.org/wiki/Arabinogalactan" xlink:type="simple">Arabinogalacta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Locust_bean_gum" xlink:type="simple">E410</text:a> </text:p>
          </table:table-cell>
          <table:table-cell office:value-type="string" calcext:value-type="string">
            <text:p><text:a xlink:href="https://en.wikipedia.org/wiki/Locust_bean_gum" xlink:type="simple">Locust bean gum</text:a> (Carob gum)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Oat_gum&amp;action=edit&amp;redlink=1" xlink:type="simple">E411</text:a> </text:p>
          </table:table-cell>
          <table:table-cell office:value-type="string" calcext:value-type="string">
            <text:p><text:a xlink:href="https://en.wikipedia.org/w/index.php?title=Oat_gum&amp;action=edit&amp;redlink=1" xlink:type="simple">Oat gum</text:a> (thickener) </text:p>
          </table:table-cell>
          <table:table-cell office:value-type="string" calcext:value-type="string">
            <text:p>stabilis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Guar_gum" xlink:type="simple">E412</text:a> </text:p>
          </table:table-cell>
          <table:table-cell office:value-type="string" calcext:value-type="string">
            <text:p><text:a xlink:href="https://en.wikipedia.org/wiki/Guar_gum" xlink:type="simple">Guar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13" xlink:type="simple">E413</text:a> </text:p>
          </table:table-cell>
          <table:table-cell office:value-type="string" calcext:value-type="string">
            <text:p><text:a xlink:href="https://en.wikipedia.org/wiki/Tragacanth" xlink:type="simple">Tragacanth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14" xlink:type="simple">E414</text:a> </text:p>
          </table:table-cell>
          <table:table-cell office:value-type="string" calcext:value-type="string">
            <text:p><text:a xlink:href="https://en.wikipedia.org/wiki/Acacia_gum" xlink:type="simple">Acacia gum</text:a> (<text:a xlink:href="https://en.wikipedia.org/wiki/Gum_arabic" xlink:type="simple">gum arabic</text:a>)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15" xlink:type="simple">E415</text:a> </text:p>
          </table:table-cell>
          <table:table-cell office:value-type="string" calcext:value-type="string">
            <text:p><text:a xlink:href="https://en.wikipedia.org/wiki/Xanthan_gum" xlink:type="simple">Xanthan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16" xlink:type="simple">E416</text:a> </text:p>
          </table:table-cell>
          <table:table-cell office:value-type="string" calcext:value-type="string">
            <text:p><text:a xlink:href="https://en.wikipedia.org/wiki/Karaya_gum" xlink:type="simple">Karaya gum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17" xlink:type="simple">E417</text:a> </text:p>
          </table:table-cell>
          <table:table-cell office:value-type="string" calcext:value-type="string">
            <text:p><text:a xlink:href="https://en.wikipedia.org/wiki/Tara_gum" xlink:type="simple">Tara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18" xlink:type="simple">E418</text:a> </text:p>
          </table:table-cell>
          <table:table-cell office:value-type="string" calcext:value-type="string">
            <text:p><text:a xlink:href="https://en.wikipedia.org/wiki/Gellan_gum" xlink:type="simple">Gellan gum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19" xlink:type="simple">E419</text:a> </text:p>
          </table:table-cell>
          <table:table-cell office:value-type="string" calcext:value-type="string">
            <text:p><text:a xlink:href="https://en.wikipedia.org/wiki/Gum_ghatti" xlink:type="simple">Gum ghatti</text:a> (thickener) (stabiliser)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420" xlink:type="simple">E420</text:a> </text:p>
          </table:table-cell>
          <table:table-cell office:value-type="string" calcext:value-type="string">
            <text:p><text:a xlink:href="https://en.wikipedia.org/wiki/Sorbitol" xlink:type="simple">Sorbitol</text:a> (i) Sorbitol (ii) Sorbitol syrup (emulsifier) (<text:a xlink:href="https://en.wikipedia.org/wiki/Sugar_substitute" xlink:type="simple">sweetener</text:a>) </text:p>
          </table:table-cell>
          <table:table-cell office:value-type="string" calcext:value-type="string">
            <text:p><text:a xlink:href="https://en.wikipedia.org/wiki/Humectant" xlink:type="simple">humectant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21" xlink:type="simple">E421</text:a> </text:p>
          </table:table-cell>
          <table:table-cell office:value-type="string" calcext:value-type="string">
            <text:p><text:a xlink:href="https://en.wikipedia.org/wiki/Mannitol" xlink:type="simple">Mannitol</text:a> (<text:a xlink:href="https://en.wikipedia.org/wiki/Anti-caking_agent" xlink:type="simple">anti-caking agent</text:a>) </text:p>
          </table:table-cell>
          <table:table-cell office:value-type="string" calcext:value-type="string">
            <text:p><text:a xlink:href="https://en.wikipedia.org/wiki/Sugar_substitute" xlink:type="simple">sweeten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22" xlink:type="simple">E422</text:a> </text:p>
          </table:table-cell>
          <table:table-cell office:value-type="string" calcext:value-type="string">
            <text:p><text:a xlink:href="https://en.wikipedia.org/wiki/Glycerol" xlink:type="simple">Glycerol</text:a> (emulsifier) </text:p>
          </table:table-cell>
          <table:table-cell office:value-type="string" calcext:value-type="string">
            <text:p><text:a xlink:href="https://en.wikipedia.org/wiki/Sugar_substitute" xlink:type="simple">sweeten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424" xlink:type="simple">E424</text:a> </text:p>
          </table:table-cell>
          <table:table-cell office:value-type="string" calcext:value-type="string">
            <text:p><text:a xlink:href="https://en.wikipedia.org/wiki/Curdlan" xlink:type="simple">Curdlan</text:a> </text:p>
          </table:table-cell>
          <table:table-cell office:value-type="string" calcext:value-type="string">
            <text:p>gell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5">
          <table:table-cell office:value-type="string" calcext:value-type="string">
            <text:p><text:a xlink:href="https://en.wikipedia.org/wiki/E425" xlink:type="simple">E425</text:a> </text:p>
          </table:table-cell>
          <table:table-cell office:value-type="string" calcext:value-type="string">
            <text:p><text:a xlink:href="https://en.wikipedia.org/wiki/Konjac" xlink:type="simple">Konjac</text:a> (i) <text:a xlink:href="https://en.wikipedia.org/wiki/Konjac_gum" xlink:type="simple">Konjac gum</text:a> (ii) <text:a xlink:href="https://en.wikipedia.org/wiki/Konjac_glucomannane" xlink:type="simple">Konjac glucomannan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May not be used in confectionery owing to choking risk.[<text:a xlink:href="https://en.wikipedia.org/wiki/Wikipedia:Citation_needed" xlink:type="simple">citation needed</text:a>]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426&amp;action=edit&amp;redlink=1" xlink:type="simple">E426</text:a> </text:p>
          </table:table-cell>
          <table:table-cell office:value-type="string" calcext:value-type="string">
            <text:p><text:a xlink:href="https://en.wikipedia.org/w/index.php?title=Soybean_hemicellulose&amp;action=edit&amp;redlink=1" xlink:type="simple">Soybean hemicellulos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27" xlink:type="simple">E427</text:a> </text:p>
          </table:table-cell>
          <table:table-cell office:value-type="string" calcext:value-type="string">
            <text:p><text:a xlink:href="https://en.wikipedia.org/wiki/Cassia_gum" xlink:type="simple">Cassia gum</text:a> </text:p>
          </table:table-cell>
          <table:table-cell table:style-name="ce4"/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429" xlink:type="simple">E429</text:a> </text:p>
          </table:table-cell>
          <table:table-cell office:value-type="string" calcext:value-type="string">
            <text:p><text:a xlink:href="https://en.wikipedia.org/wiki/Peptone" xlink:type="simple">Peptones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Polyoxyethene_(8)_stearate&amp;action=edit&amp;redlink=1" xlink:type="simple">E430</text:a> </text:p>
          </table:table-cell>
          <table:table-cell office:value-type="string" calcext:value-type="string">
            <text:p><text:a xlink:href="https://en.wikipedia.org/w/index.php?title=Polyoxyethene_(8)_stearate&amp;action=edit&amp;redlink=1" xlink:type="simple">Polyoxyethene (8) stearate</text:a> (emulsifier) </text:p>
          </table:table-cell>
          <table:table-cell office:value-type="string" calcext:value-type="string">
            <text:p>stabilis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31" xlink:type="simple">E431</text:a> </text:p>
          </table:table-cell>
          <table:table-cell office:value-type="string" calcext:value-type="string">
            <text:p><text:a xlink:href="https://en.wikipedia.org/w/index.php?title=Polyoxyethene_(40)_stearate&amp;action=edit&amp;redlink=1" xlink:type="simple">Polyoxyethene (40) 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32" xlink:type="simple">E432</text:a> </text:p>
          </table:table-cell>
          <table:table-cell office:value-type="string" calcext:value-type="string">
            <text:p><text:a xlink:href="https://en.wikipedia.org/wiki/Polyoxyethene_(20)_sorbitan_monolaurate" xlink:type="simple">Polyoxyethene (20) sorbitan monolaurate</text:a> (<text:a xlink:href="https://en.wikipedia.org/wiki/Polysorbate_20" xlink:type="simple">polysorbate 2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33" xlink:type="simple">E433</text:a> </text:p>
          </table:table-cell>
          <table:table-cell office:value-type="string" calcext:value-type="string">
            <text:p><text:a xlink:href="https://en.wikipedia.org/wiki/Polyoxyethene_(20)_sorbitan_monooleate" xlink:type="simple">Polyoxyethene (20) sorbitan monooleate</text:a> (<text:a xlink:href="https://en.wikipedia.org/wiki/Polysorbate_80" xlink:type="simple">polysorbate 8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34" xlink:type="simple">E434</text:a> </text:p>
          </table:table-cell>
          <table:table-cell office:value-type="string" calcext:value-type="string">
            <text:p><text:a xlink:href="https://en.wikipedia.org/w/index.php?title=Polyoxyethene_(20)_sorbitan_monopalmitate&amp;action=edit&amp;redlink=1" xlink:type="simple">Polyoxyethene (20) sorbitan monopalmitate</text:a> (<text:a xlink:href="https://en.wikipedia.org/wiki/Polysorbate_40" xlink:type="simple">polysorbate 4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35" xlink:type="simple">E435</text:a> </text:p>
          </table:table-cell>
          <table:table-cell office:value-type="string" calcext:value-type="string">
            <text:p><text:a xlink:href="https://en.wikipedia.org/w/index.php?title=Polyoxyethene_(20)_sorbitan_monostearate&amp;action=edit&amp;redlink=1" xlink:type="simple">Polyoxyethene (20) sorbitan monostearate</text:a> (<text:a xlink:href="https://en.wikipedia.org/wiki/Polysorbate_60" xlink:type="simple">polysorbate 6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36" xlink:type="simple">E436</text:a> </text:p>
          </table:table-cell>
          <table:table-cell office:value-type="string" calcext:value-type="string">
            <text:p><text:a xlink:href="https://en.wikipedia.org/w/index.php?title=Polyoxyethene_(20)_sorbitan_tristearate&amp;action=edit&amp;redlink=1" xlink:type="simple">Polyoxyethene (20) sorbitan tristearate</text:a> (<text:a xlink:href="https://en.wikipedia.org/wiki/Polysorbate_65" xlink:type="simple">polysorbate 65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40" xlink:type="simple">E440</text:a> </text:p>
          </table:table-cell>
          <table:table-cell office:value-type="string" calcext:value-type="string">
            <text:p><text:a xlink:href="https://en.wikipedia.org/wiki/Pectin" xlink:type="simple">Pectins</text:a> (i) pectin (ii) amidated pectin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41" xlink:type="simple">E441</text:a> </text:p>
          </table:table-cell>
          <table:table-cell office:value-type="string" calcext:value-type="string">
            <text:p><text:a xlink:href="https://en.wikipedia.org/wiki/Gelatine" xlink:type="simple">Gelatine</text:a> (emulsifier) </text:p>
          </table:table-cell>
          <table:table-cell office:value-type="string" calcext:value-type="string">
            <text:p><text:a xlink:href="https://en.wikipedia.org/wiki/Gelling_agent" xlink:type="simple">gell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42" xlink:type="simple">E442</text:a> </text:p>
          </table:table-cell>
          <table:table-cell office:value-type="string" calcext:value-type="string">
            <text:p><text:a xlink:href="https://en.wikipedia.org/wiki/Ammonium_phosphatides" xlink:type="simple">Ammonium phosphatide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43" xlink:type="simple">E443</text:a> </text:p>
          </table:table-cell>
          <table:table-cell office:value-type="string" calcext:value-type="string">
            <text:p><text:a xlink:href="https://en.wikipedia.org/wiki/Brominated_vegetable_oil" xlink:type="simple">Brominated vegetable oil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Sucrose_acetate_isobutyrate" xlink:type="simple">E444</text:a> </text:p>
          </table:table-cell>
          <table:table-cell office:value-type="string" calcext:value-type="string">
            <text:p><text:a xlink:href="https://en.wikipedia.org/wiki/Sucrose_acetate_isobutyrate" xlink:type="simple">Sucrose acetate isobuty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45" xlink:type="simple">E445</text:a> </text:p>
          </table:table-cell>
          <table:table-cell office:value-type="string" calcext:value-type="string">
            <text:p><text:a xlink:href="https://en.wikipedia.org/wiki/Glycerol_esters_of_wood_rosins" xlink:type="simple">Glycerol esters of wood rosin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E446&amp;action=edit&amp;redlink=1" xlink:type="simple">E446</text:a> </text:p>
          </table:table-cell>
          <table:table-cell office:value-type="string" calcext:value-type="string">
            <text:p><text:a xlink:href="https://en.wikipedia.org/w/index.php?title=Succistearin&amp;action=edit&amp;redlink=1" xlink:type="simple">Succisteari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7">
          <table:table-cell office:value-type="string" calcext:value-type="string">
            <text:p><text:a xlink:href="https://en.wikipedia.org/wiki/E450_(food_additive)" xlink:type="simple">E450</text:a> </text:p>
          </table:table-cell>
          <table:table-cell office:value-type="string" calcext:value-type="string">
            <text:p><text:a xlink:href="https://en.wikipedia.org/wiki/Diphosphate" xlink:type="simple">Diphosphates</text:a> (i) <text:a xlink:href="https://en.wikipedia.org/wiki/Disodium_diphosphate" xlink:type="simple">Disodium diphosphate</text:a> (ii) <text:a xlink:href="https://en.wikipedia.org/w/index.php?title=Trisodium_diphosphate&amp;action=edit&amp;redlink=1" xlink:type="simple">Trisodium diphosphate</text:a> (iii) <text:a xlink:href="https://en.wikipedia.org/wiki/Tetrasodium_diphosphate" xlink:type="simple">Tetrasodium diphosphate</text:a> (iv) <text:a xlink:href="https://en.wikipedia.org/w/index.php?title=Dipotassium_diphosphate&amp;action=edit&amp;redlink=1" xlink:type="simple">Dipotassium diphosphate</text:a> (v) <text:a xlink:href="https://en.wikipedia.org/w/index.php?title=Tetrapotassium_diphosphate&amp;action=edit&amp;redlink=1" xlink:type="simple">Tetrapotassium diphosphate</text:a> (vi) <text:a xlink:href="https://en.wikipedia.org/wiki/Dicalcium_diphosphate" xlink:type="simple">Dicalcium diphosphate</text:a> (vii) <text:a xlink:href="https://en.wikipedia.org/w/index.php?title=Calcium_dihydrogen_diphosphate&amp;action=edit&amp;redlink=1" xlink:type="simple">Calcium dihydrogen di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451" xlink:type="simple">E451</text:a> </text:p>
          </table:table-cell>
          <table:table-cell office:value-type="string" calcext:value-type="string">
            <text:p><text:a xlink:href="https://en.wikipedia.org/wiki/Triphosphate" xlink:type="simple">Triphosphates</text:a> (i) <text:a xlink:href="https://en.wikipedia.org/wiki/Sodium_triphosphate" xlink:type="simple">Sodium triphosphate</text:a> (pentasodium triphosphate) (ii) <text:a xlink:href="https://en.wikipedia.org/w/index.php?title=Pentapotassium_triphosphate&amp;action=edit&amp;redlink=1" xlink:type="simple">Pentapotassium tri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52" xlink:type="simple">E452</text:a> </text:p>
          </table:table-cell>
          <table:table-cell office:value-type="string" calcext:value-type="string">
            <text:p><text:a xlink:href="https://en.wikipedia.org/wiki/Polyphosphate" xlink:type="simple">Polyphosphates</text:a> (i) <text:a xlink:href="https://en.wikipedia.org/wiki/Sodium_polyphosphate" xlink:type="simple">Sodium polyphosphates</text:a> (ii) <text:a xlink:href="https://en.wikipedia.org/w/index.php?title=Potassium_polyphosphate&amp;action=edit&amp;redlink=1" xlink:type="simple">Potassium polyphosphates</text:a> (iii) <text:a xlink:href="https://en.wikipedia.org/w/index.php?title=Sodium_calcium_polyphosphate&amp;action=edit&amp;redlink=1" xlink:type="simple">Sodium calcium polyphosphate</text:a> (iv) <text:a xlink:href="https://en.wikipedia.org/w/index.php?title=Calcium_polyphosphate&amp;action=edit&amp;redlink=1" xlink:type="simple">Calcium polyphosphates</text:a> (v) <text:a xlink:href="https://en.wikipedia.org/wiki/Ammonium_polyphosphate" xlink:type="simple">Ammonium poly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59" xlink:type="simple">E459</text:a> </text:p>
          </table:table-cell>
          <table:table-cell office:value-type="string" calcext:value-type="string">
            <text:p><text:a xlink:href="https://en.wikipedia.org/wiki/Beta-cyclodextrin" xlink:type="simple">Beta-cyclodextrin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E460" xlink:type="simple">E460</text:a> </text:p>
          </table:table-cell>
          <table:table-cell office:value-type="string" calcext:value-type="string">
            <text:p><text:a xlink:href="https://en.wikipedia.org/wiki/Cellulose" xlink:type="simple">Cellulose</text:a> (i) <text:a xlink:href="https://en.wikipedia.org/wiki/Microcrystalline_cellulose" xlink:type="simple">Microcrystalline cellulose</text:a> (ii) <text:a xlink:href="https://en.wikipedia.org/w/index.php?title=Powdered_cellulose&amp;action=edit&amp;redlink=1" xlink:type="simple">Powdered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61" xlink:type="simple">E461</text:a> </text:p>
          </table:table-cell>
          <table:table-cell office:value-type="string" calcext:value-type="string">
            <text:p><text:a xlink:href="https://en.wikipedia.org/wiki/Methyl_cellulose" xlink:type="simple">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62" xlink:type="simple">E462</text:a> </text:p>
          </table:table-cell>
          <table:table-cell office:value-type="string" calcext:value-type="string">
            <text:p><text:a xlink:href="https://en.wikipedia.org/wiki/Ethyl_cellulose" xlink:type="simple">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63" xlink:type="simple">E463</text:a> </text:p>
          </table:table-cell>
          <table:table-cell office:value-type="string" calcext:value-type="string">
            <text:p><text:a xlink:href="https://en.wikipedia.org/wiki/Hydroxypropyl_cellulose" xlink:type="simple">Hydroxyprop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Hypromellose" xlink:type="simple">E464</text:a> </text:p>
          </table:table-cell>
          <table:table-cell office:value-type="string" calcext:value-type="string">
            <text:p><text:a xlink:href="https://en.wikipedia.org/wiki/Hypromellose" xlink:type="simple">Hypromellose</text:a> (hydroxypropyl methylcellulos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65" xlink:type="simple">E465</text:a> </text:p>
          </table:table-cell>
          <table:table-cell office:value-type="string" calcext:value-type="string">
            <text:p><text:a xlink:href="https://en.wikipedia.org/wiki/Ethyl_methyl_cellulose" xlink:type="simple">Ethyl 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66" xlink:type="simple">E466</text:a> </text:p>
          </table:table-cell>
          <table:table-cell office:value-type="string" calcext:value-type="string">
            <text:p><text:a xlink:href="https://en.wikipedia.org/wiki/Carboxymethyl_cellulose" xlink:type="simple">Carboxymethyl cellulose</text:a>, <text:a xlink:href="https://en.wikipedia.org/wiki/Sodium_carboxymethyl_cellulose" xlink:type="simple">Sodium carboxy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67" xlink:type="simple">E467</text:a> </text:p>
          </table:table-cell>
          <table:table-cell office:value-type="string" calcext:value-type="string">
            <text:p><text:a xlink:href="https://en.wikipedia.org/wiki/Ethyl_hydroxyethyl_cellulose" xlink:type="simple">Ethyl hydroxyethyl cellulos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468" xlink:type="simple">E468</text:a> </text:p>
          </table:table-cell>
          <table:table-cell office:value-type="string" calcext:value-type="string">
            <text:p><text:a xlink:href="https://en.wikipedia.org/wiki/Croscarmellose_sodium" xlink:type="simple">Crosslinked sodium carboxymethyl cellulose</text:a> (Croscarmellos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This additive is under discussion and may be included in a future amendment to the Directive on miscellaneous additives </text:p>
          </table:table-cell>
        </table:table-row>
        <table:table-row table:style-name="ro6">
          <table:table-cell office:value-type="string" calcext:value-type="string">
            <text:p><text:a xlink:href="https://en.wikipedia.org/wiki/E469" xlink:type="simple">E469</text:a> </text:p>
          </table:table-cell>
          <table:table-cell office:value-type="string" calcext:value-type="string">
            <text:p>Enzymically <text:a xlink:href="https://en.wikipedia.org/wiki/Hydrolysed" xlink:type="simple">hydrolysed</text:a> <text:a xlink:href="https://en.wikipedia.org/wiki/Carboxymethylcellulose" xlink:type="simple">carboxymethyl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0a&amp;action=edit&amp;redlink=1" xlink:type="simple">E470a</text:a> </text:p>
          </table:table-cell>
          <table:table-cell office:value-type="string" calcext:value-type="string">
            <text:p>Sodium, potassium and calcium salts of fatty acids (emulsifier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470b" xlink:type="simple">E470b</text:a> </text:p>
          </table:table-cell>
          <table:table-cell office:value-type="string" calcext:value-type="string">
            <text:p>Magnesium salts of fatty acids (emulsifier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E471" xlink:type="simple">E471</text:a> </text:p>
          </table:table-cell>
          <table:table-cell office:value-type="string" calcext:value-type="string">
            <text:p><text:a xlink:href="https://en.wikipedia.org/wiki/Mono-_and_diglycerides_of_fatty_acids" xlink:type="simple">Mono- and diglycerides of fatty acids</text:a> (glyceryl monostearate, glyceryl distearat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2a&amp;action=edit&amp;redlink=1" xlink:type="simple">E472a</text:a> </text:p>
          </table:table-cell>
          <table:table-cell office:value-type="string" calcext:value-type="string">
            <text:p>Acet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2b&amp;action=edit&amp;redlink=1" xlink:type="simple">E472b</text:a> </text:p>
          </table:table-cell>
          <table:table-cell office:value-type="string" calcext:value-type="string">
            <text:p>Lact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2c&amp;action=edit&amp;redlink=1" xlink:type="simple">E472c</text:a> </text:p>
          </table:table-cell>
          <table:table-cell office:value-type="string" calcext:value-type="string">
            <text:p>Cit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2d&amp;action=edit&amp;redlink=1" xlink:type="simple">E472d</text:a> </text:p>
          </table:table-cell>
          <table:table-cell office:value-type="string" calcext:value-type="string">
            <text:p>Tarta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72e" xlink:type="simple">E472e</text:a> </text:p>
          </table:table-cell>
          <table:table-cell office:value-type="string" calcext:value-type="string">
            <text:p><text:a xlink:href="https://en.wikipedia.org/wiki/DATEM" xlink:type="simple">Mono- and diacetyl tartaric acid esters of mono- and diglycerides of fatty acid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/index.php?title=E472f&amp;action=edit&amp;redlink=1" xlink:type="simple">E472f</text:a> </text:p>
          </table:table-cell>
          <table:table-cell office:value-type="string" calcext:value-type="string">
            <text:p>Mixed acetic and tarta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472g&amp;action=edit&amp;redlink=1" xlink:type="simple">E472g</text:a> </text:p>
          </table:table-cell>
          <table:table-cell office:value-type="string" calcext:value-type="string">
            <text:p><text:a xlink:href="https://en.wikipedia.org/w/index.php?title=Succinylated_monoglycerides&amp;action=edit&amp;redlink=1" xlink:type="simple">Succinylated monoglycerides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73" xlink:type="simple">E473</text:a> </text:p>
          </table:table-cell>
          <table:table-cell office:value-type="string" calcext:value-type="string">
            <text:p><text:a xlink:href="https://en.wikipedia.org/wiki/Sucrose_esters" xlink:type="simple">Sucrose esters</text:a>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Sucroglyceride" xlink:type="simple">E474</text:a> </text:p>
          </table:table-cell>
          <table:table-cell office:value-type="string" calcext:value-type="string">
            <text:p><text:a xlink:href="https://en.wikipedia.org/wiki/Sucroglyceride" xlink:type="simple">Sucroglyceride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475" xlink:type="simple">E475</text:a> </text:p>
          </table:table-cell>
          <table:table-cell office:value-type="string" calcext:value-type="string">
            <text:p>Polyglycerol ester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76" xlink:type="simple">E476</text:a> </text:p>
          </table:table-cell>
          <table:table-cell office:value-type="string" calcext:value-type="string">
            <text:p><text:a xlink:href="https://en.wikipedia.org/wiki/Polyglycerol_polyricinoleate" xlink:type="simple">Polyglycerol polyricinole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77" xlink:type="simple">E477</text:a> </text:p>
          </table:table-cell>
          <table:table-cell office:value-type="string" calcext:value-type="string">
            <text:p>Propane-1,2-diol esters of fatty acids, propylene glycol ester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8">
          <table:table-cell office:value-type="string" calcext:value-type="string">
            <text:p><text:a xlink:href="https://en.wikipedia.org/w/index.php?title=E478&amp;action=edit&amp;redlink=1" xlink:type="simple">E478</text:a> </text:p>
          </table:table-cell>
          <table:table-cell office:value-type="string" calcext:value-type="string">
            <text:p>Lactylated fatty acid esters of glycerol and propane-1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7">
          <table:table-cell office:value-type="string" calcext:value-type="string">
            <text:p><text:a xlink:href="https://en.wikipedia.org/wiki/E479b" xlink:type="simple">E479b</text:a> </text:p>
          </table:table-cell>
          <table:table-cell office:value-type="string" calcext:value-type="string">
            <text:p>Thermally oxidized soya bean oil interacted with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80" xlink:type="simple">E480</text:a> </text:p>
          </table:table-cell>
          <table:table-cell office:value-type="string" calcext:value-type="string">
            <text:p><text:a xlink:href="https://en.wikipedia.org/wiki/Dioctyl_sodium_sulfosuccinate" xlink:type="simple">Dioctyl sodium sulfosuccin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81" xlink:type="simple">E481</text:a> </text:p>
          </table:table-cell>
          <table:table-cell office:value-type="string" calcext:value-type="string">
            <text:p><text:a xlink:href="https://en.wikipedia.org/wiki/Sodium_stearoyl-2-lactylate" xlink:type="simple">Sodium stearoyl-2-lactyl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82" xlink:type="simple">E482</text:a> </text:p>
          </table:table-cell>
          <table:table-cell office:value-type="string" calcext:value-type="string">
            <text:p><text:a xlink:href="https://en.wikipedia.org/wiki/Calcium_stearoyl-2-lactylate" xlink:type="simple">Calcium stearoyl-2-lactyl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83" xlink:type="simple">E483</text:a> </text:p>
          </table:table-cell>
          <table:table-cell office:value-type="string" calcext:value-type="string">
            <text:p><text:a xlink:href="https://en.wikipedia.org/wiki/Stearyl_tartrate" xlink:type="simple">Stearyl tart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E484&amp;action=edit&amp;redlink=1" xlink:type="simple">E484</text:a> </text:p>
          </table:table-cell>
          <table:table-cell office:value-type="string" calcext:value-type="string">
            <text:p><text:a xlink:href="https://en.wikipedia.org/w/index.php?title=Stearyl_citrate&amp;action=edit&amp;redlink=1" xlink:type="simple">Stearyl cit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485&amp;action=edit&amp;redlink=1" xlink:type="simple">E485</text:a> </text:p>
          </table:table-cell>
          <table:table-cell office:value-type="string" calcext:value-type="string">
            <text:p><text:a xlink:href="https://en.wikipedia.org/w/index.php?title=Sodium_stearoyl_fumarate&amp;action=edit&amp;redlink=1" xlink:type="simple">Sodium stearoyl fuma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486&amp;action=edit&amp;redlink=1" xlink:type="simple">E486</text:a> </text:p>
          </table:table-cell>
          <table:table-cell office:value-type="string" calcext:value-type="string">
            <text:p><text:a xlink:href="https://en.wikipedia.org/w/index.php?title=Calcium_stearoyl_fumarate&amp;action=edit&amp;redlink=1" xlink:type="simple">Calcium stearoyl fuma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87" xlink:type="simple">E487</text:a> </text:p>
          </table:table-cell>
          <table:table-cell office:value-type="string" calcext:value-type="string">
            <text:p><text:a xlink:href="https://en.wikipedia.org/w/index.php?title=Sodium_laurylsulfate&amp;action=edit&amp;redlink=1" xlink:type="simple">Sodium laurylsulf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/index.php?title=E488&amp;action=edit&amp;redlink=1" xlink:type="simple">E488</text:a> </text:p>
          </table:table-cell>
          <table:table-cell office:value-type="string" calcext:value-type="string">
            <text:p>Ethoxylated Mono- and Di-Glycerides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/index.php?title=E489&amp;action=edit&amp;redlink=1" xlink:type="simple">E489</text:a> </text:p>
          </table:table-cell>
          <table:table-cell office:value-type="string" calcext:value-type="string">
            <text:p>Methyl glucoside-coconut oil ester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90" xlink:type="simple">E490</text:a> </text:p>
          </table:table-cell>
          <table:table-cell office:value-type="string" calcext:value-type="string">
            <text:p><text:a xlink:href="https://en.wikipedia.org/wiki/Propane-1,2-diol" xlink:type="simple">Propane-1,2-diol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491" xlink:type="simple">E491</text:a> </text:p>
          </table:table-cell>
          <table:table-cell office:value-type="string" calcext:value-type="string">
            <text:p><text:a xlink:href="https://en.wikipedia.org/wiki/Sorbitan_monostearate" xlink:type="simple">Sorbitan mono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92" xlink:type="simple">E492</text:a> </text:p>
          </table:table-cell>
          <table:table-cell office:value-type="string" calcext:value-type="string">
            <text:p><text:a xlink:href="https://en.wikipedia.org/wiki/Sorbitan_tristearate" xlink:type="simple">Sorbitan tri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93" xlink:type="simple">E493</text:a> </text:p>
          </table:table-cell>
          <table:table-cell office:value-type="string" calcext:value-type="string">
            <text:p><text:a xlink:href="https://en.wikipedia.org/wiki/Sorbitan_monolaurate" xlink:type="simple">Sorbitan monolau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94" xlink:type="simple">E494</text:a> </text:p>
          </table:table-cell>
          <table:table-cell office:value-type="string" calcext:value-type="string">
            <text:p><text:a xlink:href="https://en.wikipedia.org/wiki/Sorbitan_monooleate" xlink:type="simple">Sorbitan monoole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495" xlink:type="simple">E495</text:a> </text:p>
          </table:table-cell>
          <table:table-cell office:value-type="string" calcext:value-type="string">
            <text:p><text:a xlink:href="https://en.wikipedia.org/wiki/Sorbitan_monopalmitate" xlink:type="simple">Sorbitan monopalmit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496&amp;action=edit&amp;redlink=1" xlink:type="simple">E496</text:a> </text:p>
          </table:table-cell>
          <table:table-cell office:value-type="string" calcext:value-type="string">
            <text:p><text:a xlink:href="https://en.wikipedia.org/w/index.php?title=Sorbitan_trioleate&amp;action=edit&amp;redlink=1" xlink:type="simple">Sorbitan triole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/index.php?title=E497&amp;action=edit&amp;redlink=1" xlink:type="simple">E497</text:a> </text:p>
          </table:table-cell>
          <table:table-cell office:value-type="string" calcext:value-type="string">
            <text:p>Polyoxypropylene-polyoxyethylene polymers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/index.php?title=E498&amp;action=edit&amp;redlink=1" xlink:type="simple">E498</text:a> </text:p>
          </table:table-cell>
          <table:table-cell office:value-type="string" calcext:value-type="string">
            <text:p>Partial polyglycerol esters of polycondensed fatty acids of castor oil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499" xlink:type="simple">E499</text:a> </text:p>
          </table:table-cell>
          <table:table-cell office:value-type="string" calcext:value-type="string">
            <text:p>Stigmasterol-rich plant sterols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5-23" xlink:type="simple">[23]</text:a></text:p>
          </table:table-cell>
        </table:table-row>
      </table:table>
      <table:table table:name="5xx_acidity_regulator_anticaking" table:style-name="ta1">
        <table:table-column table:style-name="co3" table:number-columns-repeated="4" table:default-cell-style-name="ce1"/>
        <table:table-column table:style-name="co3" table:default-cell-style-name="Default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  <table:table-cell/>
        </table:table-row>
        <table:table-row table:style-name="ro10">
          <table:table-cell office:value-type="string" calcext:value-type="string">
            <text:p>E500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Carbonate" xlink:type="simple">carbonates</text:a>: (i) <text:a xlink:href="https://en.wikipedia.org/wiki/Sodium_carbonate" xlink:type="simple">Sodium carbonate</text:a> (ii) <text:a xlink:href="https://en.wikipedia.org/wiki/Sodium_bicarbonate" xlink:type="simple">Sodium bicarbonate</text:a> (Sodium hydrogen carbonate) (iii) <text:a xlink:href="https://en.wikipedia.org/wiki/Sodium_sesquicarbonate" xlink:type="simple">Sodium sesquicarbonat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Raising_agent" xlink:type="simple">rais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4">
          <table:table-cell office:value-type="string" calcext:value-type="string">
            <text:p>E501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Carbonate" xlink:type="simple">carbonates</text:a>: (i) <text:a xlink:href="https://en.wikipedia.org/wiki/Potassium_carbonate" xlink:type="simple">Potassium carbonate</text:a> (ii) <text:a xlink:href="https://en.wikipedia.org/wiki/Potassium_bicarbonate" xlink:type="simple">Potassium bicarbonate</text:a> (Potassium hydrogen carbon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03" xlink:type="simple">E503</text:a> </text:p>
          </table:table-cell>
          <table:table-cell office:value-type="string" calcext:value-type="string">
            <text:p><text:a xlink:href="https://en.wikipedia.org/wiki/Ammonium" xlink:type="simple">Ammonium</text:a> <text:a xlink:href="https://en.wikipedia.org/wiki/Carbonate" xlink:type="simple">carbonates</text:a>: (i) <text:a xlink:href="https://en.wikipedia.org/wiki/Ammonium_carbonate" xlink:type="simple">Ammonium carbonate</text:a> (ii) <text:a xlink:href="https://en.wikipedia.org/wiki/Ammonium_bicarbonate" xlink:type="simple">Ammonium bicarbonate</text:a> (Ammonium hydrogen carbon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04" xlink:type="simple">E504</text:a> </text:p>
          </table:table-cell>
          <table:table-cell office:value-type="string" calcext:value-type="string">
            <text:p><text:a xlink:href="https://en.wikipedia.org/wiki/Magnesium" xlink:type="simple">Magnesium</text:a> <text:a xlink:href="https://en.wikipedia.org/wiki/Carbonate" xlink:type="simple">carbonates</text:a>: (i) <text:a xlink:href="https://en.wikipedia.org/wiki/Magnesium_carbonate" xlink:type="simple">Magnesium carbonate</text:a> (ii) <text:a xlink:href="https://en.wikipedia.org/wiki/Magnesium_bicarbonate" xlink:type="simple">Magnesium bicarbonate</text:a> Magnesium hydrogen carbonate </text:p>
          </table:table-cell>
          <table:table-cell office:value-type="string" calcext:value-type="string">
            <text:p>acidity regulator, 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05" xlink:type="simple">E505</text:a> </text:p>
          </table:table-cell>
          <table:table-cell office:value-type="string" calcext:value-type="string">
            <text:p><text:a xlink:href="https://en.wikipedia.org/wiki/Ferrous_carbonate" xlink:type="simple">Ferrous carbon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07" xlink:type="simple">E507</text:a> </text:p>
          </table:table-cell>
          <table:table-cell office:value-type="string" calcext:value-type="string">
            <text:p><text:a xlink:href="https://en.wikipedia.org/wiki/Hydrochloric_acid" xlink:type="simple">Hydrochloric acid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E508" xlink:type="simple">E508</text:a> </text:p>
          </table:table-cell>
          <table:table-cell office:value-type="string" calcext:value-type="string">
            <text:p><text:a xlink:href="https://en.wikipedia.org/wiki/Potassium_chloride" xlink:type="simple">Potassium chloride</text:a> (<text:a xlink:href="https://en.wikipedia.org/wiki/Gelling_agent" xlink:type="simple">gelling agent</text:a>) </text:p>
          </table:table-cell>
          <table:table-cell office:value-type="string" calcext:value-type="string">
            <text:p><text:a xlink:href="https://en.wikipedia.org/wiki/Seasoning" xlink:type="simple">season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09" xlink:type="simple">E509</text:a> </text:p>
          </table:table-cell>
          <table:table-cell office:value-type="string" calcext:value-type="string">
            <text:p><text:a xlink:href="https://en.wikipedia.org/wiki/Calcium_chloride" xlink:type="simple">Calcium chloride</text:a> (<text:a xlink:href="https://en.wikipedia.org/wiki/Sequestrant" xlink:type="simple">sequestrant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8">
          <table:table-cell office:value-type="string" calcext:value-type="string">
            <text:p><text:a xlink:href="https://en.wikipedia.org/wiki/Ammonium_chloride" xlink:type="simple">E510</text:a> </text:p>
          </table:table-cell>
          <table:table-cell office:value-type="string" calcext:value-type="string">
            <text:p><text:a xlink:href="https://en.wikipedia.org/wiki/Ammonium_chloride" xlink:type="simple">Ammonium chloride</text:a>, ammonia solution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1" xlink:type="simple">E511</text:a> </text:p>
          </table:table-cell>
          <table:table-cell office:value-type="string" calcext:value-type="string">
            <text:p><text:a xlink:href="https://en.wikipedia.org/wiki/Magnesium_chloride" xlink:type="simple">Magnesium chlorid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2" xlink:type="simple">E512</text:a> </text:p>
          </table:table-cell>
          <table:table-cell office:value-type="string" calcext:value-type="string">
            <text:p><text:a xlink:href="https://en.wikipedia.org/wiki/Tin(II)_chloride" xlink:type="simple">Stannous chlorid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3" xlink:type="simple">E513</text:a> </text:p>
          </table:table-cell>
          <table:table-cell office:value-type="string" calcext:value-type="string">
            <text:p><text:a xlink:href="https://en.wikipedia.org/wiki/Sulfuric_acid" xlink:type="simple">Sulfuric acid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14" xlink:type="simple">E514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Sulfates" xlink:type="simple">sulfates</text:a> (i) <text:a xlink:href="https://en.wikipedia.org/wiki/Sodium_sulfate" xlink:type="simple">Sodium sulfate</text:a> (ii) <text:a xlink:href="https://en.wikipedia.org/wiki/Sodium_bisulfate" xlink:type="simple">sodium bisulfate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15" xlink:type="simple">E515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Sulfates" xlink:type="simple">sulfates</text:a> (i) <text:a xlink:href="https://en.wikipedia.org/wiki/Potassium_sulfate" xlink:type="simple">potassium sulfate</text:a> (ii) <text:a xlink:href="https://en.wikipedia.org/wiki/Potassium_bisulfate" xlink:type="simple">potassium bisulfat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6" xlink:type="simple">E516</text:a> </text:p>
          </table:table-cell>
          <table:table-cell office:value-type="string" calcext:value-type="string">
            <text:p><text:a xlink:href="https://en.wikipedia.org/wiki/Calcium_sulfate" xlink:type="simple">Calcium sulfat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7" xlink:type="simple">E517</text:a> </text:p>
          </table:table-cell>
          <table:table-cell office:value-type="string" calcext:value-type="string">
            <text:p><text:a xlink:href="https://en.wikipedia.org/wiki/Ammonium_sulfate" xlink:type="simple">Ammon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8">
          <table:table-cell office:value-type="string" calcext:value-type="string">
            <text:p><text:a xlink:href="https://en.wikipedia.org/wiki/E518" xlink:type="simple">E518</text:a> </text:p>
          </table:table-cell>
          <table:table-cell office:value-type="string" calcext:value-type="string">
            <text:p><text:a xlink:href="https://en.wikipedia.org/wiki/Magnesium_sulfate" xlink:type="simple">Magnesium sulfate</text:a> (Epsom salts),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19" xlink:type="simple">E519</text:a> </text:p>
          </table:table-cell>
          <table:table-cell office:value-type="string" calcext:value-type="string">
            <text:p><text:a xlink:href="https://en.wikipedia.org/wiki/Copper(II)_sulfate" xlink:type="simple">Copper(II) sulfate</text:a> </text:p>
          </table:table-cell>
          <table:table-cell office:value-type="string" calcext:value-type="string">
            <text:p><text:a xlink:href="https://en.wikipedia.org/wiki/Preservative" xlink:type="simple">preservative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0" xlink:type="simple">E520</text:a> </text:p>
          </table:table-cell>
          <table:table-cell office:value-type="string" calcext:value-type="string">
            <text:p><text:a xlink:href="https://en.wikipedia.org/wiki/Aluminium_sulfate" xlink:type="simple">Aluminium sulf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1" xlink:type="simple">E521</text:a> </text:p>
          </table:table-cell>
          <table:table-cell office:value-type="string" calcext:value-type="string">
            <text:p><text:a xlink:href="https://en.wikipedia.org/wiki/Aluminium_sodium_sulfate" xlink:type="simple">Aluminium sodium sulf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2" xlink:type="simple">E522</text:a> </text:p>
          </table:table-cell>
          <table:table-cell office:value-type="string" calcext:value-type="string">
            <text:p><text:a xlink:href="https://en.wikipedia.org/wiki/Aluminium_potassium_sulfate" xlink:type="simple">Aluminium potass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3" xlink:type="simple">E523</text:a> </text:p>
          </table:table-cell>
          <table:table-cell office:value-type="string" calcext:value-type="string">
            <text:p><text:a xlink:href="https://en.wikipedia.org/wiki/Aluminium_ammonium_sulfate" xlink:type="simple">Aluminium ammon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4" xlink:type="simple">E524</text:a> </text:p>
          </table:table-cell>
          <table:table-cell office:value-type="string" calcext:value-type="string">
            <text:p><text:a xlink:href="https://en.wikipedia.org/wiki/Sodium_hydroxide" xlink:type="simple">Sod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5" xlink:type="simple">E525</text:a> </text:p>
          </table:table-cell>
          <table:table-cell office:value-type="string" calcext:value-type="string">
            <text:p><text:a xlink:href="https://en.wikipedia.org/wiki/Potassium_hydroxide" xlink:type="simple">Potass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E526" xlink:type="simple">E526</text:a> </text:p>
          </table:table-cell>
          <table:table-cell office:value-type="string" calcext:value-type="string">
            <text:p><text:a xlink:href="https://en.wikipedia.org/wiki/Calcium_hydroxide" xlink:type="simple">Calcium hydroxid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7" xlink:type="simple">E527</text:a> </text:p>
          </table:table-cell>
          <table:table-cell office:value-type="string" calcext:value-type="string">
            <text:p><text:a xlink:href="https://en.wikipedia.org/wiki/Ammonium_hydroxide" xlink:type="simple">Ammon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28" xlink:type="simple">E528</text:a> </text:p>
          </table:table-cell>
          <table:table-cell office:value-type="string" calcext:value-type="string">
            <text:p><text:a xlink:href="https://en.wikipedia.org/wiki/Magnesium_hydroxide" xlink:type="simple">Magnes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E529" xlink:type="simple">E529</text:a> </text:p>
          </table:table-cell>
          <table:table-cell office:value-type="string" calcext:value-type="string">
            <text:p><text:a xlink:href="https://en.wikipedia.org/wiki/Calcium_oxide" xlink:type="simple">Calcium oxid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E530" xlink:type="simple">E530</text:a> </text:p>
          </table:table-cell>
          <table:table-cell office:value-type="string" calcext:value-type="string">
            <text:p><text:a xlink:href="https://en.wikipedia.org/wiki/Magnesium_oxide" xlink:type="simple">Magnesium oxide</text:a> (<text:a xlink:href="https://en.wikipedia.org/wiki/Acidity_regulator" xlink:type="simple">acidity regulator</text:a>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E535" xlink:type="simple">E535</text:a> </text:p>
          </table:table-cell>
          <table:table-cell office:value-type="string" calcext:value-type="string">
            <text:p><text:a xlink:href="https://en.wikipedia.org/wiki/Sodium_ferrocyanide" xlink:type="simple">Sodium ferrocyanide</text:a> (<text:a xlink:href="https://en.wikipedia.org/wiki/Acidity_regulator" xlink:type="simple">acidity regulator</text:a>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36" xlink:type="simple">E536</text:a> </text:p>
          </table:table-cell>
          <table:table-cell office:value-type="string" calcext:value-type="string">
            <text:p><text:a xlink:href="https://en.wikipedia.org/wiki/Potassium_ferrocyanide" xlink:type="simple">Potassium ferrocyanid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/index.php?title=E537&amp;action=edit&amp;redlink=1" xlink:type="simple">E537</text:a> </text:p>
          </table:table-cell>
          <table:table-cell office:value-type="string" calcext:value-type="string">
            <text:p><text:a xlink:href="https://en.wikipedia.org/w/index.php?title=Ferrous_hexacyanomanganate&amp;action=edit&amp;redlink=1" xlink:type="simple">Ferrous hexacyanomangan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38" xlink:type="simple">E538</text:a> </text:p>
          </table:table-cell>
          <table:table-cell office:value-type="string" calcext:value-type="string">
            <text:p><text:a xlink:href="https://en.wikipedia.org/wiki/Calcium_ferrocyanide" xlink:type="simple">Calcium ferrocyanid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39" xlink:type="simple">E539</text:a> </text:p>
          </table:table-cell>
          <table:table-cell office:value-type="string" calcext:value-type="string">
            <text:p><text:a xlink:href="https://en.wikipedia.org/wiki/Sodium_thiosulfate" xlink:type="simple">Sodium thiosulfat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/index.php?title=E540&amp;action=edit&amp;redlink=1" xlink:type="simple">E540</text:a> </text:p>
          </table:table-cell>
          <table:table-cell office:value-type="string" calcext:value-type="string">
            <text:p><text:a xlink:href="https://en.wikipedia.org/wiki/Dicalcium_diphosphate" xlink:type="simple">Dicalcium diphosphate</text:a>[<text:a xlink:href="https://en.wikipedia.org/wiki/Wikipedia:Citation_needed" xlink:type="simple">citation needed</text:a>]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E541" xlink:type="simple">E541</text:a> </text:p>
          </table:table-cell>
          <table:table-cell office:value-type="string" calcext:value-type="string">
            <text:p><text:a xlink:href="https://en.wikipedia.org/wiki/Sodium_aluminium_phosphate" xlink:type="simple">Sodium aluminium phosphate</text:a> (i) Acidic (ii) Basic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8">
          <table:table-cell office:value-type="string" calcext:value-type="string">
            <text:p><text:a xlink:href="https://en.wikipedia.org/w/index.php?title=E542&amp;action=edit&amp;redlink=1" xlink:type="simple">E542</text:a> </text:p>
          </table:table-cell>
          <table:table-cell office:value-type="string" calcext:value-type="string">
            <text:p><text:a xlink:href="https://en.wikipedia.org/w/index.php?title=Bone_phosphate&amp;action=edit&amp;redlink=1" xlink:type="simple">Bone phosphate</text:a> (Essentiale Calcium Phosphate, Tribasic)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/index.php?title=E543&amp;action=edit&amp;redlink=1" xlink:type="simple">E543</text:a> </text:p>
          </table:table-cell>
          <table:table-cell office:value-type="string" calcext:value-type="string">
            <text:p><text:a xlink:href="https://en.wikipedia.org/w/index.php?title=Calcium_sodium_polyphosphate&amp;action=edit&amp;redlink=1" xlink:type="simple">Calcium sod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/index.php?title=E544&amp;action=edit&amp;redlink=1" xlink:type="simple">E544</text:a> </text:p>
          </table:table-cell>
          <table:table-cell office:value-type="string" calcext:value-type="string">
            <text:p><text:a xlink:href="https://en.wikipedia.org/w/index.php?title=Calcium_polyphosphate&amp;action=edit&amp;redlink=1" xlink:type="simple">Calc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45" xlink:type="simple">E545</text:a> </text:p>
          </table:table-cell>
          <table:table-cell office:value-type="string" calcext:value-type="string">
            <text:p><text:a xlink:href="https://en.wikipedia.org/wiki/Ammonium_polyphosphate" xlink:type="simple">Ammon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50" xlink:type="simple">E550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Silicates" xlink:type="simple">Silicates</text:a> (i) <text:a xlink:href="https://en.wikipedia.org/wiki/Sodium_silicate" xlink:type="simple">Sodium silicate</text:a> (ii) <text:a xlink:href="https://en.wikipedia.org/wiki/Sodium_metasilicate" xlink:type="simple">Sodium metasilic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51" xlink:type="simple">E551</text:a> </text:p>
          </table:table-cell>
          <table:table-cell office:value-type="string" calcext:value-type="string">
            <text:p><text:a xlink:href="https://en.wikipedia.org/wiki/Silicon_dioxide" xlink:type="simple">Silicon dioxide</text:a> (Silica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52" xlink:type="simple">E552</text:a> </text:p>
          </table:table-cell>
          <table:table-cell office:value-type="string" calcext:value-type="string">
            <text:p><text:a xlink:href="https://en.wikipedia.org/wiki/Calcium_silicate" xlink:type="simple">Calcium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8">
          <table:table-cell office:value-type="string" calcext:value-type="string">
            <text:p><text:a xlink:href="https://en.wikipedia.org/wiki/E553a" xlink:type="simple">E553a</text:a> </text:p>
          </table:table-cell>
          <table:table-cell office:value-type="string" calcext:value-type="string">
            <text:p>(i) <text:a xlink:href="https://en.wikipedia.org/wiki/Magnesium_silicate" xlink:type="simple">Magnesium silicate</text:a> (ii) <text:a xlink:href="https://en.wikipedia.org/wiki/Magnesium_trisilicate" xlink:type="simple">Magnesium tri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53b" xlink:type="simple">E553b</text:a> </text:p>
          </table:table-cell>
          <table:table-cell office:value-type="string" calcext:value-type="string">
            <text:p><text:a xlink:href="https://en.wikipedia.org/wiki/Talc" xlink:type="simple">Talc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4" xlink:type="simple">E554</text:a> </text:p>
          </table:table-cell>
          <table:table-cell office:value-type="string" calcext:value-type="string">
            <text:p><text:a xlink:href="https://en.wikipedia.org/wiki/Sodium_aluminosilicate" xlink:type="simple">Sodium aluminosilicate</text:a> (sodium aluminium silicate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5" xlink:type="simple">E555</text:a> </text:p>
          </table:table-cell>
          <table:table-cell office:value-type="string" calcext:value-type="string">
            <text:p><text:a xlink:href="https://en.wikipedia.org/wiki/Potassium_aluminium_silicate" xlink:type="simple">Potassium aluminium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6" xlink:type="simple">E556</text:a> </text:p>
          </table:table-cell>
          <table:table-cell office:value-type="string" calcext:value-type="string">
            <text:p><text:a xlink:href="https://en.wikipedia.org/wiki/Calcium_aluminosilicate" xlink:type="simple">Calcium aluminosilicate</text:a> (calcium aluminium silicate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7" xlink:type="simple">E557</text:a> </text:p>
          </table:table-cell>
          <table:table-cell office:value-type="string" calcext:value-type="string">
            <text:p><text:a xlink:href="https://en.wikipedia.org/wiki/Hemimorphite" xlink:type="simple">Zinc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8" xlink:type="simple">E558</text:a> </text:p>
          </table:table-cell>
          <table:table-cell office:value-type="string" calcext:value-type="string">
            <text:p><text:a xlink:href="https://en.wikipedia.org/wiki/Bentonite" xlink:type="simple">Bentoni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7">
          <table:table-cell office:value-type="string" calcext:value-type="string">
            <text:p><text:a xlink:href="https://en.wikipedia.org/wiki/E559" xlink:type="simple">E559</text:a> </text:p>
          </table:table-cell>
          <table:table-cell office:value-type="string" calcext:value-type="string">
            <text:p><text:a xlink:href="https://en.wikipedia.org/wiki/Aluminium_silicate" xlink:type="simple">Aluminium silicate</text:a> (Kaolin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60" xlink:type="simple">E560</text:a> </text:p>
          </table:table-cell>
          <table:table-cell office:value-type="string" calcext:value-type="string">
            <text:p><text:a xlink:href="https://en.wikipedia.org/wiki/Potassium_silicate" xlink:type="simple">Potassium silic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E561" xlink:type="simple">E561</text:a> </text:p>
          </table:table-cell>
          <table:table-cell office:value-type="string" calcext:value-type="string">
            <text:p><text:a xlink:href="https://en.wikipedia.org/wiki/Vermiculite" xlink:type="simple">Vermicu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epiolite" xlink:type="simple">E562</text:a> </text:p>
          </table:table-cell>
          <table:table-cell office:value-type="string" calcext:value-type="string">
            <text:p><text:a xlink:href="https://en.wikipedia.org/wiki/Sepiolite" xlink:type="simple">Sepio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/index.php?title=E563&amp;action=edit&amp;redlink=1" xlink:type="simple">E563</text:a> </text:p>
          </table:table-cell>
          <table:table-cell office:value-type="string" calcext:value-type="string">
            <text:p><text:a xlink:href="https://en.wikipedia.org/w/index.php?title=Sepiolitic_clay&amp;action=edit&amp;redlink=1" xlink:type="simple">Sepiolitic clay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65" xlink:type="simple">E565</text:a> </text:p>
          </table:table-cell>
          <table:table-cell office:value-type="string" calcext:value-type="string">
            <text:p><text:a xlink:href="https://en.wikipedia.org/wiki/Lignosulfonate" xlink:type="simple">Lignosulfonates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/index.php?title=E566&amp;action=edit&amp;redlink=1" xlink:type="simple">E566</text:a> </text:p>
          </table:table-cell>
          <table:table-cell office:value-type="string" calcext:value-type="string">
            <text:p><text:a xlink:href="https://en.wikipedia.org/w/index.php?title=Natrolite-phonolite&amp;action=edit&amp;redlink=1" xlink:type="simple">Natrolite-phono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70" xlink:type="simple">E570</text:a> </text:p>
          </table:table-cell>
          <table:table-cell office:value-type="string" calcext:value-type="string">
            <text:p><text:a xlink:href="https://en.wikipedia.org/wiki/Fatty_acid" xlink:type="simple">Fatty acids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Magnesium_stearate" xlink:type="simple">E572</text:a> </text:p>
          </table:table-cell>
          <table:table-cell office:value-type="string" calcext:value-type="string">
            <text:p><text:a xlink:href="https://en.wikipedia.org/wiki/Magnesium_stearate" xlink:type="simple">Magnesium stearate</text:a>, <text:a xlink:href="https://en.wikipedia.org/wiki/Calcium_stearate" xlink:type="simple">calcium stearate</text:a> (<text:a xlink:href="https://en.wikipedia.org/wiki/Emulsifier" xlink:type="simple">emulsifier</text:a>)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74" xlink:type="simple">E574</text:a> </text:p>
          </table:table-cell>
          <table:table-cell office:value-type="string" calcext:value-type="string">
            <text:p><text:a xlink:href="https://en.wikipedia.org/wiki/Gluconic_acid" xlink:type="simple">Glucon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s://en.wikipedia.org/wiki/E575" xlink:type="simple">E575</text:a> </text:p>
          </table:table-cell>
          <table:table-cell office:value-type="string" calcext:value-type="string">
            <text:p><text:a xlink:href="https://en.wikipedia.org/wiki/Glucono_delta-lactone" xlink:type="simple">Glucono delta-lacton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Gluconic_acid" xlink:type="simple">E576</text:a> </text:p>
          </table:table-cell>
          <table:table-cell office:value-type="string" calcext:value-type="string">
            <text:p><text:a xlink:href="https://en.wikipedia.org/wiki/Sodium_gluconate" xlink:type="simple">Sodium gluconate</text:a>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77" xlink:type="simple">E577</text:a> </text:p>
          </table:table-cell>
          <table:table-cell office:value-type="string" calcext:value-type="string">
            <text:p><text:a xlink:href="https://en.wikipedia.org/wiki/Potassium_gluconate" xlink:type="simple">Potassium gluconate</text:a>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78" xlink:type="simple">E578</text:a> </text:p>
          </table:table-cell>
          <table:table-cell office:value-type="string" calcext:value-type="string">
            <text:p><text:a xlink:href="https://en.wikipedia.org/wiki/Calcium_gluconate" xlink:type="simple">Calcium glucon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79" xlink:type="simple">E579</text:a> </text:p>
          </table:table-cell>
          <table:table-cell office:value-type="string" calcext:value-type="string">
            <text:p><text:a xlink:href="https://en.wikipedia.org/wiki/Ferrous_gluconate" xlink:type="simple">Ferrous gluconate</text:a> </text:p>
          </table:table-cell>
          <table:table-cell office:value-type="string" calcext:value-type="string">
            <text:p><text:a xlink:href="https://en.wikipedia.org/wiki/Food_coloring" xlink:type="simple">food colour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80" xlink:type="simple">E580</text:a> </text:p>
          </table:table-cell>
          <table:table-cell office:value-type="string" calcext:value-type="string">
            <text:p><text:a xlink:href="https://en.wikipedia.org/wiki/Magnesium_gluconate" xlink:type="simple">Magnesium glucona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85" xlink:type="simple">E585</text:a> </text:p>
          </table:table-cell>
          <table:table-cell office:value-type="string" calcext:value-type="string">
            <text:p><text:a xlink:href="https://en.wikipedia.org/wiki/Ferrous_lactate" xlink:type="simple">Ferrous lactate</text:a> </text:p>
          </table:table-cell>
          <table:table-cell office:value-type="string" calcext:value-type="string">
            <text:p><text:a xlink:href="https://en.wikipedia.org/wiki/Food_coloring" xlink:type="simple">food colour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s://en.wikipedia.org/wiki/E586" xlink:type="simple">E586</text:a> </text:p>
          </table:table-cell>
          <table:table-cell office:value-type="string" calcext:value-type="string">
            <text:p><text:a xlink:href="https://en.wikipedia.org/wiki/4-Hexylresorcinol" xlink:type="simple">4-Hexylresorcinol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E598" xlink:type="simple">E598</text:a> </text:p>
          </table:table-cell>
          <table:table-cell office:value-type="string" calcext:value-type="string">
            <text:p>Synthetic <text:a xlink:href="https://en.wikipedia.org/wiki/Calcium_aluminates" xlink:type="simple">calcium aluminates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9">
          <table:table-cell office:value-type="string" calcext:value-type="string">
            <text:p><text:a xlink:href="https://en.wikipedia.org/wiki/E599" xlink:type="simple">E599</text:a> </text:p>
          </table:table-cell>
          <table:table-cell office:value-type="string" calcext:value-type="string">
            <text:p><text:a xlink:href="https://en.wikipedia.org/wiki/Perlite" xlink:type="simple">Perlite</text:a> </text:p>
          </table:table-cell>
          <table:table-cell table:style-name="ce5" table:number-columns-repeated="2"/>
          <table:table-cell/>
        </table:table-row>
        <table:table-row table:style-name="ro9">
          <table:table-cell table:style-name="ce7"/>
          <table:table-cell table:style-name="Default" table:number-columns-repeated="3"/>
          <table:table-cell/>
        </table:table-row>
        <table:table-row table:style-name="ro1" table:number-rows-repeated="19"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4"/>
          <table:table-cell table:style-name="ce4" office:value-type="string" calcext:value-type="string">
            <text:p/>
          </table:table-cell>
        </table:table-row>
      </table:table>
      <table:table table:name="6xx_flavor_enhanc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4">
          <table:table-cell office:value-type="string" calcext:value-type="string">
            <text:p><text:a xlink:href="https://en.wikipedia.org/wiki/E620" xlink:type="simple">E620</text:a> </text:p>
          </table:table-cell>
          <table:table-cell office:value-type="string" calcext:value-type="string">
            <text:p><text:a xlink:href="https://en.wikipedia.org/wiki/Glutamic_acid" xlink:type="simple">Glutam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Monosodium_glutamate" xlink:type="simple">E621</text:a> </text:p>
          </table:table-cell>
          <table:table-cell office:value-type="string" calcext:value-type="string">
            <text:p><text:a xlink:href="https://en.wikipedia.org/wiki/Monosodium_glutamate" xlink:type="simple">Monosodium glutamate</text:a> (MSG)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2" xlink:type="simple">E622</text:a> </text:p>
          </table:table-cell>
          <table:table-cell office:value-type="string" calcext:value-type="string">
            <text:p><text:a xlink:href="https://en.wikipedia.org/wiki/Monopotassium_glutamate" xlink:type="simple">Monopotassium 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3" xlink:type="simple">E623</text:a> </text:p>
          </table:table-cell>
          <table:table-cell office:value-type="string" calcext:value-type="string">
            <text:p><text:a xlink:href="https://en.wikipedia.org/wiki/Calcium_diglutamate" xlink:type="simple">Calcium di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4" xlink:type="simple">E624</text:a> </text:p>
          </table:table-cell>
          <table:table-cell office:value-type="string" calcext:value-type="string">
            <text:p><text:a xlink:href="https://en.wikipedia.org/wiki/Monoammonium_glutamate" xlink:type="simple">Monoammonium 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5" xlink:type="simple">E625</text:a> </text:p>
          </table:table-cell>
          <table:table-cell office:value-type="string" calcext:value-type="string">
            <text:p><text:a xlink:href="https://en.wikipedia.org/wiki/Magnesium_diglutamate" xlink:type="simple">Magnesium di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6" xlink:type="simple">E626</text:a> </text:p>
          </table:table-cell>
          <table:table-cell office:value-type="string" calcext:value-type="string">
            <text:p><text:a xlink:href="https://en.wikipedia.org/wiki/Guanylic_acid" xlink:type="simple">Guanyl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627" xlink:type="simple">E627</text:a> </text:p>
          </table:table-cell>
          <table:table-cell office:value-type="string" calcext:value-type="string">
            <text:p><text:a xlink:href="https://en.wikipedia.org/wiki/Disodium_guanylate" xlink:type="simple">Disodium guanylate</text:a>, sodium guanylate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8" xlink:type="simple">E628</text:a> </text:p>
          </table:table-cell>
          <table:table-cell office:value-type="string" calcext:value-type="string">
            <text:p><text:a xlink:href="https://en.wikipedia.org/wiki/Dipotassium_guanylate" xlink:type="simple">Dipotassium guanyl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29" xlink:type="simple">E629</text:a> </text:p>
          </table:table-cell>
          <table:table-cell office:value-type="string" calcext:value-type="string">
            <text:p><text:a xlink:href="https://en.wikipedia.org/wiki/Calcium_guanylate" xlink:type="simple">Calcium guanyl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30" xlink:type="simple">E630</text:a> </text:p>
          </table:table-cell>
          <table:table-cell office:value-type="string" calcext:value-type="string">
            <text:p><text:a xlink:href="https://en.wikipedia.org/wiki/Inosinic_acid" xlink:type="simple">Inosin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31" xlink:type="simple">E631</text:a> </text:p>
          </table:table-cell>
          <table:table-cell office:value-type="string" calcext:value-type="string">
            <text:p><text:a xlink:href="https://en.wikipedia.org/wiki/Disodium_inosinate" xlink:type="simple">Disod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Dipotassium_inosinate" xlink:type="simple">E632</text:a> </text:p>
          </table:table-cell>
          <table:table-cell office:value-type="string" calcext:value-type="string">
            <text:p><text:a xlink:href="https://en.wikipedia.org/wiki/Dipotassium_inosinate" xlink:type="simple">Dipotass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Calcium_inosinate" xlink:type="simple">E633</text:a> </text:p>
          </table:table-cell>
          <table:table-cell office:value-type="string" calcext:value-type="string">
            <text:p><text:a xlink:href="https://en.wikipedia.org/wiki/Calcium_inosinate" xlink:type="simple">Calc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34" xlink:type="simple">E634</text:a> </text:p>
          </table:table-cell>
          <table:table-cell office:value-type="string" calcext:value-type="string">
            <text:p><text:a xlink:href="https://en.wikipedia.org/wiki/Calcium_5%27-ribonucleotides" xlink:type="simple">Calcium 5'-ribonucleotides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35" xlink:type="simple">E635</text:a> </text:p>
          </table:table-cell>
          <table:table-cell office:value-type="string" calcext:value-type="string">
            <text:p><text:a xlink:href="https://en.wikipedia.org/wiki/Disodium_5%27-ribonucleotide" xlink:type="simple">Disodium 5'-ribonucleotides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Maltol" xlink:type="simple">E636</text:a> </text:p>
          </table:table-cell>
          <table:table-cell office:value-type="string" calcext:value-type="string">
            <text:p><text:a xlink:href="https://en.wikipedia.org/wiki/Maltol" xlink:type="simple">Maltol</text:a> </text:p>
          </table:table-cell>
          <table:table-cell office:value-type="string" calcext:value-type="string">
            <text:p>flavour enhanc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thyl_maltol" xlink:type="simple">E637</text:a> </text:p>
          </table:table-cell>
          <table:table-cell office:value-type="string" calcext:value-type="string">
            <text:p><text:a xlink:href="https://en.wikipedia.org/wiki/Ethyl_maltol" xlink:type="simple">Ethyl maltol</text:a> </text:p>
          </table:table-cell>
          <table:table-cell office:value-type="string" calcext:value-type="string">
            <text:p>flavour enhanc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640" xlink:type="simple">E640</text:a> </text:p>
          </table:table-cell>
          <table:table-cell office:value-type="string" calcext:value-type="string">
            <text:p><text:a xlink:href="https://en.wikipedia.org/wiki/Glycine" xlink:type="simple">Glycine</text:a> and its sodium salt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650" xlink:type="simple">E650</text:a> </text:p>
          </table:table-cell>
          <table:table-cell office:value-type="string" calcext:value-type="string">
            <text:p><text:a xlink:href="https://en.wikipedia.org/wiki/Zinc_acetate" xlink:type="simple">Zinc acet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</text:p>
          </table:table-cell>
        </table:table-row>
      </table:table>
      <table:table table:name="7xx_antibiotic" table:style-name="ta1">
        <table:table-column table:style-name="co3" table:number-columns-repeated="3" table:default-cell-style-name="ce1"/>
        <table:table-column table:style-name="co3" table:default-cell-style-name="ce4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">
          <table:table-cell office:value-type="string" calcext:value-type="string">
            <text:p><text:a xlink:href="https://en.wikipedia.org/wiki/E701" xlink:type="simple">E701</text:a> </text:p>
          </table:table-cell>
          <table:table-cell office:value-type="string" calcext:value-type="string">
            <text:p><text:a xlink:href="https://en.wikipedia.org/wiki/Tetracyclines" xlink:type="simple">Tetracyclines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702" xlink:type="simple">E702</text:a> </text:p>
          </table:table-cell>
          <table:table-cell office:value-type="string" calcext:value-type="string">
            <text:p><text:a xlink:href="https://en.wikipedia.org/wiki/Chlortetracycline" xlink:type="simple">Chlortetracycl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703" xlink:type="simple">E703</text:a> </text:p>
          </table:table-cell>
          <table:table-cell office:value-type="string" calcext:value-type="string">
            <text:p><text:a xlink:href="https://en.wikipedia.org/wiki/Oxytetracycline" xlink:type="simple">Oxytetracycl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04" xlink:type="simple">E704</text:a> </text:p>
          </table:table-cell>
          <table:table-cell office:value-type="string" calcext:value-type="string">
            <text:p><text:a xlink:href="https://en.wikipedia.org/wiki/Oleandomycin" xlink:type="simple">Oleandomycin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4">
          <table:table-cell office:value-type="string" calcext:value-type="string">
            <text:p>E705 </text:p>
          </table:table-cell>
          <table:table-cell office:value-type="string" calcext:value-type="string">
            <text:p><text:a xlink:href="https://en.wikipedia.org/wiki/Penicillin_G_potassium" xlink:type="simple">Penicillin G potassium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4">
          <table:table-cell office:value-type="string" calcext:value-type="string">
            <text:p>E706 </text:p>
          </table:table-cell>
          <table:table-cell office:value-type="string" calcext:value-type="string">
            <text:p><text:a xlink:href="https://en.wikipedia.org/wiki/Penicillin_G_sodium" xlink:type="simple">Penicillin G sodium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4">
          <table:table-cell office:value-type="string" calcext:value-type="string">
            <text:p>E707 </text:p>
          </table:table-cell>
          <table:table-cell office:value-type="string" calcext:value-type="string">
            <text:p><text:a xlink:href="https://en.wikipedia.org/wiki/Penicillin_G_procaine" xlink:type="simple">Penicillin G procaine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4">
          <table:table-cell office:value-type="string" calcext:value-type="string">
            <text:p>E708 </text:p>
          </table:table-cell>
          <table:table-cell office:value-type="string" calcext:value-type="string">
            <text:p><text:a xlink:href="https://en.wikipedia.org/wiki/Benzathine_benzylpenicillin" xlink:type="simple">Penicillin G benzath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0" xlink:type="simple">E710</text:a> </text:p>
          </table:table-cell>
          <table:table-cell office:value-type="string" calcext:value-type="string">
            <text:p><text:a xlink:href="https://en.wikipedia.org/wiki/Spiramycin" xlink:type="simple">Spiramycins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4">
          <table:table-cell office:value-type="string" calcext:value-type="string">
            <text:p>E711 </text:p>
          </table:table-cell>
          <table:table-cell office:value-type="string" calcext:value-type="string">
            <text:p><text:a xlink:href="https://en.wikipedia.org/wiki/Virginiamycin" xlink:type="simple">Virginiamycins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">
          <table:table-cell office:value-type="string" calcext:value-type="string">
            <text:p>E712 </text:p>
          </table:table-cell>
          <table:table-cell office:value-type="string" calcext:value-type="string">
            <text:p><text:a xlink:href="https://en.wikipedia.org/wiki/Flavomycin" xlink:type="simple">Flavomyc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3" xlink:type="simple">E713</text:a> </text:p>
          </table:table-cell>
          <table:table-cell office:value-type="string" calcext:value-type="string">
            <text:p><text:a xlink:href="https://en.wikipedia.org/wiki/Tylosin" xlink:type="simple">Tylos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4" xlink:type="simple">E714</text:a> </text:p>
          </table:table-cell>
          <table:table-cell office:value-type="string" calcext:value-type="string">
            <text:p><text:a xlink:href="https://en.wikipedia.org/wiki/Monensin_A" xlink:type="simple">Monensin A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5" xlink:type="simple">E715</text:a> </text:p>
          </table:table-cell>
          <table:table-cell office:value-type="string" calcext:value-type="string">
            <text:p><text:a xlink:href="https://en.wikipedia.org/wiki/Avoparcin" xlink:type="simple">Avoparc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6" xlink:type="simple">E716</text:a> </text:p>
          </table:table-cell>
          <table:table-cell office:value-type="string" calcext:value-type="string">
            <text:p><text:a xlink:href="https://en.wikipedia.org/wiki/Salinomycin" xlink:type="simple">Salinomycin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">
          <table:table-cell office:value-type="string" calcext:value-type="string">
            <text:p>E717 </text:p>
          </table:table-cell>
          <table:table-cell office:value-type="string" calcext:value-type="string">
            <text:p><text:a xlink:href="https://en.wikipedia.org/w/index.php?title=Avilamycin&amp;action=edit&amp;redlink=1" xlink:type="simple">Avilamycin</text:a> </text:p>
          </table:table-cell>
          <table:table-cell office:value-type="string" calcext:value-type="string">
            <text:p>antibiotic </text:p>
          </table:table-cell>
          <table:table-cell table:style-name="Default"/>
        </table:table-row>
      </table:table>
      <table:table table:name="9xx_glazing_gas_sweeten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6">
          <table:table-cell office:value-type="string" calcext:value-type="string">
            <text:p><text:a xlink:href="https://en.wikipedia.org/wiki/Polydimethylsiloxane" xlink:type="simple">E900</text:a> </text:p>
          </table:table-cell>
          <table:table-cell office:value-type="string" calcext:value-type="string">
            <text:p><text:a xlink:href="https://en.wikipedia.org/wiki/Dimethyl_polysiloxane" xlink:type="simple">Dimethyl polysiloxane</text:a> (<text:a xlink:href="https://en.wikipedia.org/wiki/Anti-foaming_agent" xlink:type="simple">anti-foaming agent</text:a>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901" xlink:type="simple">E901</text:a> </text:p>
          </table:table-cell>
          <table:table-cell office:value-type="string" calcext:value-type="string">
            <text:p><text:a xlink:href="https://en.wikipedia.org/wiki/Beeswax" xlink:type="simple">Beeswax</text:a>, white and yellow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02" xlink:type="simple">E902</text:a> </text:p>
          </table:table-cell>
          <table:table-cell office:value-type="string" calcext:value-type="string">
            <text:p><text:a xlink:href="https://en.wikipedia.org/wiki/Candelilla_wax" xlink:type="simple">Candelilla wax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03" xlink:type="simple">E903</text:a> </text:p>
          </table:table-cell>
          <table:table-cell office:value-type="string" calcext:value-type="string">
            <text:p><text:a xlink:href="https://en.wikipedia.org/wiki/Carnauba_wax" xlink:type="simple">Carnauba wax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04" xlink:type="simple">E904</text:a> </text:p>
          </table:table-cell>
          <table:table-cell office:value-type="string" calcext:value-type="string">
            <text:p><text:a xlink:href="https://en.wikipedia.org/wiki/Shellac" xlink:type="simple">Shellac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05" xlink:type="simple">E905</text:a> </text:p>
          </table:table-cell>
          <table:table-cell office:value-type="string" calcext:value-type="string">
            <text:p><text:a xlink:href="https://en.wikipedia.org/wiki/Paraffin_wax" xlink:type="simple">Paraffins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05a" xlink:type="simple">E905a</text:a> </text:p>
          </table:table-cell>
          <table:table-cell office:value-type="string" calcext:value-type="string">
            <text:p><text:a xlink:href="https://en.wikipedia.org/wiki/Mineral_oil" xlink:type="simple">Mineral oil</text:a> </text:p>
          </table:table-cell>
          <table:table-cell office:value-type="string" calcext:value-type="string">
            <text:p><text:a xlink:href="https://en.wikipedia.org/wiki/Anti-foaming_agent" xlink:type="simple">anti-foam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05b" xlink:type="simple">E905b</text:a> </text:p>
          </table:table-cell>
          <table:table-cell office:value-type="string" calcext:value-type="string">
            <text:p><text:a xlink:href="https://en.wikipedia.org/wiki/Petrolatum" xlink:type="simple">Petrolatum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905c" xlink:type="simple">E905c</text:a> </text:p>
          </table:table-cell>
          <table:table-cell office:value-type="string" calcext:value-type="string">
            <text:p><text:a xlink:href="https://en.wikipedia.org/wiki/Petroleum_wax" xlink:type="simple">Petroleum wax</text:a> (i)<text:a xlink:href="https://en.wikipedia.org/wiki/Microcrystalline_wax" xlink:type="simple">Microcrystalline wax</text:a> (ii) <text:a xlink:href="https://en.wikipedia.org/wiki/Paraffin_wax" xlink:type="simple">Paraffin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06" xlink:type="simple">E906</text:a> </text:p>
          </table:table-cell>
          <table:table-cell office:value-type="string" calcext:value-type="string">
            <text:p><text:a xlink:href="https://en.wikipedia.org/wiki/Gum_benzoic" xlink:type="simple">Gum benzoic</text:a>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07" xlink:type="simple">E907</text:a> </text:p>
          </table:table-cell>
          <table:table-cell office:value-type="string" calcext:value-type="string">
            <text:p><text:a xlink:href="https://en.wikipedia.org/wiki/Crystalline_wax" xlink:type="simple">Crystalline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08" xlink:type="simple">E908</text:a> </text:p>
          </table:table-cell>
          <table:table-cell office:value-type="string" calcext:value-type="string">
            <text:p><text:a xlink:href="https://en.wikipedia.org/wiki/Rice_bran_wax" xlink:type="simple">Rice bran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09" xlink:type="simple">E909</text:a> </text:p>
          </table:table-cell>
          <table:table-cell office:value-type="string" calcext:value-type="string">
            <text:p><text:a xlink:href="https://en.wikipedia.org/wiki/Spermaceti" xlink:type="simple">Spermaceti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10" xlink:type="simple">E910</text:a> </text:p>
          </table:table-cell>
          <table:table-cell office:value-type="string" calcext:value-type="string">
            <text:p><text:a xlink:href="https://en.wikipedia.org/wiki/Wax_ester" xlink:type="simple">Wax esters</text:a> </text:p>
          </table:table-cell>
          <table:table-cell office:value-type="string" calcext:value-type="string">
            <text:p>glazing agent </text:p>
          </table:table-cell>
          <table:table-cell table:style-name="ce4"/>
        </table:table-row>
        <table:table-row table:style-name="ro4">
          <table:table-cell office:value-type="string" calcext:value-type="string">
            <text:p>E911 </text:p>
          </table:table-cell>
          <table:table-cell office:value-type="string" calcext:value-type="string">
            <text:p><text:a xlink:href="https://en.wikipedia.org/wiki/Fatty_acid_methyl_ester" xlink:type="simple">Methyl esters of fatty acids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912" xlink:type="simple">E912</text:a> </text:p>
          </table:table-cell>
          <table:table-cell office:value-type="string" calcext:value-type="string">
            <text:p><text:a xlink:href="https://en.wikipedia.org/wiki/Montanic_acid" xlink:type="simple">Montanic acid</text:a> esters, <text:a xlink:href="https://en.wikipedia.org/wiki/Montan_acid_esters" xlink:type="simple">Montan acid esters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13" xlink:type="simple">E913</text:a> </text:p>
          </table:table-cell>
          <table:table-cell office:value-type="string" calcext:value-type="string">
            <text:p><text:a xlink:href="https://en.wikipedia.org/wiki/Lanolin" xlink:type="simple">Lanolin</text:a>, sheep wool grease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914" xlink:type="simple">E914</text:a> </text:p>
          </table:table-cell>
          <table:table-cell office:value-type="string" calcext:value-type="string">
            <text:p><text:a xlink:href="https://en.wikipedia.org/w/index.php?title=Oxidized_polyethylene_wax&amp;action=edit&amp;redlink=1" xlink:type="simple">Oxidized polyethylene wax</text:a>, oxidized <text:a xlink:href="https://en.wikipedia.org/wiki/Polyethylene" xlink:type="simple">polyethylene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15" xlink:type="simple">E915</text:a> </text:p>
          </table:table-cell>
          <table:table-cell office:value-type="string" calcext:value-type="string">
            <text:p>Esters of <text:a xlink:href="https://en.wikipedia.org/wiki/Colophony" xlink:type="simple">colophony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16" xlink:type="simple">E916</text:a> </text:p>
          </table:table-cell>
          <table:table-cell office:value-type="string" calcext:value-type="string">
            <text:p><text:a xlink:href="https://en.wikipedia.org/wiki/Calcium_iodate" xlink:type="simple">Calcium iod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17" xlink:type="simple">E917</text:a> </text:p>
          </table:table-cell>
          <table:table-cell office:value-type="string" calcext:value-type="string">
            <text:p><text:a xlink:href="https://en.wikipedia.org/wiki/Potassium_iodate" xlink:type="simple">Potassium iod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18" xlink:type="simple">E918</text:a> </text:p>
          </table:table-cell>
          <table:table-cell office:value-type="string" calcext:value-type="string">
            <text:p><text:a xlink:href="https://en.wikipedia.org/wiki/Nitrogen_oxide" xlink:type="simple">Nitrogen oxides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19" xlink:type="simple">E919</text:a> </text:p>
          </table:table-cell>
          <table:table-cell office:value-type="string" calcext:value-type="string">
            <text:p><text:a xlink:href="https://en.wikipedia.org/wiki/Nitrosyl_chloride" xlink:type="simple">Nitrosyl chlorid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20" xlink:type="simple">E920</text:a> </text:p>
          </table:table-cell>
          <table:table-cell office:value-type="string" calcext:value-type="string">
            <text:p><text:a xlink:href="https://en.wikipedia.org/wiki/L-cysteine" xlink:type="simple">L-cystein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<text:a xlink:href="https://en.wikipedia.org/wiki/E_number#cite_note-28" xlink:type="simple">[28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21" xlink:type="simple">E921</text:a> </text:p>
          </table:table-cell>
          <table:table-cell office:value-type="string" calcext:value-type="string">
            <text:p><text:a xlink:href="https://en.wikipedia.org/wiki/Cystine" xlink:type="simple">L-cystin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22" xlink:type="simple">E922</text:a> </text:p>
          </table:table-cell>
          <table:table-cell office:value-type="string" calcext:value-type="string">
            <text:p><text:a xlink:href="https://en.wikipedia.org/wiki/Potassium_persulfate" xlink:type="simple">Potassium persulf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23" xlink:type="simple">E923</text:a> </text:p>
          </table:table-cell>
          <table:table-cell office:value-type="string" calcext:value-type="string">
            <text:p><text:a xlink:href="https://en.wikipedia.org/wiki/Ammonium_persulfate" xlink:type="simple">Ammonium persulf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924" xlink:type="simple">E924</text:a> </text:p>
          </table:table-cell>
          <table:table-cell office:value-type="string" calcext:value-type="string">
            <text:p><text:a xlink:href="https://en.wikipedia.org/wiki/Potassium_bromate" xlink:type="simple">Potassium brom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Banned in the EU;<text:a xlink:href="https://en.wikipedia.org/wiki/E_number#cite_note-29" xlink:type="simple">[29]</text:a> genotoxic carcinogen<text:a xlink:href="https://en.wikipedia.org/wiki/E_number#cite_note-30" xlink:type="simple">[3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24b" xlink:type="simple">E924b</text:a> </text:p>
          </table:table-cell>
          <table:table-cell office:value-type="string" calcext:value-type="string">
            <text:p><text:a xlink:href="https://en.wikipedia.org/wiki/Calcium_bromate" xlink:type="simple">Calcium brom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925" xlink:type="simple">E925</text:a> </text:p>
          </table:table-cell>
          <table:table-cell office:value-type="string" calcext:value-type="string">
            <text:p><text:a xlink:href="https://en.wikipedia.org/wiki/Chlorine" xlink:type="simple">Chlorine</text:a> </text:p>
          </table:table-cell>
          <table:table-cell office:value-type="string" calcext:value-type="string">
            <text:p><text:a xlink:href="https://en.wikipedia.org/wiki/Preservative" xlink:type="simple">preservative</text:a>, <text:a xlink:href="https://en.wikipedia.org/wiki/Flour_bleaching_agent" xlink:type="simple">bleach</text:a>, 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26" xlink:type="simple">E926</text:a> </text:p>
          </table:table-cell>
          <table:table-cell office:value-type="string" calcext:value-type="string">
            <text:p><text:a xlink:href="https://en.wikipedia.org/wiki/Chlorine_dioxide" xlink:type="simple">Chlorine dioxide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927a" xlink:type="simple">E927a</text:a> </text:p>
          </table:table-cell>
          <table:table-cell office:value-type="string" calcext:value-type="string">
            <text:p><text:a xlink:href="https://en.wikipedia.org/wiki/Azodicarbonamide" xlink:type="simple">Azodicarbonamid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identified as a Substance of Very High Concern in EU.<text:a xlink:href="https://en.wikipedia.org/wiki/E_number#cite_note-31" xlink:type="simple">[31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27b" xlink:type="simple">E927b</text:a> </text:p>
          </table:table-cell>
          <table:table-cell office:value-type="string" calcext:value-type="string">
            <text:p><text:a xlink:href="https://en.wikipedia.org/wiki/Carbamide" xlink:type="simple">Carbamide</text:a> (urea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928" xlink:type="simple">E928</text:a> </text:p>
          </table:table-cell>
          <table:table-cell office:value-type="string" calcext:value-type="string">
            <text:p><text:a xlink:href="https://en.wikipedia.org/wiki/Benzoyl_peroxide" xlink:type="simple">Benzoyl peroxide</text:a> (<text:a xlink:href="https://en.wikipedia.org/wiki/Improving_agent" xlink:type="simple">improving agent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29" xlink:type="simple">E929</text:a> </text:p>
          </table:table-cell>
          <table:table-cell office:value-type="string" calcext:value-type="string">
            <text:p><text:a xlink:href="https://en.wikipedia.org/wiki/Acetone_peroxide" xlink:type="simple">Acetone peroxid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930" xlink:type="simple">E930</text:a> </text:p>
          </table:table-cell>
          <table:table-cell office:value-type="string" calcext:value-type="string">
            <text:p><text:a xlink:href="https://en.wikipedia.org/wiki/Calcium_peroxide" xlink:type="simple">Calcium peroxide</text:a> (<text:a xlink:href="https://en.wikipedia.org/wiki/Improving_agent" xlink:type="simple">improving agent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38" xlink:type="simple">E938</text:a> </text:p>
          </table:table-cell>
          <table:table-cell office:value-type="string" calcext:value-type="string">
            <text:p><text:a xlink:href="https://en.wikipedia.org/wiki/Argon" xlink:type="simple">Argo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39" xlink:type="simple">E939</text:a> </text:p>
          </table:table-cell>
          <table:table-cell office:value-type="string" calcext:value-type="string">
            <text:p><text:a xlink:href="https://en.wikipedia.org/wiki/Helium" xlink:type="simple">Helium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940" xlink:type="simple">E940</text:a> </text:p>
          </table:table-cell>
          <table:table-cell office:value-type="string" calcext:value-type="string">
            <text:p><text:a xlink:href="https://en.wikipedia.org/wiki/Dichlorodifluoromethane" xlink:type="simple">Dichlorodifluoromethane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Banned in all countries, in compliance with the <text:a xlink:href="https://en.wikipedia.org/wiki/Montreal_Protocol" xlink:type="simple">Montreal Protocol</text:a>. </text:p>
          </table:table-cell>
        </table:table-row>
        <table:table-row table:style-name="ro5">
          <table:table-cell office:value-type="string" calcext:value-type="string">
            <text:p><text:a xlink:href="https://en.wikipedia.org/wiki/E941" xlink:type="simple">E941</text:a> </text:p>
          </table:table-cell>
          <table:table-cell office:value-type="string" calcext:value-type="string">
            <text:p><text:a xlink:href="https://en.wikipedia.org/wiki/Nitrogen" xlink:type="simple">Nitrogen</text:a> (<text:a xlink:href="https://en.wikipedia.org/wiki/Packaging_gas" xlink:type="simple">packaging gas</text:a>)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2" xlink:type="simple">E942</text:a> </text:p>
          </table:table-cell>
          <table:table-cell office:value-type="string" calcext:value-type="string">
            <text:p><text:a xlink:href="https://en.wikipedia.org/wiki/Nitrous_oxide" xlink:type="simple">Nitrous oxid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3a" xlink:type="simple">E943a</text:a> </text:p>
          </table:table-cell>
          <table:table-cell office:value-type="string" calcext:value-type="string">
            <text:p><text:a xlink:href="https://en.wikipedia.org/wiki/Butane" xlink:type="simple">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3b" xlink:type="simple">E943b</text:a> </text:p>
          </table:table-cell>
          <table:table-cell office:value-type="string" calcext:value-type="string">
            <text:p><text:a xlink:href="https://en.wikipedia.org/wiki/Isobutane" xlink:type="simple">Iso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4" xlink:type="simple">E944</text:a> </text:p>
          </table:table-cell>
          <table:table-cell office:value-type="string" calcext:value-type="string">
            <text:p><text:a xlink:href="https://en.wikipedia.org/wiki/Propane" xlink:type="simple">Prop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5" xlink:type="simple">E945</text:a> </text:p>
          </table:table-cell>
          <table:table-cell office:value-type="string" calcext:value-type="string">
            <text:p><text:a xlink:href="https://en.wikipedia.org/wiki/Chloropentafluoroethane" xlink:type="simple">Chloropentafluoroeth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46" xlink:type="simple">E946</text:a> </text:p>
          </table:table-cell>
          <table:table-cell office:value-type="string" calcext:value-type="string">
            <text:p><text:a xlink:href="https://en.wikipedia.org/wiki/Octafluorocyclobutane" xlink:type="simple">Octafluorocyclo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48" xlink:type="simple">E948</text:a> </text:p>
          </table:table-cell>
          <table:table-cell office:value-type="string" calcext:value-type="string">
            <text:p><text:a xlink:href="https://en.wikipedia.org/wiki/Oxygen" xlink:type="simple">Oxyge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49" xlink:type="simple">E949</text:a> </text:p>
          </table:table-cell>
          <table:table-cell office:value-type="string" calcext:value-type="string">
            <text:p><text:a xlink:href="https://en.wikipedia.org/wiki/Hydrogen" xlink:type="simple">Hydroge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Acesulfame_potassium" xlink:type="simple">E950</text:a> </text:p>
          </table:table-cell>
          <table:table-cell office:value-type="string" calcext:value-type="string">
            <text:p><text:a xlink:href="https://en.wikipedia.org/wiki/Acesulfame_potassium" xlink:type="simple">Acesulfame potassium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51" xlink:type="simple">E951</text:a> </text:p>
          </table:table-cell>
          <table:table-cell office:value-type="string" calcext:value-type="string">
            <text:p><text:a xlink:href="https://en.wikipedia.org/wiki/Aspartame" xlink:type="simple">Aspar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952" xlink:type="simple">E952</text:a> </text:p>
          </table:table-cell>
          <table:table-cell office:value-type="string" calcext:value-type="string">
            <text:p>Cyclamic acid and its sodium and calcium salts, also known as <text:a xlink:href="https://en.wikipedia.org/wiki/Cyclamate" xlink:type="simple">Cyclamat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53" xlink:type="simple">E953</text:a> </text:p>
          </table:table-cell>
          <table:table-cell office:value-type="string" calcext:value-type="string">
            <text:p><text:a xlink:href="https://en.wikipedia.org/wiki/Isomalt" xlink:type="simple">Isomalt</text:a>, Isomaltitol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6">
          <table:table-cell office:value-type="string" calcext:value-type="string">
            <text:p><text:a xlink:href="https://en.wikipedia.org/wiki/E954" xlink:type="simple">E954</text:a> </text:p>
          </table:table-cell>
          <table:table-cell office:value-type="string" calcext:value-type="string">
            <text:p><text:a xlink:href="https://en.wikipedia.org/wiki/Saccharin" xlink:type="simple">Saccharin</text:a> and its sodium, potassium and calcium salts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E955" xlink:type="simple">E955</text:a> </text:p>
          </table:table-cell>
          <table:table-cell office:value-type="string" calcext:value-type="string">
            <text:p><text:a xlink:href="https://en.wikipedia.org/wiki/Sucralose" xlink:type="simple">Sucralose</text:a> (Trichlorogalactosucrose)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956" xlink:type="simple">E956</text:a> </text:p>
          </table:table-cell>
          <table:table-cell office:value-type="string" calcext:value-type="string">
            <text:p><text:a xlink:href="https://en.wikipedia.org/wiki/Alitame" xlink:type="simple">Alitame</text:a> </text:p>
          </table:table-cell>
          <table:table-cell office:value-type="string" calcext:value-type="string">
            <text:p>sweetener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57" xlink:type="simple">E957</text:a> </text:p>
          </table:table-cell>
          <table:table-cell office:value-type="string" calcext:value-type="string">
            <text:p><text:a xlink:href="https://en.wikipedia.org/wiki/Thaumatin" xlink:type="simple">Thaumatin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58" xlink:type="simple">E958</text:a> </text:p>
          </table:table-cell>
          <table:table-cell office:value-type="string" calcext:value-type="string">
            <text:p><text:a xlink:href="https://en.wikipedia.org/wiki/Glycyrrhizin" xlink:type="simple">Glycyrrhizin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959" xlink:type="simple">E959</text:a> </text:p>
          </table:table-cell>
          <table:table-cell office:value-type="string" calcext:value-type="string">
            <text:p><text:a xlink:href="https://en.wikipedia.org/wiki/Neohesperidine_dihydrochalcone" xlink:type="simple">Neohesperidine dihydrochalcone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0" xlink:type="simple">E960</text:a> </text:p>
          </table:table-cell>
          <table:table-cell office:value-type="string" calcext:value-type="string">
            <text:p><text:a xlink:href="https://en.wikipedia.org/wiki/Steviol_glycoside" xlink:type="simple">Steviol glycosides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32" xlink:type="simple">[32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1" xlink:type="simple">E961</text:a> </text:p>
          </table:table-cell>
          <table:table-cell office:value-type="string" calcext:value-type="string">
            <text:p><text:a xlink:href="https://en.wikipedia.org/wiki/Neotame" xlink:type="simple">Neo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2" xlink:type="simple">E962</text:a> </text:p>
          </table:table-cell>
          <table:table-cell office:value-type="string" calcext:value-type="string">
            <text:p><text:a xlink:href="https://en.wikipedia.org/wiki/Aspartame-acesulfame_salt" xlink:type="simple">Aspartame-acesulfame salt</text:a> (sweetener)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E965" xlink:type="simple">E965</text:a> </text:p>
          </table:table-cell>
          <table:table-cell office:value-type="string" calcext:value-type="string">
            <text:p><text:a xlink:href="https://en.wikipedia.org/wiki/Maltitol" xlink:type="simple">Maltitol</text:a> (i) Maltitol (ii) Maltitol syrup (sweetener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Humectant" xlink:type="simple">humectant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6" xlink:type="simple">E966</text:a> </text:p>
          </table:table-cell>
          <table:table-cell office:value-type="string" calcext:value-type="string">
            <text:p><text:a xlink:href="https://en.wikipedia.org/wiki/Lactitol" xlink:type="simple">Lact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7" xlink:type="simple">E967</text:a> </text:p>
          </table:table-cell>
          <table:table-cell office:value-type="string" calcext:value-type="string">
            <text:p><text:a xlink:href="https://en.wikipedia.org/wiki/Xylitol" xlink:type="simple">Xyl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8" xlink:type="simple">E968</text:a> </text:p>
          </table:table-cell>
          <table:table-cell office:value-type="string" calcext:value-type="string">
            <text:p><text:a xlink:href="https://en.wikipedia.org/wiki/Erythritol" xlink:type="simple">Erythr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69" xlink:type="simple">E969</text:a> </text:p>
          </table:table-cell>
          <table:table-cell office:value-type="string" calcext:value-type="string">
            <text:p><text:a xlink:href="https://en.wikipedia.org/wiki/Advantame" xlink:type="simple">Advan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999" xlink:type="simple">E999</text:a> </text:p>
          </table:table-cell>
          <table:table-cell office:value-type="string" calcext:value-type="string">
            <text:p><text:a xlink:href="https://en.wikipedia.org/wiki/Quillaia" xlink:type="simple">Quillaia</text:a> extract </text:p>
          </table:table-cell>
          <table:table-cell office:value-type="string" calcext:value-type="string">
            <text:p><text:a xlink:href="https://en.wikipedia.org/wiki/Foaming_agent" xlink:type="simple">foa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</text:p>
          </table:table-cell>
        </table:table-row>
      </table:table>
      <table:table table:name="1xxx_additional" table:style-name="ta1">
        <table:table-column table:style-name="co3" table:number-columns-repeated="3" table:default-cell-style-name="ce1"/>
        <table:table-column table:style-name="co3" table:default-cell-style-name="ce4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">
          <table:table-cell office:value-type="string" calcext:value-type="string">
            <text:p><text:a xlink:href="https://en.wikipedia.org/wiki/Cholic_acid" xlink:type="simple">E1000</text:a> </text:p>
          </table:table-cell>
          <table:table-cell office:value-type="string" calcext:value-type="string">
            <text:p><text:a xlink:href="https://en.wikipedia.org/wiki/Cholic_acid" xlink:type="simple">Cholic acid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1001" xlink:type="simple">E1001</text:a> </text:p>
          </table:table-cell>
          <table:table-cell office:value-type="string" calcext:value-type="string">
            <text:p><text:a xlink:href="https://en.wikipedia.org/wiki/Choline" xlink:type="simple">Choline</text:a> <text:a xlink:href="https://en.wikipedia.org/wiki/Salt_(chemistry)" xlink:type="simple">salts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1100" xlink:type="simple">E1100</text:a> </text:p>
          </table:table-cell>
          <table:table-cell office:value-type="string" calcext:value-type="string">
            <text:p><text:a xlink:href="https://en.wikipedia.org/wiki/Amylase" xlink:type="simple">Amylase</text:a> </text:p>
          </table:table-cell>
          <table:table-cell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<text:a xlink:href="https://en.wikipedia.org/wiki/E1101" xlink:type="simple">E1101</text:a> </text:p>
          </table:table-cell>
          <table:table-cell office:value-type="string" calcext:value-type="string">
            <text:p><text:a xlink:href="https://en.wikipedia.org/wiki/Protease" xlink:type="simple">Proteases</text:a> ((i)<text:a xlink:href="https://en.wikipedia.org/wiki/Protease" xlink:type="simple">Protease</text:a>, (ii)<text:a xlink:href="https://en.wikipedia.org/wiki/Papain" xlink:type="simple">Papain</text:a>, (iii)<text:a xlink:href="https://en.wikipedia.org/wiki/Bromelain" xlink:type="simple">Bromelain</text:a>, (iv)<text:a xlink:href="https://en.wikipedia.org/wiki/Ficin" xlink:type="simple">Ficin</text:a>) </text:p>
          </table:table-cell>
          <table:table-cell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102" xlink:type="simple">E1102</text:a> </text:p>
          </table:table-cell>
          <table:table-cell office:value-type="string" calcext:value-type="string">
            <text:p><text:a xlink:href="https://en.wikipedia.org/wiki/Glucose_oxidase" xlink:type="simple">Glucose oxidas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103" xlink:type="simple">E1103</text:a> </text:p>
          </table:table-cell>
          <table:table-cell office:value-type="string" calcext:value-type="string">
            <text:p><text:a xlink:href="https://en.wikipedia.org/wiki/Invertase" xlink:type="simple">Invertase</text:a>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1104" xlink:type="simple">E1104</text:a> </text:p>
          </table:table-cell>
          <table:table-cell office:value-type="string" calcext:value-type="string">
            <text:p><text:a xlink:href="https://en.wikipedia.org/wiki/Lipases" xlink:type="simple">Lipases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1105" xlink:type="simple">E1105</text:a> </text:p>
          </table:table-cell>
          <table:table-cell office:value-type="string" calcext:value-type="string">
            <text:p><text:a xlink:href="https://en.wikipedia.org/wiki/Lysozyme" xlink:type="simple">Lysozyme</text:a> </text:p>
          </table:table-cell>
          <table:table-cell office:value-type="string" calcext:value-type="string">
            <text:p><text:a xlink:href="https://en.wikipedia.org/wiki/Preservative" xlink:type="simple">preservative</text:a> 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1200" xlink:type="simple">E1200</text:a> </text:p>
          </table:table-cell>
          <table:table-cell office:value-type="string" calcext:value-type="string">
            <text:p><text:a xlink:href="https://en.wikipedia.org/wiki/Polydextrose" xlink:type="simple">Polydextrose</text:a> </text:p>
          </table:table-cell>
          <table:table-cell office:value-type="string" calcext:value-type="string">
            <text:p><text:a xlink:href="https://en.wikipedia.org/wiki/Stabilizer_(food)" xlink:type="simple">stabiliser</text:a>, <text:a xlink:href="https://en.wikipedia.org/wiki/Thickening_agent" xlink:type="simple">thickening agent</text:a>, <text:a xlink:href="https://en.wikipedia.org/wiki/Humectant" xlink:type="simple">humectant</text:a>, <text:a xlink:href="https://en.wikipedia.org/w/index.php?title=Carrier_(food)&amp;action=edit&amp;redlink=1" xlink:type="simple">carri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201" xlink:type="simple">E1201</text:a> </text:p>
          </table:table-cell>
          <table:table-cell office:value-type="string" calcext:value-type="string">
            <text:p><text:a xlink:href="https://en.wikipedia.org/wiki/Polyvinylpyrrolidone" xlink:type="simple">Polyvinylpyrrolidone</text:a>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202" xlink:type="simple">E1202</text:a> </text:p>
          </table:table-cell>
          <table:table-cell office:value-type="string" calcext:value-type="string">
            <text:p><text:a xlink:href="https://en.wikipedia.org/wiki/Polyvinylpolypyrrolidone" xlink:type="simple">Polyvinylpolypyrrolidone</text:a> (<text:a xlink:href="https://en.wikipedia.org/w/index.php?title=Carrier_(food)&amp;action=edit&amp;redlink=1" xlink:type="simple">carrier</text:a>)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203" xlink:type="simple">E1203</text:a> </text:p>
          </table:table-cell>
          <table:table-cell office:value-type="string" calcext:value-type="string">
            <text:p><text:a xlink:href="https://en.wikipedia.org/wiki/Polyvinyl_alcohol" xlink:type="simple">Polyvinyl alcohol</text:a> </text:p>
          </table:table-cell>
          <table:table-cell table:style-name="ce4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204" xlink:type="simple">E1204</text:a> </text:p>
          </table:table-cell>
          <table:table-cell office:value-type="string" calcext:value-type="string">
            <text:p><text:a xlink:href="https://en.wikipedia.org/wiki/Pullulan" xlink:type="simple">Pullulan</text:a> </text:p>
          </table:table-cell>
          <table:table-cell table:style-name="ce4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1400" xlink:type="simple">E1400</text:a> </text:p>
          </table:table-cell>
          <table:table-cell office:value-type="string" calcext:value-type="string">
            <text:p><text:a xlink:href="https://en.wikipedia.org/wiki/Dextrin" xlink:type="simple">Dextrin</text:a> (Dextrins, roasted starch white and yellow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6">
          <table:table-cell office:value-type="string" calcext:value-type="string">
            <text:p><text:a xlink:href="https://en.wikipedia.org/wiki/E1401" xlink:type="simple">E1401</text:a> </text:p>
          </table:table-cell>
          <table:table-cell office:value-type="string" calcext:value-type="string">
            <text:p><text:a xlink:href="https://en.wikipedia.org/wiki/Modified_starch" xlink:type="simple">Modified starch</text:a> ((Acid-treated starch) 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1402&amp;action=edit&amp;redlink=1" xlink:type="simple">E1402</text:a> </text:p>
          </table:table-cell>
          <table:table-cell office:value-type="string" calcext:value-type="string">
            <text:p><text:a xlink:href="https://en.wikipedia.org/w/index.php?title=Alkaline_modified_starch&amp;action=edit&amp;redlink=1" xlink:type="simple">Alkaline modified starch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1403&amp;action=edit&amp;redlink=1" xlink:type="simple">E1403</text:a> </text:p>
          </table:table-cell>
          <table:table-cell office:value-type="string" calcext:value-type="string">
            <text:p><text:a xlink:href="https://en.wikipedia.org/w/index.php?title=Bleached_starch&amp;action=edit&amp;redlink=1" xlink:type="simple">Bleached starch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1404&amp;action=edit&amp;redlink=1" xlink:type="simple">E1404</text:a> </text:p>
          </table:table-cell>
          <table:table-cell office:value-type="string" calcext:value-type="string">
            <text:p><text:a xlink:href="https://en.wikipedia.org/w/index.php?title=Oxidized_starch&amp;action=edit&amp;redlink=1" xlink:type="simple">Oxidized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05&amp;action=edit&amp;redlink=1" xlink:type="simple">E1405</text:a> </text:p>
          </table:table-cell>
          <table:table-cell office:value-type="string" calcext:value-type="string">
            <text:p><text:a xlink:href="https://en.wikipedia.org/w/index.php?title=Enzyme_treated_starch&amp;action=edit&amp;redlink=1" xlink:type="simple">Enzyme treated starch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410" xlink:type="simple">E1410</text:a> </text:p>
          </table:table-cell>
          <table:table-cell office:value-type="string" calcext:value-type="string">
            <text:p><text:a xlink:href="https://en.wikipedia.org/wiki/Monostarch_phosphate" xlink:type="simple">Mono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6">
          <table:table-cell office:value-type="string" calcext:value-type="string">
            <text:p><text:a xlink:href="https://en.wikipedia.org/w/index.php?title=E1411&amp;action=edit&amp;redlink=1" xlink:type="simple">E1411</text:a> </text:p>
          </table:table-cell>
          <table:table-cell office:value-type="string" calcext:value-type="string">
            <text:p><text:a xlink:href="https://en.wikipedia.org/w/index.php?title=Distarch_glycerol&amp;action=edit&amp;redlink=1" xlink:type="simple">Distarch glycerol</text:a> (<text:a xlink:href="https://en.wikipedia.org/wiki/Thickening_agent" xlink:type="simple">thickening agent</text:a>)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15">
          <table:table-cell office:value-type="string" calcext:value-type="string">
            <text:p><text:a xlink:href="https://en.wikipedia.org/wiki/E1412" xlink:type="simple">E1412</text:a> </text:p>
          </table:table-cell>
          <table:table-cell office:value-type="string" calcext:value-type="string">
            <text:p><text:a xlink:href="https://en.wikipedia.org/wiki/Distarch_phosphate" xlink:type="simple">Distarch phosphate</text:a> esterified with sodium trimetasphosphate; esterified with phosphorus oxychlorid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413" xlink:type="simple">E1413</text:a> </text:p>
          </table:table-cell>
          <table:table-cell office:value-type="string" calcext:value-type="string">
            <text:p><text:a xlink:href="https://en.wikipedia.org/wiki/Phosphated_distarch_phosphate" xlink:type="simple">Phosphated di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414" xlink:type="simple">E1414</text:a> </text:p>
          </table:table-cell>
          <table:table-cell office:value-type="string" calcext:value-type="string">
            <text:p><text:a xlink:href="https://en.wikipedia.org/wiki/Acetylated_distarch_phosphate" xlink:type="simple">Acetylated distarch phosphate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8">
          <table:table-cell office:value-type="string" calcext:value-type="string">
            <text:p><text:a xlink:href="https://en.wikipedia.org/wiki/E1420" xlink:type="simple">E1420</text:a> </text:p>
          </table:table-cell>
          <table:table-cell office:value-type="string" calcext:value-type="string">
            <text:p>Starch acetate esterified with acetic anhydrid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6">
          <table:table-cell office:value-type="string" calcext:value-type="string">
            <text:p><text:a xlink:href="https://en.wikipedia.org/w/index.php?title=E1421&amp;action=edit&amp;redlink=1" xlink:type="simple">E1421</text:a> </text:p>
          </table:table-cell>
          <table:table-cell office:value-type="string" calcext:value-type="string">
            <text:p>Starch acetate esterified with vinyl acetat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422" xlink:type="simple">E1422</text:a> </text:p>
          </table:table-cell>
          <table:table-cell office:value-type="string" calcext:value-type="string">
            <text:p><text:a xlink:href="https://en.wikipedia.org/wiki/Acetylated_distarch_adipate" xlink:type="simple">Acetylated distarch adip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23&amp;action=edit&amp;redlink=1" xlink:type="simple">E1423</text:a> </text:p>
          </table:table-cell>
          <table:table-cell office:value-type="string" calcext:value-type="string">
            <text:p><text:a xlink:href="https://en.wikipedia.org/w/index.php?title=Acetylated_distarch_glycerol&amp;action=edit&amp;redlink=1" xlink:type="simple">Acetylated distarch glycerol</text:a>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1430&amp;action=edit&amp;redlink=1" xlink:type="simple">E1430</text:a> </text:p>
          </table:table-cell>
          <table:table-cell office:value-type="string" calcext:value-type="string">
            <text:p><text:a xlink:href="https://en.wikipedia.org/w/index.php?title=Distarch_glycerine&amp;action=edit&amp;redlink=1" xlink:type="simple">Distarch glycerin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440" xlink:type="simple">E1440</text:a> </text:p>
          </table:table-cell>
          <table:table-cell office:value-type="string" calcext:value-type="string">
            <text:p><text:a xlink:href="https://en.wikipedia.org/w/index.php?title=Hydroxy_propyl_starch&amp;action=edit&amp;redlink=1" xlink:type="simple">Hydroxy propyl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41&amp;action=edit&amp;redlink=1" xlink:type="simple">E1441</text:a> </text:p>
          </table:table-cell>
          <table:table-cell office:value-type="string" calcext:value-type="string">
            <text:p><text:a xlink:href="https://en.wikipedia.org/w/index.php?title=Hydroxy_propyl_distarch_glycerine&amp;action=edit&amp;redlink=1" xlink:type="simple">Hydroxy propyl distarch glycerin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442" xlink:type="simple">E1442</text:a> </text:p>
          </table:table-cell>
          <table:table-cell office:value-type="string" calcext:value-type="string">
            <text:p><text:a xlink:href="https://en.wikipedia.org/wiki/Hydroxy_propyl_distarch_phosphate" xlink:type="simple">Hydroxy propyl di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43&amp;action=edit&amp;redlink=1" xlink:type="simple">E1443</text:a> </text:p>
          </table:table-cell>
          <table:table-cell office:value-type="string" calcext:value-type="string">
            <text:p><text:a xlink:href="https://en.wikipedia.org/w/index.php?title=Hydroxy_propyl_distarch_glycerol&amp;action=edit&amp;redlink=1" xlink:type="simple">Hydroxy propyl distarch glycer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1450" xlink:type="simple">E1450</text:a> </text:p>
          </table:table-cell>
          <table:table-cell office:value-type="string" calcext:value-type="string">
            <text:p><text:a xlink:href="https://en.wikipedia.org/wiki/Starch_sodium_octenyl_succinate" xlink:type="simple">Starch sodium octenyl succinate</text:a> (<text:a xlink:href="https://en.wikipedia.org/wiki/Emulsifier" xlink:type="simple">emulsifier</text:a>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51&amp;action=edit&amp;redlink=1" xlink:type="simple">E1451</text:a> </text:p>
          </table:table-cell>
          <table:table-cell office:value-type="string" calcext:value-type="string">
            <text:p><text:a xlink:href="https://en.wikipedia.org/w/index.php?title=Acetylated_oxidised_starch&amp;action=edit&amp;redlink=1" xlink:type="simple">Acetylated oxidised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452&amp;action=edit&amp;redlink=1" xlink:type="simple">E1452</text:a> </text:p>
          </table:table-cell>
          <table:table-cell office:value-type="string" calcext:value-type="string">
            <text:p><text:a xlink:href="https://en.wikipedia.org/w/index.php?title=Starch_aluminium_octenyl_succinate&amp;action=edit&amp;redlink=1" xlink:type="simple">Starch aluminium octenyl succinate</text:a> </text:p>
          </table:table-cell>
          <table:table-cell table:style-name="ce4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/index.php?title=E1501&amp;action=edit&amp;redlink=1" xlink:type="simple">E1501</text:a> </text:p>
          </table:table-cell>
          <table:table-cell office:value-type="string" calcext:value-type="string">
            <text:p><text:a xlink:href="https://en.wikipedia.org/w/index.php?title=Benzylated_hydrocarbons&amp;action=edit&amp;redlink=1" xlink:type="simple">Benzylated hydrocarbons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502" xlink:type="simple">E1502</text:a> </text:p>
          </table:table-cell>
          <table:table-cell office:value-type="string" calcext:value-type="string">
            <text:p><text:a xlink:href="https://en.wikipedia.org/wiki/Butane-1,_3-diol" xlink:type="simple">Butane-1, 3-di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503" xlink:type="simple">E1503</text:a> </text:p>
          </table:table-cell>
          <table:table-cell office:value-type="string" calcext:value-type="string">
            <text:p><text:a xlink:href="https://en.wikipedia.org/wiki/Castor_oil" xlink:type="simple">Castor oil</text:a> </text:p>
          </table:table-cell>
          <table:table-cell office:value-type="string" calcext:value-type="string">
            <text:p><text:a xlink:href="https://en.wikipedia.org/wiki/Resolving_agent" xlink:type="simple">resolving ag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504" xlink:type="simple">E1504</text:a> </text:p>
          </table:table-cell>
          <table:table-cell office:value-type="string" calcext:value-type="string">
            <text:p><text:a xlink:href="https://en.wikipedia.org/wiki/Ethyl_acetate" xlink:type="simple">Ethyl acetate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505" xlink:type="simple">E1505</text:a> </text:p>
          </table:table-cell>
          <table:table-cell office:value-type="string" calcext:value-type="string">
            <text:p><text:a xlink:href="https://en.wikipedia.org/wiki/Triethyl_citrate" xlink:type="simple">Triethyl citrate</text:a> </text:p>
          </table:table-cell>
          <table:table-cell office:value-type="string" calcext:value-type="string">
            <text:p><text:a xlink:href="https://en.wikipedia.org/w/index.php?title=Foam_stabiliser&amp;action=edit&amp;redlink=1" xlink:type="simple">foam 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1510" xlink:type="simple">E1510</text:a> </text:p>
          </table:table-cell>
          <table:table-cell office:value-type="string" calcext:value-type="string">
            <text:p><text:a xlink:href="https://en.wikipedia.org/wiki/Ethanol" xlink:type="simple">Ethan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/index.php?title=E1516&amp;action=edit&amp;redlink=1" xlink:type="simple">E1516</text:a> </text:p>
          </table:table-cell>
          <table:table-cell office:value-type="string" calcext:value-type="string">
            <text:p><text:a xlink:href="https://en.wikipedia.org/w/index.php?title=Glyceryl_monoacetate&amp;action=edit&amp;redlink=1" xlink:type="simple">Glyceryl monoacetate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4">
          <table:table-cell office:value-type="string" calcext:value-type="string">
            <text:p><text:a xlink:href="https://en.wikipedia.org/wiki/E1517" xlink:type="simple">E1517</text:a> </text:p>
          </table:table-cell>
          <table:table-cell office:value-type="string" calcext:value-type="string">
            <text:p><text:a xlink:href="https://en.wikipedia.org/wiki/Glyceryl_diacetate" xlink:type="simple">Glyceryl diacetate</text:a> or <text:a xlink:href="https://en.wikipedia.org/wiki/Diacetin" xlink:type="simple">diacetin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1518" xlink:type="simple">E1518</text:a> </text:p>
          </table:table-cell>
          <table:table-cell office:value-type="string" calcext:value-type="string">
            <text:p><text:a xlink:href="https://en.wikipedia.org/wiki/Glyceryl_triacetate" xlink:type="simple">Glyceryl triacetate</text:a> or <text:a xlink:href="https://en.wikipedia.org/wiki/Triacetin" xlink:type="simple">triacetin</text:a> </text:p>
          </table:table-cell>
          <table:table-cell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519" xlink:type="simple">E1519</text:a> </text:p>
          </table:table-cell>
          <table:table-cell office:value-type="string" calcext:value-type="string">
            <text:p><text:a xlink:href="https://en.wikipedia.org/wiki/Benzyl_alcohol" xlink:type="simple">Benzyl alcoh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<text:a xlink:href="https://en.wikipedia.org/wiki/E1520" xlink:type="simple">E1520</text:a> </text:p>
          </table:table-cell>
          <table:table-cell office:value-type="string" calcext:value-type="string">
            <text:p><text:a xlink:href="https://en.wikipedia.org/wiki/Propylene_glycol" xlink:type="simple">Propylene glycol</text:a> </text:p>
          </table:table-cell>
          <table:table-cell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521" xlink:type="simple">E1521</text:a> </text:p>
          </table:table-cell>
          <table:table-cell office:value-type="string" calcext:value-type="string">
            <text:p><text:a xlink:href="https://en.wikipedia.org/wiki/Polyethylene_glycol" xlink:type="simple">Polyethylene glycol</text:a> 8000<text:a xlink:href="https://en.wikipedia.org/wiki/E_number#cite_note-ibp-33" xlink:type="simple">[33]</text:a> </text:p>
          </table:table-cell>
          <table:table-cell table:style-name="ce4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E1525" xlink:type="simple">E1525</text:a> </text:p>
          </table:table-cell>
          <table:table-cell office:value-type="string" calcext:value-type="string">
            <text:p><text:a xlink:href="https://en.wikipedia.org/wiki/Hydroxyethyl_cellulose" xlink:type="simple">Hydroxyethyl cellulose</text:a>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23:41:15.262075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03-01T09:49:55.199585741</meta:creation-date>
    <dc:date>2023-03-01T23:41:44.131484732</dc:date>
    <dc:creator>steven</dc:creator>
    <meta:editing-duration>PT3H38M32S</meta:editing-duration>
    <meta:editing-cycles>8</meta:editing-cycles>
    <meta:generator>LibreOffice/7.3.2.2$Linux_X86_64 LibreOffice_project/49f2b1bff42cfccbd8f788c8dc32c1c309559be0</meta:generator>
    <meta:document-statistic meta:table-count="12" meta:cell-count="4357" meta:object-count="0"/>
  </office:meta>
</office:document-meta>
</file>